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7" style:family="table-column">
      <style:table-column-properties fo:break-before="auto" style:column-width="341.21pt"/>
    </style:style>
    <style:style style:name="co8" style:family="table-column">
      <style:table-column-properties fo:break-before="auto" style:column-width="55.39pt"/>
    </style:style>
    <style:style style:name="co9" style:family="table-column">
      <style:table-column-properties fo:break-before="auto" style:column-width="15.39pt"/>
    </style:style>
    <style:style style:name="co6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4.71pt"/>
    </style:style>
    <style:style style:name="co10" style:family="table-column">
      <style:table-column-properties fo:break-before="auto" style:column-width="7pt"/>
    </style:style>
    <style:style style:name="co11" style:family="table-column">
      <style:table-column-properties fo:break-before="auto" style:column-width="61.09pt"/>
    </style:style>
    <style:style style:name="co12" style:family="table-column">
      <style:table-column-properties fo:break-before="auto" style:column-width="18pt"/>
    </style:style>
    <style:style style:name="co13" style:family="table-column">
      <style:table-column-properties fo:break-before="auto" style:column-width="8.11pt"/>
    </style:style>
    <style:style style:name="co14" style:family="table-column">
      <style:table-column-properties fo:break-before="auto" style:column-width="326.35pt"/>
    </style:style>
    <style:style style:name="co15" style:family="table-column">
      <style:table-column-properties fo:break-before="auto" style:column-width="43.46pt"/>
    </style:style>
    <style:style style:name="co16" style:family="table-column">
      <style:table-column-properties fo:break-before="auto" style:column-width="30.36pt"/>
    </style:style>
    <style:style style:name="co17" style:family="table-column">
      <style:table-column-properties fo:break-before="auto" style:column-width="56.55pt"/>
    </style:style>
    <style:style style:name="co18" style:family="table-column">
      <style:table-column-properties fo:break-before="auto" style:column-width="328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="0.06pt solid #000000"/>
    </style:style>
    <style:style style:name="ce2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/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="0.99pt dotte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0.99pt dotted #000000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7" style:family="table-cell" style:parent-style-name="Default" style:data-style-name="N3">
      <style:table-cell-properties fo:border="0.06pt solid #000000"/>
    </style:style>
    <style:style style:name="ce21" style:family="table-cell" style:parent-style-name="Default" style:data-style-name="N3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3">
      <style:table-cell-properties fo:border="0.06pt solid #000000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order="0.99pt dotted #000000"/>
    </style:style>
    <style:style style:name="ce26" style:family="table-cell" style:parent-style-name="Default" style:data-style-name="N154">
      <style:table-cell-properties fo:border="0.06pt solid #000000"/>
    </style:style>
    <style:style style:name="ce27" style:family="table-cell" style:parent-style-name="Default" style:data-style-name="N154">
      <style:table-cell-properties fo:border="0.06pt solid #000000"/>
      <style:text-properties fo:font-weight="bold" style:font-weight-asian="bold" style:font-weight-complex="bold"/>
    </style:style>
    <style:style style:name="ce29" style:family="table-cell" style:parent-style-name="Default" style:data-style-name="N154">
      <style:table-cell-properties fo:border="0.06pt solid #000000"/>
      <style:text-properties fo:font-weight="normal" style:font-weight-asian="normal" style:font-weight-complex="normal"/>
    </style:style>
    <style:style style:name="ce30" style:family="table-cell" style:parent-style-name="Default" style:data-style-name="N4">
      <style:table-cell-properties fo:border="0.06pt solid #000000"/>
    </style:style>
    <style:style style:name="ce31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32" style:family="table-cell" style:parent-style-name="Default" style:data-style-name="N4">
      <style:table-cell-properties fo:border="0.06pt solid #000000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="0.06pt solid #000000"/>
    </style:style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>
      <style:text-properties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office:forms form:automatic-focus="false" form:apply-design-mode="false"/>
        <table:table-column table:style-name="co5" table:default-cell-style-name="ce15"/>
        <table:table-column table:style-name="co10" table:default-cell-style-name="ce16"/>
        <table:table-column table:style-name="co11" table:number-columns-repeated="2" table:default-cell-style-name="ce35"/>
        <table:table-column table:style-name="co12" table:default-cell-style-name="ce35"/>
        <table:table-column table:style-name="co11" table:number-columns-repeated="2" table:default-cell-style-name="ce35"/>
        <table:table-column table:style-name="co12" table:default-cell-style-name="ce35"/>
        <table:table-column table:style-name="co11" table:default-cell-style-name="ce35"/>
        <table:table-column table:style-name="co13" table:default-cell-style-name="ce35"/>
        <table:table-column table:style-name="co6" table:number-columns-repeated="3" table:default-cell-style-name="ce35"/>
        <table:table-column table:style-name="co6" table:number-columns-repeated="1011" table:default-cell-style-name="Default"/>
        <table:table-row table:style-name="ro1">
          <table:table-cell table:style-name="ce5" office:value-type="string" calcext:value-type="string" table:number-columns-spanned="2" table:number-rows-spanned="1">
            <text:p>Informação</text:p>
          </table:table-cell>
          <table:covered-table-cell/>
          <table:table-cell table:style-name="ce19" office:value-type="string" calcext:value-type="string">
            <text:p>Número</text:p>
          </table:table-cell>
          <table:table-cell table:style-name="ce19" office:value-type="string" calcext:value-type="string">
            <text:p>Média</text:p>
          </table:table-cell>
          <table:table-cell table:style-name="ce19"/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Média</text:p>
          </table:table-cell>
          <table:table-cell table:style-name="ce19"/>
          <table:table-cell table:style-name="ce19" office:value-type="string" calcext:value-type="string">
            <text:p>Percentual</text:p>
          </table:table-cell>
          <table:table-cell table:style-name="ce19"/>
          <table:table-cell table:style-name="ce19" office:value-type="string" calcext:value-type="string">
            <text:p>% Mínimo</text:p>
          </table:table-cell>
          <table:table-cell table:style-name="ce19" office:value-type="string" calcext:value-type="string">
            <text:p><text:span text:style-name="T1">% </text:span>Máximo</text:p>
          </table:table-cell>
          <table:table-cell table:style-name="ce19" office:value-type="string" calcext:value-type="string">
            <text:p><text:span text:style-name="T1">% </text:span>Mediano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2" table:number-rows-spanned="1">
            <text:p>MM</text:p>
          </table:table-cell>
          <table:covered-table-cell/>
          <table:table-cell table:style-name="ce17" table:formula="of:=[$Cal.B2] + [$CheckIt.B2] + [$CheckPalindrome.B2] + [$CountPositive.B2] + [$DigitReverser.B2] + [$FindLast.B2] + [$FindVal.B2] + [$InversePermutation.B2] + [$LastZero.B2] + [$TestPad.B2] + [$Power.B2] + [$QuickSort.B2] + [$RecursiveSelectionSort.B2] + [$TwoPred.B2]" office:value-type="float" office:value="387" calcext:value-type="float">
            <text:p>387</text:p>
          </table:table-cell>
          <table:table-cell table:style-name="ce26" table:formula="of:=AVERAGE([$Cal.B2]; [$CheckIt.B2]; [$CheckPalindrome.B2]; [$CountPositive.B2]; [$DigitReverser.B2]; [$FindLast.B2]; [$FindVal.B2]; [$InversePermutation.B2]; [$LastZero.B2]; [$TestPad.B2]; [$Power.B2]; [$QuickSort.B2]; [$RecursiveSelectionSort.B2]; [$TwoPred.B2])" office:value-type="float" office:value="27.6428571428571" calcext:value-type="float">
            <text:p>27.6429</text:p>
          </table:table-cell>
          <table:table-cell table:style-name="ce30"/>
          <table:table-cell table:style-name="ce17" table:formula="of:=[$Cal.C2] + [$CheckIt.C2] + [$CheckPalindrome.C2] + [$CountPositive.C2] + [$DigitReverser.C2] + [$FindLast.C2] + [$FindVal.C2] + [$InversePermutation.C2] + [$LastZero.C2] + [$TestPad.C2] + [$Power.C2] + [$QuickSort.C2] + [$RecursiveSelectionSort.C2] + [$TwoPred.C2]" office:value-type="float" office:value="5669" calcext:value-type="float">
            <text:p>5,669</text:p>
          </table:table-cell>
          <table:table-cell table:style-name="ce26" table:formula="of:=AVERAGE([$Cal.C2]; [$CheckIt.C2]; [$CheckPalindrome.C2]; [$CountPositive.C2]; [$DigitReverser.C2]; [$FindLast.C2]; [$FindVal.C2]; [$InversePermutation.C2]; [$LastZero.C2]; [$TestPad.C2]; [$Power.C2]; [$QuickSort.C2]; [$RecursiveSelectionSort.C2]; [$TwoPred.C2])" office:value-type="float" office:value="404.928571428571" calcext:value-type="float">
            <text:p>404.9286</text:p>
          </table:table-cell>
          <table:table-cell table:style-name="ce30"/>
          <table:table-cell table:style-name="ce26" table:formula="of:=[.C2]/[.F2]*100" office:value-type="float" office:value="6.82660081143059" calcext:value-type="float">
            <text:p>6.8266</text:p>
          </table:table-cell>
          <table:table-cell table:style-name="ce26"/>
          <table:table-cell table:style-name="ce42" table:formula="of:=MIN([$Cal.D2]; [$CheckIt.D2]; [$CheckPalindrome.D2]; [$CountPositive.D2]; [$DigitReverser.D2]; [$FindLast.D2]; [$FindVal.D2]; [$InversePermutation.D2]; [$LastZero.D2]; [$TestPad.D2]; [$Power.D2]; [$QuickSort.D2]; [$RecursiveSelectionSort.D2]; [$TwoPred.D2])" office:value-type="float" office:value="1.17" calcext:value-type="float">
            <text:p>1.17</text:p>
          </table:table-cell>
          <table:table-cell table:style-name="ce42" table:formula="of:=MAX([$Cal.D2]; [$CheckIt.D2]; [$CheckPalindrome.D2]; [$CountPositive.D2]; [$DigitReverser.D2]; [$FindLast.D2]; [$FindVal.D2]; [$InversePermutation.D2]; [$LastZero.D2]; [$TestPad.D2]; [$Power.D2]; [$QuickSort.D2]; [$RecursiveSelectionSort.D2]; [$TwoPred.D2])" office:value-type="float" office:value="30.77" calcext:value-type="float">
            <text:p>30.77</text:p>
          </table:table-cell>
          <table:table-cell table:style-name="ce42" table:formula="of:=MEDIAN([$Cal.D2]; [$CheckIt.D2]; [$CheckPalindrome.D2]; [$CountPositive.D2]; [$DigitReverser.D2]; [$FindLast.D2]; [$FindVal.D2]; [$InversePermutation.D2]; [$LastZero.D2]; [$TestPad.D2]; [$Power.D2]; [$QuickSort.D2]; [$RecursiveSelectionSort.D2]; [$TwoPred.D2])" office:value-type="float" office:value="5.9" calcext:value-type="float">
            <text:p>5.9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2" table:number-rows-spanned="1">
            <text:p>ME</text:p>
          </table:table-cell>
          <table:covered-table-cell/>
          <table:table-cell table:style-name="ce17" table:formula="of:=[$Cal.B3] + [$CheckIt.B3] + [$CheckPalindrome.B3] + [$CountPositive.B3] + [$DigitReverser.B3] + [$FindLast.B3] + [$FindVal.B3] + [$InversePermutation.B3] + [$LastZero.B3] + [$TestPad.B3] + [$Power.B3] + [$QuickSort.B3] + [$RecursiveSelectionSort.B3] + [$TwoPred.B3]" office:value-type="float" office:value="443" calcext:value-type="float">
            <text:p>443</text:p>
          </table:table-cell>
          <table:table-cell table:style-name="ce26" table:formula="of:=AVERAGE([$Cal.B3]; [$CheckIt.B3]; [$CheckPalindrome.B3]; [$CountPositive.B3]; [$DigitReverser.B3]; [$FindLast.B3]; [$FindVal.B3]; [$InversePermutation.B3]; [$LastZero.B3]; [$TestPad.B3]; [$Power.B3]; [$QuickSort.B3]; [$RecursiveSelectionSort.B3]; [$TwoPred.B3])" office:value-type="float" office:value="31.6428571428571" calcext:value-type="float">
            <text:p>31.6429</text:p>
          </table:table-cell>
          <table:table-cell table:style-name="ce30"/>
          <table:table-cell table:style-name="ce17" table:formula="of:=[$Cal.C3] + [$CheckIt.C3] + [$CheckPalindrome.C3] + [$CountPositive.C3] + [$DigitReverser.C3] + [$FindLast.C3] + [$FindVal.C3] + [$InversePermutation.C3] + [$LastZero.C3] + [$TestPad.C3] + [$Power.C3] + [$QuickSort.C3] + [$RecursiveSelectionSort.C3] + [$TwoPred.C3]" office:value-type="float" office:value="5669" calcext:value-type="float">
            <text:p>5,669</text:p>
          </table:table-cell>
          <table:table-cell table:style-name="ce26" table:formula="of:=AVERAGE([$Cal.C3]; [$CheckIt.C3]; [$CheckPalindrome.C3]; [$CountPositive.C3]; [$DigitReverser.C3]; [$FindLast.C3]; [$FindVal.C3]; [$InversePermutation.C3]; [$LastZero.C3]; [$TestPad.C3]; [$Power.C3]; [$QuickSort.C3]; [$RecursiveSelectionSort.C3]; [$TwoPred.C3])" office:value-type="float" office:value="404.928571428571" calcext:value-type="float">
            <text:p>404.9286</text:p>
          </table:table-cell>
          <table:table-cell table:style-name="ce30"/>
          <table:table-cell table:style-name="ce26" table:formula="of:=[.C3]/[.F3]*100" office:value-type="float" office:value="7.81442935261951" calcext:value-type="float">
            <text:p>7.8144</text:p>
          </table:table-cell>
          <table:table-cell table:style-name="ce26"/>
          <table:table-cell table:style-name="ce42" table:formula="of:=MIN([$Cal.D3]; [$CheckIt.D3]; [$CheckPalindrome.D3]; [$CountPositive.D3]; [$DigitReverser.D3]; [$FindLast.D3]; [$FindVal.D3]; [$InversePermutation.D3]; [$LastZero.D3]; [$TestPad.D3]; [$Power.D3]; [$QuickSort.D3]; [$RecursiveSelectionSort.D3]; [$TwoPred.D3])" office:value-type="float" office:value="2.24" calcext:value-type="float">
            <text:p>2.24</text:p>
          </table:table-cell>
          <table:table-cell table:style-name="ce42" table:formula="of:=MAX([$Cal.D3]; [$CheckIt.D3]; [$CheckPalindrome.D3]; [$CountPositive.D3]; [$DigitReverser.D3]; [$FindLast.D3]; [$FindVal.D3]; [$InversePermutation.D3]; [$LastZero.D3]; [$TestPad.D3]; [$Power.D3]; [$QuickSort.D3]; [$RecursiveSelectionSort.D3]; [$TwoPred.D3])" office:value-type="float" office:value="12.05" calcext:value-type="float">
            <text:p>12.05</text:p>
          </table:table-cell>
          <table:table-cell table:style-name="ce42" table:formula="of:=MEDIAN([$Cal.D3]; [$CheckIt.D3]; [$CheckPalindrome.D3]; [$CountPositive.D3]; [$DigitReverser.D3]; [$FindLast.D3]; [$FindVal.D3]; [$InversePermutation.D3]; [$LastZero.D3]; [$TestPad.D3]; [$Power.D3]; [$QuickSort.D3]; [$RecursiveSelectionSort.D3]; [$TwoPred.D3])" office:value-type="float" office:value="7.15" calcext:value-type="float">
            <text:p>7.15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2" table:number-rows-spanned="1">
            <text:p>M_AP</text:p>
          </table:table-cell>
          <table:covered-table-cell/>
          <table:table-cell table:style-name="ce17" table:formula="of:=[$Cal.B4] + [$CheckIt.B4] + [$CheckPalindrome.B4] + [$CountPositive.B4] + [$DigitReverser.B4] + [$FindLast.B4] + [$FindVal.B4] + [$InversePermutation.B4] + [$LastZero.B4] + [$TestPad.B4] + [$Power.B4] + [$QuickSort.B4] + [$RecursiveSelectionSort.B4] + [$TwoPred.B4]" office:value-type="float" office:value="3705" calcext:value-type="float">
            <text:p>3,705</text:p>
          </table:table-cell>
          <table:table-cell table:style-name="ce26" table:formula="of:=AVERAGE([$Cal.B4]; [$CheckIt.B4]; [$CheckPalindrome.B4]; [$CountPositive.B4]; [$DigitReverser.B4]; [$FindLast.B4]; [$FindVal.B4]; [$InversePermutation.B4]; [$LastZero.B4]; [$TestPad.B4]; [$Power.B4]; [$QuickSort.B4]; [$RecursiveSelectionSort.B4]; [$TwoPred.B4])" office:value-type="float" office:value="264.642857142857" calcext:value-type="float">
            <text:p>264.6429</text:p>
          </table:table-cell>
          <table:table-cell table:style-name="ce30"/>
          <table:table-cell table:style-name="ce17" table:formula="of:=[$Cal.C4] + [$CheckIt.C4] + [$CheckPalindrome.C4] + [$CountPositive.C4] + [$DigitReverser.C4] + [$FindLast.C4] + [$FindVal.C4] + [$InversePermutation.C4] + [$LastZero.C4] + [$TestPad.C4] + [$Power.C4] + [$QuickSort.C4] + [$RecursiveSelectionSort.C4] + [$TwoPred.C4]" office:value-type="float" office:value="5669" calcext:value-type="float">
            <text:p>5,669</text:p>
          </table:table-cell>
          <table:table-cell table:style-name="ce26" table:formula="of:=AVERAGE([$Cal.C4]; [$CheckIt.C4]; [$CheckPalindrome.C4]; [$CountPositive.C4]; [$DigitReverser.C4]; [$FindLast.C4]; [$FindVal.C4]; [$InversePermutation.C4]; [$LastZero.C4]; [$TestPad.C4]; [$Power.C4]; [$QuickSort.C4]; [$RecursiveSelectionSort.C4]; [$TwoPred.C4])" office:value-type="float" office:value="404.928571428571" calcext:value-type="float">
            <text:p>404.9286</text:p>
          </table:table-cell>
          <table:table-cell table:style-name="ce30"/>
          <table:table-cell table:style-name="ce26" table:formula="of:=[.C4]/[.F4]*100" office:value-type="float" office:value="65.3554418768742" calcext:value-type="float">
            <text:p>65.3554</text:p>
          </table:table-cell>
          <table:table-cell table:style-name="ce26"/>
          <table:table-cell table:style-name="ce42" table:formula="of:=MIN([$Cal.D4]; [$CheckIt.D4]; [$CheckPalindrome.D4]; [$CountPositive.D4]; [$DigitReverser.D4]; [$FindLast.D4]; [$FindVal.D4]; [$InversePermutation.D4]; [$LastZero.D4]; [$TestPad.D4]; [$Power.D4]; [$QuickSort.D4]; [$RecursiveSelectionSort.D4]; [$TwoPred.D4])" office:value-type="float" office:value="37.66" calcext:value-type="float">
            <text:p>37.66</text:p>
          </table:table-cell>
          <table:table-cell table:style-name="ce42" table:formula="of:=MAX([$Cal.D4]; [$CheckIt.D4]; [$CheckPalindrome.D4]; [$CountPositive.D4]; [$DigitReverser.D4]; [$FindLast.D4]; [$FindVal.D4]; [$InversePermutation.D4]; [$LastZero.D4]; [$TestPad.D4]; [$Power.D4]; [$QuickSort.D4]; [$RecursiveSelectionSort.D4]; [$TwoPred.D4])" office:value-type="float" office:value="100" calcext:value-type="float">
            <text:p>100</text:p>
          </table:table-cell>
          <table:table-cell table:style-name="ce42" table:formula="of:=MEDIAN([$Cal.D4]; [$CheckIt.D4]; [$CheckPalindrome.D4]; [$CountPositive.D4]; [$DigitReverser.D4]; [$FindLast.D4]; [$FindVal.D4]; [$InversePermutation.D4]; [$LastZero.D4]; [$TestPad.D4]; [$Power.D4]; [$QuickSort.D4]; [$RecursiveSelectionSort.D4]; [$TwoPred.D4])" office:value-type="float" office:value="66.725" calcext:value-type="float">
            <text:p>66.725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2" table:number-rows-spanned="1">
            <text:p>M_OriAP</text:p>
          </table:table-cell>
          <table:covered-table-cell/>
          <table:table-cell table:style-name="ce17" table:formula="of:=[$Cal.B5] + [$CheckIt.B5] + [$CheckPalindrome.B5] + [$CountPositive.B5] + [$DigitReverser.B5] + [$FindLast.B5] + [$FindVal.B5] + [$InversePermutation.B5] + [$LastZero.B5] + [$TestPad.B5] + [$Power.B5] + [$QuickSort.B5] + [$RecursiveSelectionSort.B5] + [$TwoPred.B5]" office:value-type="float" office:value="2153" calcext:value-type="float">
            <text:p>2,153</text:p>
          </table:table-cell>
          <table:table-cell table:style-name="ce26" table:formula="of:=AVERAGE([$Cal.B5]; [$CheckIt.B5]; [$CheckPalindrome.B5]; [$CountPositive.B5]; [$DigitReverser.B5]; [$FindLast.B5]; [$FindVal.B5]; [$InversePermutation.B5]; [$LastZero.B5]; [$TestPad.B5]; [$Power.B5]; [$QuickSort.B5]; [$RecursiveSelectionSort.B5]; [$TwoPred.B5])" office:value-type="float" office:value="153.785714285714" calcext:value-type="float">
            <text:p>153.7857</text:p>
          </table:table-cell>
          <table:table-cell table:style-name="ce30"/>
          <table:table-cell table:style-name="ce17" table:formula="of:=[$Cal.C5] + [$CheckIt.C5] + [$CheckPalindrome.C5] + [$CountPositive.C5] + [$DigitReverser.C5] + [$FindLast.C5] + [$FindVal.C5] + [$InversePermutation.C5] + [$LastZero.C5] + [$TestPad.C5] + [$Power.C5] + [$QuickSort.C5] + [$RecursiveSelectionSort.C5] + [$TwoPred.C5]" office:value-type="float" office:value="5669" calcext:value-type="float">
            <text:p>5,669</text:p>
          </table:table-cell>
          <table:table-cell table:style-name="ce26" table:formula="of:=AVERAGE([$Cal.C5]; [$CheckIt.C5]; [$CheckPalindrome.C5]; [$CountPositive.C5]; [$DigitReverser.C5]; [$FindLast.C5]; [$FindVal.C5]; [$InversePermutation.C5]; [$LastZero.C5]; [$TestPad.C5]; [$Power.C5]; [$QuickSort.C5]; [$RecursiveSelectionSort.C5]; [$TwoPred.C5])" office:value-type="float" office:value="404.928571428571" calcext:value-type="float">
            <text:p>404.9286</text:p>
          </table:table-cell>
          <table:table-cell table:style-name="ce30"/>
          <table:table-cell table:style-name="ce26" table:formula="of:=[.C5]/[.F5]*100" office:value-type="float" office:value="37.9784794496384" calcext:value-type="float">
            <text:p>37.9785</text:p>
          </table:table-cell>
          <table:table-cell table:style-name="ce26"/>
          <table:table-cell table:style-name="ce42" table:formula="of:=MIN([$Cal.D5]; [$CheckIt.D5]; [$CheckPalindrome.D5]; [$CountPositive.D5]; [$DigitReverser.D5]; [$FindLast.D5]; [$FindVal.D5]; [$InversePermutation.D5]; [$LastZero.D5]; [$TestPad.D5]; [$Power.D5]; [$QuickSort.D5]; [$RecursiveSelectionSort.D5]; [$TwoPred.D5])" office:value-type="float" office:value="16.53" calcext:value-type="float">
            <text:p>16.53</text:p>
          </table:table-cell>
          <table:table-cell table:style-name="ce42" table:formula="of:=MAX([$Cal.D5]; [$CheckIt.D5]; [$CheckPalindrome.D5]; [$CountPositive.D5]; [$DigitReverser.D5]; [$FindLast.D5]; [$FindVal.D5]; [$InversePermutation.D5]; [$LastZero.D5]; [$TestPad.D5]; [$Power.D5]; [$QuickSort.D5]; [$RecursiveSelectionSort.D5]; [$TwoPred.D5])" office:value-type="float" office:value="88.46" calcext:value-type="float">
            <text:p>88.46</text:p>
          </table:table-cell>
          <table:table-cell table:style-name="ce42" table:formula="of:=MEDIAN([$Cal.D5]; [$CheckIt.D5]; [$CheckPalindrome.D5]; [$CountPositive.D5]; [$DigitReverser.D5]; [$FindLast.D5]; [$FindVal.D5]; [$InversePermutation.D5]; [$LastZero.D5]; [$TestPad.D5]; [$Power.D5]; [$QuickSort.D5]; [$RecursiveSelectionSort.D5]; [$TwoPred.D5])" office:value-type="float" office:value="41.61" calcext:value-type="float">
            <text:p>41.61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2" table:number-rows-spanned="1">
            <text:p>M_DesAP</text:p>
          </table:table-cell>
          <table:covered-table-cell/>
          <table:table-cell table:style-name="ce17" table:formula="of:=[$Cal.B6] + [$CheckIt.B6] + [$CheckPalindrome.B6] + [$CountPositive.B6] + [$DigitReverser.B6] + [$FindLast.B6] + [$FindVal.B6] + [$InversePermutation.B6] + [$LastZero.B6] + [$TestPad.B6] + [$Power.B6] + [$QuickSort.B6] + [$RecursiveSelectionSort.B6] + [$TwoPred.B6]" office:value-type="float" office:value="1632" calcext:value-type="float">
            <text:p>1,632</text:p>
          </table:table-cell>
          <table:table-cell table:style-name="ce26" table:formula="of:=AVERAGE([$Cal.B6]; [$CheckIt.B6]; [$CheckPalindrome.B6]; [$CountPositive.B6]; [$DigitReverser.B6]; [$FindLast.B6]; [$FindVal.B6]; [$InversePermutation.B6]; [$LastZero.B6]; [$TestPad.B6]; [$Power.B6]; [$QuickSort.B6]; [$RecursiveSelectionSort.B6]; [$TwoPred.B6])" office:value-type="float" office:value="116.571428571429" calcext:value-type="float">
            <text:p>116.5714</text:p>
          </table:table-cell>
          <table:table-cell table:style-name="ce30"/>
          <table:table-cell table:style-name="ce17" table:formula="of:=[$Cal.C6] + [$CheckIt.C6] + [$CheckPalindrome.C6] + [$CountPositive.C6] + [$DigitReverser.C6] + [$FindLast.C6] + [$FindVal.C6] + [$InversePermutation.C6] + [$LastZero.C6] + [$TestPad.C6] + [$Power.C6] + [$QuickSort.C6] + [$RecursiveSelectionSort.C6] + [$TwoPred.C6]" office:value-type="float" office:value="5669" calcext:value-type="float">
            <text:p>5,669</text:p>
          </table:table-cell>
          <table:table-cell table:style-name="ce26" table:formula="of:=AVERAGE([$Cal.C6]; [$CheckIt.C6]; [$CheckPalindrome.C6]; [$CountPositive.C6]; [$DigitReverser.C6]; [$FindLast.C6]; [$FindVal.C6]; [$InversePermutation.C6]; [$LastZero.C6]; [$TestPad.C6]; [$Power.C6]; [$QuickSort.C6]; [$RecursiveSelectionSort.C6]; [$TwoPred.C6])" office:value-type="float" office:value="404.928571428571" calcext:value-type="float">
            <text:p>404.9286</text:p>
          </table:table-cell>
          <table:table-cell table:style-name="ce30"/>
          <table:table-cell table:style-name="ce26" table:formula="of:=[.C6]/[.F6]*100" office:value-type="float" office:value="28.7881460575057" calcext:value-type="float">
            <text:p>28.7881</text:p>
          </table:table-cell>
          <table:table-cell table:style-name="ce26"/>
          <table:table-cell table:style-name="ce42" table:formula="of:=MIN([$Cal.D6]; [$CheckIt.D6]; [$CheckPalindrome.D6]; [$CountPositive.D6]; [$DigitReverser.D6]; [$FindLast.D6]; [$FindVal.D6]; [$InversePermutation.D6]; [$LastZero.D6]; [$TestPad.D6]; [$Power.D6]; [$QuickSort.D6]; [$RecursiveSelectionSort.D6]; [$TwoPred.D6])" office:value-type="float" office:value="5.69" calcext:value-type="float">
            <text:p>5.69</text:p>
          </table:table-cell>
          <table:table-cell table:style-name="ce42" table:formula="of:=MAX([$Cal.D6]; [$CheckIt.D6]; [$CheckPalindrome.D6]; [$CountPositive.D6]; [$DigitReverser.D6]; [$FindLast.D6]; [$FindVal.D6]; [$InversePermutation.D6]; [$LastZero.D6]; [$TestPad.D6]; [$Power.D6]; [$QuickSort.D6]; [$RecursiveSelectionSort.D6]; [$TwoPred.D6])" office:value-type="float" office:value="70.56" calcext:value-type="float">
            <text:p>70.56</text:p>
          </table:table-cell>
          <table:table-cell table:style-name="ce42" table:formula="of:=MEDIAN([$Cal.D6]; [$CheckIt.D6]; [$CheckPalindrome.D6]; [$CountPositive.D6]; [$DigitReverser.D6]; [$FindLast.D6]; [$FindVal.D6]; [$InversePermutation.D6]; [$LastZero.D6]; [$TestPad.D6]; [$Power.D6]; [$QuickSort.D6]; [$RecursiveSelectionSort.D6]; [$TwoPred.D6])" office:value-type="float" office:value="16.855" calcext:value-type="float">
            <text:p>16.855</text:p>
          </table:table-cell>
          <table:table-cell table:number-columns-repeated="1011"/>
        </table:table-row>
        <table:table-row table:style-name="ro1">
          <table:table-cell table:style-name="ce5" table:number-columns-spanned="2" table:number-rows-spanned="1"/>
          <table:covered-table-cell/>
          <table:table-cell table:style-name="ce17"/>
          <table:table-cell table:style-name="ce26"/>
          <table:table-cell table:style-name="ce30"/>
          <table:table-cell table:style-name="ce17"/>
          <table:table-cell table:style-name="ce26"/>
          <table:table-cell table:style-name="ce30"/>
          <table:table-cell table:style-name="ce26" table:number-columns-repeated="2"/>
          <table:table-cell table:style-name="ce42" table:number-columns-repeated="3"/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2" table:number-rows-spanned="1">
            <text:p>MM_AP</text:p>
          </table:table-cell>
          <table:covered-table-cell/>
          <table:table-cell table:style-name="ce21" table:formula="of:=[$Cal.B8] + [$CheckIt.B8] + [$CheckPalindrome.B8] + [$CountPositive.B8] + [$DigitReverser.B8] + [$FindLast.B8] + [$FindVal.B8] + [$InversePermutation.B8] + [$LastZero.B8] + [$TestPad.B8] + [$Power.B8] + [$QuickSort.B8] + [$RecursiveSelectionSort.B8] + [$TwoPred.B8]" office:value-type="float" office:value="225" calcext:value-type="float">
            <text:p>225</text:p>
          </table:table-cell>
          <table:table-cell table:style-name="ce27" table:formula="of:=AVERAGE([$Cal.B8]; [$CheckIt.B8]; [$CheckPalindrome.B8]; [$CountPositive.B8]; [$DigitReverser.B8]; [$FindLast.B8]; [$FindVal.B8]; [$InversePermutation.B8]; [$LastZero.B8]; [$TestPad.B8]; [$Power.B8]; [$QuickSort.B8]; [$RecursiveSelectionSort.B8]; [$TwoPred.B8])" office:value-type="float" office:value="16.0714285714286" calcext:value-type="float">
            <text:p>16.0714</text:p>
          </table:table-cell>
          <table:table-cell table:style-name="ce31"/>
          <table:table-cell table:style-name="ce21" table:formula="of:=[$Cal.C8] + [$CheckIt.C8] + [$CheckPalindrome.C8] + [$CountPositive.C8] + [$DigitReverser.C8] + [$FindLast.C8] + [$FindVal.C8] + [$InversePermutation.C8] + [$LastZero.C8] + [$TestPad.C8] + [$Power.C8] + [$QuickSort.C8] + [$RecursiveSelectionSort.C8] + [$TwoPred.C8]" office:value-type="float" office:value="387" calcext:value-type="float">
            <text:p>387</text:p>
          </table:table-cell>
          <table:table-cell table:style-name="ce27" table:formula="of:=AVERAGE([$Cal.C8]; [$CheckIt.C8]; [$CheckPalindrome.C8]; [$CountPositive.C8]; [$DigitReverser.C8]; [$FindLast.C8]; [$FindVal.C8]; [$InversePermutation.C8]; [$LastZero.C8]; [$TestPad.C8]; [$Power.C8]; [$QuickSort.C8]; [$RecursiveSelectionSort.C8]; [$TwoPred.C8])" office:value-type="float" office:value="27.6428571428571" calcext:value-type="float">
            <text:p>27.6429</text:p>
          </table:table-cell>
          <table:table-cell table:style-name="ce31"/>
          <table:table-cell table:style-name="ce27" table:formula="of:=[.C8]/[.F8]*100" office:value-type="float" office:value="58.1395348837209" calcext:value-type="float">
            <text:p>58.1395</text:p>
          </table:table-cell>
          <table:table-cell table:style-name="ce27"/>
          <table:table-cell table:style-name="ce31" table:formula="of:=MIN([$Cal.D8]; [$CheckIt.D8]; [$CheckPalindrome.D8]; [$CountPositive.D8]; [$DigitReverser.D8]; [$FindLast.D8]; [$FindVal.D8]; [$InversePermutation.D8]; [$LastZero.D8]; [$TestPad.D8]; [$Power.D8]; [$QuickSort.D8]; [$RecursiveSelectionSort.D8]; [$TwoPred.D8])" office:value-type="float" office:value="29.32" calcext:value-type="float">
            <text:p>29.32</text:p>
          </table:table-cell>
          <table:table-cell table:style-name="ce31" table:formula="of:=MAX([$Cal.D8]; [$CheckIt.D8]; [$CheckPalindrome.D8]; [$CountPositive.D8]; [$DigitReverser.D8]; [$FindLast.D8]; [$FindVal.D8]; [$InversePermutation.D8]; [$LastZero.D8]; [$TestPad.D8]; [$Power.D8]; [$QuickSort.D8]; [$RecursiveSelectionSort.D8]; [$TwoPred.D8])" office:value-type="float" office:value="100" calcext:value-type="float">
            <text:p>100.00</text:p>
          </table:table-cell>
          <table:table-cell table:style-name="ce31" table:formula="of:=MEDIAN([$Cal.D8]; [$CheckIt.D8]; [$CheckPalindrome.D8]; [$CountPositive.D8]; [$DigitReverser.D8]; [$FindLast.D8]; [$FindVal.D8]; [$InversePermutation.D8]; [$LastZero.D8]; [$TestPad.D8]; [$Power.D8]; [$QuickSort.D8]; [$RecursiveSelectionSort.D8]; [$TwoPred.D8])" office:value-type="float" office:value="69.18" calcext:value-type="float">
            <text:p>69.18</text:p>
          </table:table-cell>
          <table:table-cell table:style-name="ce43" table:number-columns-repeated="1011"/>
        </table:table-row>
        <table:table-row table:style-name="ro1">
          <table:table-cell table:style-name="ce7" office:value-type="string" calcext:value-type="string" table:number-columns-spanned="2" table:number-rows-spanned="1">
            <text:p>MM_OriAP</text:p>
          </table:table-cell>
          <table:covered-table-cell/>
          <table:table-cell table:style-name="ce22" table:formula="of:=[$Cal.B9] + [$CheckIt.B9] + [$CheckPalindrome.B9] + [$CountPositive.B9] + [$DigitReverser.B9] + [$FindLast.B9] + [$FindVal.B9] + [$InversePermutation.B9] + [$LastZero.B9] + [$TestPad.B9] + [$Power.B9] + [$QuickSort.B9] + [$RecursiveSelectionSort.B9] + [$TwoPred.B9]" office:value-type="float" office:value="125" calcext:value-type="float">
            <text:p>125</text:p>
          </table:table-cell>
          <table:table-cell table:style-name="ce29" table:formula="of:=AVERAGE([$Cal.B9]; [$CheckIt.B9]; [$CheckPalindrome.B9]; [$CountPositive.B9]; [$DigitReverser.B9]; [$FindLast.B9]; [$FindVal.B9]; [$InversePermutation.B9]; [$LastZero.B9]; [$TestPad.B9]; [$Power.B9]; [$QuickSort.B9]; [$RecursiveSelectionSort.B9]; [$TwoPred.B9])" office:value-type="float" office:value="8.92857142857143" calcext:value-type="float">
            <text:p>8.9286</text:p>
          </table:table-cell>
          <table:table-cell table:style-name="ce32"/>
          <table:table-cell table:style-name="ce22" table:formula="of:=[$Cal.C9] + [$CheckIt.C9] + [$CheckPalindrome.C9] + [$CountPositive.C9] + [$DigitReverser.C9] + [$FindLast.C9] + [$FindVal.C9] + [$InversePermutation.C9] + [$LastZero.C9] + [$TestPad.C9] + [$Power.C9] + [$QuickSort.C9] + [$RecursiveSelectionSort.C9] + [$TwoPred.C9]" office:value-type="float" office:value="387" calcext:value-type="float">
            <text:p>387</text:p>
          </table:table-cell>
          <table:table-cell table:style-name="ce29" table:formula="of:=AVERAGE([$Cal.C9]; [$CheckIt.C9]; [$CheckPalindrome.C9]; [$CountPositive.C9]; [$DigitReverser.C9]; [$FindLast.C9]; [$FindVal.C9]; [$InversePermutation.C9]; [$LastZero.C9]; [$TestPad.C9]; [$Power.C9]; [$QuickSort.C9]; [$RecursiveSelectionSort.C9]; [$TwoPred.C9])" office:value-type="float" office:value="27.6428571428571" calcext:value-type="float">
            <text:p>27.6429</text:p>
          </table:table-cell>
          <table:table-cell table:style-name="ce32"/>
          <table:table-cell table:style-name="ce29" table:formula="of:=[.C9]/[.F9]*100" office:value-type="float" office:value="32.2997416020672" calcext:value-type="float">
            <text:p>32.2997</text:p>
          </table:table-cell>
          <table:table-cell table:style-name="ce29"/>
          <table:table-cell table:style-name="ce32" table:formula="of:=MIN([$Cal.D9]; [$CheckIt.D9]; [$CheckPalindrome.D9]; [$CountPositive.D9]; [$DigitReverser.D9]; [$FindLast.D9]; [$FindVal.D9]; [$InversePermutation.D9]; [$LastZero.D9]; [$TestPad.D9]; [$Power.D9]; [$QuickSort.D9]; [$RecursiveSelectionSort.D9]; [$TwoPred.D9])" office:value-type="float" office:value="0" calcext:value-type="float">
            <text:p>0.00</text:p>
          </table:table-cell>
          <table:table-cell table:style-name="ce32" table:formula="of:=MAX([$Cal.D9]; [$CheckIt.D9]; [$CheckPalindrome.D9]; [$CountPositive.D9]; [$DigitReverser.D9]; [$FindLast.D9]; [$FindVal.D9]; [$InversePermutation.D9]; [$LastZero.D9]; [$TestPad.D9]; [$Power.D9]; [$QuickSort.D9]; [$RecursiveSelectionSort.D9]; [$TwoPred.D9])" office:value-type="float" office:value="100" calcext:value-type="float">
            <text:p>100.00</text:p>
          </table:table-cell>
          <table:table-cell table:style-name="ce32" table:formula="of:=MEDIAN([$Cal.D9]; [$CheckIt.D9]; [$CheckPalindrome.D9]; [$CountPositive.D9]; [$DigitReverser.D9]; [$FindLast.D9]; [$FindVal.D9]; [$InversePermutation.D9]; [$LastZero.D9]; [$TestPad.D9]; [$Power.D9]; [$QuickSort.D9]; [$RecursiveSelectionSort.D9]; [$TwoPred.D9])" office:value-type="float" office:value="33.33" calcext:value-type="float">
            <text:p>33.33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 table:number-columns-spanned="2" table:number-rows-spanned="1">
            <text:p>MM_DesAP</text:p>
          </table:table-cell>
          <table:covered-table-cell/>
          <table:table-cell table:style-name="ce22" table:formula="of:=[$Cal.B10] + [$CheckIt.B10] + [$CheckPalindrome.B10] + [$CountPositive.B10] + [$DigitReverser.B10] + [$FindLast.B10] + [$FindVal.B10] + [$InversePermutation.B10] + [$LastZero.B10] + [$TestPad.B10] + [$Power.B10] + [$QuickSort.B10] + [$RecursiveSelectionSort.B10] + [$TwoPred.B10]" office:value-type="float" office:value="100" calcext:value-type="float">
            <text:p>100</text:p>
          </table:table-cell>
          <table:table-cell table:style-name="ce29" table:formula="of:=AVERAGE([$Cal.B10]; [$CheckIt.B10]; [$CheckPalindrome.B10]; [$CountPositive.B10]; [$DigitReverser.B10]; [$FindLast.B10]; [$FindVal.B10]; [$InversePermutation.B10]; [$LastZero.B10]; [$TestPad.B10]; [$Power.B10]; [$QuickSort.B10]; [$RecursiveSelectionSort.B10]; [$TwoPred.B10])" office:value-type="float" office:value="7.14285714285714" calcext:value-type="float">
            <text:p>7.1429</text:p>
          </table:table-cell>
          <table:table-cell table:style-name="ce32"/>
          <table:table-cell table:style-name="ce22" table:formula="of:=[$Cal.C10] + [$CheckIt.C10] + [$CheckPalindrome.C10] + [$CountPositive.C10] + [$DigitReverser.C10] + [$FindLast.C10] + [$FindVal.C10] + [$InversePermutation.C10] + [$LastZero.C10] + [$TestPad.C10] + [$Power.C10] + [$QuickSort.C10] + [$RecursiveSelectionSort.C10] + [$TwoPred.C10]" office:value-type="float" office:value="387" calcext:value-type="float">
            <text:p>387</text:p>
          </table:table-cell>
          <table:table-cell table:style-name="ce29" table:formula="of:=AVERAGE([$Cal.C10]; [$CheckIt.C10]; [$CheckPalindrome.C10]; [$CountPositive.C10]; [$DigitReverser.C10]; [$FindLast.C10]; [$FindVal.C10]; [$InversePermutation.C10]; [$LastZero.C10]; [$TestPad.C10]; [$Power.C10]; [$QuickSort.C10]; [$RecursiveSelectionSort.C10]; [$TwoPred.C10])" office:value-type="float" office:value="27.6428571428571" calcext:value-type="float">
            <text:p>27.6429</text:p>
          </table:table-cell>
          <table:table-cell table:style-name="ce32"/>
          <table:table-cell table:style-name="ce29" table:formula="of:=[.C10]/[.F10]*100" office:value-type="float" office:value="25.8397932816537" calcext:value-type="float">
            <text:p>25.8398</text:p>
          </table:table-cell>
          <table:table-cell table:style-name="ce29"/>
          <table:table-cell table:style-name="ce32" table:formula="of:=MIN([$Cal.D10]; [$CheckIt.D10]; [$CheckPalindrome.D10]; [$CountPositive.D10]; [$DigitReverser.D10]; [$FindLast.D10]; [$FindVal.D10]; [$InversePermutation.D10]; [$LastZero.D10]; [$TestPad.D10]; [$Power.D10]; [$QuickSort.D10]; [$RecursiveSelectionSort.D10]; [$TwoPred.D10])" office:value-type="float" office:value="0" calcext:value-type="float">
            <text:p>0.00</text:p>
          </table:table-cell>
          <table:table-cell table:style-name="ce32" table:formula="of:=MAX([$Cal.D10]; [$CheckIt.D10]; [$CheckPalindrome.D10]; [$CountPositive.D10]; [$DigitReverser.D10]; [$FindLast.D10]; [$FindVal.D10]; [$InversePermutation.D10]; [$LastZero.D10]; [$TestPad.D10]; [$Power.D10]; [$QuickSort.D10]; [$RecursiveSelectionSort.D10]; [$TwoPred.D10])" office:value-type="float" office:value="77.78" calcext:value-type="float">
            <text:p>77.78</text:p>
          </table:table-cell>
          <table:table-cell table:style-name="ce32" table:formula="of:=MEDIAN([$Cal.D10]; [$CheckIt.D10]; [$CheckPalindrome.D10]; [$CountPositive.D10]; [$DigitReverser.D10]; [$FindLast.D10]; [$FindVal.D10]; [$InversePermutation.D10]; [$LastZero.D10]; [$TestPad.D10]; [$Power.D10]; [$QuickSort.D10]; [$RecursiveSelectionSort.D10]; [$TwoPred.D10])" office:value-type="float" office:value="17.21" calcext:value-type="float">
            <text:p>17.21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2" table:number-rows-spanned="1">
            <text:p>MM_NoOriDes_AP</text:p>
          </table:table-cell>
          <table:covered-table-cell/>
          <table:table-cell table:style-name="ce21" table:formula="of:=[$Cal.B11] + [$CheckIt.B11] + [$CheckPalindrome.B11] + [$CountPositive.B11] + [$DigitReverser.B11] + [$FindLast.B11] + [$FindVal.B11] + [$InversePermutation.B11] + [$LastZero.B11] + [$TestPad.B11] + [$Power.B11] + [$QuickSort.B11] + [$RecursiveSelectionSort.B11] + [$TwoPred.B11]" office:value-type="float" office:value="372" calcext:value-type="float">
            <text:p>372</text:p>
          </table:table-cell>
          <table:table-cell table:style-name="ce27" table:formula="of:=AVERAGE([$Cal.B11]; [$CheckIt.B11]; [$CheckPalindrome.B11]; [$CountPositive.B11]; [$DigitReverser.B11]; [$FindLast.B11]; [$FindVal.B11]; [$InversePermutation.B11]; [$LastZero.B11]; [$TestPad.B11]; [$Power.B11]; [$QuickSort.B11]; [$RecursiveSelectionSort.B11]; [$TwoPred.B11])" office:value-type="float" office:value="26.5714285714286" calcext:value-type="float">
            <text:p>26.5714</text:p>
          </table:table-cell>
          <table:table-cell table:style-name="ce31"/>
          <table:table-cell table:style-name="ce21" table:formula="of:=[$Cal.C11] + [$CheckIt.C11] + [$CheckPalindrome.C11] + [$CountPositive.C11] + [$DigitReverser.C11] + [$FindLast.C11] + [$FindVal.C11] + [$InversePermutation.C11] + [$LastZero.C11] + [$TestPad.C11] + [$Power.C11] + [$QuickSort.C11] + [$RecursiveSelectionSort.C11] + [$TwoPred.C11]" office:value-type="float" office:value="387" calcext:value-type="float">
            <text:p>387</text:p>
          </table:table-cell>
          <table:table-cell table:style-name="ce27" table:formula="of:=AVERAGE([$Cal.C11]; [$CheckIt.C11]; [$CheckPalindrome.C11]; [$CountPositive.C11]; [$DigitReverser.C11]; [$FindLast.C11]; [$FindVal.C11]; [$InversePermutation.C11]; [$LastZero.C11]; [$TestPad.C11]; [$Power.C11]; [$QuickSort.C11]; [$RecursiveSelectionSort.C11]; [$TwoPred.C11])" office:value-type="float" office:value="27.6428571428571" calcext:value-type="float">
            <text:p>27.6429</text:p>
          </table:table-cell>
          <table:table-cell table:style-name="ce31"/>
          <table:table-cell table:style-name="ce27" table:formula="of:=[.C11]/[.F11]*100" office:value-type="float" office:value="96.1240310077519" calcext:value-type="float">
            <text:p>96.1240</text:p>
          </table:table-cell>
          <table:table-cell table:style-name="ce27"/>
          <table:table-cell table:style-name="ce31" table:formula="of:=MIN([$Cal.D11]; [$CheckIt.D11]; [$CheckPalindrome.D11]; [$CountPositive.D11]; [$DigitReverser.D11]; [$FindLast.D11]; [$FindVal.D11]; [$InversePermutation.D11]; [$LastZero.D11]; [$TestPad.D11]; [$Power.D11]; [$QuickSort.D11]; [$RecursiveSelectionSort.D11]; [$TwoPred.D11])" office:value-type="float" office:value="31.25" calcext:value-type="float">
            <text:p>31.25</text:p>
          </table:table-cell>
          <table:table-cell table:style-name="ce31" table:formula="of:=MAX([$Cal.D11]; [$CheckIt.D11]; [$CheckPalindrome.D11]; [$CountPositive.D11]; [$DigitReverser.D11]; [$FindLast.D11]; [$FindVal.D11]; [$InversePermutation.D11]; [$LastZero.D11]; [$TestPad.D11]; [$Power.D11]; [$QuickSort.D11]; [$RecursiveSelectionSort.D11]; [$TwoPred.D11])" office:value-type="float" office:value="100" calcext:value-type="float">
            <text:p>100.00</text:p>
          </table:table-cell>
          <table:table-cell table:style-name="ce31" table:formula="of:=MEDIAN([$Cal.D11]; [$CheckIt.D11]; [$CheckPalindrome.D11]; [$CountPositive.D11]; [$DigitReverser.D11]; [$FindLast.D11]; [$FindVal.D11]; [$InversePermutation.D11]; [$LastZero.D11]; [$TestPad.D11]; [$Power.D11]; [$QuickSort.D11]; [$RecursiveSelectionSort.D11]; [$TwoPred.D11])" office:value-type="float" office:value="100" calcext:value-type="float">
            <text:p>100.00</text:p>
          </table:table-cell>
          <table:table-cell table:style-name="ce43" table:number-columns-repeated="1011"/>
        </table:table-row>
        <table:table-row table:style-name="ro1">
          <table:table-cell table:style-name="ce7" office:value-type="string" calcext:value-type="string" table:number-columns-spanned="2" table:number-rows-spanned="1">
            <text:p>MM_NoOri_AP</text:p>
          </table:table-cell>
          <table:covered-table-cell/>
          <table:table-cell table:style-name="ce22" table:formula="of:=[$Cal.B12] + [$CheckIt.B12] + [$CheckPalindrome.B12] + [$CountPositive.B12] + [$DigitReverser.B12] + [$FindLast.B12] + [$FindVal.B12] + [$InversePermutation.B12] + [$LastZero.B12] + [$TestPad.B12] + [$Power.B12] + [$QuickSort.B12] + [$RecursiveSelectionSort.B12] + [$TwoPred.B12]" office:value-type="float" office:value="240" calcext:value-type="float">
            <text:p>240</text:p>
          </table:table-cell>
          <table:table-cell table:style-name="ce29" table:formula="of:=AVERAGE([$Cal.B12]; [$CheckIt.B12]; [$CheckPalindrome.B12]; [$CountPositive.B12]; [$DigitReverser.B12]; [$FindLast.B12]; [$FindVal.B12]; [$InversePermutation.B12]; [$LastZero.B12]; [$TestPad.B12]; [$Power.B12]; [$QuickSort.B12]; [$RecursiveSelectionSort.B12]; [$TwoPred.B12])" office:value-type="float" office:value="17.1428571428571" calcext:value-type="float">
            <text:p>17.1429</text:p>
          </table:table-cell>
          <table:table-cell table:style-name="ce32"/>
          <table:table-cell table:style-name="ce22" table:formula="of:=[$Cal.C12] + [$CheckIt.C12] + [$CheckPalindrome.C12] + [$CountPositive.C12] + [$DigitReverser.C12] + [$FindLast.C12] + [$FindVal.C12] + [$InversePermutation.C12] + [$LastZero.C12] + [$TestPad.C12] + [$Power.C12] + [$QuickSort.C12] + [$RecursiveSelectionSort.C12] + [$TwoPred.C12]" office:value-type="float" office:value="387" calcext:value-type="float">
            <text:p>387</text:p>
          </table:table-cell>
          <table:table-cell table:style-name="ce29" table:formula="of:=AVERAGE([$Cal.C12]; [$CheckIt.C12]; [$CheckPalindrome.C12]; [$CountPositive.C12]; [$DigitReverser.C12]; [$FindLast.C12]; [$FindVal.C12]; [$InversePermutation.C12]; [$LastZero.C12]; [$TestPad.C12]; [$Power.C12]; [$QuickSort.C12]; [$RecursiveSelectionSort.C12]; [$TwoPred.C12])" office:value-type="float" office:value="27.6428571428571" calcext:value-type="float">
            <text:p>27.6429</text:p>
          </table:table-cell>
          <table:table-cell table:style-name="ce32"/>
          <table:table-cell table:style-name="ce29" table:formula="of:=[.C12]/[.F12]*100" office:value-type="float" office:value="62.015503875969" calcext:value-type="float">
            <text:p>62.0155</text:p>
          </table:table-cell>
          <table:table-cell table:style-name="ce29"/>
          <table:table-cell table:style-name="ce32" table:formula="of:=MIN([$Cal.D12]; [$CheckIt.D12]; [$CheckPalindrome.D12]; [$CountPositive.D12]; [$DigitReverser.D12]; [$FindLast.D12]; [$FindVal.D12]; [$InversePermutation.D12]; [$LastZero.D12]; [$TestPad.D12]; [$Power.D12]; [$QuickSort.D12]; [$RecursiveSelectionSort.D12]; [$TwoPred.D12])" office:value-type="float" office:value="0" calcext:value-type="float">
            <text:p>0.00</text:p>
          </table:table-cell>
          <table:table-cell table:style-name="ce32" table:formula="of:=MAX([$Cal.D12]; [$CheckIt.D12]; [$CheckPalindrome.D12]; [$CountPositive.D12]; [$DigitReverser.D12]; [$FindLast.D12]; [$FindVal.D12]; [$InversePermutation.D12]; [$LastZero.D12]; [$TestPad.D12]; [$Power.D12]; [$QuickSort.D12]; [$RecursiveSelectionSort.D12]; [$TwoPred.D12])" office:value-type="float" office:value="100" calcext:value-type="float">
            <text:p>100.00</text:p>
          </table:table-cell>
          <table:table-cell table:style-name="ce32" table:formula="of:=MEDIAN([$Cal.D12]; [$CheckIt.D12]; [$CheckPalindrome.D12]; [$CountPositive.D12]; [$DigitReverser.D12]; [$FindLast.D12]; [$FindVal.D12]; [$InversePermutation.D12]; [$LastZero.D12]; [$TestPad.D12]; [$Power.D12]; [$QuickSort.D12]; [$RecursiveSelectionSort.D12]; [$TwoPred.D12])" office:value-type="float" office:value="33.31" calcext:value-type="float">
            <text:p>33.31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 table:number-columns-spanned="2" table:number-rows-spanned="1">
            <text:p>MM_NoDes_AP</text:p>
          </table:table-cell>
          <table:covered-table-cell/>
          <table:table-cell table:style-name="ce22" table:formula="of:=[$Cal.B13] + [$CheckIt.B13] + [$CheckPalindrome.B13] + [$CountPositive.B13] + [$DigitReverser.B13] + [$FindLast.B13] + [$FindVal.B13] + [$InversePermutation.B13] + [$LastZero.B13] + [$TestPad.B13] + [$Power.B13] + [$QuickSort.B13] + [$RecursiveSelectionSort.B13] + [$TwoPred.B13]" office:value-type="float" office:value="227" calcext:value-type="float">
            <text:p>227</text:p>
          </table:table-cell>
          <table:table-cell table:style-name="ce29" table:formula="of:=AVERAGE([$Cal.B13]; [$CheckIt.B13]; [$CheckPalindrome.B13]; [$CountPositive.B13]; [$DigitReverser.B13]; [$FindLast.B13]; [$FindVal.B13]; [$InversePermutation.B13]; [$LastZero.B13]; [$TestPad.B13]; [$Power.B13]; [$QuickSort.B13]; [$RecursiveSelectionSort.B13]; [$TwoPred.B13])" office:value-type="float" office:value="16.2142857142857" calcext:value-type="float">
            <text:p>16.2143</text:p>
          </table:table-cell>
          <table:table-cell table:style-name="ce32"/>
          <table:table-cell table:style-name="ce22" table:formula="of:=[$Cal.C13] + [$CheckIt.C13] + [$CheckPalindrome.C13] + [$CountPositive.C13] + [$DigitReverser.C13] + [$FindLast.C13] + [$FindVal.C13] + [$InversePermutation.C13] + [$LastZero.C13] + [$TestPad.C13] + [$Power.C13] + [$QuickSort.C13] + [$RecursiveSelectionSort.C13] + [$TwoPred.C13]" office:value-type="float" office:value="387" calcext:value-type="float">
            <text:p>387</text:p>
          </table:table-cell>
          <table:table-cell table:style-name="ce29" table:formula="of:=AVERAGE([$Cal.C13]; [$CheckIt.C13]; [$CheckPalindrome.C13]; [$CountPositive.C13]; [$DigitReverser.C13]; [$FindLast.C13]; [$FindVal.C13]; [$InversePermutation.C13]; [$LastZero.C13]; [$TestPad.C13]; [$Power.C13]; [$QuickSort.C13]; [$RecursiveSelectionSort.C13]; [$TwoPred.C13])" office:value-type="float" office:value="27.6428571428571" calcext:value-type="float">
            <text:p>27.6429</text:p>
          </table:table-cell>
          <table:table-cell table:style-name="ce32"/>
          <table:table-cell table:style-name="ce29" table:formula="of:=[.C13]/[.F13]*100" office:value-type="float" office:value="58.656330749354" calcext:value-type="float">
            <text:p>58.6563</text:p>
          </table:table-cell>
          <table:table-cell table:style-name="ce29"/>
          <table:table-cell table:style-name="ce32" table:formula="of:=MIN([$Cal.D13]; [$CheckIt.D13]; [$CheckPalindrome.D13]; [$CountPositive.D13]; [$DigitReverser.D13]; [$FindLast.D13]; [$FindVal.D13]; [$InversePermutation.D13]; [$LastZero.D13]; [$TestPad.D13]; [$Power.D13]; [$QuickSort.D13]; [$RecursiveSelectionSort.D13]; [$TwoPred.D13])" office:value-type="float" office:value="7.52" calcext:value-type="float">
            <text:p>7.52</text:p>
          </table:table-cell>
          <table:table-cell table:style-name="ce32" table:formula="of:=MAX([$Cal.D13]; [$CheckIt.D13]; [$CheckPalindrome.D13]; [$CountPositive.D13]; [$DigitReverser.D13]; [$FindLast.D13]; [$FindVal.D13]; [$InversePermutation.D13]; [$LastZero.D13]; [$TestPad.D13]; [$Power.D13]; [$QuickSort.D13]; [$RecursiveSelectionSort.D13]; [$TwoPred.D13])" office:value-type="float" office:value="100" calcext:value-type="float">
            <text:p>100.00</text:p>
          </table:table-cell>
          <table:table-cell table:style-name="ce32" table:formula="of:=MEDIAN([$Cal.D13]; [$CheckIt.D13]; [$CheckPalindrome.D13]; [$CountPositive.D13]; [$DigitReverser.D13]; [$FindLast.D13]; [$FindVal.D13]; [$InversePermutation.D13]; [$LastZero.D13]; [$TestPad.D13]; [$Power.D13]; [$QuickSort.D13]; [$RecursiveSelectionSort.D13]; [$TwoPred.D13])" office:value-type="float" office:value="85.165" calcext:value-type="float">
            <text:p>85.17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2" table:number-rows-spanned="1">
            <text:p>ME_AP</text:p>
          </table:table-cell>
          <table:covered-table-cell/>
          <table:table-cell table:style-name="ce21" table:formula="of:=[$Cal.B14] + [$CheckIt.B14] + [$CheckPalindrome.B14] + [$CountPositive.B14] + [$DigitReverser.B14] + [$FindLast.B14] + [$FindVal.B14] + [$InversePermutation.B14] + [$LastZero.B14] + [$TestPad.B14] + [$Power.B14] + [$QuickSort.B14] + [$RecursiveSelectionSort.B14] + [$TwoPred.B14]" office:value-type="float" office:value="271" calcext:value-type="float">
            <text:p>271</text:p>
          </table:table-cell>
          <table:table-cell table:style-name="ce27" table:formula="of:=AVERAGE([$Cal.B14]; [$CheckIt.B14]; [$CheckPalindrome.B14]; [$CountPositive.B14]; [$DigitReverser.B14]; [$FindLast.B14]; [$FindVal.B14]; [$InversePermutation.B14]; [$LastZero.B14]; [$TestPad.B14]; [$Power.B14]; [$QuickSort.B14]; [$RecursiveSelectionSort.B14]; [$TwoPred.B14])" office:value-type="float" office:value="19.3571428571429" calcext:value-type="float">
            <text:p>19.3571</text:p>
          </table:table-cell>
          <table:table-cell table:style-name="ce31"/>
          <table:table-cell table:style-name="ce21" table:formula="of:=[$Cal.C14] + [$CheckIt.C14] + [$CheckPalindrome.C14] + [$CountPositive.C14] + [$DigitReverser.C14] + [$FindLast.C14] + [$FindVal.C14] + [$InversePermutation.C14] + [$LastZero.C14] + [$TestPad.C14] + [$Power.C14] + [$QuickSort.C14] + [$RecursiveSelectionSort.C14] + [$TwoPred.C14]" office:value-type="float" office:value="443" calcext:value-type="float">
            <text:p>443</text:p>
          </table:table-cell>
          <table:table-cell table:style-name="ce27" table:formula="of:=AVERAGE([$Cal.C14]; [$CheckIt.C14]; [$CheckPalindrome.C14]; [$CountPositive.C14]; [$DigitReverser.C14]; [$FindLast.C14]; [$FindVal.C14]; [$InversePermutation.C14]; [$LastZero.C14]; [$TestPad.C14]; [$Power.C14]; [$QuickSort.C14]; [$RecursiveSelectionSort.C14]; [$TwoPred.C14])" office:value-type="float" office:value="31.6428571428571" calcext:value-type="float">
            <text:p>31.6429</text:p>
          </table:table-cell>
          <table:table-cell table:style-name="ce31"/>
          <table:table-cell table:style-name="ce27" table:formula="of:=[.C14]/[.F14]*100" office:value-type="float" office:value="61.1738148984199" calcext:value-type="float">
            <text:p>61.1738</text:p>
          </table:table-cell>
          <table:table-cell table:style-name="ce27"/>
          <table:table-cell table:style-name="ce31" table:formula="of:=MIN([$Cal.D14]; [$CheckIt.D14]; [$CheckPalindrome.D14]; [$CountPositive.D14]; [$DigitReverser.D14]; [$FindLast.D14]; [$FindVal.D14]; [$InversePermutation.D14]; [$LastZero.D14]; [$TestPad.D14]; [$Power.D14]; [$QuickSort.D14]; [$RecursiveSelectionSort.D14]; [$TwoPred.D14])" office:value-type="float" office:value="11.11" calcext:value-type="float">
            <text:p>11.11</text:p>
          </table:table-cell>
          <table:table-cell table:style-name="ce31" table:formula="of:=MAX([$Cal.D14]; [$CheckIt.D14]; [$CheckPalindrome.D14]; [$CountPositive.D14]; [$DigitReverser.D14]; [$FindLast.D14]; [$FindVal.D14]; [$InversePermutation.D14]; [$LastZero.D14]; [$TestPad.D14]; [$Power.D14]; [$QuickSort.D14]; [$RecursiveSelectionSort.D14]; [$TwoPred.D14])" office:value-type="float" office:value="100" calcext:value-type="float">
            <text:p>100.00</text:p>
          </table:table-cell>
          <table:table-cell table:style-name="ce31" table:formula="of:=MEDIAN([$Cal.D14]; [$CheckIt.D14]; [$CheckPalindrome.D14]; [$CountPositive.D14]; [$DigitReverser.D14]; [$FindLast.D14]; [$FindVal.D14]; [$InversePermutation.D14]; [$LastZero.D14]; [$TestPad.D14]; [$Power.D14]; [$QuickSort.D14]; [$RecursiveSelectionSort.D14]; [$TwoPred.D14])" office:value-type="float" office:value="61.585" calcext:value-type="float">
            <text:p>61.59</text:p>
          </table:table-cell>
          <table:table-cell table:style-name="ce43" table:number-columns-repeated="1011"/>
        </table:table-row>
        <table:table-row table:style-name="ro1">
          <table:table-cell table:style-name="ce7" office:value-type="string" calcext:value-type="string" table:number-columns-spanned="2" table:number-rows-spanned="1">
            <text:p>ME_OriAP</text:p>
          </table:table-cell>
          <table:covered-table-cell/>
          <table:table-cell table:style-name="ce22" table:formula="of:=[$Cal.B15] + [$CheckIt.B15] + [$CheckPalindrome.B15] + [$CountPositive.B15] + [$DigitReverser.B15] + [$FindLast.B15] + [$FindVal.B15] + [$InversePermutation.B15] + [$LastZero.B15] + [$TestPad.B15] + [$Power.B15] + [$QuickSort.B15] + [$RecursiveSelectionSort.B15] + [$TwoPred.B15]" office:value-type="float" office:value="158" calcext:value-type="float">
            <text:p>158</text:p>
          </table:table-cell>
          <table:table-cell table:style-name="ce29" table:formula="of:=AVERAGE([$Cal.B15]; [$CheckIt.B15]; [$CheckPalindrome.B15]; [$CountPositive.B15]; [$DigitReverser.B15]; [$FindLast.B15]; [$FindVal.B15]; [$InversePermutation.B15]; [$LastZero.B15]; [$TestPad.B15]; [$Power.B15]; [$QuickSort.B15]; [$RecursiveSelectionSort.B15]; [$TwoPred.B15])" office:value-type="float" office:value="11.2857142857143" calcext:value-type="float">
            <text:p>11.2857</text:p>
          </table:table-cell>
          <table:table-cell table:style-name="ce32"/>
          <table:table-cell table:style-name="ce22" table:formula="of:=[$Cal.C15] + [$CheckIt.C15] + [$CheckPalindrome.C15] + [$CountPositive.C15] + [$DigitReverser.C15] + [$FindLast.C15] + [$FindVal.C15] + [$InversePermutation.C15] + [$LastZero.C15] + [$TestPad.C15] + [$Power.C15] + [$QuickSort.C15] + [$RecursiveSelectionSort.C15] + [$TwoPred.C15]" office:value-type="float" office:value="443" calcext:value-type="float">
            <text:p>443</text:p>
          </table:table-cell>
          <table:table-cell table:style-name="ce29" table:formula="of:=AVERAGE([$Cal.C15]; [$CheckIt.C15]; [$CheckPalindrome.C15]; [$CountPositive.C15]; [$DigitReverser.C15]; [$FindLast.C15]; [$FindVal.C15]; [$InversePermutation.C15]; [$LastZero.C15]; [$TestPad.C15]; [$Power.C15]; [$QuickSort.C15]; [$RecursiveSelectionSort.C15]; [$TwoPred.C15])" office:value-type="float" office:value="31.6428571428571" calcext:value-type="float">
            <text:p>31.6429</text:p>
          </table:table-cell>
          <table:table-cell table:style-name="ce32"/>
          <table:table-cell table:style-name="ce29" table:formula="of:=[.C15]/[.F15]*100" office:value-type="float" office:value="35.665914221219" calcext:value-type="float">
            <text:p>35.6659</text:p>
          </table:table-cell>
          <table:table-cell table:style-name="ce29"/>
          <table:table-cell table:style-name="ce32" table:formula="of:=MIN([$Cal.D15]; [$CheckIt.D15]; [$CheckPalindrome.D15]; [$CountPositive.D15]; [$DigitReverser.D15]; [$FindLast.D15]; [$FindVal.D15]; [$InversePermutation.D15]; [$LastZero.D15]; [$TestPad.D15]; [$Power.D15]; [$QuickSort.D15]; [$RecursiveSelectionSort.D15]; [$TwoPred.D15])" office:value-type="float" office:value="10" calcext:value-type="float">
            <text:p>10.00</text:p>
          </table:table-cell>
          <table:table-cell table:style-name="ce32" table:formula="of:=MAX([$Cal.D15]; [$CheckIt.D15]; [$CheckPalindrome.D15]; [$CountPositive.D15]; [$DigitReverser.D15]; [$FindLast.D15]; [$FindVal.D15]; [$InversePermutation.D15]; [$LastZero.D15]; [$TestPad.D15]; [$Power.D15]; [$QuickSort.D15]; [$RecursiveSelectionSort.D15]; [$TwoPred.D15])" office:value-type="float" office:value="100" calcext:value-type="float">
            <text:p>100.00</text:p>
          </table:table-cell>
          <table:table-cell table:style-name="ce32" table:formula="of:=MEDIAN([$Cal.D15]; [$CheckIt.D15]; [$CheckPalindrome.D15]; [$CountPositive.D15]; [$DigitReverser.D15]; [$FindLast.D15]; [$FindVal.D15]; [$InversePermutation.D15]; [$LastZero.D15]; [$TestPad.D15]; [$Power.D15]; [$QuickSort.D15]; [$RecursiveSelectionSort.D15]; [$TwoPred.D15])" office:value-type="float" office:value="28.645" calcext:value-type="float">
            <text:p>28.65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 table:number-columns-spanned="2" table:number-rows-spanned="1">
            <text:p>ME_DesAP</text:p>
          </table:table-cell>
          <table:covered-table-cell/>
          <table:table-cell table:style-name="ce22" table:formula="of:=[$Cal.B16] + [$CheckIt.B16] + [$CheckPalindrome.B16] + [$CountPositive.B16] + [$DigitReverser.B16] + [$FindLast.B16] + [$FindVal.B16] + [$InversePermutation.B16] + [$LastZero.B16] + [$TestPad.B16] + [$Power.B16] + [$QuickSort.B16] + [$RecursiveSelectionSort.B16] + [$TwoPred.B16]" office:value-type="float" office:value="119" calcext:value-type="float">
            <text:p>119</text:p>
          </table:table-cell>
          <table:table-cell table:style-name="ce29" table:formula="of:=AVERAGE([$Cal.B16]; [$CheckIt.B16]; [$CheckPalindrome.B16]; [$CountPositive.B16]; [$DigitReverser.B16]; [$FindLast.B16]; [$FindVal.B16]; [$InversePermutation.B16]; [$LastZero.B16]; [$TestPad.B16]; [$Power.B16]; [$QuickSort.B16]; [$RecursiveSelectionSort.B16]; [$TwoPred.B16])" office:value-type="float" office:value="8.5" calcext:value-type="float">
            <text:p>8.5000</text:p>
          </table:table-cell>
          <table:table-cell table:style-name="ce32"/>
          <table:table-cell table:style-name="ce22" table:formula="of:=[$Cal.C16] + [$CheckIt.C16] + [$CheckPalindrome.C16] + [$CountPositive.C16] + [$DigitReverser.C16] + [$FindLast.C16] + [$FindVal.C16] + [$InversePermutation.C16] + [$LastZero.C16] + [$TestPad.C16] + [$Power.C16] + [$QuickSort.C16] + [$RecursiveSelectionSort.C16] + [$TwoPred.C16]" office:value-type="float" office:value="443" calcext:value-type="float">
            <text:p>443</text:p>
          </table:table-cell>
          <table:table-cell table:style-name="ce29" table:formula="of:=AVERAGE([$Cal.C16]; [$CheckIt.C16]; [$CheckPalindrome.C16]; [$CountPositive.C16]; [$DigitReverser.C16]; [$FindLast.C16]; [$FindVal.C16]; [$InversePermutation.C16]; [$LastZero.C16]; [$TestPad.C16]; [$Power.C16]; [$QuickSort.C16]; [$RecursiveSelectionSort.C16]; [$TwoPred.C16])" office:value-type="float" office:value="31.6428571428571" calcext:value-type="float">
            <text:p>31.6429</text:p>
          </table:table-cell>
          <table:table-cell table:style-name="ce32"/>
          <table:table-cell table:style-name="ce29" table:formula="of:=[.C16]/[.F16]*100" office:value-type="float" office:value="26.86230248307" calcext:value-type="float">
            <text:p>26.8623</text:p>
          </table:table-cell>
          <table:table-cell table:style-name="ce29"/>
          <table:table-cell table:style-name="ce32" table:formula="of:=MIN([$Cal.D16]; [$CheckIt.D16]; [$CheckPalindrome.D16]; [$CountPositive.D16]; [$DigitReverser.D16]; [$FindLast.D16]; [$FindVal.D16]; [$InversePermutation.D16]; [$LastZero.D16]; [$TestPad.D16]; [$Power.D16]; [$QuickSort.D16]; [$RecursiveSelectionSort.D16]; [$TwoPred.D16])" office:value-type="float" office:value="0" calcext:value-type="float">
            <text:p>0.00</text:p>
          </table:table-cell>
          <table:table-cell table:style-name="ce32" table:formula="of:=MAX([$Cal.D16]; [$CheckIt.D16]; [$CheckPalindrome.D16]; [$CountPositive.D16]; [$DigitReverser.D16]; [$FindLast.D16]; [$FindVal.D16]; [$InversePermutation.D16]; [$LastZero.D16]; [$TestPad.D16]; [$Power.D16]; [$QuickSort.D16]; [$RecursiveSelectionSort.D16]; [$TwoPred.D16])" office:value-type="float" office:value="50.88" calcext:value-type="float">
            <text:p>50.88</text:p>
          </table:table-cell>
          <table:table-cell table:style-name="ce32" table:formula="of:=MEDIAN([$Cal.D16]; [$CheckIt.D16]; [$CheckPalindrome.D16]; [$CountPositive.D16]; [$DigitReverser.D16]; [$FindLast.D16]; [$FindVal.D16]; [$InversePermutation.D16]; [$LastZero.D16]; [$TestPad.D16]; [$Power.D16]; [$QuickSort.D16]; [$RecursiveSelectionSort.D16]; [$TwoPred.D16])" office:value-type="float" office:value="14.155" calcext:value-type="float">
            <text:p>14.16</text:p>
          </table:table-cell>
          <table:table-cell table:number-columns-repeated="1011"/>
        </table:table-row>
        <table:table-row table:style-name="ro1">
          <table:table-cell table:style-name="ce5" office:value-type="string" calcext:value-type="string" table:number-columns-spanned="2" table:number-rows-spanned="1">
            <text:p>ME_NoOrides_AP</text:p>
          </table:table-cell>
          <table:covered-table-cell/>
          <table:table-cell table:style-name="ce21" table:formula="of:=[$Cal.B17] + [$CheckIt.B17] + [$CheckPalindrome.B17] + [$CountPositive.B17] + [$DigitReverser.B17] + [$FindLast.B17] + [$FindVal.B17] + [$InversePermutation.B17] + [$LastZero.B17] + [$TestPad.B17] + [$Power.B17] + [$QuickSort.B17] + [$RecursiveSelectionSort.B17] + [$TwoPred.B17]" office:value-type="float" office:value="428" calcext:value-type="float">
            <text:p>428</text:p>
          </table:table-cell>
          <table:table-cell table:style-name="ce27" table:formula="of:=AVERAGE([$Cal.B17]; [$CheckIt.B17]; [$CheckPalindrome.B17]; [$CountPositive.B17]; [$DigitReverser.B17]; [$FindLast.B17]; [$FindVal.B17]; [$InversePermutation.B17]; [$LastZero.B17]; [$TestPad.B17]; [$Power.B17]; [$QuickSort.B17]; [$RecursiveSelectionSort.B17]; [$TwoPred.B17])" office:value-type="float" office:value="30.5714285714286" calcext:value-type="float">
            <text:p>30.5714</text:p>
          </table:table-cell>
          <table:table-cell table:style-name="ce31"/>
          <table:table-cell table:style-name="ce21" table:formula="of:=[$Cal.C17] + [$CheckIt.C17] + [$CheckPalindrome.C17] + [$CountPositive.C17] + [$DigitReverser.C17] + [$FindLast.C17] + [$FindVal.C17] + [$InversePermutation.C17] + [$LastZero.C17] + [$TestPad.C17] + [$Power.C17] + [$QuickSort.C17] + [$RecursiveSelectionSort.C17] + [$TwoPred.C17]" office:value-type="float" office:value="443" calcext:value-type="float">
            <text:p>443</text:p>
          </table:table-cell>
          <table:table-cell table:style-name="ce27" table:formula="of:=AVERAGE([$Cal.C17]; [$CheckIt.C17]; [$CheckPalindrome.C17]; [$CountPositive.C17]; [$DigitReverser.C17]; [$FindLast.C17]; [$FindVal.C17]; [$InversePermutation.C17]; [$LastZero.C17]; [$TestPad.C17]; [$Power.C17]; [$QuickSort.C17]; [$RecursiveSelectionSort.C17]; [$TwoPred.C17])" office:value-type="float" office:value="31.6428571428571" calcext:value-type="float">
            <text:p>31.6429</text:p>
          </table:table-cell>
          <table:table-cell table:style-name="ce31"/>
          <table:table-cell table:style-name="ce27" table:formula="of:=[.C17]/[.F17]*100" office:value-type="float" office:value="96.6139954853273" calcext:value-type="float">
            <text:p>96.6140</text:p>
          </table:table-cell>
          <table:table-cell table:style-name="ce27"/>
          <table:table-cell table:style-name="ce31" table:formula="of:=MIN([$Cal.D17]; [$CheckIt.D17]; [$CheckPalindrome.D17]; [$CountPositive.D17]; [$DigitReverser.D17]; [$FindLast.D17]; [$FindVal.D17]; [$InversePermutation.D17]; [$LastZero.D17]; [$TestPad.D17]; [$Power.D17]; [$QuickSort.D17]; [$RecursiveSelectionSort.D17]; [$TwoPred.D17])" office:value-type="float" office:value="66.67" calcext:value-type="float">
            <text:p>66.67</text:p>
          </table:table-cell>
          <table:table-cell table:style-name="ce31" table:formula="of:=MAX([$Cal.D17]; [$CheckIt.D17]; [$CheckPalindrome.D17]; [$CountPositive.D17]; [$DigitReverser.D17]; [$FindLast.D17]; [$FindVal.D17]; [$InversePermutation.D17]; [$LastZero.D17]; [$TestPad.D17]; [$Power.D17]; [$QuickSort.D17]; [$RecursiveSelectionSort.D17]; [$TwoPred.D17])" office:value-type="float" office:value="100" calcext:value-type="float">
            <text:p>100.00</text:p>
          </table:table-cell>
          <table:table-cell table:style-name="ce31" table:formula="of:=MEDIAN([$Cal.D17]; [$CheckIt.D17]; [$CheckPalindrome.D17]; [$CountPositive.D17]; [$DigitReverser.D17]; [$FindLast.D17]; [$FindVal.D17]; [$InversePermutation.D17]; [$LastZero.D17]; [$TestPad.D17]; [$Power.D17]; [$QuickSort.D17]; [$RecursiveSelectionSort.D17]; [$TwoPred.D17])" office:value-type="float" office:value="100" calcext:value-type="float">
            <text:p>100.00</text:p>
          </table:table-cell>
          <table:table-cell table:style-name="ce43" table:number-columns-repeated="1011"/>
        </table:table-row>
        <table:table-row table:style-name="ro1">
          <table:table-cell table:style-name="ce7" office:value-type="string" calcext:value-type="string" table:number-columns-spanned="2" table:number-rows-spanned="1">
            <text:p>ME_NoOri_AP</text:p>
          </table:table-cell>
          <table:covered-table-cell/>
          <table:table-cell table:style-name="ce22" table:formula="of:=[$Cal.B18] + [$CheckIt.B18] + [$CheckPalindrome.B18] + [$CountPositive.B18] + [$DigitReverser.B18] + [$FindLast.B18] + [$FindVal.B18] + [$InversePermutation.B18] + [$LastZero.B18] + [$TestPad.B18] + [$Power.B18] + [$QuickSort.B18] + [$RecursiveSelectionSort.B18] + [$TwoPred.B18]" office:value-type="float" office:value="268" calcext:value-type="float">
            <text:p>268</text:p>
          </table:table-cell>
          <table:table-cell table:style-name="ce29" table:formula="of:=AVERAGE([$Cal.B18]; [$CheckIt.B18]; [$CheckPalindrome.B18]; [$CountPositive.B18]; [$DigitReverser.B18]; [$FindLast.B18]; [$FindVal.B18]; [$InversePermutation.B18]; [$LastZero.B18]; [$TestPad.B18]; [$Power.B18]; [$QuickSort.B18]; [$RecursiveSelectionSort.B18]; [$TwoPred.B18])" office:value-type="float" office:value="19.1428571428571" calcext:value-type="float">
            <text:p>19.1429</text:p>
          </table:table-cell>
          <table:table-cell table:style-name="ce32"/>
          <table:table-cell table:style-name="ce22" table:formula="of:=[$Cal.C18] + [$CheckIt.C18] + [$CheckPalindrome.C18] + [$CountPositive.C18] + [$DigitReverser.C18] + [$FindLast.C18] + [$FindVal.C18] + [$InversePermutation.C18] + [$LastZero.C18] + [$TestPad.C18] + [$Power.C18] + [$QuickSort.C18] + [$RecursiveSelectionSort.C18] + [$TwoPred.C18]" office:value-type="float" office:value="443" calcext:value-type="float">
            <text:p>443</text:p>
          </table:table-cell>
          <table:table-cell table:style-name="ce29" table:formula="of:=AVERAGE([$Cal.C18]; [$CheckIt.C18]; [$CheckPalindrome.C18]; [$CountPositive.C18]; [$DigitReverser.C18]; [$FindLast.C18]; [$FindVal.C18]; [$InversePermutation.C18]; [$LastZero.C18]; [$TestPad.C18]; [$Power.C18]; [$QuickSort.C18]; [$RecursiveSelectionSort.C18]; [$TwoPred.C18])" office:value-type="float" office:value="31.6428571428571" calcext:value-type="float">
            <text:p>31.6429</text:p>
          </table:table-cell>
          <table:table-cell table:style-name="ce32"/>
          <table:table-cell table:style-name="ce29" table:formula="of:=[.C18]/[.F18]*100" office:value-type="float" office:value="60.4966139954853" calcext:value-type="float">
            <text:p>60.4966</text:p>
          </table:table-cell>
          <table:table-cell table:style-name="ce29"/>
          <table:table-cell table:style-name="ce32" table:formula="of:=MIN([$Cal.D18]; [$CheckIt.D18]; [$CheckPalindrome.D18]; [$CountPositive.D18]; [$DigitReverser.D18]; [$FindLast.D18]; [$FindVal.D18]; [$InversePermutation.D18]; [$LastZero.D18]; [$TestPad.D18]; [$Power.D18]; [$QuickSort.D18]; [$RecursiveSelectionSort.D18]; [$TwoPred.D18])" office:value-type="float" office:value="0" calcext:value-type="float">
            <text:p>0.00</text:p>
          </table:table-cell>
          <table:table-cell table:style-name="ce32" table:formula="of:=MAX([$Cal.D18]; [$CheckIt.D18]; [$CheckPalindrome.D18]; [$CountPositive.D18]; [$DigitReverser.D18]; [$FindLast.D18]; [$FindVal.D18]; [$InversePermutation.D18]; [$LastZero.D18]; [$TestPad.D18]; [$Power.D18]; [$QuickSort.D18]; [$RecursiveSelectionSort.D18]; [$TwoPred.D18])" office:value-type="float" office:value="100" calcext:value-type="float">
            <text:p>100.00</text:p>
          </table:table-cell>
          <table:table-cell table:style-name="ce32" table:formula="of:=MEDIAN([$Cal.D18]; [$CheckIt.D18]; [$CheckPalindrome.D18]; [$CountPositive.D18]; [$DigitReverser.D18]; [$FindLast.D18]; [$FindVal.D18]; [$InversePermutation.D18]; [$LastZero.D18]; [$TestPad.D18]; [$Power.D18]; [$QuickSort.D18]; [$RecursiveSelectionSort.D18]; [$TwoPred.D18])" office:value-type="float" office:value="42.02" calcext:value-type="float">
            <text:p>42.02</text:p>
          </table:table-cell>
          <table:table-cell table:number-columns-repeated="1011"/>
        </table:table-row>
        <table:table-row table:style-name="ro1">
          <table:table-cell table:style-name="ce7" office:value-type="string" calcext:value-type="string" table:number-columns-spanned="2" table:number-rows-spanned="1">
            <text:p>ME_NoDes_DAP</text:p>
          </table:table-cell>
          <table:covered-table-cell/>
          <table:table-cell table:style-name="ce22" table:formula="of:=[$Cal.B19] + [$CheckIt.B19] + [$CheckPalindrome.B19] + [$CountPositive.B19] + [$DigitReverser.B19] + [$FindLast.B19] + [$FindVal.B19] + [$InversePermutation.B19] + [$LastZero.B19] + [$TestPad.B19] + [$Power.B19] + [$QuickSort.B19] + [$RecursiveSelectionSort.B19] + [$TwoPred.B19]" office:value-type="float" office:value="327" calcext:value-type="float">
            <text:p>327</text:p>
          </table:table-cell>
          <table:table-cell table:style-name="ce29" table:formula="of:=AVERAGE([$Cal.B19]; [$CheckIt.B19]; [$CheckPalindrome.B19]; [$CountPositive.B19]; [$DigitReverser.B19]; [$FindLast.B19]; [$FindVal.B19]; [$InversePermutation.B19]; [$LastZero.B19]; [$TestPad.B19]; [$Power.B19]; [$QuickSort.B19]; [$RecursiveSelectionSort.B19]; [$TwoPred.B19])" office:value-type="float" office:value="23.3571428571429" calcext:value-type="float">
            <text:p>23.3571</text:p>
          </table:table-cell>
          <table:table-cell table:style-name="ce32"/>
          <table:table-cell table:style-name="ce22" table:formula="of:=[$Cal.C19] + [$CheckIt.C19] + [$CheckPalindrome.C19] + [$CountPositive.C19] + [$DigitReverser.C19] + [$FindLast.C19] + [$FindVal.C19] + [$InversePermutation.C19] + [$LastZero.C19] + [$TestPad.C19] + [$Power.C19] + [$QuickSort.C19] + [$RecursiveSelectionSort.C19] + [$TwoPred.C19]" office:value-type="float" office:value="443" calcext:value-type="float">
            <text:p>443</text:p>
          </table:table-cell>
          <table:table-cell table:style-name="ce29" table:formula="of:=AVERAGE([$Cal.C19]; [$CheckIt.C19]; [$CheckPalindrome.C19]; [$CountPositive.C19]; [$DigitReverser.C19]; [$FindLast.C19]; [$FindVal.C19]; [$InversePermutation.C19]; [$LastZero.C19]; [$TestPad.C19]; [$Power.C19]; [$QuickSort.C19]; [$RecursiveSelectionSort.C19]; [$TwoPred.C19])" office:value-type="float" office:value="31.6428571428571" calcext:value-type="float">
            <text:p>31.6429</text:p>
          </table:table-cell>
          <table:table-cell table:style-name="ce32"/>
          <table:table-cell table:style-name="ce29" table:formula="of:=[.C19]/[.F19]*100" office:value-type="float" office:value="73.8148984198646" calcext:value-type="float">
            <text:p>73.8149</text:p>
          </table:table-cell>
          <table:table-cell table:style-name="ce29"/>
          <table:table-cell table:style-name="ce32" table:formula="of:=MIN([$Cal.D19]; [$CheckIt.D19]; [$CheckPalindrome.D19]; [$CountPositive.D19]; [$DigitReverser.D19]; [$FindLast.D19]; [$FindVal.D19]; [$InversePermutation.D19]; [$LastZero.D19]; [$TestPad.D19]; [$Power.D19]; [$QuickSort.D19]; [$RecursiveSelectionSort.D19]; [$TwoPred.D19])" office:value-type="float" office:value="32.47" calcext:value-type="float">
            <text:p>32.47</text:p>
          </table:table-cell>
          <table:table-cell table:style-name="ce32" table:formula="of:=MAX([$Cal.D19]; [$CheckIt.D19]; [$CheckPalindrome.D19]; [$CountPositive.D19]; [$DigitReverser.D19]; [$FindLast.D19]; [$FindVal.D19]; [$InversePermutation.D19]; [$LastZero.D19]; [$TestPad.D19]; [$Power.D19]; [$QuickSort.D19]; [$RecursiveSelectionSort.D19]; [$TwoPred.D19])" office:value-type="float" office:value="100" calcext:value-type="float">
            <text:p>100.00</text:p>
          </table:table-cell>
          <table:table-cell table:style-name="ce32" table:formula="of:=MEDIAN([$Cal.D19]; [$CheckIt.D19]; [$CheckPalindrome.D19]; [$CountPositive.D19]; [$DigitReverser.D19]; [$FindLast.D19]; [$FindVal.D19]; [$InversePermutation.D19]; [$LastZero.D19]; [$TestPad.D19]; [$Power.D19]; [$QuickSort.D19]; [$RecursiveSelectionSort.D19]; [$TwoPred.D19])" office:value-type="float" office:value="80.835" calcext:value-type="float">
            <text:p>80.84</text:p>
          </table:table-cell>
          <table:table-cell table:style-name="ce44" table:number-columns-repeated="1011"/>
        </table:table-row>
        <table:table-row table:style-name="ro1">
          <table:table-cell table:style-name="Default" table:number-columns-repeated="13"/>
          <table:table-cell table:number-columns-repeated="1011"/>
        </table:table-row>
        <table:table-row table:style-name="ro1">
          <table:table-cell office:value-type="string" calcext:value-type="string">
            <text:p>MM</text:p>
          </table:table-cell>
          <table:table-cell table:style-name="ce18" office:value-type="string" calcext:value-type="string" table:number-columns-spanned="12" table:number-rows-spanned="1">
            <text:p>Mutantes minimais</text:p>
          </table:table-cell>
          <table:covered-table-cell table:number-columns-repeated="11"/>
          <table:table-cell table:number-columns-repeated="1011"/>
        </table:table-row>
        <table:table-row table:style-name="ro1">
          <table:table-cell office:value-type="string" calcext:value-type="string">
            <text:p>ME</text:p>
          </table:table-cell>
          <table:table-cell table:style-name="ce18" office:value-type="string" calcext:value-type="string" table:number-columns-spanned="12" table:number-rows-spanned="1">
            <text:p>Mutantes equivalentes</text:p>
          </table:table-cell>
          <table:covered-table-cell table:number-columns-repeated="11"/>
          <table:table-cell table:number-columns-repeated="1011"/>
        </table:table-row>
        <table:table-row table:style-name="ro1">
          <table:table-cell office:value-type="string" calcext:value-type="string">
            <text:p>M_AP</text:p>
          </table:table-cell>
          <table:table-cell table:style-name="ce18" office:value-type="string" calcext:value-type="string" table:number-columns-spanned="12" table:number-rows-spanned="1">
            <text:p>Mutantes nos arcos primitivos</text:p>
          </table:table-cell>
          <table:covered-table-cell table:number-columns-repeated="11"/>
          <table:table-cell table:number-columns-repeated="1011"/>
        </table:table-row>
        <table:table-row table:style-name="ro1">
          <table:table-cell office:value-type="string" calcext:value-type="string">
            <text:p>M_OriAP</text:p>
          </table:table-cell>
          <table:table-cell table:style-name="ce18" office:value-type="string" calcext:value-type="string" table:number-columns-spanned="12" table:number-rows-spanned="1">
            <text:p>Mutantes na origem dos arcos primitivos</text:p>
          </table:table-cell>
          <table:covered-table-cell table:number-columns-repeated="11"/>
          <table:table-cell table:number-columns-repeated="1011"/>
        </table:table-row>
        <table:table-row table:style-name="ro1">
          <table:table-cell office:value-type="string" calcext:value-type="string">
            <text:p>M_DesAP</text:p>
          </table:table-cell>
          <table:table-cell table:style-name="ce18" office:value-type="string" calcext:value-type="string" table:number-columns-spanned="12" table:number-rows-spanned="1">
            <text:p>Mutantes no destino dos arcos primitivos</text:p>
          </table:table-cell>
          <table:covered-table-cell table:number-columns-repeated="11"/>
          <table:table-cell table:number-columns-repeated="1011"/>
        </table:table-row>
        <table:table-row table:style-name="ro1">
          <table:table-cell/>
          <table:table-cell table:style-name="ce18" table:number-columns-spanned="12" table:number-rows-spanned="1"/>
          <table:covered-table-cell table:number-columns-repeated="11"/>
          <table:table-cell table:number-columns-repeated="1011"/>
        </table:table-row>
        <table:table-row table:style-name="ro1">
          <table:table-cell office:value-type="string" calcext:value-type="string">
            <text:p>MM_AP</text:p>
          </table:table-cell>
          <table:table-cell table:style-name="ce18" office:value-type="string" calcext:value-type="string" table:number-columns-spanned="12" table:number-rows-spanned="1">
            <text:p>Minimais em arcos primitivos</text:p>
          </table:table-cell>
          <table:covered-table-cell table:number-columns-repeated="11"/>
          <table:table-cell table:number-columns-repeated="1011"/>
        </table:table-row>
        <table:table-row table:style-name="ro1">
          <table:table-cell office:value-type="string" calcext:value-type="string">
            <text:p>MM_OriAP</text:p>
          </table:table-cell>
          <table:table-cell table:style-name="ce18" office:value-type="string" calcext:value-type="string" table:number-columns-spanned="12" table:number-rows-spanned="1">
            <text:p>Minimais na origem dos arcos primitivos</text:p>
          </table:table-cell>
          <table:covered-table-cell table:number-columns-repeated="11"/>
          <table:table-cell table:number-columns-repeated="1011"/>
        </table:table-row>
        <table:table-row table:style-name="ro1">
          <table:table-cell office:value-type="string" calcext:value-type="string">
            <text:p>MM_DesAP</text:p>
          </table:table-cell>
          <table:table-cell table:style-name="ce18" office:value-type="string" calcext:value-type="string" table:number-columns-spanned="12" table:number-rows-spanned="1">
            <text:p>Minimais no destino dos arcos primitivos</text:p>
          </table:table-cell>
          <table:covered-table-cell table:number-columns-repeated="11"/>
          <table:table-cell table:number-columns-repeated="1011"/>
        </table:table-row>
        <table:table-row table:style-name="ro1">
          <table:table-cell office:value-type="string" calcext:value-type="string">
            <text:p>MM_NoOriDes_AP</text:p>
          </table:table-cell>
          <table:table-cell table:style-name="ce18" office:value-type="string" calcext:value-type="string" table:number-columns-spanned="12" table:number-rows-spanned="1">
            <text:p>Minimais em primitivos ou com origem/destino em primitivos</text:p>
          </table:table-cell>
          <table:covered-table-cell table:number-columns-repeated="11"/>
          <table:table-cell table:number-columns-repeated="1011"/>
        </table:table-row>
        <table:table-row table:style-name="ro1">
          <table:table-cell office:value-type="string" calcext:value-type="string">
            <text:p>MM_NoOri_AP</text:p>
          </table:table-cell>
          <table:table-cell table:style-name="ce18" office:value-type="string" calcext:value-type="string" table:number-columns-spanned="12" table:number-rows-spanned="1">
            <text:p>Minimais com nó origem em arcos primitivos</text:p>
          </table:table-cell>
          <table:covered-table-cell table:number-columns-repeated="11"/>
          <table:table-cell table:number-columns-repeated="1011"/>
        </table:table-row>
        <table:table-row table:style-name="ro1">
          <table:table-cell office:value-type="string" calcext:value-type="string">
            <text:p>MM_NoDes_AP</text:p>
          </table:table-cell>
          <table:table-cell table:style-name="ce18" office:value-type="string" calcext:value-type="string" table:number-columns-spanned="12" table:number-rows-spanned="1">
            <text:p>Minimais com nó destino em arcos primitivos</text:p>
          </table:table-cell>
          <table:covered-table-cell table:number-columns-repeated="11"/>
          <table:table-cell table:number-columns-repeated="1011"/>
        </table:table-row>
        <table:table-row table:style-name="ro1">
          <table:table-cell office:value-type="string" calcext:value-type="string">
            <text:p>ME_AP</text:p>
          </table:table-cell>
          <table:table-cell table:style-name="ce18" office:value-type="string" calcext:value-type="string" table:number-columns-spanned="12" table:number-rows-spanned="1">
            <text:p>Equivalentes em arcos primitivos</text:p>
          </table:table-cell>
          <table:covered-table-cell table:number-columns-repeated="11"/>
          <table:table-cell table:number-columns-repeated="1011"/>
        </table:table-row>
        <table:table-row table:style-name="ro1">
          <table:table-cell office:value-type="string" calcext:value-type="string">
            <text:p>ME_OriAP</text:p>
          </table:table-cell>
          <table:table-cell table:style-name="ce18" office:value-type="string" calcext:value-type="string" table:number-columns-spanned="12" table:number-rows-spanned="1">
            <text:p>Equivalentes na origem dos arcos primitivos</text:p>
          </table:table-cell>
          <table:covered-table-cell table:number-columns-repeated="11"/>
          <table:table-cell table:number-columns-repeated="1011"/>
        </table:table-row>
        <table:table-row table:style-name="ro1">
          <table:table-cell office:value-type="string" calcext:value-type="string">
            <text:p>ME_DesAP</text:p>
          </table:table-cell>
          <table:table-cell table:style-name="ce18" office:value-type="string" calcext:value-type="string" table:number-columns-spanned="12" table:number-rows-spanned="1">
            <text:p>Equivalentes no destino dos arcos primitivos</text:p>
          </table:table-cell>
          <table:covered-table-cell table:number-columns-repeated="11"/>
          <table:table-cell table:number-columns-repeated="1011"/>
        </table:table-row>
        <table:table-row table:style-name="ro1">
          <table:table-cell office:value-type="string" calcext:value-type="string">
            <text:p>ME_NoOrides_AP</text:p>
          </table:table-cell>
          <table:table-cell table:style-name="ce18" office:value-type="string" calcext:value-type="string" table:number-columns-spanned="12" table:number-rows-spanned="1">
            <text:p>Equivalentes em primitivos ou com origem/destino em primitivos</text:p>
          </table:table-cell>
          <table:covered-table-cell table:number-columns-repeated="11"/>
          <table:table-cell table:number-columns-repeated="1011"/>
        </table:table-row>
        <table:table-row table:style-name="ro1">
          <table:table-cell office:value-type="string" calcext:value-type="string">
            <text:p>ME_NoOri_AP</text:p>
          </table:table-cell>
          <table:table-cell table:style-name="ce18" office:value-type="string" calcext:value-type="string" table:number-columns-spanned="12" table:number-rows-spanned="1">
            <text:p>Equivalentes com nó origem em arcos primitivos</text:p>
          </table:table-cell>
          <table:covered-table-cell table:number-columns-repeated="11"/>
          <table:table-cell table:number-columns-repeated="1011"/>
        </table:table-row>
        <table:table-row table:style-name="ro1">
          <table:table-cell office:value-type="string" calcext:value-type="string">
            <text:p>ME_NoDes_DAP</text:p>
          </table:table-cell>
          <table:table-cell table:style-name="ce18" office:value-type="string" calcext:value-type="string" table:number-columns-spanned="12" table:number-rows-spanned="1">
            <text:p>Equivalentes com nó destino em arcos primitivos</text:p>
          </table:table-cell>
          <table:covered-table-cell table:number-columns-repeated="11"/>
          <table:table-cell table:number-columns-repeated="1011"/>
        </table:table-row>
      </table:table>
      <table:table table:name="DetailedSummary" table:style-name="ta1">
        <table:table-column table:style-name="co7" table:default-cell-style-name="ce16"/>
        <table:table-column table:style-name="co8" table:number-columns-repeated="3" table:default-cell-style-name="ce16"/>
        <table:table-column table:style-name="co9" table:default-cell-style-name="Default"/>
        <table:table-column table:style-name="co7" table:default-cell-style-name="ce16"/>
        <table:table-column table:style-name="co8" table:number-columns-repeated="3" table:default-cell-style-name="ce16"/>
        <table:table-column table:style-name="co6" table:number-columns-repeated="1015" table:default-cell-style-name="Default"/>
        <table:table-row table:style-name="ro1">
          <table:table-cell table:style-name="ce45" office:value-type="string" calcext:value-type="string" table:number-columns-spanned="4" table:number-rows-spanned="1">
            <text:p>Cal</text:p>
          </table:table-cell>
          <table:covered-table-cell table:number-columns-repeated="3" table:style-name="ce19"/>
          <table:table-cell/>
          <table:table-cell table:style-name="ce45" office:value-type="string" calcext:value-type="string" table:number-columns-spanned="4" table:number-rows-spanned="1">
            <text:p>CheckIt</text:p>
          </table:table-cell>
          <table:covered-table-cell table:number-columns-repeated="3" table:style-name="ce19"/>
          <table:table-cell table:number-columns-repeated="1015"/>
        </table:table-row>
        <table:table-row table:style-name="ro1">
          <table:table-cell table:style-name="ce19" office:value-type="string" calcext:value-type="string">
            <text:p>Informação</text:p>
          </table:table-cell>
          <table:table-cell table:style-name="ce19" office:value-type="string" calcext:value-type="string">
            <text:p>Número</text:p>
          </table:table-cell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Percentual</text:p>
          </table:table-cell>
          <table:table-cell/>
          <table:table-cell table:style-name="ce19" office:value-type="string" calcext:value-type="string">
            <text:p>Informação</text:p>
          </table:table-cell>
          <table:table-cell table:style-name="ce19" office:value-type="string" calcext:value-type="string">
            <text:p>Número</text:p>
          </table:table-cell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Percentual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Mutantes minimais</text:p>
          </table:table-cell>
          <table:table-cell table:style-name="ce42" table:formula="of:=[$Cal.B2]" office:value-type="float" office:value="133" calcext:value-type="float">
            <text:p>133</text:p>
          </table:table-cell>
          <table:table-cell table:style-name="ce42" table:formula="of:=[$Cal.C2]" office:value-type="float" office:value="891" calcext:value-type="float">
            <text:p>891</text:p>
          </table:table-cell>
          <table:table-cell table:style-name="ce42" table:formula="of:=[$Cal.D2]" office:value-type="float" office:value="14.93" calcext:value-type="float">
            <text:p>14.93</text:p>
          </table:table-cell>
          <table:table-cell/>
          <table:table-cell table:style-name="ce42" office:value-type="string" calcext:value-type="string">
            <text:p>Mutantes minimais</text:p>
          </table:table-cell>
          <table:table-cell table:style-name="ce42" table:formula="of:=[$CheckIt.B2]" office:value-type="float" office:value="32" calcext:value-type="float">
            <text:p>32</text:p>
          </table:table-cell>
          <table:table-cell table:style-name="ce42" table:formula="of:=[$CheckIt.C2]" office:value-type="float" office:value="104" calcext:value-type="float">
            <text:p>104</text:p>
          </table:table-cell>
          <table:table-cell table:style-name="ce42" table:formula="of:=[$CheckIt.D2]" office:value-type="float" office:value="30.77" calcext:value-type="float">
            <text:p>30.77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Mutantes equivalentes</text:p>
          </table:table-cell>
          <table:table-cell table:style-name="ce42" table:formula="of:=[$Cal.B3]" office:value-type="float" office:value="77" calcext:value-type="float">
            <text:p>77</text:p>
          </table:table-cell>
          <table:table-cell table:style-name="ce42" table:formula="of:=[$Cal.C3]" office:value-type="float" office:value="891" calcext:value-type="float">
            <text:p>891</text:p>
          </table:table-cell>
          <table:table-cell table:style-name="ce42" table:formula="of:=[$Cal.D3]" office:value-type="float" office:value="8.64" calcext:value-type="float">
            <text:p>8.64</text:p>
          </table:table-cell>
          <table:table-cell/>
          <table:table-cell table:style-name="ce42" office:value-type="string" calcext:value-type="string">
            <text:p>Mutantes equivalentes</text:p>
          </table:table-cell>
          <table:table-cell table:style-name="ce42" table:formula="of:=[$CheckIt.B3]" office:value-type="float" office:value="3" calcext:value-type="float">
            <text:p>3</text:p>
          </table:table-cell>
          <table:table-cell table:style-name="ce42" table:formula="of:=[$CheckIt.C3]" office:value-type="float" office:value="104" calcext:value-type="float">
            <text:p>104</text:p>
          </table:table-cell>
          <table:table-cell table:style-name="ce42" table:formula="of:=[$CheckIt.D3]" office:value-type="float" office:value="2.88" calcext:value-type="float">
            <text:p>2.88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Mutantes nos arcos primitivos</text:p>
          </table:table-cell>
          <table:table-cell table:style-name="ce42" table:formula="of:=[$Cal.B4]" office:value-type="float" office:value="363" calcext:value-type="float">
            <text:p>363</text:p>
          </table:table-cell>
          <table:table-cell table:style-name="ce42" table:formula="of:=[$Cal.C4]" office:value-type="float" office:value="891" calcext:value-type="float">
            <text:p>891</text:p>
          </table:table-cell>
          <table:table-cell table:style-name="ce42" table:formula="of:=[$Cal.D4]" office:value-type="float" office:value="40.74" calcext:value-type="float">
            <text:p>40.74</text:p>
          </table:table-cell>
          <table:table-cell/>
          <table:table-cell table:style-name="ce42" office:value-type="string" calcext:value-type="string">
            <text:p>Mutantes nos arcos primitivos</text:p>
          </table:table-cell>
          <table:table-cell table:style-name="ce42" table:formula="of:=[$CheckIt.B4]" office:value-type="float" office:value="104" calcext:value-type="float">
            <text:p>104</text:p>
          </table:table-cell>
          <table:table-cell table:style-name="ce42" table:formula="of:=[$CheckIt.C4]" office:value-type="float" office:value="104" calcext:value-type="float">
            <text:p>104</text:p>
          </table:table-cell>
          <table:table-cell table:style-name="ce42" table:formula="of:=[$CheckIt.D4]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Mutantes na origem dos arcos primitivos</text:p>
          </table:table-cell>
          <table:table-cell table:style-name="ce42" table:formula="of:=[$Cal.B5]" office:value-type="float" office:value="165" calcext:value-type="float">
            <text:p>165</text:p>
          </table:table-cell>
          <table:table-cell table:style-name="ce42" table:formula="of:=[$Cal.C5]" office:value-type="float" office:value="891" calcext:value-type="float">
            <text:p>891</text:p>
          </table:table-cell>
          <table:table-cell table:style-name="ce42" table:formula="of:=[$Cal.D5]" office:value-type="float" office:value="18.52" calcext:value-type="float">
            <text:p>18.52</text:p>
          </table:table-cell>
          <table:table-cell/>
          <table:table-cell table:style-name="ce42" office:value-type="string" calcext:value-type="string">
            <text:p>Mutantes na origem dos arcos primitivos</text:p>
          </table:table-cell>
          <table:table-cell table:style-name="ce42" table:formula="of:=[$CheckIt.B5]" office:value-type="float" office:value="92" calcext:value-type="float">
            <text:p>92</text:p>
          </table:table-cell>
          <table:table-cell table:style-name="ce42" table:formula="of:=[$CheckIt.C5]" office:value-type="float" office:value="104" calcext:value-type="float">
            <text:p>104</text:p>
          </table:table-cell>
          <table:table-cell table:style-name="ce42" table:formula="of:=[$CheckIt.D5]" office:value-type="float" office:value="88.46" calcext:value-type="float">
            <text:p>88.46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Mutantes no destino dos arcos primitivos</text:p>
          </table:table-cell>
          <table:table-cell table:style-name="ce42" table:formula="of:=[$Cal.B6]" office:value-type="float" office:value="198" calcext:value-type="float">
            <text:p>198</text:p>
          </table:table-cell>
          <table:table-cell table:style-name="ce42" table:formula="of:=[$Cal.C6]" office:value-type="float" office:value="891" calcext:value-type="float">
            <text:p>891</text:p>
          </table:table-cell>
          <table:table-cell table:style-name="ce42" table:formula="of:=[$Cal.D6]" office:value-type="float" office:value="22.22" calcext:value-type="float">
            <text:p>22.22</text:p>
          </table:table-cell>
          <table:table-cell/>
          <table:table-cell table:style-name="ce42" office:value-type="string" calcext:value-type="string">
            <text:p>Mutantes no destino dos arcos primitivos</text:p>
          </table:table-cell>
          <table:table-cell table:style-name="ce42" table:formula="of:=[$CheckIt.B6]" office:value-type="float" office:value="12" calcext:value-type="float">
            <text:p>12</text:p>
          </table:table-cell>
          <table:table-cell table:style-name="ce42" table:formula="of:=[$CheckIt.C6]" office:value-type="float" office:value="104" calcext:value-type="float">
            <text:p>104</text:p>
          </table:table-cell>
          <table:table-cell table:style-name="ce42" table:formula="of:=[$CheckIt.D6]" office:value-type="float" office:value="11.54" calcext:value-type="float">
            <text:p>11.54</text:p>
          </table:table-cell>
          <table:table-cell table:number-columns-repeated="1015"/>
        </table:table-row>
        <table:table-row table:style-name="ro1">
          <table:table-cell table:style-name="ce42" table:number-columns-repeated="4"/>
          <table:table-cell/>
          <table:table-cell table:style-name="ce42" table:number-columns-repeated="4"/>
          <table:table-cell table:number-columns-repeated="1015"/>
        </table:table-row>
        <table:table-row table:style-name="ro1">
          <table:table-cell table:style-name="ce19" office:value-type="string" calcext:value-type="string">
            <text:p>Minimais em arcos primitivos</text:p>
          </table:table-cell>
          <table:table-cell table:style-name="ce19" table:formula="of:=[$Cal.B8]" office:value-type="float" office:value="39" calcext:value-type="float">
            <text:p>39</text:p>
          </table:table-cell>
          <table:table-cell table:style-name="ce19" table:formula="of:=[$Cal.C8]" office:value-type="float" office:value="133" calcext:value-type="float">
            <text:p>133</text:p>
          </table:table-cell>
          <table:table-cell table:style-name="ce19" table:formula="of:=[$Cal.D8]" office:value-type="float" office:value="29.32" calcext:value-type="float">
            <text:p>29.32</text:p>
          </table:table-cell>
          <table:table-cell table:style-name="ce43"/>
          <table:table-cell table:style-name="ce19" office:value-type="string" calcext:value-type="string">
            <text:p>Minimais em arcos primitivos</text:p>
          </table:table-cell>
          <table:table-cell table:style-name="ce19" table:formula="of:=[$CheckIt.B8]" office:value-type="float" office:value="32" calcext:value-type="float">
            <text:p>32</text:p>
          </table:table-cell>
          <table:table-cell table:style-name="ce19" table:formula="of:=[$CheckIt.C8]" office:value-type="float" office:value="32" calcext:value-type="float">
            <text:p>32</text:p>
          </table:table-cell>
          <table:table-cell table:style-name="ce19" table:formula="of:=[$CheckIt.D8]" office:value-type="float" office:value="100" calcext:value-type="float">
            <text:p>100</text:p>
          </table:table-cell>
          <table:table-cell table:style-name="ce43" table:number-columns-repeated="1015"/>
        </table:table-row>
        <table:table-row table:style-name="ro1">
          <table:table-cell office:value-type="string" calcext:value-type="string">
            <text:p>Minimais na origem dos arcos primitivos</text:p>
          </table:table-cell>
          <table:table-cell table:formula="of:=[$Cal.B9]" office:value-type="float" office:value="8" calcext:value-type="float">
            <text:p>8</text:p>
          </table:table-cell>
          <table:table-cell table:formula="of:=[$Cal.C9]" office:value-type="float" office:value="133" calcext:value-type="float">
            <text:p>133</text:p>
          </table:table-cell>
          <table:table-cell table:formula="of:=[$Cal.D9]" office:value-type="float" office:value="6.02" calcext:value-type="float">
            <text:p>6.02</text:p>
          </table:table-cell>
          <table:table-cell table:style-name="ce44"/>
          <table:table-cell office:value-type="string" calcext:value-type="string">
            <text:p>Minimais na origem dos arcos primitivos</text:p>
          </table:table-cell>
          <table:table-cell table:formula="of:=[$CheckIt.B9]" office:value-type="float" office:value="32" calcext:value-type="float">
            <text:p>32</text:p>
          </table:table-cell>
          <table:table-cell table:formula="of:=[$CheckIt.C9]" office:value-type="float" office:value="32" calcext:value-type="float">
            <text:p>32</text:p>
          </table:table-cell>
          <table:table-cell table:formula="of:=[$CheckIt.D9]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ais no destino dos arcos primitivos</text:p>
          </table:table-cell>
          <table:table-cell table:formula="of:=[$Cal.B10]" office:value-type="float" office:value="31" calcext:value-type="float">
            <text:p>31</text:p>
          </table:table-cell>
          <table:table-cell table:formula="of:=[$Cal.C10]" office:value-type="float" office:value="133" calcext:value-type="float">
            <text:p>133</text:p>
          </table:table-cell>
          <table:table-cell table:formula="of:=[$Cal.D10]" office:value-type="float" office:value="23.31" calcext:value-type="float">
            <text:p>23.31</text:p>
          </table:table-cell>
          <table:table-cell table:style-name="ce44"/>
          <table:table-cell office:value-type="string" calcext:value-type="string">
            <text:p>Minimais no destino dos arcos primitivos</text:p>
          </table:table-cell>
          <table:table-cell table:formula="of:=[$CheckIt.B10]" office:value-type="float" office:value="0" calcext:value-type="float">
            <text:p>0</text:p>
          </table:table-cell>
          <table:table-cell table:formula="of:=[$CheckIt.C10]" office:value-type="float" office:value="32" calcext:value-type="float">
            <text:p>32</text:p>
          </table:table-cell>
          <table:table-cell table:formula="of:=[$CheckIt.D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Minimais em primitivos ou com origem/destino em primitivos</text:p>
          </table:table-cell>
          <table:table-cell table:style-name="ce19" table:formula="of:=[$Cal.B11]" office:value-type="float" office:value="133" calcext:value-type="float">
            <text:p>133</text:p>
          </table:table-cell>
          <table:table-cell table:style-name="ce19" table:formula="of:=[$Cal.C11]" office:value-type="float" office:value="133" calcext:value-type="float">
            <text:p>133</text:p>
          </table:table-cell>
          <table:table-cell table:style-name="ce19" table:formula="of:=[$Cal.D11]" office:value-type="float" office:value="100" calcext:value-type="float">
            <text:p>100</text:p>
          </table:table-cell>
          <table:table-cell table:style-name="ce43"/>
          <table:table-cell table:style-name="ce19" office:value-type="string" calcext:value-type="string">
            <text:p>Minimais em primitivos ou com origem/destino em primitivos</text:p>
          </table:table-cell>
          <table:table-cell table:style-name="ce19" table:formula="of:=[$CheckIt.B11]" office:value-type="float" office:value="32" calcext:value-type="float">
            <text:p>32</text:p>
          </table:table-cell>
          <table:table-cell table:style-name="ce19" table:formula="of:=[$CheckIt.C11]" office:value-type="float" office:value="32" calcext:value-type="float">
            <text:p>32</text:p>
          </table:table-cell>
          <table:table-cell table:style-name="ce19" table:formula="of:=[$CheckIt.D11]" office:value-type="float" office:value="100" calcext:value-type="float">
            <text:p>100</text:p>
          </table:table-cell>
          <table:table-cell table:style-name="ce43" table:number-columns-repeated="1015"/>
        </table:table-row>
        <table:table-row table:style-name="ro1">
          <table:table-cell office:value-type="string" calcext:value-type="string">
            <text:p>Minimais com nó origem em arcos primitivos</text:p>
          </table:table-cell>
          <table:table-cell table:formula="of:=[$Cal.B12]" office:value-type="float" office:value="123" calcext:value-type="float">
            <text:p>123</text:p>
          </table:table-cell>
          <table:table-cell table:formula="of:=[$Cal.C12]" office:value-type="float" office:value="133" calcext:value-type="float">
            <text:p>133</text:p>
          </table:table-cell>
          <table:table-cell table:formula="of:=[$Cal.D12]" office:value-type="float" office:value="92.48" calcext:value-type="float">
            <text:p>92.48</text:p>
          </table:table-cell>
          <table:table-cell table:style-name="ce44"/>
          <table:table-cell office:value-type="string" calcext:value-type="string">
            <text:p>Minimais com nó origem em arcos primitivos</text:p>
          </table:table-cell>
          <table:table-cell table:formula="of:=[$CheckIt.B12]" office:value-type="float" office:value="0" calcext:value-type="float">
            <text:p>0</text:p>
          </table:table-cell>
          <table:table-cell table:formula="of:=[$CheckIt.C12]" office:value-type="float" office:value="32" calcext:value-type="float">
            <text:p>32</text:p>
          </table:table-cell>
          <table:table-cell table:formula="of:=[$CheckIt.D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ais com nó destino em arcos primitivos</text:p>
          </table:table-cell>
          <table:table-cell table:formula="of:=[$Cal.B13]" office:value-type="float" office:value="10" calcext:value-type="float">
            <text:p>10</text:p>
          </table:table-cell>
          <table:table-cell table:formula="of:=[$Cal.C13]" office:value-type="float" office:value="133" calcext:value-type="float">
            <text:p>133</text:p>
          </table:table-cell>
          <table:table-cell table:formula="of:=[$Cal.D13]" office:value-type="float" office:value="7.52" calcext:value-type="float">
            <text:p>7.52</text:p>
          </table:table-cell>
          <table:table-cell table:style-name="ce44"/>
          <table:table-cell office:value-type="string" calcext:value-type="string">
            <text:p>Minimais com nó destino em arcos primitivos</text:p>
          </table:table-cell>
          <table:table-cell table:formula="of:=[$CheckIt.B13]" office:value-type="float" office:value="32" calcext:value-type="float">
            <text:p>32</text:p>
          </table:table-cell>
          <table:table-cell table:formula="of:=[$CheckIt.C13]" office:value-type="float" office:value="32" calcext:value-type="float">
            <text:p>32</text:p>
          </table:table-cell>
          <table:table-cell table:formula="of:=[$CheckIt.D13]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Equivalentes em arcos primitivos</text:p>
          </table:table-cell>
          <table:table-cell table:style-name="ce19" table:formula="of:=[$Cal.B14]" office:value-type="float" office:value="22" calcext:value-type="float">
            <text:p>22</text:p>
          </table:table-cell>
          <table:table-cell table:style-name="ce19" table:formula="of:=[$Cal.C14]" office:value-type="float" office:value="77" calcext:value-type="float">
            <text:p>77</text:p>
          </table:table-cell>
          <table:table-cell table:style-name="ce19" table:formula="of:=[$Cal.D14]" office:value-type="float" office:value="28.57" calcext:value-type="float">
            <text:p>28.57</text:p>
          </table:table-cell>
          <table:table-cell table:style-name="ce43"/>
          <table:table-cell table:style-name="ce19" office:value-type="string" calcext:value-type="string">
            <text:p>Equivalentes em arcos primitivos</text:p>
          </table:table-cell>
          <table:table-cell table:style-name="ce19" table:formula="of:=[$CheckIt.B14]" office:value-type="float" office:value="3" calcext:value-type="float">
            <text:p>3</text:p>
          </table:table-cell>
          <table:table-cell table:style-name="ce19" table:formula="of:=[$CheckIt.C14]" office:value-type="float" office:value="3" calcext:value-type="float">
            <text:p>3</text:p>
          </table:table-cell>
          <table:table-cell table:style-name="ce19" table:formula="of:=[$CheckIt.D14]" office:value-type="float" office:value="100" calcext:value-type="float">
            <text:p>100</text:p>
          </table:table-cell>
          <table:table-cell table:style-name="ce43" table:number-columns-repeated="1015"/>
        </table:table-row>
        <table:table-row table:style-name="ro1">
          <table:table-cell office:value-type="string" calcext:value-type="string">
            <text:p>Equivalentes na origem dos arcos primitivos</text:p>
          </table:table-cell>
          <table:table-cell table:formula="of:=[$Cal.B15]" office:value-type="float" office:value="9" calcext:value-type="float">
            <text:p>9</text:p>
          </table:table-cell>
          <table:table-cell table:formula="of:=[$Cal.C15]" office:value-type="float" office:value="77" calcext:value-type="float">
            <text:p>77</text:p>
          </table:table-cell>
          <table:table-cell table:formula="of:=[$Cal.D15]" office:value-type="float" office:value="11.69" calcext:value-type="float">
            <text:p>11.69</text:p>
          </table:table-cell>
          <table:table-cell table:style-name="ce44"/>
          <table:table-cell office:value-type="string" calcext:value-type="string">
            <text:p>Equivalentes na origem dos arcos primitivos</text:p>
          </table:table-cell>
          <table:table-cell table:formula="of:=[$CheckIt.B15]" office:value-type="float" office:value="3" calcext:value-type="float">
            <text:p>3</text:p>
          </table:table-cell>
          <table:table-cell table:formula="of:=[$CheckIt.C15]" office:value-type="float" office:value="3" calcext:value-type="float">
            <text:p>3</text:p>
          </table:table-cell>
          <table:table-cell table:formula="of:=[$CheckIt.D15]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uivalentes no destino dos arcos primitivos</text:p>
          </table:table-cell>
          <table:table-cell table:formula="of:=[$Cal.B16]" office:value-type="float" office:value="13" calcext:value-type="float">
            <text:p>13</text:p>
          </table:table-cell>
          <table:table-cell table:formula="of:=[$Cal.C16]" office:value-type="float" office:value="77" calcext:value-type="float">
            <text:p>77</text:p>
          </table:table-cell>
          <table:table-cell table:formula="of:=[$Cal.D16]" office:value-type="float" office:value="16.88" calcext:value-type="float">
            <text:p>16.88</text:p>
          </table:table-cell>
          <table:table-cell table:style-name="ce44"/>
          <table:table-cell office:value-type="string" calcext:value-type="string">
            <text:p>Equivalentes no destino dos arcos primitivos</text:p>
          </table:table-cell>
          <table:table-cell table:formula="of:=[$CheckIt.B16]" office:value-type="float" office:value="0" calcext:value-type="float">
            <text:p>0</text:p>
          </table:table-cell>
          <table:table-cell table:formula="of:=[$CheckIt.C16]" office:value-type="float" office:value="3" calcext:value-type="float">
            <text:p>3</text:p>
          </table:table-cell>
          <table:table-cell table:formula="of:=[$CheckIt.D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Equivalentes em primitivos ou com origem/destino em primitivos</text:p>
          </table:table-cell>
          <table:table-cell table:style-name="ce19" table:formula="of:=[$Cal.B17]" office:value-type="float" office:value="71" calcext:value-type="float">
            <text:p>71</text:p>
          </table:table-cell>
          <table:table-cell table:style-name="ce19" table:formula="of:=[$Cal.C17]" office:value-type="float" office:value="77" calcext:value-type="float">
            <text:p>77</text:p>
          </table:table-cell>
          <table:table-cell table:style-name="ce19" table:formula="of:=[$Cal.D17]" office:value-type="float" office:value="92.21" calcext:value-type="float">
            <text:p>92.21</text:p>
          </table:table-cell>
          <table:table-cell table:style-name="ce43"/>
          <table:table-cell table:style-name="ce19" office:value-type="string" calcext:value-type="string">
            <text:p>Equivalentes em primitivos ou com origem/destino em primitivos</text:p>
          </table:table-cell>
          <table:table-cell table:style-name="ce19" table:formula="of:=[$CheckIt.B17]" office:value-type="float" office:value="3" calcext:value-type="float">
            <text:p>3</text:p>
          </table:table-cell>
          <table:table-cell table:style-name="ce19" table:formula="of:=[$CheckIt.C17]" office:value-type="float" office:value="3" calcext:value-type="float">
            <text:p>3</text:p>
          </table:table-cell>
          <table:table-cell table:style-name="ce19" table:formula="of:=[$CheckIt.D17]" office:value-type="float" office:value="100" calcext:value-type="float">
            <text:p>100</text:p>
          </table:table-cell>
          <table:table-cell table:style-name="ce43" table:number-columns-repeated="1015"/>
        </table:table-row>
        <table:table-row table:style-name="ro1">
          <table:table-cell office:value-type="string" calcext:value-type="string">
            <text:p>Equivalentes com nó origem em arcos primitivos</text:p>
          </table:table-cell>
          <table:table-cell table:formula="of:=[$Cal.B18]" office:value-type="float" office:value="46" calcext:value-type="float">
            <text:p>46</text:p>
          </table:table-cell>
          <table:table-cell table:formula="of:=[$Cal.C18]" office:value-type="float" office:value="77" calcext:value-type="float">
            <text:p>77</text:p>
          </table:table-cell>
          <table:table-cell table:formula="of:=[$Cal.D18]" office:value-type="float" office:value="59.74" calcext:value-type="float">
            <text:p>59.74</text:p>
          </table:table-cell>
          <table:table-cell table:style-name="ce44"/>
          <table:table-cell office:value-type="string" calcext:value-type="string">
            <text:p>Equivalentes com nó origem em arcos primitivos</text:p>
          </table:table-cell>
          <table:table-cell table:formula="of:=[$CheckIt.B18]" office:value-type="float" office:value="0" calcext:value-type="float">
            <text:p>0</text:p>
          </table:table-cell>
          <table:table-cell table:formula="of:=[$CheckIt.C18]" office:value-type="float" office:value="3" calcext:value-type="float">
            <text:p>3</text:p>
          </table:table-cell>
          <table:table-cell table:formula="of:=[$CheckIt.D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uivalentes com nó destino em arcos primitivos</text:p>
          </table:table-cell>
          <table:table-cell table:formula="of:=[$Cal.B19]" office:value-type="float" office:value="25" calcext:value-type="float">
            <text:p>25</text:p>
          </table:table-cell>
          <table:table-cell table:formula="of:=[$Cal.C19]" office:value-type="float" office:value="77" calcext:value-type="float">
            <text:p>77</text:p>
          </table:table-cell>
          <table:table-cell table:formula="of:=[$Cal.D19]" office:value-type="float" office:value="32.47" calcext:value-type="float">
            <text:p>32.47</text:p>
          </table:table-cell>
          <table:table-cell table:style-name="ce44"/>
          <table:table-cell office:value-type="string" calcext:value-type="string">
            <text:p>Equivalentes com nó destino em arcos primitivos</text:p>
          </table:table-cell>
          <table:table-cell table:formula="of:=[$CheckIt.B19]" office:value-type="float" office:value="3" calcext:value-type="float">
            <text:p>3</text:p>
          </table:table-cell>
          <table:table-cell table:formula="of:=[$CheckIt.C19]" office:value-type="float" office:value="3" calcext:value-type="float">
            <text:p>3</text:p>
          </table:table-cell>
          <table:table-cell table:formula="of:=[$CheckIt.D19]" office:value-type="float" office:value="100" calcext:value-type="float">
            <text:p>100</text:p>
          </table:table-cell>
          <table:table-cell table:number-columns-repeated="1015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45" office:value-type="string" calcext:value-type="string" table:number-columns-spanned="4" table:number-rows-spanned="1">
            <text:p>CheckPalindrome</text:p>
          </table:table-cell>
          <table:covered-table-cell table:number-columns-repeated="3" table:style-name="ce19"/>
          <table:table-cell/>
          <table:table-cell table:style-name="ce45" office:value-type="string" calcext:value-type="string" table:number-columns-spanned="4" table:number-rows-spanned="1">
            <text:p>CountPositive</text:p>
          </table:table-cell>
          <table:covered-table-cell table:number-columns-repeated="3" table:style-name="ce19"/>
          <table:table-cell table:number-columns-repeated="1015"/>
        </table:table-row>
        <table:table-row table:style-name="ro1">
          <table:table-cell table:style-name="ce19" office:value-type="string" calcext:value-type="string">
            <text:p>Informação</text:p>
          </table:table-cell>
          <table:table-cell table:style-name="ce19" office:value-type="string" calcext:value-type="string">
            <text:p>Número</text:p>
          </table:table-cell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Percentual</text:p>
          </table:table-cell>
          <table:table-cell/>
          <table:table-cell table:style-name="ce19" office:value-type="string" calcext:value-type="string">
            <text:p>Informação</text:p>
          </table:table-cell>
          <table:table-cell table:style-name="ce19" office:value-type="string" calcext:value-type="string">
            <text:p>Número</text:p>
          </table:table-cell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Percentual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Mutantes minimais</text:p>
          </table:table-cell>
          <table:table-cell table:style-name="ce42" table:formula="of:=[$CheckPalindrome.B2]" office:value-type="float" office:value="13" calcext:value-type="float">
            <text:p>13</text:p>
          </table:table-cell>
          <table:table-cell table:style-name="ce42" table:formula="of:=[$CheckPalindrome.C2]" office:value-type="float" office:value="166" calcext:value-type="float">
            <text:p>166</text:p>
          </table:table-cell>
          <table:table-cell table:style-name="ce42" table:formula="of:=[$CheckPalindrome.D2]" office:value-type="float" office:value="7.83" calcext:value-type="float">
            <text:p>7.83</text:p>
          </table:table-cell>
          <table:table-cell/>
          <table:table-cell table:style-name="ce42" office:value-type="string" calcext:value-type="string">
            <text:p>Mutantes minimais</text:p>
          </table:table-cell>
          <table:table-cell table:style-name="ce42" table:formula="of:=[$CountPositive.B2]" office:value-type="float" office:value="8" calcext:value-type="float">
            <text:p>8</text:p>
          </table:table-cell>
          <table:table-cell table:style-name="ce42" table:formula="of:=[$CountPositive.C2]" office:value-type="float" office:value="151" calcext:value-type="float">
            <text:p>151</text:p>
          </table:table-cell>
          <table:table-cell table:style-name="ce42" table:formula="of:=[$CountPositive.D2]" office:value-type="float" office:value="5.3" calcext:value-type="float">
            <text:p>5.3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Mutantes equivalentes</text:p>
          </table:table-cell>
          <table:table-cell table:style-name="ce42" table:formula="of:=[$CheckPalindrome.B3]" office:value-type="float" office:value="20" calcext:value-type="float">
            <text:p>20</text:p>
          </table:table-cell>
          <table:table-cell table:style-name="ce42" table:formula="of:=[$CheckPalindrome.C3]" office:value-type="float" office:value="166" calcext:value-type="float">
            <text:p>166</text:p>
          </table:table-cell>
          <table:table-cell table:style-name="ce42" table:formula="of:=[$CheckPalindrome.D3]" office:value-type="float" office:value="12.05" calcext:value-type="float">
            <text:p>12.05</text:p>
          </table:table-cell>
          <table:table-cell/>
          <table:table-cell table:style-name="ce42" office:value-type="string" calcext:value-type="string">
            <text:p>Mutantes equivalentes</text:p>
          </table:table-cell>
          <table:table-cell table:style-name="ce42" table:formula="of:=[$CountPositive.B3]" office:value-type="float" office:value="9" calcext:value-type="float">
            <text:p>9</text:p>
          </table:table-cell>
          <table:table-cell table:style-name="ce42" table:formula="of:=[$CountPositive.C3]" office:value-type="float" office:value="151" calcext:value-type="float">
            <text:p>151</text:p>
          </table:table-cell>
          <table:table-cell table:style-name="ce42" table:formula="of:=[$CountPositive.D3]" office:value-type="float" office:value="5.96" calcext:value-type="float">
            <text:p>5.96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Mutantes nos arcos primitivos</text:p>
          </table:table-cell>
          <table:table-cell table:style-name="ce42" table:formula="of:=[$CheckPalindrome.B4]" office:value-type="float" office:value="158" calcext:value-type="float">
            <text:p>158</text:p>
          </table:table-cell>
          <table:table-cell table:style-name="ce42" table:formula="of:=[$CheckPalindrome.C4]" office:value-type="float" office:value="166" calcext:value-type="float">
            <text:p>166</text:p>
          </table:table-cell>
          <table:table-cell table:style-name="ce42" table:formula="of:=[$CheckPalindrome.D4]" office:value-type="float" office:value="95.18" calcext:value-type="float">
            <text:p>95.18</text:p>
          </table:table-cell>
          <table:table-cell/>
          <table:table-cell table:style-name="ce42" office:value-type="string" calcext:value-type="string">
            <text:p>Mutantes nos arcos primitivos</text:p>
          </table:table-cell>
          <table:table-cell table:style-name="ce42" table:formula="of:=[$CountPositive.B4]" office:value-type="float" office:value="66" calcext:value-type="float">
            <text:p>66</text:p>
          </table:table-cell>
          <table:table-cell table:style-name="ce42" table:formula="of:=[$CountPositive.C4]" office:value-type="float" office:value="151" calcext:value-type="float">
            <text:p>151</text:p>
          </table:table-cell>
          <table:table-cell table:style-name="ce42" table:formula="of:=[$CountPositive.D4]" office:value-type="float" office:value="43.71" calcext:value-type="float">
            <text:p>43.71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Mutantes na origem dos arcos primitivos</text:p>
          </table:table-cell>
          <table:table-cell table:style-name="ce42" table:formula="of:=[$CheckPalindrome.B5]" office:value-type="float" office:value="134" calcext:value-type="float">
            <text:p>134</text:p>
          </table:table-cell>
          <table:table-cell table:style-name="ce42" table:formula="of:=[$CheckPalindrome.C5]" office:value-type="float" office:value="166" calcext:value-type="float">
            <text:p>166</text:p>
          </table:table-cell>
          <table:table-cell table:style-name="ce42" table:formula="of:=[$CheckPalindrome.D5]" office:value-type="float" office:value="80.72" calcext:value-type="float">
            <text:p>80.72</text:p>
          </table:table-cell>
          <table:table-cell/>
          <table:table-cell table:style-name="ce42" office:value-type="string" calcext:value-type="string">
            <text:p>Mutantes na origem dos arcos primitivos</text:p>
          </table:table-cell>
          <table:table-cell table:style-name="ce42" table:formula="of:=[$CountPositive.B5]" office:value-type="float" office:value="57" calcext:value-type="float">
            <text:p>57</text:p>
          </table:table-cell>
          <table:table-cell table:style-name="ce42" table:formula="of:=[$CountPositive.C5]" office:value-type="float" office:value="151" calcext:value-type="float">
            <text:p>151</text:p>
          </table:table-cell>
          <table:table-cell table:style-name="ce42" table:formula="of:=[$CountPositive.D5]" office:value-type="float" office:value="37.75" calcext:value-type="float">
            <text:p>37.75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Mutantes no destino dos arcos primitivos</text:p>
          </table:table-cell>
          <table:table-cell table:style-name="ce42" table:formula="of:=[$CheckPalindrome.B6]" office:value-type="float" office:value="24" calcext:value-type="float">
            <text:p>24</text:p>
          </table:table-cell>
          <table:table-cell table:style-name="ce42" table:formula="of:=[$CheckPalindrome.C6]" office:value-type="float" office:value="166" calcext:value-type="float">
            <text:p>166</text:p>
          </table:table-cell>
          <table:table-cell table:style-name="ce42" table:formula="of:=[$CheckPalindrome.D6]" office:value-type="float" office:value="14.46" calcext:value-type="float">
            <text:p>14.46</text:p>
          </table:table-cell>
          <table:table-cell/>
          <table:table-cell table:style-name="ce42" office:value-type="string" calcext:value-type="string">
            <text:p>Mutantes no destino dos arcos primitivos</text:p>
          </table:table-cell>
          <table:table-cell table:style-name="ce42" table:formula="of:=[$CountPositive.B6]" office:value-type="float" office:value="9" calcext:value-type="float">
            <text:p>9</text:p>
          </table:table-cell>
          <table:table-cell table:style-name="ce42" table:formula="of:=[$CountPositive.C6]" office:value-type="float" office:value="151" calcext:value-type="float">
            <text:p>151</text:p>
          </table:table-cell>
          <table:table-cell table:style-name="ce42" table:formula="of:=[$CountPositive.D6]" office:value-type="float" office:value="5.96" calcext:value-type="float">
            <text:p>5.96</text:p>
          </table:table-cell>
          <table:table-cell table:number-columns-repeated="1015"/>
        </table:table-row>
        <table:table-row table:style-name="ro1">
          <table:table-cell table:style-name="ce42" table:number-columns-repeated="4"/>
          <table:table-cell/>
          <table:table-cell table:style-name="ce42" table:number-columns-repeated="4"/>
          <table:table-cell table:number-columns-repeated="1015"/>
        </table:table-row>
        <table:table-row table:style-name="ro1">
          <table:table-cell table:style-name="ce19" office:value-type="string" calcext:value-type="string">
            <text:p>Minimais em arcos primitivos</text:p>
          </table:table-cell>
          <table:table-cell table:style-name="ce19" table:formula="of:=[$CheckPalindrome.B8]" office:value-type="float" office:value="13" calcext:value-type="float">
            <text:p>13</text:p>
          </table:table-cell>
          <table:table-cell table:style-name="ce19" table:formula="of:=[$CheckPalindrome.C8]" office:value-type="float" office:value="13" calcext:value-type="float">
            <text:p>13</text:p>
          </table:table-cell>
          <table:table-cell table:style-name="ce19" table:formula="of:=[$CheckPalindrome.D8]" office:value-type="float" office:value="100" calcext:value-type="float">
            <text:p>100</text:p>
          </table:table-cell>
          <table:table-cell table:style-name="ce43"/>
          <table:table-cell table:style-name="ce19" office:value-type="string" calcext:value-type="string">
            <text:p>Minimais em arcos primitivos</text:p>
          </table:table-cell>
          <table:table-cell table:style-name="ce19" table:formula="of:=[$CountPositive.B8]" office:value-type="float" office:value="7" calcext:value-type="float">
            <text:p>7</text:p>
          </table:table-cell>
          <table:table-cell table:style-name="ce19" table:formula="of:=[$CountPositive.C8]" office:value-type="float" office:value="8" calcext:value-type="float">
            <text:p>8</text:p>
          </table:table-cell>
          <table:table-cell table:style-name="ce19" table:formula="of:=[$CountPositive.D8]" office:value-type="float" office:value="87.5" calcext:value-type="float">
            <text:p>87.5</text:p>
          </table:table-cell>
          <table:table-cell table:style-name="ce43" table:number-columns-repeated="1015"/>
        </table:table-row>
        <table:table-row table:style-name="ro1">
          <table:table-cell office:value-type="string" calcext:value-type="string">
            <text:p>Minimais na origem dos arcos primitivos</text:p>
          </table:table-cell>
          <table:table-cell table:formula="of:=[$CheckPalindrome.B9]" office:value-type="float" office:value="9" calcext:value-type="float">
            <text:p>9</text:p>
          </table:table-cell>
          <table:table-cell table:formula="of:=[$CheckPalindrome.C9]" office:value-type="float" office:value="13" calcext:value-type="float">
            <text:p>13</text:p>
          </table:table-cell>
          <table:table-cell table:formula="of:=[$CheckPalindrome.D9]" office:value-type="float" office:value="69.23" calcext:value-type="float">
            <text:p>69.23</text:p>
          </table:table-cell>
          <table:table-cell table:style-name="ce44"/>
          <table:table-cell office:value-type="string" calcext:value-type="string">
            <text:p>Minimais na origem dos arcos primitivos</text:p>
          </table:table-cell>
          <table:table-cell table:formula="of:=[$CountPositive.B9]" office:value-type="float" office:value="7" calcext:value-type="float">
            <text:p>7</text:p>
          </table:table-cell>
          <table:table-cell table:formula="of:=[$CountPositive.C9]" office:value-type="float" office:value="8" calcext:value-type="float">
            <text:p>8</text:p>
          </table:table-cell>
          <table:table-cell table:formula="of:=[$CountPositive.D9]" office:value-type="float" office:value="87.5" calcext:value-type="float">
            <text:p>87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ais no destino dos arcos primitivos</text:p>
          </table:table-cell>
          <table:table-cell table:formula="of:=[$CheckPalindrome.B10]" office:value-type="float" office:value="4" calcext:value-type="float">
            <text:p>4</text:p>
          </table:table-cell>
          <table:table-cell table:formula="of:=[$CheckPalindrome.C10]" office:value-type="float" office:value="13" calcext:value-type="float">
            <text:p>13</text:p>
          </table:table-cell>
          <table:table-cell table:formula="of:=[$CheckPalindrome.D10]" office:value-type="float" office:value="30.77" calcext:value-type="float">
            <text:p>30.77</text:p>
          </table:table-cell>
          <table:table-cell table:style-name="ce44"/>
          <table:table-cell office:value-type="string" calcext:value-type="string">
            <text:p>Minimais no destino dos arcos primitivos</text:p>
          </table:table-cell>
          <table:table-cell table:formula="of:=[$CountPositive.B10]" office:value-type="float" office:value="0" calcext:value-type="float">
            <text:p>0</text:p>
          </table:table-cell>
          <table:table-cell table:formula="of:=[$CountPositive.C10]" office:value-type="float" office:value="8" calcext:value-type="float">
            <text:p>8</text:p>
          </table:table-cell>
          <table:table-cell table:formula="of:=[$CountPositive.D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Minimais em primitivos ou com origem/destino em primitivos</text:p>
          </table:table-cell>
          <table:table-cell table:style-name="ce19" table:formula="of:=[$CheckPalindrome.B11]" office:value-type="float" office:value="13" calcext:value-type="float">
            <text:p>13</text:p>
          </table:table-cell>
          <table:table-cell table:style-name="ce19" table:formula="of:=[$CheckPalindrome.C11]" office:value-type="float" office:value="13" calcext:value-type="float">
            <text:p>13</text:p>
          </table:table-cell>
          <table:table-cell table:style-name="ce19" table:formula="of:=[$CheckPalindrome.D11]" office:value-type="float" office:value="100" calcext:value-type="float">
            <text:p>100</text:p>
          </table:table-cell>
          <table:table-cell table:style-name="ce43"/>
          <table:table-cell table:style-name="ce19" office:value-type="string" calcext:value-type="string">
            <text:p>Minimais em primitivos ou com origem/destino em primitivos</text:p>
          </table:table-cell>
          <table:table-cell table:style-name="ce19" table:formula="of:=[$CountPositive.B11]" office:value-type="float" office:value="8" calcext:value-type="float">
            <text:p>8</text:p>
          </table:table-cell>
          <table:table-cell table:style-name="ce19" table:formula="of:=[$CountPositive.C11]" office:value-type="float" office:value="8" calcext:value-type="float">
            <text:p>8</text:p>
          </table:table-cell>
          <table:table-cell table:style-name="ce19" table:formula="of:=[$CountPositive.D11]" office:value-type="float" office:value="100" calcext:value-type="float">
            <text:p>100</text:p>
          </table:table-cell>
          <table:table-cell table:style-name="ce43" table:number-columns-repeated="1015"/>
        </table:table-row>
        <table:table-row table:style-name="ro1">
          <table:table-cell office:value-type="string" calcext:value-type="string">
            <text:p>Minimais com nó origem em arcos primitivos</text:p>
          </table:table-cell>
          <table:table-cell table:formula="of:=[$CheckPalindrome.B12]" office:value-type="float" office:value="13" calcext:value-type="float">
            <text:p>13</text:p>
          </table:table-cell>
          <table:table-cell table:formula="of:=[$CheckPalindrome.C12]" office:value-type="float" office:value="13" calcext:value-type="float">
            <text:p>13</text:p>
          </table:table-cell>
          <table:table-cell table:formula="of:=[$CheckPalindrome.D12]" office:value-type="float" office:value="100" calcext:value-type="float">
            <text:p>100</text:p>
          </table:table-cell>
          <table:table-cell table:style-name="ce44"/>
          <table:table-cell office:value-type="string" calcext:value-type="string">
            <text:p>Minimais com nó origem em arcos primitivos</text:p>
          </table:table-cell>
          <table:table-cell table:formula="of:=[$CountPositive.B12]" office:value-type="float" office:value="0" calcext:value-type="float">
            <text:p>0</text:p>
          </table:table-cell>
          <table:table-cell table:formula="of:=[$CountPositive.C12]" office:value-type="float" office:value="8" calcext:value-type="float">
            <text:p>8</text:p>
          </table:table-cell>
          <table:table-cell table:formula="of:=[$CountPositive.D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ais com nó destino em arcos primitivos</text:p>
          </table:table-cell>
          <table:table-cell table:formula="of:=[$CheckPalindrome.B13]" office:value-type="float" office:value="11" calcext:value-type="float">
            <text:p>11</text:p>
          </table:table-cell>
          <table:table-cell table:formula="of:=[$CheckPalindrome.C13]" office:value-type="float" office:value="13" calcext:value-type="float">
            <text:p>13</text:p>
          </table:table-cell>
          <table:table-cell table:formula="of:=[$CheckPalindrome.D13]" office:value-type="float" office:value="84.62" calcext:value-type="float">
            <text:p>84.62</text:p>
          </table:table-cell>
          <table:table-cell table:style-name="ce44"/>
          <table:table-cell office:value-type="string" calcext:value-type="string">
            <text:p>Minimais com nó destino em arcos primitivos</text:p>
          </table:table-cell>
          <table:table-cell table:formula="of:=[$CountPositive.B13]" office:value-type="float" office:value="8" calcext:value-type="float">
            <text:p>8</text:p>
          </table:table-cell>
          <table:table-cell table:formula="of:=[$CountPositive.C13]" office:value-type="float" office:value="8" calcext:value-type="float">
            <text:p>8</text:p>
          </table:table-cell>
          <table:table-cell table:formula="of:=[$CountPositive.D13]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Equivalentes em arcos primitivos</text:p>
          </table:table-cell>
          <table:table-cell table:style-name="ce19" table:formula="of:=[$CheckPalindrome.B14]" office:value-type="float" office:value="20" calcext:value-type="float">
            <text:p>20</text:p>
          </table:table-cell>
          <table:table-cell table:style-name="ce19" table:formula="of:=[$CheckPalindrome.C14]" office:value-type="float" office:value="20" calcext:value-type="float">
            <text:p>20</text:p>
          </table:table-cell>
          <table:table-cell table:style-name="ce19" table:formula="of:=[$CheckPalindrome.D14]" office:value-type="float" office:value="100" calcext:value-type="float">
            <text:p>100</text:p>
          </table:table-cell>
          <table:table-cell table:style-name="ce43"/>
          <table:table-cell table:style-name="ce19" office:value-type="string" calcext:value-type="string">
            <text:p>Equivalentes em arcos primitivos</text:p>
          </table:table-cell>
          <table:table-cell table:style-name="ce19" table:formula="of:=[$CountPositive.B14]" office:value-type="float" office:value="1" calcext:value-type="float">
            <text:p>1</text:p>
          </table:table-cell>
          <table:table-cell table:style-name="ce19" table:formula="of:=[$CountPositive.C14]" office:value-type="float" office:value="9" calcext:value-type="float">
            <text:p>9</text:p>
          </table:table-cell>
          <table:table-cell table:style-name="ce19" table:formula="of:=[$CountPositive.D14]" office:value-type="float" office:value="11.11" calcext:value-type="float">
            <text:p>11.11</text:p>
          </table:table-cell>
          <table:table-cell table:style-name="ce43" table:number-columns-repeated="1015"/>
        </table:table-row>
        <table:table-row table:style-name="ro1">
          <table:table-cell office:value-type="string" calcext:value-type="string">
            <text:p>Equivalentes na origem dos arcos primitivos</text:p>
          </table:table-cell>
          <table:table-cell table:formula="of:=[$CheckPalindrome.B15]" office:value-type="float" office:value="19" calcext:value-type="float">
            <text:p>19</text:p>
          </table:table-cell>
          <table:table-cell table:formula="of:=[$CheckPalindrome.C15]" office:value-type="float" office:value="20" calcext:value-type="float">
            <text:p>20</text:p>
          </table:table-cell>
          <table:table-cell table:formula="of:=[$CheckPalindrome.D15]" office:value-type="float" office:value="95" calcext:value-type="float">
            <text:p>95</text:p>
          </table:table-cell>
          <table:table-cell table:style-name="ce44"/>
          <table:table-cell office:value-type="string" calcext:value-type="string">
            <text:p>Equivalentes na origem dos arcos primitivos</text:p>
          </table:table-cell>
          <table:table-cell table:formula="of:=[$CountPositive.B15]" office:value-type="float" office:value="1" calcext:value-type="float">
            <text:p>1</text:p>
          </table:table-cell>
          <table:table-cell table:formula="of:=[$CountPositive.C15]" office:value-type="float" office:value="9" calcext:value-type="float">
            <text:p>9</text:p>
          </table:table-cell>
          <table:table-cell table:formula="of:=[$CountPositive.D15]" office:value-type="float" office:value="11.11" calcext:value-type="float">
            <text:p>11.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uivalentes no destino dos arcos primitivos</text:p>
          </table:table-cell>
          <table:table-cell table:formula="of:=[$CheckPalindrome.B16]" office:value-type="float" office:value="1" calcext:value-type="float">
            <text:p>1</text:p>
          </table:table-cell>
          <table:table-cell table:formula="of:=[$CheckPalindrome.C16]" office:value-type="float" office:value="20" calcext:value-type="float">
            <text:p>20</text:p>
          </table:table-cell>
          <table:table-cell table:formula="of:=[$CheckPalindrome.D16]" office:value-type="float" office:value="5" calcext:value-type="float">
            <text:p>5</text:p>
          </table:table-cell>
          <table:table-cell table:style-name="ce44"/>
          <table:table-cell office:value-type="string" calcext:value-type="string">
            <text:p>Equivalentes no destino dos arcos primitivos</text:p>
          </table:table-cell>
          <table:table-cell table:formula="of:=[$CountPositive.B16]" office:value-type="float" office:value="0" calcext:value-type="float">
            <text:p>0</text:p>
          </table:table-cell>
          <table:table-cell table:formula="of:=[$CountPositive.C16]" office:value-type="float" office:value="9" calcext:value-type="float">
            <text:p>9</text:p>
          </table:table-cell>
          <table:table-cell table:formula="of:=[$CountPositive.D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Equivalentes em primitivos ou com origem/destino em primitivos</text:p>
          </table:table-cell>
          <table:table-cell table:style-name="ce19" table:formula="of:=[$CheckPalindrome.B17]" office:value-type="float" office:value="20" calcext:value-type="float">
            <text:p>20</text:p>
          </table:table-cell>
          <table:table-cell table:style-name="ce19" table:formula="of:=[$CheckPalindrome.C17]" office:value-type="float" office:value="20" calcext:value-type="float">
            <text:p>20</text:p>
          </table:table-cell>
          <table:table-cell table:style-name="ce19" table:formula="of:=[$CheckPalindrome.D17]" office:value-type="float" office:value="100" calcext:value-type="float">
            <text:p>100</text:p>
          </table:table-cell>
          <table:table-cell table:style-name="ce43"/>
          <table:table-cell table:style-name="ce19" office:value-type="string" calcext:value-type="string">
            <text:p>Equivalentes em primitivos ou com origem/destino em primitivos</text:p>
          </table:table-cell>
          <table:table-cell table:style-name="ce19" table:formula="of:=[$CountPositive.B17]" office:value-type="float" office:value="6" calcext:value-type="float">
            <text:p>6</text:p>
          </table:table-cell>
          <table:table-cell table:style-name="ce19" table:formula="of:=[$CountPositive.C17]" office:value-type="float" office:value="9" calcext:value-type="float">
            <text:p>9</text:p>
          </table:table-cell>
          <table:table-cell table:style-name="ce19" table:formula="of:=[$CountPositive.D17]" office:value-type="float" office:value="66.67" calcext:value-type="float">
            <text:p>66.67</text:p>
          </table:table-cell>
          <table:table-cell table:style-name="ce43" table:number-columns-repeated="1015"/>
        </table:table-row>
        <table:table-row table:style-name="ro1">
          <table:table-cell office:value-type="string" calcext:value-type="string">
            <text:p>Equivalentes com nó origem em arcos primitivos</text:p>
          </table:table-cell>
          <table:table-cell table:formula="of:=[$CheckPalindrome.B18]" office:value-type="float" office:value="20" calcext:value-type="float">
            <text:p>20</text:p>
          </table:table-cell>
          <table:table-cell table:formula="of:=[$CheckPalindrome.C18]" office:value-type="float" office:value="20" calcext:value-type="float">
            <text:p>20</text:p>
          </table:table-cell>
          <table:table-cell table:formula="of:=[$CheckPalindrome.D18]" office:value-type="float" office:value="100" calcext:value-type="float">
            <text:p>100</text:p>
          </table:table-cell>
          <table:table-cell table:style-name="ce44"/>
          <table:table-cell office:value-type="string" calcext:value-type="string">
            <text:p>Equivalentes com nó origem em arcos primitivos</text:p>
          </table:table-cell>
          <table:table-cell table:formula="of:=[$CountPositive.B18]" office:value-type="float" office:value="0" calcext:value-type="float">
            <text:p>0</text:p>
          </table:table-cell>
          <table:table-cell table:formula="of:=[$CountPositive.C18]" office:value-type="float" office:value="9" calcext:value-type="float">
            <text:p>9</text:p>
          </table:table-cell>
          <table:table-cell table:formula="of:=[$CountPositive.D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uivalentes com nó destino em arcos primitivos</text:p>
          </table:table-cell>
          <table:table-cell table:formula="of:=[$CheckPalindrome.B19]" office:value-type="float" office:value="19" calcext:value-type="float">
            <text:p>19</text:p>
          </table:table-cell>
          <table:table-cell table:formula="of:=[$CheckPalindrome.C19]" office:value-type="float" office:value="20" calcext:value-type="float">
            <text:p>20</text:p>
          </table:table-cell>
          <table:table-cell table:formula="of:=[$CheckPalindrome.D19]" office:value-type="float" office:value="95" calcext:value-type="float">
            <text:p>95</text:p>
          </table:table-cell>
          <table:table-cell table:style-name="ce44"/>
          <table:table-cell office:value-type="string" calcext:value-type="string">
            <text:p>Equivalentes com nó destino em arcos primitivos</text:p>
          </table:table-cell>
          <table:table-cell table:formula="of:=[$CountPositive.B19]" office:value-type="float" office:value="6" calcext:value-type="float">
            <text:p>6</text:p>
          </table:table-cell>
          <table:table-cell table:formula="of:=[$CountPositive.C19]" office:value-type="float" office:value="9" calcext:value-type="float">
            <text:p>9</text:p>
          </table:table-cell>
          <table:table-cell table:formula="of:=[$CountPositive.D19]" office:value-type="float" office:value="66.67" calcext:value-type="float">
            <text:p>66.67</text:p>
          </table:table-cell>
          <table:table-cell table:number-columns-repeated="1015"/>
        </table:table-row>
        <table:table-row table:style-name="ro1" table:number-rows-repeated="7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45" office:value-type="string" calcext:value-type="string" table:number-columns-spanned="4" table:number-rows-spanned="1">
            <text:p>DigitReverser</text:p>
          </table:table-cell>
          <table:covered-table-cell table:number-columns-repeated="3" table:style-name="ce19"/>
          <table:table-cell/>
          <table:table-cell table:style-name="ce45" office:value-type="string" calcext:value-type="string" table:number-columns-spanned="4" table:number-rows-spanned="1">
            <text:p>FindLast</text:p>
          </table:table-cell>
          <table:covered-table-cell table:number-columns-repeated="3" table:style-name="ce19"/>
          <table:table-cell table:number-columns-repeated="1015"/>
        </table:table-row>
        <table:table-row table:style-name="ro1">
          <table:table-cell table:style-name="ce19" office:value-type="string" calcext:value-type="string">
            <text:p>Informação</text:p>
          </table:table-cell>
          <table:table-cell table:style-name="ce19" office:value-type="string" calcext:value-type="string">
            <text:p>Número</text:p>
          </table:table-cell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Percentual</text:p>
          </table:table-cell>
          <table:table-cell/>
          <table:table-cell table:style-name="ce19" office:value-type="string" calcext:value-type="string">
            <text:p>Informação</text:p>
          </table:table-cell>
          <table:table-cell table:style-name="ce19" office:value-type="string" calcext:value-type="string">
            <text:p>Número</text:p>
          </table:table-cell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Percentual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Mutantes minimais</text:p>
          </table:table-cell>
          <table:table-cell table:style-name="ce42" table:formula="of:=[$DigitReverser.B2]" office:value-type="float" office:value="8" calcext:value-type="float">
            <text:p>8</text:p>
          </table:table-cell>
          <table:table-cell table:style-name="ce42" table:formula="of:=[$DigitReverser.C2]" office:value-type="float" office:value="496" calcext:value-type="float">
            <text:p>496</text:p>
          </table:table-cell>
          <table:table-cell table:style-name="ce42" table:formula="of:=[$DigitReverser.D2]" office:value-type="float" office:value="1.61" calcext:value-type="float">
            <text:p>1.61</text:p>
          </table:table-cell>
          <table:table-cell/>
          <table:table-cell table:style-name="ce42" office:value-type="string" calcext:value-type="string">
            <text:p>Mutantes minimais</text:p>
          </table:table-cell>
          <table:table-cell table:style-name="ce42" table:formula="of:=[$FindLast.B2]" office:value-type="float" office:value="32" calcext:value-type="float">
            <text:p>32</text:p>
          </table:table-cell>
          <table:table-cell table:style-name="ce42" table:formula="of:=[$FindLast.C2]" office:value-type="float" office:value="198" calcext:value-type="float">
            <text:p>198</text:p>
          </table:table-cell>
          <table:table-cell table:style-name="ce42" table:formula="of:=[$FindLast.D2]" office:value-type="float" office:value="16.16" calcext:value-type="float">
            <text:p>16.16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Mutantes equivalentes</text:p>
          </table:table-cell>
          <table:table-cell table:style-name="ce42" table:formula="of:=[$DigitReverser.B3]" office:value-type="float" office:value="43" calcext:value-type="float">
            <text:p>43</text:p>
          </table:table-cell>
          <table:table-cell table:style-name="ce42" table:formula="of:=[$DigitReverser.C3]" office:value-type="float" office:value="496" calcext:value-type="float">
            <text:p>496</text:p>
          </table:table-cell>
          <table:table-cell table:style-name="ce42" table:formula="of:=[$DigitReverser.D3]" office:value-type="float" office:value="8.67" calcext:value-type="float">
            <text:p>8.67</text:p>
          </table:table-cell>
          <table:table-cell/>
          <table:table-cell table:style-name="ce42" office:value-type="string" calcext:value-type="string">
            <text:p>Mutantes equivalentes</text:p>
          </table:table-cell>
          <table:table-cell table:style-name="ce42" table:formula="of:=[$FindLast.B3]" office:value-type="float" office:value="8" calcext:value-type="float">
            <text:p>8</text:p>
          </table:table-cell>
          <table:table-cell table:style-name="ce42" table:formula="of:=[$FindLast.C3]" office:value-type="float" office:value="198" calcext:value-type="float">
            <text:p>198</text:p>
          </table:table-cell>
          <table:table-cell table:style-name="ce42" table:formula="of:=[$FindLast.D3]" office:value-type="float" office:value="4.04" calcext:value-type="float">
            <text:p>4.04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Mutantes nos arcos primitivos</text:p>
          </table:table-cell>
          <table:table-cell table:style-name="ce42" table:formula="of:=[$DigitReverser.B4]" office:value-type="float" office:value="432" calcext:value-type="float">
            <text:p>432</text:p>
          </table:table-cell>
          <table:table-cell table:style-name="ce42" table:formula="of:=[$DigitReverser.C4]" office:value-type="float" office:value="496" calcext:value-type="float">
            <text:p>496</text:p>
          </table:table-cell>
          <table:table-cell table:style-name="ce42" table:formula="of:=[$DigitReverser.D4]" office:value-type="float" office:value="87.1" calcext:value-type="float">
            <text:p>87.1</text:p>
          </table:table-cell>
          <table:table-cell/>
          <table:table-cell table:style-name="ce42" office:value-type="string" calcext:value-type="string">
            <text:p>Mutantes nos arcos primitivos</text:p>
          </table:table-cell>
          <table:table-cell table:style-name="ce42" table:formula="of:=[$FindLast.B4]" office:value-type="float" office:value="133" calcext:value-type="float">
            <text:p>133</text:p>
          </table:table-cell>
          <table:table-cell table:style-name="ce42" table:formula="of:=[$FindLast.C4]" office:value-type="float" office:value="198" calcext:value-type="float">
            <text:p>198</text:p>
          </table:table-cell>
          <table:table-cell table:style-name="ce42" table:formula="of:=[$FindLast.D4]" office:value-type="float" office:value="67.17" calcext:value-type="float">
            <text:p>67.17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Mutantes na origem dos arcos primitivos</text:p>
          </table:table-cell>
          <table:table-cell table:style-name="ce42" table:formula="of:=[$DigitReverser.B5]" office:value-type="float" office:value="82" calcext:value-type="float">
            <text:p>82</text:p>
          </table:table-cell>
          <table:table-cell table:style-name="ce42" table:formula="of:=[$DigitReverser.C5]" office:value-type="float" office:value="496" calcext:value-type="float">
            <text:p>496</text:p>
          </table:table-cell>
          <table:table-cell table:style-name="ce42" table:formula="of:=[$DigitReverser.D5]" office:value-type="float" office:value="16.53" calcext:value-type="float">
            <text:p>16.53</text:p>
          </table:table-cell>
          <table:table-cell/>
          <table:table-cell table:style-name="ce42" office:value-type="string" calcext:value-type="string">
            <text:p>Mutantes na origem dos arcos primitivos</text:p>
          </table:table-cell>
          <table:table-cell table:style-name="ce42" table:formula="of:=[$FindLast.B5]" office:value-type="float" office:value="112" calcext:value-type="float">
            <text:p>112</text:p>
          </table:table-cell>
          <table:table-cell table:style-name="ce42" table:formula="of:=[$FindLast.C5]" office:value-type="float" office:value="198" calcext:value-type="float">
            <text:p>198</text:p>
          </table:table-cell>
          <table:table-cell table:style-name="ce42" table:formula="of:=[$FindLast.D5]" office:value-type="float" office:value="56.57" calcext:value-type="float">
            <text:p>56.57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Mutantes no destino dos arcos primitivos</text:p>
          </table:table-cell>
          <table:table-cell table:style-name="ce42" table:formula="of:=[$DigitReverser.B6]" office:value-type="float" office:value="350" calcext:value-type="float">
            <text:p>350</text:p>
          </table:table-cell>
          <table:table-cell table:style-name="ce42" table:formula="of:=[$DigitReverser.C6]" office:value-type="float" office:value="496" calcext:value-type="float">
            <text:p>496</text:p>
          </table:table-cell>
          <table:table-cell table:style-name="ce42" table:formula="of:=[$DigitReverser.D6]" office:value-type="float" office:value="70.56" calcext:value-type="float">
            <text:p>70.56</text:p>
          </table:table-cell>
          <table:table-cell/>
          <table:table-cell table:style-name="ce42" office:value-type="string" calcext:value-type="string">
            <text:p>Mutantes no destino dos arcos primitivos</text:p>
          </table:table-cell>
          <table:table-cell table:style-name="ce42" table:formula="of:=[$FindLast.B6]" office:value-type="float" office:value="21" calcext:value-type="float">
            <text:p>21</text:p>
          </table:table-cell>
          <table:table-cell table:style-name="ce42" table:formula="of:=[$FindLast.C6]" office:value-type="float" office:value="198" calcext:value-type="float">
            <text:p>198</text:p>
          </table:table-cell>
          <table:table-cell table:style-name="ce42" table:formula="of:=[$FindLast.D6]" office:value-type="float" office:value="10.61" calcext:value-type="float">
            <text:p>10.61</text:p>
          </table:table-cell>
          <table:table-cell table:number-columns-repeated="1015"/>
        </table:table-row>
        <table:table-row table:style-name="ro1">
          <table:table-cell table:style-name="ce42" table:number-columns-repeated="4"/>
          <table:table-cell/>
          <table:table-cell table:style-name="ce42" table:number-columns-repeated="4"/>
          <table:table-cell table:number-columns-repeated="1015"/>
        </table:table-row>
        <table:table-row table:style-name="ro1">
          <table:table-cell table:style-name="ce19" office:value-type="string" calcext:value-type="string">
            <text:p>Minimais em arcos primitivos</text:p>
          </table:table-cell>
          <table:table-cell table:style-name="ce19" table:formula="of:=[$DigitReverser.B8]" office:value-type="float" office:value="4" calcext:value-type="float">
            <text:p>4</text:p>
          </table:table-cell>
          <table:table-cell table:style-name="ce19" table:formula="of:=[$DigitReverser.C8]" office:value-type="float" office:value="8" calcext:value-type="float">
            <text:p>8</text:p>
          </table:table-cell>
          <table:table-cell table:style-name="ce19" table:formula="of:=[$DigitReverser.D8]" office:value-type="float" office:value="50" calcext:value-type="float">
            <text:p>50</text:p>
          </table:table-cell>
          <table:table-cell table:style-name="ce43"/>
          <table:table-cell table:style-name="ce19" office:value-type="string" calcext:value-type="string">
            <text:p>Minimais em arcos primitivos</text:p>
          </table:table-cell>
          <table:table-cell table:style-name="ce19" table:formula="of:=[$FindLast.B8]" office:value-type="float" office:value="12" calcext:value-type="float">
            <text:p>12</text:p>
          </table:table-cell>
          <table:table-cell table:style-name="ce19" table:formula="of:=[$FindLast.C8]" office:value-type="float" office:value="32" calcext:value-type="float">
            <text:p>32</text:p>
          </table:table-cell>
          <table:table-cell table:style-name="ce19" table:formula="of:=[$FindLast.D8]" office:value-type="float" office:value="37.5" calcext:value-type="float">
            <text:p>37.5</text:p>
          </table:table-cell>
          <table:table-cell table:style-name="ce43" table:number-columns-repeated="1015"/>
        </table:table-row>
        <table:table-row table:style-name="ro1">
          <table:table-cell office:value-type="string" calcext:value-type="string">
            <text:p>Minimais na origem dos arcos primitivos</text:p>
          </table:table-cell>
          <table:table-cell table:formula="of:=[$DigitReverser.B9]" office:value-type="float" office:value="0" calcext:value-type="float">
            <text:p>0</text:p>
          </table:table-cell>
          <table:table-cell table:formula="of:=[$DigitReverser.C9]" office:value-type="float" office:value="8" calcext:value-type="float">
            <text:p>8</text:p>
          </table:table-cell>
          <table:table-cell table:formula="of:=[$DigitReverser.D9]" office:value-type="float" office:value="0" calcext:value-type="float">
            <text:p>0</text:p>
          </table:table-cell>
          <table:table-cell table:style-name="ce44"/>
          <table:table-cell office:value-type="string" calcext:value-type="string">
            <text:p>Minimais na origem dos arcos primitivos</text:p>
          </table:table-cell>
          <table:table-cell table:formula="of:=[$FindLast.B9]" office:value-type="float" office:value="12" calcext:value-type="float">
            <text:p>12</text:p>
          </table:table-cell>
          <table:table-cell table:formula="of:=[$FindLast.C9]" office:value-type="float" office:value="32" calcext:value-type="float">
            <text:p>32</text:p>
          </table:table-cell>
          <table:table-cell table:formula="of:=[$FindLast.D9]" office:value-type="float" office:value="37.5" calcext:value-type="float">
            <text:p>37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ais no destino dos arcos primitivos</text:p>
          </table:table-cell>
          <table:table-cell table:formula="of:=[$DigitReverser.B10]" office:value-type="float" office:value="4" calcext:value-type="float">
            <text:p>4</text:p>
          </table:table-cell>
          <table:table-cell table:formula="of:=[$DigitReverser.C10]" office:value-type="float" office:value="8" calcext:value-type="float">
            <text:p>8</text:p>
          </table:table-cell>
          <table:table-cell table:formula="of:=[$DigitReverser.D10]" office:value-type="float" office:value="50" calcext:value-type="float">
            <text:p>50</text:p>
          </table:table-cell>
          <table:table-cell table:style-name="ce44"/>
          <table:table-cell office:value-type="string" calcext:value-type="string">
            <text:p>Minimais no destino dos arcos primitivos</text:p>
          </table:table-cell>
          <table:table-cell table:formula="of:=[$FindLast.B10]" office:value-type="float" office:value="0" calcext:value-type="float">
            <text:p>0</text:p>
          </table:table-cell>
          <table:table-cell table:formula="of:=[$FindLast.C10]" office:value-type="float" office:value="32" calcext:value-type="float">
            <text:p>32</text:p>
          </table:table-cell>
          <table:table-cell table:formula="of:=[$FindLast.D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Minimais em primitivos ou com origem/destino em primitivos</text:p>
          </table:table-cell>
          <table:table-cell table:style-name="ce19" table:formula="of:=[$DigitReverser.B11]" office:value-type="float" office:value="8" calcext:value-type="float">
            <text:p>8</text:p>
          </table:table-cell>
          <table:table-cell table:style-name="ce19" table:formula="of:=[$DigitReverser.C11]" office:value-type="float" office:value="8" calcext:value-type="float">
            <text:p>8</text:p>
          </table:table-cell>
          <table:table-cell table:style-name="ce19" table:formula="of:=[$DigitReverser.D11]" office:value-type="float" office:value="100" calcext:value-type="float">
            <text:p>100</text:p>
          </table:table-cell>
          <table:table-cell table:style-name="ce43"/>
          <table:table-cell table:style-name="ce19" office:value-type="string" calcext:value-type="string">
            <text:p>Minimais em primitivos ou com origem/destino em primitivos</text:p>
          </table:table-cell>
          <table:table-cell table:style-name="ce19" table:formula="of:=[$FindLast.B11]" office:value-type="float" office:value="32" calcext:value-type="float">
            <text:p>32</text:p>
          </table:table-cell>
          <table:table-cell table:style-name="ce19" table:formula="of:=[$FindLast.C11]" office:value-type="float" office:value="32" calcext:value-type="float">
            <text:p>32</text:p>
          </table:table-cell>
          <table:table-cell table:style-name="ce19" table:formula="of:=[$FindLast.D11]" office:value-type="float" office:value="100" calcext:value-type="float">
            <text:p>100</text:p>
          </table:table-cell>
          <table:table-cell table:style-name="ce43" table:number-columns-repeated="1015"/>
        </table:table-row>
        <table:table-row table:style-name="ro1">
          <table:table-cell office:value-type="string" calcext:value-type="string">
            <text:p>Minimais com nó origem em arcos primitivos</text:p>
          </table:table-cell>
          <table:table-cell table:formula="of:=[$DigitReverser.B12]" office:value-type="float" office:value="8" calcext:value-type="float">
            <text:p>8</text:p>
          </table:table-cell>
          <table:table-cell table:formula="of:=[$DigitReverser.C12]" office:value-type="float" office:value="8" calcext:value-type="float">
            <text:p>8</text:p>
          </table:table-cell>
          <table:table-cell table:formula="of:=[$DigitReverser.D12]" office:value-type="float" office:value="100" calcext:value-type="float">
            <text:p>100</text:p>
          </table:table-cell>
          <table:table-cell table:style-name="ce44"/>
          <table:table-cell office:value-type="string" calcext:value-type="string">
            <text:p>Minimais com nó origem em arcos primitivos</text:p>
          </table:table-cell>
          <table:table-cell table:formula="of:=[$FindLast.B12]" office:value-type="float" office:value="7" calcext:value-type="float">
            <text:p>7</text:p>
          </table:table-cell>
          <table:table-cell table:formula="of:=[$FindLast.C12]" office:value-type="float" office:value="32" calcext:value-type="float">
            <text:p>32</text:p>
          </table:table-cell>
          <table:table-cell table:formula="of:=[$FindLast.D12]" office:value-type="float" office:value="21.88" calcext:value-type="float">
            <text:p>21.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ais com nó destino em arcos primitivos</text:p>
          </table:table-cell>
          <table:table-cell table:formula="of:=[$DigitReverser.B13]" office:value-type="float" office:value="5" calcext:value-type="float">
            <text:p>5</text:p>
          </table:table-cell>
          <table:table-cell table:formula="of:=[$DigitReverser.C13]" office:value-type="float" office:value="8" calcext:value-type="float">
            <text:p>8</text:p>
          </table:table-cell>
          <table:table-cell table:formula="of:=[$DigitReverser.D13]" office:value-type="float" office:value="62.5" calcext:value-type="float">
            <text:p>62.5</text:p>
          </table:table-cell>
          <table:table-cell table:style-name="ce44"/>
          <table:table-cell office:value-type="string" calcext:value-type="string">
            <text:p>Minimais com nó destino em arcos primitivos</text:p>
          </table:table-cell>
          <table:table-cell table:formula="of:=[$FindLast.B13]" office:value-type="float" office:value="32" calcext:value-type="float">
            <text:p>32</text:p>
          </table:table-cell>
          <table:table-cell table:formula="of:=[$FindLast.C13]" office:value-type="float" office:value="32" calcext:value-type="float">
            <text:p>32</text:p>
          </table:table-cell>
          <table:table-cell table:formula="of:=[$FindLast.D13]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Equivalentes em arcos primitivos</text:p>
          </table:table-cell>
          <table:table-cell table:style-name="ce19" table:formula="of:=[$DigitReverser.B14]" office:value-type="float" office:value="37" calcext:value-type="float">
            <text:p>37</text:p>
          </table:table-cell>
          <table:table-cell table:style-name="ce19" table:formula="of:=[$DigitReverser.C14]" office:value-type="float" office:value="43" calcext:value-type="float">
            <text:p>43</text:p>
          </table:table-cell>
          <table:table-cell table:style-name="ce19" table:formula="of:=[$DigitReverser.D14]" office:value-type="float" office:value="86.05" calcext:value-type="float">
            <text:p>86.05</text:p>
          </table:table-cell>
          <table:table-cell table:style-name="ce43"/>
          <table:table-cell table:style-name="ce19" office:value-type="string" calcext:value-type="string">
            <text:p>Equivalentes em arcos primitivos</text:p>
          </table:table-cell>
          <table:table-cell table:style-name="ce19" table:formula="of:=[$FindLast.B14]" office:value-type="float" office:value="4" calcext:value-type="float">
            <text:p>4</text:p>
          </table:table-cell>
          <table:table-cell table:style-name="ce19" table:formula="of:=[$FindLast.C14]" office:value-type="float" office:value="8" calcext:value-type="float">
            <text:p>8</text:p>
          </table:table-cell>
          <table:table-cell table:style-name="ce19" table:formula="of:=[$FindLast.D14]" office:value-type="float" office:value="50" calcext:value-type="float">
            <text:p>50</text:p>
          </table:table-cell>
          <table:table-cell table:style-name="ce43" table:number-columns-repeated="1015"/>
        </table:table-row>
        <table:table-row table:style-name="ro1">
          <table:table-cell office:value-type="string" calcext:value-type="string">
            <text:p>Equivalentes na origem dos arcos primitivos</text:p>
          </table:table-cell>
          <table:table-cell table:formula="of:=[$DigitReverser.B15]" office:value-type="float" office:value="24" calcext:value-type="float">
            <text:p>24</text:p>
          </table:table-cell>
          <table:table-cell table:formula="of:=[$DigitReverser.C15]" office:value-type="float" office:value="43" calcext:value-type="float">
            <text:p>43</text:p>
          </table:table-cell>
          <table:table-cell table:formula="of:=[$DigitReverser.D15]" office:value-type="float" office:value="55.81" calcext:value-type="float">
            <text:p>55.81</text:p>
          </table:table-cell>
          <table:table-cell table:style-name="ce44"/>
          <table:table-cell office:value-type="string" calcext:value-type="string">
            <text:p>Equivalentes na origem dos arcos primitivos</text:p>
          </table:table-cell>
          <table:table-cell table:formula="of:=[$FindLast.B15]" office:value-type="float" office:value="2" calcext:value-type="float">
            <text:p>2</text:p>
          </table:table-cell>
          <table:table-cell table:formula="of:=[$FindLast.C15]" office:value-type="float" office:value="8" calcext:value-type="float">
            <text:p>8</text:p>
          </table:table-cell>
          <table:table-cell table:formula="of:=[$FindLast.D15]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uivalentes no destino dos arcos primitivos</text:p>
          </table:table-cell>
          <table:table-cell table:formula="of:=[$DigitReverser.B16]" office:value-type="float" office:value="13" calcext:value-type="float">
            <text:p>13</text:p>
          </table:table-cell>
          <table:table-cell table:formula="of:=[$DigitReverser.C16]" office:value-type="float" office:value="43" calcext:value-type="float">
            <text:p>43</text:p>
          </table:table-cell>
          <table:table-cell table:formula="of:=[$DigitReverser.D16]" office:value-type="float" office:value="30.23" calcext:value-type="float">
            <text:p>30.23</text:p>
          </table:table-cell>
          <table:table-cell table:style-name="ce44"/>
          <table:table-cell office:value-type="string" calcext:value-type="string">
            <text:p>Equivalentes no destino dos arcos primitivos</text:p>
          </table:table-cell>
          <table:table-cell table:formula="of:=[$FindLast.B16]" office:value-type="float" office:value="2" calcext:value-type="float">
            <text:p>2</text:p>
          </table:table-cell>
          <table:table-cell table:formula="of:=[$FindLast.C16]" office:value-type="float" office:value="8" calcext:value-type="float">
            <text:p>8</text:p>
          </table:table-cell>
          <table:table-cell table:formula="of:=[$FindLast.D16]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Equivalentes em primitivos ou com origem/destino em primitivos</text:p>
          </table:table-cell>
          <table:table-cell table:style-name="ce19" table:formula="of:=[$DigitReverser.B17]" office:value-type="float" office:value="43" calcext:value-type="float">
            <text:p>43</text:p>
          </table:table-cell>
          <table:table-cell table:style-name="ce19" table:formula="of:=[$DigitReverser.C17]" office:value-type="float" office:value="43" calcext:value-type="float">
            <text:p>43</text:p>
          </table:table-cell>
          <table:table-cell table:style-name="ce19" table:formula="of:=[$DigitReverser.D17]" office:value-type="float" office:value="100" calcext:value-type="float">
            <text:p>100</text:p>
          </table:table-cell>
          <table:table-cell table:style-name="ce43"/>
          <table:table-cell table:style-name="ce19" office:value-type="string" calcext:value-type="string">
            <text:p>Equivalentes em primitivos ou com origem/destino em primitivos</text:p>
          </table:table-cell>
          <table:table-cell table:style-name="ce19" table:formula="of:=[$FindLast.B17]" office:value-type="float" office:value="8" calcext:value-type="float">
            <text:p>8</text:p>
          </table:table-cell>
          <table:table-cell table:style-name="ce19" table:formula="of:=[$FindLast.C17]" office:value-type="float" office:value="8" calcext:value-type="float">
            <text:p>8</text:p>
          </table:table-cell>
          <table:table-cell table:style-name="ce19" table:formula="of:=[$FindLast.D17]" office:value-type="float" office:value="100" calcext:value-type="float">
            <text:p>100</text:p>
          </table:table-cell>
          <table:table-cell table:style-name="ce43" table:number-columns-repeated="1015"/>
        </table:table-row>
        <table:table-row table:style-name="ro1">
          <table:table-cell office:value-type="string" calcext:value-type="string">
            <text:p>Equivalentes com nó origem em arcos primitivos</text:p>
          </table:table-cell>
          <table:table-cell table:formula="of:=[$DigitReverser.B18]" office:value-type="float" office:value="43" calcext:value-type="float">
            <text:p>43</text:p>
          </table:table-cell>
          <table:table-cell table:formula="of:=[$DigitReverser.C18]" office:value-type="float" office:value="43" calcext:value-type="float">
            <text:p>43</text:p>
          </table:table-cell>
          <table:table-cell table:formula="of:=[$DigitReverser.D18]" office:value-type="float" office:value="100" calcext:value-type="float">
            <text:p>100</text:p>
          </table:table-cell>
          <table:table-cell table:style-name="ce44"/>
          <table:table-cell office:value-type="string" calcext:value-type="string">
            <text:p>Equivalentes com nó origem em arcos primitivos</text:p>
          </table:table-cell>
          <table:table-cell table:formula="of:=[$FindLast.B18]" office:value-type="float" office:value="4" calcext:value-type="float">
            <text:p>4</text:p>
          </table:table-cell>
          <table:table-cell table:formula="of:=[$FindLast.C18]" office:value-type="float" office:value="8" calcext:value-type="float">
            <text:p>8</text:p>
          </table:table-cell>
          <table:table-cell table:formula="of:=[$FindLast.D18]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uivalentes com nó destino em arcos primitivos</text:p>
          </table:table-cell>
          <table:table-cell table:formula="of:=[$DigitReverser.B19]" office:value-type="float" office:value="39" calcext:value-type="float">
            <text:p>39</text:p>
          </table:table-cell>
          <table:table-cell table:formula="of:=[$DigitReverser.C19]" office:value-type="float" office:value="43" calcext:value-type="float">
            <text:p>43</text:p>
          </table:table-cell>
          <table:table-cell table:formula="of:=[$DigitReverser.D19]" office:value-type="float" office:value="90.7" calcext:value-type="float">
            <text:p>90.7</text:p>
          </table:table-cell>
          <table:table-cell table:style-name="ce44"/>
          <table:table-cell office:value-type="string" calcext:value-type="string">
            <text:p>Equivalentes com nó destino em arcos primitivos</text:p>
          </table:table-cell>
          <table:table-cell table:formula="of:=[$FindLast.B19]" office:value-type="float" office:value="6" calcext:value-type="float">
            <text:p>6</text:p>
          </table:table-cell>
          <table:table-cell table:formula="of:=[$FindLast.C19]" office:value-type="float" office:value="8" calcext:value-type="float">
            <text:p>8</text:p>
          </table:table-cell>
          <table:table-cell table:formula="of:=[$FindLast.D19]" office:value-type="float" office:value="75" calcext:value-type="float">
            <text:p>75</text:p>
          </table:table-cell>
          <table:table-cell table:number-columns-repeated="1015"/>
        </table:table-row>
        <table:table-row table:style-name="ro1" table:number-rows-repeated="6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45" office:value-type="string" calcext:value-type="string" table:number-columns-spanned="4" table:number-rows-spanned="1">
            <text:p>FindVal</text:p>
          </table:table-cell>
          <table:covered-table-cell table:number-columns-repeated="3" table:style-name="ce19"/>
          <table:table-cell/>
          <table:table-cell table:style-name="ce45" office:value-type="string" calcext:value-type="string" table:number-columns-spanned="4" table:number-rows-spanned="1">
            <text:p>InversePermutation</text:p>
          </table:table-cell>
          <table:covered-table-cell table:number-columns-repeated="3" table:style-name="ce19"/>
          <table:table-cell table:number-columns-repeated="1015"/>
        </table:table-row>
        <table:table-row table:style-name="ro1">
          <table:table-cell table:style-name="ce19" office:value-type="string" calcext:value-type="string">
            <text:p>Informação</text:p>
          </table:table-cell>
          <table:table-cell table:style-name="ce19" office:value-type="string" calcext:value-type="string">
            <text:p>Número</text:p>
          </table:table-cell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Percentual</text:p>
          </table:table-cell>
          <table:table-cell/>
          <table:table-cell table:style-name="ce19" office:value-type="string" calcext:value-type="string">
            <text:p>Informação</text:p>
          </table:table-cell>
          <table:table-cell table:style-name="ce19" office:value-type="string" calcext:value-type="string">
            <text:p>Número</text:p>
          </table:table-cell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Percentual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Mutantes minimais</text:p>
          </table:table-cell>
          <table:table-cell table:style-name="ce42" table:formula="of:=[$FindVal.B2]" office:value-type="float" office:value="9" calcext:value-type="float">
            <text:p>9</text:p>
          </table:table-cell>
          <table:table-cell table:style-name="ce42" table:formula="of:=[$FindVal.C2]" office:value-type="float" office:value="190" calcext:value-type="float">
            <text:p>190</text:p>
          </table:table-cell>
          <table:table-cell table:style-name="ce42" table:formula="of:=[$FindVal.D2]" office:value-type="float" office:value="4.74" calcext:value-type="float">
            <text:p>4.74</text:p>
          </table:table-cell>
          <table:table-cell/>
          <table:table-cell table:style-name="ce42" office:value-type="string" calcext:value-type="string">
            <text:p>Mutantes minimais</text:p>
          </table:table-cell>
          <table:table-cell table:style-name="ce42" table:formula="of:=[$InversePermutation.B2]" office:value-type="float" office:value="38" calcext:value-type="float">
            <text:p>38</text:p>
          </table:table-cell>
          <table:table-cell table:style-name="ce42" table:formula="of:=[$InversePermutation.C2]" office:value-type="float" office:value="576" calcext:value-type="float">
            <text:p>576</text:p>
          </table:table-cell>
          <table:table-cell table:style-name="ce42" table:formula="of:=[$InversePermutation.D2]" office:value-type="float" office:value="6.6" calcext:value-type="float">
            <text:p>6.6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Mutantes equivalentes</text:p>
          </table:table-cell>
          <table:table-cell table:style-name="ce42" table:formula="of:=[$FindVal.B3]" office:value-type="float" office:value="10" calcext:value-type="float">
            <text:p>10</text:p>
          </table:table-cell>
          <table:table-cell table:style-name="ce42" table:formula="of:=[$FindVal.C3]" office:value-type="float" office:value="190" calcext:value-type="float">
            <text:p>190</text:p>
          </table:table-cell>
          <table:table-cell table:style-name="ce42" table:formula="of:=[$FindVal.D3]" office:value-type="float" office:value="5.26" calcext:value-type="float">
            <text:p>5.26</text:p>
          </table:table-cell>
          <table:table-cell/>
          <table:table-cell table:style-name="ce42" office:value-type="string" calcext:value-type="string">
            <text:p>Mutantes equivalentes</text:p>
          </table:table-cell>
          <table:table-cell table:style-name="ce42" table:formula="of:=[$InversePermutation.B3]" office:value-type="float" office:value="60" calcext:value-type="float">
            <text:p>60</text:p>
          </table:table-cell>
          <table:table-cell table:style-name="ce42" table:formula="of:=[$InversePermutation.C3]" office:value-type="float" office:value="576" calcext:value-type="float">
            <text:p>576</text:p>
          </table:table-cell>
          <table:table-cell table:style-name="ce42" table:formula="of:=[$InversePermutation.D3]" office:value-type="float" office:value="10.42" calcext:value-type="float">
            <text:p>10.42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Mutantes nos arcos primitivos</text:p>
          </table:table-cell>
          <table:table-cell table:style-name="ce42" table:formula="of:=[$FindVal.B4]" office:value-type="float" office:value="100" calcext:value-type="float">
            <text:p>100</text:p>
          </table:table-cell>
          <table:table-cell table:style-name="ce42" table:formula="of:=[$FindVal.C4]" office:value-type="float" office:value="190" calcext:value-type="float">
            <text:p>190</text:p>
          </table:table-cell>
          <table:table-cell table:style-name="ce42" table:formula="of:=[$FindVal.D4]" office:value-type="float" office:value="52.63" calcext:value-type="float">
            <text:p>52.63</text:p>
          </table:table-cell>
          <table:table-cell/>
          <table:table-cell table:style-name="ce42" office:value-type="string" calcext:value-type="string">
            <text:p>Mutantes nos arcos primitivos</text:p>
          </table:table-cell>
          <table:table-cell table:style-name="ce42" table:formula="of:=[$InversePermutation.B4]" office:value-type="float" office:value="485" calcext:value-type="float">
            <text:p>485</text:p>
          </table:table-cell>
          <table:table-cell table:style-name="ce42" table:formula="of:=[$InversePermutation.C4]" office:value-type="float" office:value="576" calcext:value-type="float">
            <text:p>576</text:p>
          </table:table-cell>
          <table:table-cell table:style-name="ce42" table:formula="of:=[$InversePermutation.D4]" office:value-type="float" office:value="84.2" calcext:value-type="float">
            <text:p>84.2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Mutantes na origem dos arcos primitivos</text:p>
          </table:table-cell>
          <table:table-cell table:style-name="ce42" table:formula="of:=[$FindVal.B5]" office:value-type="float" office:value="70" calcext:value-type="float">
            <text:p>70</text:p>
          </table:table-cell>
          <table:table-cell table:style-name="ce42" table:formula="of:=[$FindVal.C5]" office:value-type="float" office:value="190" calcext:value-type="float">
            <text:p>190</text:p>
          </table:table-cell>
          <table:table-cell table:style-name="ce42" table:formula="of:=[$FindVal.D5]" office:value-type="float" office:value="36.84" calcext:value-type="float">
            <text:p>36.84</text:p>
          </table:table-cell>
          <table:table-cell/>
          <table:table-cell table:style-name="ce42" office:value-type="string" calcext:value-type="string">
            <text:p>Mutantes na origem dos arcos primitivos</text:p>
          </table:table-cell>
          <table:table-cell table:style-name="ce42" table:formula="of:=[$InversePermutation.B5]" office:value-type="float" office:value="333" calcext:value-type="float">
            <text:p>333</text:p>
          </table:table-cell>
          <table:table-cell table:style-name="ce42" table:formula="of:=[$InversePermutation.C5]" office:value-type="float" office:value="576" calcext:value-type="float">
            <text:p>576</text:p>
          </table:table-cell>
          <table:table-cell table:style-name="ce42" table:formula="of:=[$InversePermutation.D5]" office:value-type="float" office:value="57.81" calcext:value-type="float">
            <text:p>57.81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Mutantes no destino dos arcos primitivos</text:p>
          </table:table-cell>
          <table:table-cell table:style-name="ce42" table:formula="of:=[$FindVal.B6]" office:value-type="float" office:value="30" calcext:value-type="float">
            <text:p>30</text:p>
          </table:table-cell>
          <table:table-cell table:style-name="ce42" table:formula="of:=[$FindVal.C6]" office:value-type="float" office:value="190" calcext:value-type="float">
            <text:p>190</text:p>
          </table:table-cell>
          <table:table-cell table:style-name="ce42" table:formula="of:=[$FindVal.D6]" office:value-type="float" office:value="15.79" calcext:value-type="float">
            <text:p>15.79</text:p>
          </table:table-cell>
          <table:table-cell/>
          <table:table-cell table:style-name="ce42" office:value-type="string" calcext:value-type="string">
            <text:p>Mutantes no destino dos arcos primitivos</text:p>
          </table:table-cell>
          <table:table-cell table:style-name="ce42" table:formula="of:=[$InversePermutation.B6]" office:value-type="float" office:value="170" calcext:value-type="float">
            <text:p>170</text:p>
          </table:table-cell>
          <table:table-cell table:style-name="ce42" table:formula="of:=[$InversePermutation.C6]" office:value-type="float" office:value="576" calcext:value-type="float">
            <text:p>576</text:p>
          </table:table-cell>
          <table:table-cell table:style-name="ce42" table:formula="of:=[$InversePermutation.D6]" office:value-type="float" office:value="29.51" calcext:value-type="float">
            <text:p>29.51</text:p>
          </table:table-cell>
          <table:table-cell table:number-columns-repeated="1015"/>
        </table:table-row>
        <table:table-row table:style-name="ro1">
          <table:table-cell table:style-name="ce42" table:number-columns-repeated="4"/>
          <table:table-cell/>
          <table:table-cell table:style-name="ce42" table:number-columns-repeated="4"/>
          <table:table-cell table:number-columns-repeated="1015"/>
        </table:table-row>
        <table:table-row table:style-name="ro1">
          <table:table-cell table:style-name="ce19" office:value-type="string" calcext:value-type="string">
            <text:p>Minimais em arcos primitivos</text:p>
          </table:table-cell>
          <table:table-cell table:style-name="ce19" table:formula="of:=[$FindVal.B8]" office:value-type="float" office:value="4" calcext:value-type="float">
            <text:p>4</text:p>
          </table:table-cell>
          <table:table-cell table:style-name="ce19" table:formula="of:=[$FindVal.C8]" office:value-type="float" office:value="9" calcext:value-type="float">
            <text:p>9</text:p>
          </table:table-cell>
          <table:table-cell table:style-name="ce19" table:formula="of:=[$FindVal.D8]" office:value-type="float" office:value="44.44" calcext:value-type="float">
            <text:p>44.44</text:p>
          </table:table-cell>
          <table:table-cell table:style-name="ce43"/>
          <table:table-cell table:style-name="ce19" office:value-type="string" calcext:value-type="string">
            <text:p>Minimais em arcos primitivos</text:p>
          </table:table-cell>
          <table:table-cell table:style-name="ce19" table:formula="of:=[$InversePermutation.B8]" office:value-type="float" office:value="37" calcext:value-type="float">
            <text:p>37</text:p>
          </table:table-cell>
          <table:table-cell table:style-name="ce19" table:formula="of:=[$InversePermutation.C8]" office:value-type="float" office:value="38" calcext:value-type="float">
            <text:p>38</text:p>
          </table:table-cell>
          <table:table-cell table:style-name="ce19" table:formula="of:=[$InversePermutation.D8]" office:value-type="float" office:value="97.37" calcext:value-type="float">
            <text:p>97.37</text:p>
          </table:table-cell>
          <table:table-cell table:style-name="ce43" table:number-columns-repeated="1015"/>
        </table:table-row>
        <table:table-row table:style-name="ro1">
          <table:table-cell office:value-type="string" calcext:value-type="string">
            <text:p>Minimais na origem dos arcos primitivos</text:p>
          </table:table-cell>
          <table:table-cell table:formula="of:=[$FindVal.B9]" office:value-type="float" office:value="3" calcext:value-type="float">
            <text:p>3</text:p>
          </table:table-cell>
          <table:table-cell table:formula="of:=[$FindVal.C9]" office:value-type="float" office:value="9" calcext:value-type="float">
            <text:p>9</text:p>
          </table:table-cell>
          <table:table-cell table:formula="of:=[$FindVal.D9]" office:value-type="float" office:value="33.33" calcext:value-type="float">
            <text:p>33.33</text:p>
          </table:table-cell>
          <table:table-cell table:style-name="ce44"/>
          <table:table-cell office:value-type="string" calcext:value-type="string">
            <text:p>Minimais na origem dos arcos primitivos</text:p>
          </table:table-cell>
          <table:table-cell table:formula="of:=[$InversePermutation.B9]" office:value-type="float" office:value="21" calcext:value-type="float">
            <text:p>21</text:p>
          </table:table-cell>
          <table:table-cell table:formula="of:=[$InversePermutation.C9]" office:value-type="float" office:value="38" calcext:value-type="float">
            <text:p>38</text:p>
          </table:table-cell>
          <table:table-cell table:formula="of:=[$InversePermutation.D9]" office:value-type="float" office:value="55.26" calcext:value-type="float">
            <text:p>55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ais no destino dos arcos primitivos</text:p>
          </table:table-cell>
          <table:table-cell table:formula="of:=[$FindVal.B10]" office:value-type="float" office:value="1" calcext:value-type="float">
            <text:p>1</text:p>
          </table:table-cell>
          <table:table-cell table:formula="of:=[$FindVal.C10]" office:value-type="float" office:value="9" calcext:value-type="float">
            <text:p>9</text:p>
          </table:table-cell>
          <table:table-cell table:formula="of:=[$FindVal.D10]" office:value-type="float" office:value="11.11" calcext:value-type="float">
            <text:p>11.11</text:p>
          </table:table-cell>
          <table:table-cell table:style-name="ce44"/>
          <table:table-cell office:value-type="string" calcext:value-type="string">
            <text:p>Minimais no destino dos arcos primitivos</text:p>
          </table:table-cell>
          <table:table-cell table:formula="of:=[$InversePermutation.B10]" office:value-type="float" office:value="16" calcext:value-type="float">
            <text:p>16</text:p>
          </table:table-cell>
          <table:table-cell table:formula="of:=[$InversePermutation.C10]" office:value-type="float" office:value="38" calcext:value-type="float">
            <text:p>38</text:p>
          </table:table-cell>
          <table:table-cell table:formula="of:=[$InversePermutation.D10]" office:value-type="float" office:value="42.11" calcext:value-type="float">
            <text:p>42.11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Minimais em primitivos ou com origem/destino em primitivos</text:p>
          </table:table-cell>
          <table:table-cell table:style-name="ce19" table:formula="of:=[$FindVal.B11]" office:value-type="float" office:value="8" calcext:value-type="float">
            <text:p>8</text:p>
          </table:table-cell>
          <table:table-cell table:style-name="ce19" table:formula="of:=[$FindVal.C11]" office:value-type="float" office:value="9" calcext:value-type="float">
            <text:p>9</text:p>
          </table:table-cell>
          <table:table-cell table:style-name="ce19" table:formula="of:=[$FindVal.D11]" office:value-type="float" office:value="88.89" calcext:value-type="float">
            <text:p>88.89</text:p>
          </table:table-cell>
          <table:table-cell table:style-name="ce43"/>
          <table:table-cell table:style-name="ce19" office:value-type="string" calcext:value-type="string">
            <text:p>Minimais em primitivos ou com origem/destino em primitivos</text:p>
          </table:table-cell>
          <table:table-cell table:style-name="ce19" table:formula="of:=[$InversePermutation.B11]" office:value-type="float" office:value="38" calcext:value-type="float">
            <text:p>38</text:p>
          </table:table-cell>
          <table:table-cell table:style-name="ce19" table:formula="of:=[$InversePermutation.C11]" office:value-type="float" office:value="38" calcext:value-type="float">
            <text:p>38</text:p>
          </table:table-cell>
          <table:table-cell table:style-name="ce19" table:formula="of:=[$InversePermutation.D11]" office:value-type="float" office:value="100" calcext:value-type="float">
            <text:p>100</text:p>
          </table:table-cell>
          <table:table-cell table:style-name="ce43" table:number-columns-repeated="1015"/>
        </table:table-row>
        <table:table-row table:style-name="ro1">
          <table:table-cell office:value-type="string" calcext:value-type="string">
            <text:p>Minimais com nó origem em arcos primitivos</text:p>
          </table:table-cell>
          <table:table-cell table:formula="of:=[$FindVal.B12]" office:value-type="float" office:value="1" calcext:value-type="float">
            <text:p>1</text:p>
          </table:table-cell>
          <table:table-cell table:formula="of:=[$FindVal.C12]" office:value-type="float" office:value="9" calcext:value-type="float">
            <text:p>9</text:p>
          </table:table-cell>
          <table:table-cell table:formula="of:=[$FindVal.D12]" office:value-type="float" office:value="11.11" calcext:value-type="float">
            <text:p>11.11</text:p>
          </table:table-cell>
          <table:table-cell table:style-name="ce44"/>
          <table:table-cell office:value-type="string" calcext:value-type="string">
            <text:p>Minimais com nó origem em arcos primitivos</text:p>
          </table:table-cell>
          <table:table-cell table:formula="of:=[$InversePermutation.B12]" office:value-type="float" office:value="17" calcext:value-type="float">
            <text:p>17</text:p>
          </table:table-cell>
          <table:table-cell table:formula="of:=[$InversePermutation.C12]" office:value-type="float" office:value="38" calcext:value-type="float">
            <text:p>38</text:p>
          </table:table-cell>
          <table:table-cell table:formula="of:=[$InversePermutation.D12]" office:value-type="float" office:value="44.74" calcext:value-type="float">
            <text:p>44.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ais com nó destino em arcos primitivos</text:p>
          </table:table-cell>
          <table:table-cell table:formula="of:=[$FindVal.B13]" office:value-type="float" office:value="8" calcext:value-type="float">
            <text:p>8</text:p>
          </table:table-cell>
          <table:table-cell table:formula="of:=[$FindVal.C13]" office:value-type="float" office:value="9" calcext:value-type="float">
            <text:p>9</text:p>
          </table:table-cell>
          <table:table-cell table:formula="of:=[$FindVal.D13]" office:value-type="float" office:value="88.89" calcext:value-type="float">
            <text:p>88.89</text:p>
          </table:table-cell>
          <table:table-cell table:style-name="ce44"/>
          <table:table-cell office:value-type="string" calcext:value-type="string">
            <text:p>Minimais com nó destino em arcos primitivos</text:p>
          </table:table-cell>
          <table:table-cell table:formula="of:=[$InversePermutation.B13]" office:value-type="float" office:value="36" calcext:value-type="float">
            <text:p>36</text:p>
          </table:table-cell>
          <table:table-cell table:formula="of:=[$InversePermutation.C13]" office:value-type="float" office:value="38" calcext:value-type="float">
            <text:p>38</text:p>
          </table:table-cell>
          <table:table-cell table:formula="of:=[$InversePermutation.D13]" office:value-type="float" office:value="94.74" calcext:value-type="float">
            <text:p>94.74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Equivalentes em arcos primitivos</text:p>
          </table:table-cell>
          <table:table-cell table:style-name="ce19" table:formula="of:=[$FindVal.B14]" office:value-type="float" office:value="3" calcext:value-type="float">
            <text:p>3</text:p>
          </table:table-cell>
          <table:table-cell table:style-name="ce19" table:formula="of:=[$FindVal.C14]" office:value-type="float" office:value="10" calcext:value-type="float">
            <text:p>10</text:p>
          </table:table-cell>
          <table:table-cell table:style-name="ce19" table:formula="of:=[$FindVal.D14]" office:value-type="float" office:value="30" calcext:value-type="float">
            <text:p>30</text:p>
          </table:table-cell>
          <table:table-cell table:style-name="ce43"/>
          <table:table-cell table:style-name="ce19" office:value-type="string" calcext:value-type="string">
            <text:p>Equivalentes em arcos primitivos</text:p>
          </table:table-cell>
          <table:table-cell table:style-name="ce19" table:formula="of:=[$InversePermutation.B14]" office:value-type="float" office:value="50" calcext:value-type="float">
            <text:p>50</text:p>
          </table:table-cell>
          <table:table-cell table:style-name="ce19" table:formula="of:=[$InversePermutation.C14]" office:value-type="float" office:value="60" calcext:value-type="float">
            <text:p>60</text:p>
          </table:table-cell>
          <table:table-cell table:style-name="ce19" table:formula="of:=[$InversePermutation.D14]" office:value-type="float" office:value="83.33" calcext:value-type="float">
            <text:p>83.33</text:p>
          </table:table-cell>
          <table:table-cell table:style-name="ce43" table:number-columns-repeated="1015"/>
        </table:table-row>
        <table:table-row table:style-name="ro1">
          <table:table-cell office:value-type="string" calcext:value-type="string">
            <text:p>Equivalentes na origem dos arcos primitivos</text:p>
          </table:table-cell>
          <table:table-cell table:formula="of:=[$FindVal.B15]" office:value-type="float" office:value="1" calcext:value-type="float">
            <text:p>1</text:p>
          </table:table-cell>
          <table:table-cell table:formula="of:=[$FindVal.C15]" office:value-type="float" office:value="10" calcext:value-type="float">
            <text:p>10</text:p>
          </table:table-cell>
          <table:table-cell table:formula="of:=[$FindVal.D15]" office:value-type="float" office:value="10" calcext:value-type="float">
            <text:p>10</text:p>
          </table:table-cell>
          <table:table-cell table:style-name="ce44"/>
          <table:table-cell office:value-type="string" calcext:value-type="string">
            <text:p>Equivalentes na origem dos arcos primitivos</text:p>
          </table:table-cell>
          <table:table-cell table:formula="of:=[$InversePermutation.B15]" office:value-type="float" office:value="34" calcext:value-type="float">
            <text:p>34</text:p>
          </table:table-cell>
          <table:table-cell table:formula="of:=[$InversePermutation.C15]" office:value-type="float" office:value="60" calcext:value-type="float">
            <text:p>60</text:p>
          </table:table-cell>
          <table:table-cell table:formula="of:=[$InversePermutation.D15]" office:value-type="float" office:value="56.67" calcext:value-type="float">
            <text:p>56.6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uivalentes no destino dos arcos primitivos</text:p>
          </table:table-cell>
          <table:table-cell table:formula="of:=[$FindVal.B16]" office:value-type="float" office:value="2" calcext:value-type="float">
            <text:p>2</text:p>
          </table:table-cell>
          <table:table-cell table:formula="of:=[$FindVal.C16]" office:value-type="float" office:value="10" calcext:value-type="float">
            <text:p>10</text:p>
          </table:table-cell>
          <table:table-cell table:formula="of:=[$FindVal.D16]" office:value-type="float" office:value="20" calcext:value-type="float">
            <text:p>20</text:p>
          </table:table-cell>
          <table:table-cell table:style-name="ce44"/>
          <table:table-cell office:value-type="string" calcext:value-type="string">
            <text:p>Equivalentes no destino dos arcos primitivos</text:p>
          </table:table-cell>
          <table:table-cell table:formula="of:=[$InversePermutation.B16]" office:value-type="float" office:value="18" calcext:value-type="float">
            <text:p>18</text:p>
          </table:table-cell>
          <table:table-cell table:formula="of:=[$InversePermutation.C16]" office:value-type="float" office:value="60" calcext:value-type="float">
            <text:p>60</text:p>
          </table:table-cell>
          <table:table-cell table:formula="of:=[$InversePermutation.D16]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Equivalentes em primitivos ou com origem/destino em primitivos</text:p>
          </table:table-cell>
          <table:table-cell table:style-name="ce19" table:formula="of:=[$FindVal.B17]" office:value-type="float" office:value="8" calcext:value-type="float">
            <text:p>8</text:p>
          </table:table-cell>
          <table:table-cell table:style-name="ce19" table:formula="of:=[$FindVal.C17]" office:value-type="float" office:value="10" calcext:value-type="float">
            <text:p>10</text:p>
          </table:table-cell>
          <table:table-cell table:style-name="ce19" table:formula="of:=[$FindVal.D17]" office:value-type="float" office:value="80" calcext:value-type="float">
            <text:p>80</text:p>
          </table:table-cell>
          <table:table-cell table:style-name="ce43"/>
          <table:table-cell table:style-name="ce19" office:value-type="string" calcext:value-type="string">
            <text:p>Equivalentes em primitivos ou com origem/destino em primitivos</text:p>
          </table:table-cell>
          <table:table-cell table:style-name="ce19" table:formula="of:=[$InversePermutation.B17]" office:value-type="float" office:value="60" calcext:value-type="float">
            <text:p>60</text:p>
          </table:table-cell>
          <table:table-cell table:style-name="ce19" table:formula="of:=[$InversePermutation.C17]" office:value-type="float" office:value="60" calcext:value-type="float">
            <text:p>60</text:p>
          </table:table-cell>
          <table:table-cell table:style-name="ce19" table:formula="of:=[$InversePermutation.D17]" office:value-type="float" office:value="100" calcext:value-type="float">
            <text:p>100</text:p>
          </table:table-cell>
          <table:table-cell table:style-name="ce43" table:number-columns-repeated="1015"/>
        </table:table-row>
        <table:table-row table:style-name="ro1">
          <table:table-cell office:value-type="string" calcext:value-type="string">
            <text:p>Equivalentes com nó origem em arcos primitivos</text:p>
          </table:table-cell>
          <table:table-cell table:formula="of:=[$FindVal.B18]" office:value-type="float" office:value="2" calcext:value-type="float">
            <text:p>2</text:p>
          </table:table-cell>
          <table:table-cell table:formula="of:=[$FindVal.C18]" office:value-type="float" office:value="10" calcext:value-type="float">
            <text:p>10</text:p>
          </table:table-cell>
          <table:table-cell table:formula="of:=[$FindVal.D18]" office:value-type="float" office:value="20" calcext:value-type="float">
            <text:p>20</text:p>
          </table:table-cell>
          <table:table-cell table:style-name="ce44"/>
          <table:table-cell office:value-type="string" calcext:value-type="string">
            <text:p>Equivalentes com nó origem em arcos primitivos</text:p>
          </table:table-cell>
          <table:table-cell table:formula="of:=[$InversePermutation.B18]" office:value-type="float" office:value="23" calcext:value-type="float">
            <text:p>23</text:p>
          </table:table-cell>
          <table:table-cell table:formula="of:=[$InversePermutation.C18]" office:value-type="float" office:value="60" calcext:value-type="float">
            <text:p>60</text:p>
          </table:table-cell>
          <table:table-cell table:formula="of:=[$InversePermutation.D18]" office:value-type="float" office:value="38.33" calcext:value-type="float">
            <text:p>38.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uivalentes com nó destino em arcos primitivos</text:p>
          </table:table-cell>
          <table:table-cell table:formula="of:=[$FindVal.B19]" office:value-type="float" office:value="8" calcext:value-type="float">
            <text:p>8</text:p>
          </table:table-cell>
          <table:table-cell table:formula="of:=[$FindVal.C19]" office:value-type="float" office:value="10" calcext:value-type="float">
            <text:p>10</text:p>
          </table:table-cell>
          <table:table-cell table:formula="of:=[$FindVal.D19]" office:value-type="float" office:value="80" calcext:value-type="float">
            <text:p>80</text:p>
          </table:table-cell>
          <table:table-cell table:style-name="ce44"/>
          <table:table-cell office:value-type="string" calcext:value-type="string">
            <text:p>Equivalentes com nó destino em arcos primitivos</text:p>
          </table:table-cell>
          <table:table-cell table:formula="of:=[$InversePermutation.B19]" office:value-type="float" office:value="49" calcext:value-type="float">
            <text:p>49</text:p>
          </table:table-cell>
          <table:table-cell table:formula="of:=[$InversePermutation.C19]" office:value-type="float" office:value="60" calcext:value-type="float">
            <text:p>60</text:p>
          </table:table-cell>
          <table:table-cell table:formula="of:=[$InversePermutation.D19]" office:value-type="float" office:value="81.67" calcext:value-type="float">
            <text:p>81.67</text:p>
          </table:table-cell>
          <table:table-cell table:number-columns-repeated="1015"/>
        </table:table-row>
        <table:table-row table:style-name="ro1" table:number-rows-repeated="3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45" office:value-type="string" calcext:value-type="string" table:number-columns-spanned="4" table:number-rows-spanned="1">
            <text:p>LastZero</text:p>
          </table:table-cell>
          <table:covered-table-cell table:number-columns-repeated="3" table:style-name="ce19"/>
          <table:table-cell/>
          <table:table-cell table:style-name="ce45" office:value-type="string" calcext:value-type="string" table:number-columns-spanned="4" table:number-rows-spanned="1">
            <text:p>TestPad</text:p>
          </table:table-cell>
          <table:covered-table-cell table:number-columns-repeated="3" table:style-name="ce19"/>
          <table:table-cell table:number-columns-repeated="1015"/>
        </table:table-row>
        <table:table-row table:style-name="ro1">
          <table:table-cell table:style-name="ce19" office:value-type="string" calcext:value-type="string">
            <text:p>Informação</text:p>
          </table:table-cell>
          <table:table-cell table:style-name="ce19" office:value-type="string" calcext:value-type="string">
            <text:p>Número</text:p>
          </table:table-cell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Percentual</text:p>
          </table:table-cell>
          <table:table-cell/>
          <table:table-cell table:style-name="ce19" office:value-type="string" calcext:value-type="string">
            <text:p>Informação</text:p>
          </table:table-cell>
          <table:table-cell table:style-name="ce19" office:value-type="string" calcext:value-type="string">
            <text:p>Número</text:p>
          </table:table-cell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Percentual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Mutantes minimais</text:p>
          </table:table-cell>
          <table:table-cell table:style-name="ce42" table:formula="of:=[$LastZero.B2]" office:value-type="float" office:value="9" calcext:value-type="float">
            <text:p>9</text:p>
          </table:table-cell>
          <table:table-cell table:style-name="ce42" table:formula="of:=[$LastZero.C2]" office:value-type="float" office:value="173" calcext:value-type="float">
            <text:p>173</text:p>
          </table:table-cell>
          <table:table-cell table:style-name="ce42" table:formula="of:=[$LastZero.D2]" office:value-type="float" office:value="5.2" calcext:value-type="float">
            <text:p>5.2</text:p>
          </table:table-cell>
          <table:table-cell/>
          <table:table-cell table:style-name="ce42" office:value-type="string" calcext:value-type="string">
            <text:p>Mutantes minimais</text:p>
          </table:table-cell>
          <table:table-cell table:style-name="ce42" table:formula="of:=[$TestPad.B2]" office:value-type="float" office:value="54" calcext:value-type="float">
            <text:p>54</text:p>
          </table:table-cell>
          <table:table-cell table:style-name="ce42" table:formula="of:=[$TestPad.C2]" office:value-type="float" office:value="629" calcext:value-type="float">
            <text:p>629</text:p>
          </table:table-cell>
          <table:table-cell table:style-name="ce42" table:formula="of:=[$TestPad.D2]" office:value-type="float" office:value="8.59" calcext:value-type="float">
            <text:p>8.59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Mutantes equivalentes</text:p>
          </table:table-cell>
          <table:table-cell table:style-name="ce42" table:formula="of:=[$LastZero.B3]" office:value-type="float" office:value="9" calcext:value-type="float">
            <text:p>9</text:p>
          </table:table-cell>
          <table:table-cell table:style-name="ce42" table:formula="of:=[$LastZero.C3]" office:value-type="float" office:value="173" calcext:value-type="float">
            <text:p>173</text:p>
          </table:table-cell>
          <table:table-cell table:style-name="ce42" table:formula="of:=[$LastZero.D3]" office:value-type="float" office:value="5.2" calcext:value-type="float">
            <text:p>5.2</text:p>
          </table:table-cell>
          <table:table-cell/>
          <table:table-cell table:style-name="ce42" office:value-type="string" calcext:value-type="string">
            <text:p>Mutantes equivalentes</text:p>
          </table:table-cell>
          <table:table-cell table:style-name="ce42" table:formula="of:=[$TestPad.B3]" office:value-type="float" office:value="57" calcext:value-type="float">
            <text:p>57</text:p>
          </table:table-cell>
          <table:table-cell table:style-name="ce42" table:formula="of:=[$TestPad.C3]" office:value-type="float" office:value="629" calcext:value-type="float">
            <text:p>629</text:p>
          </table:table-cell>
          <table:table-cell table:style-name="ce42" table:formula="of:=[$TestPad.D3]" office:value-type="float" office:value="9.06" calcext:value-type="float">
            <text:p>9.06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Mutantes nos arcos primitivos</text:p>
          </table:table-cell>
          <table:table-cell table:style-name="ce42" table:formula="of:=[$LastZero.B4]" office:value-type="float" office:value="88" calcext:value-type="float">
            <text:p>88</text:p>
          </table:table-cell>
          <table:table-cell table:style-name="ce42" table:formula="of:=[$LastZero.C4]" office:value-type="float" office:value="173" calcext:value-type="float">
            <text:p>173</text:p>
          </table:table-cell>
          <table:table-cell table:style-name="ce42" table:formula="of:=[$LastZero.D4]" office:value-type="float" office:value="50.87" calcext:value-type="float">
            <text:p>50.87</text:p>
          </table:table-cell>
          <table:table-cell/>
          <table:table-cell table:style-name="ce42" office:value-type="string" calcext:value-type="string">
            <text:p>Mutantes nos arcos primitivos</text:p>
          </table:table-cell>
          <table:table-cell table:style-name="ce42" table:formula="of:=[$TestPad.B4]" office:value-type="float" office:value="524" calcext:value-type="float">
            <text:p>524</text:p>
          </table:table-cell>
          <table:table-cell table:style-name="ce42" table:formula="of:=[$TestPad.C4]" office:value-type="float" office:value="629" calcext:value-type="float">
            <text:p>629</text:p>
          </table:table-cell>
          <table:table-cell table:style-name="ce42" table:formula="of:=[$TestPad.D4]" office:value-type="float" office:value="83.31" calcext:value-type="float">
            <text:p>83.31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Mutantes na origem dos arcos primitivos</text:p>
          </table:table-cell>
          <table:table-cell table:style-name="ce42" table:formula="of:=[$LastZero.B5]" office:value-type="float" office:value="57" calcext:value-type="float">
            <text:p>57</text:p>
          </table:table-cell>
          <table:table-cell table:style-name="ce42" table:formula="of:=[$LastZero.C5]" office:value-type="float" office:value="173" calcext:value-type="float">
            <text:p>173</text:p>
          </table:table-cell>
          <table:table-cell table:style-name="ce42" table:formula="of:=[$LastZero.D5]" office:value-type="float" office:value="32.95" calcext:value-type="float">
            <text:p>32.95</text:p>
          </table:table-cell>
          <table:table-cell/>
          <table:table-cell table:style-name="ce42" office:value-type="string" calcext:value-type="string">
            <text:p>Mutantes na origem dos arcos primitivos</text:p>
          </table:table-cell>
          <table:table-cell table:style-name="ce42" table:formula="of:=[$TestPad.B5]" office:value-type="float" office:value="286" calcext:value-type="float">
            <text:p>286</text:p>
          </table:table-cell>
          <table:table-cell table:style-name="ce42" table:formula="of:=[$TestPad.C5]" office:value-type="float" office:value="629" calcext:value-type="float">
            <text:p>629</text:p>
          </table:table-cell>
          <table:table-cell table:style-name="ce42" table:formula="of:=[$TestPad.D5]" office:value-type="float" office:value="45.47" calcext:value-type="float">
            <text:p>45.47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Mutantes no destino dos arcos primitivos</text:p>
          </table:table-cell>
          <table:table-cell table:style-name="ce42" table:formula="of:=[$LastZero.B6]" office:value-type="float" office:value="31" calcext:value-type="float">
            <text:p>31</text:p>
          </table:table-cell>
          <table:table-cell table:style-name="ce42" table:formula="of:=[$LastZero.C6]" office:value-type="float" office:value="173" calcext:value-type="float">
            <text:p>173</text:p>
          </table:table-cell>
          <table:table-cell table:style-name="ce42" table:formula="of:=[$LastZero.D6]" office:value-type="float" office:value="17.92" calcext:value-type="float">
            <text:p>17.92</text:p>
          </table:table-cell>
          <table:table-cell/>
          <table:table-cell table:style-name="ce42" office:value-type="string" calcext:value-type="string">
            <text:p>Mutantes no destino dos arcos primitivos</text:p>
          </table:table-cell>
          <table:table-cell table:style-name="ce42" table:formula="of:=[$TestPad.B6]" office:value-type="float" office:value="238" calcext:value-type="float">
            <text:p>238</text:p>
          </table:table-cell>
          <table:table-cell table:style-name="ce42" table:formula="of:=[$TestPad.C6]" office:value-type="float" office:value="629" calcext:value-type="float">
            <text:p>629</text:p>
          </table:table-cell>
          <table:table-cell table:style-name="ce42" table:formula="of:=[$TestPad.D6]" office:value-type="float" office:value="37.84" calcext:value-type="float">
            <text:p>37.84</text:p>
          </table:table-cell>
          <table:table-cell table:number-columns-repeated="1015"/>
        </table:table-row>
        <table:table-row table:style-name="ro1">
          <table:table-cell table:style-name="ce42" table:number-columns-repeated="4"/>
          <table:table-cell/>
          <table:table-cell table:style-name="ce42" table:number-columns-repeated="4"/>
          <table:table-cell table:number-columns-repeated="1015"/>
        </table:table-row>
        <table:table-row table:style-name="ro1">
          <table:table-cell table:style-name="ce19" office:value-type="string" calcext:value-type="string">
            <text:p>Minimais em arcos primitivos</text:p>
          </table:table-cell>
          <table:table-cell table:style-name="ce19" table:formula="of:=[$LastZero.B8]" office:value-type="float" office:value="3" calcext:value-type="float">
            <text:p>3</text:p>
          </table:table-cell>
          <table:table-cell table:style-name="ce19" table:formula="of:=[$LastZero.C8]" office:value-type="float" office:value="9" calcext:value-type="float">
            <text:p>9</text:p>
          </table:table-cell>
          <table:table-cell table:style-name="ce19" table:formula="of:=[$LastZero.D8]" office:value-type="float" office:value="33.33" calcext:value-type="float">
            <text:p>33.33</text:p>
          </table:table-cell>
          <table:table-cell table:style-name="ce43"/>
          <table:table-cell table:style-name="ce19" office:value-type="string" calcext:value-type="string">
            <text:p>Minimais em arcos primitivos</text:p>
          </table:table-cell>
          <table:table-cell table:style-name="ce19" table:formula="of:=[$TestPad.B8]" office:value-type="float" office:value="40" calcext:value-type="float">
            <text:p>40</text:p>
          </table:table-cell>
          <table:table-cell table:style-name="ce19" table:formula="of:=[$TestPad.C8]" office:value-type="float" office:value="54" calcext:value-type="float">
            <text:p>54</text:p>
          </table:table-cell>
          <table:table-cell table:style-name="ce19" table:formula="of:=[$TestPad.D8]" office:value-type="float" office:value="74.07" calcext:value-type="float">
            <text:p>74.07</text:p>
          </table:table-cell>
          <table:table-cell table:style-name="ce43" table:number-columns-repeated="1015"/>
        </table:table-row>
        <table:table-row table:style-name="ro1">
          <table:table-cell office:value-type="string" calcext:value-type="string">
            <text:p>Minimais na origem dos arcos primitivos</text:p>
          </table:table-cell>
          <table:table-cell table:formula="of:=[$LastZero.B9]" office:value-type="float" office:value="2" calcext:value-type="float">
            <text:p>2</text:p>
          </table:table-cell>
          <table:table-cell table:formula="of:=[$LastZero.C9]" office:value-type="float" office:value="9" calcext:value-type="float">
            <text:p>9</text:p>
          </table:table-cell>
          <table:table-cell table:formula="of:=[$LastZero.D9]" office:value-type="float" office:value="22.22" calcext:value-type="float">
            <text:p>22.22</text:p>
          </table:table-cell>
          <table:table-cell table:style-name="ce44"/>
          <table:table-cell office:value-type="string" calcext:value-type="string">
            <text:p>Minimais na origem dos arcos primitivos</text:p>
          </table:table-cell>
          <table:table-cell table:formula="of:=[$TestPad.B9]" office:value-type="float" office:value="13" calcext:value-type="float">
            <text:p>13</text:p>
          </table:table-cell>
          <table:table-cell table:formula="of:=[$TestPad.C9]" office:value-type="float" office:value="54" calcext:value-type="float">
            <text:p>54</text:p>
          </table:table-cell>
          <table:table-cell table:formula="of:=[$TestPad.D9]" office:value-type="float" office:value="24.07" calcext:value-type="float">
            <text:p>24.0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ais no destino dos arcos primitivos</text:p>
          </table:table-cell>
          <table:table-cell table:formula="of:=[$LastZero.B10]" office:value-type="float" office:value="1" calcext:value-type="float">
            <text:p>1</text:p>
          </table:table-cell>
          <table:table-cell table:formula="of:=[$LastZero.C10]" office:value-type="float" office:value="9" calcext:value-type="float">
            <text:p>9</text:p>
          </table:table-cell>
          <table:table-cell table:formula="of:=[$LastZero.D10]" office:value-type="float" office:value="11.11" calcext:value-type="float">
            <text:p>11.11</text:p>
          </table:table-cell>
          <table:table-cell table:style-name="ce44"/>
          <table:table-cell office:value-type="string" calcext:value-type="string">
            <text:p>Minimais no destino dos arcos primitivos</text:p>
          </table:table-cell>
          <table:table-cell table:formula="of:=[$TestPad.B10]" office:value-type="float" office:value="27" calcext:value-type="float">
            <text:p>27</text:p>
          </table:table-cell>
          <table:table-cell table:formula="of:=[$TestPad.C10]" office:value-type="float" office:value="54" calcext:value-type="float">
            <text:p>54</text:p>
          </table:table-cell>
          <table:table-cell table:formula="of:=[$TestPad.D10]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Minimais em primitivos ou com origem/destino em primitivos</text:p>
          </table:table-cell>
          <table:table-cell table:style-name="ce19" table:formula="of:=[$LastZero.B11]" office:value-type="float" office:value="6" calcext:value-type="float">
            <text:p>6</text:p>
          </table:table-cell>
          <table:table-cell table:style-name="ce19" table:formula="of:=[$LastZero.C11]" office:value-type="float" office:value="9" calcext:value-type="float">
            <text:p>9</text:p>
          </table:table-cell>
          <table:table-cell table:style-name="ce19" table:formula="of:=[$LastZero.D11]" office:value-type="float" office:value="66.67" calcext:value-type="float">
            <text:p>66.67</text:p>
          </table:table-cell>
          <table:table-cell table:style-name="ce43"/>
          <table:table-cell table:style-name="ce19" office:value-type="string" calcext:value-type="string">
            <text:p>Minimais em primitivos ou com origem/destino em primitivos</text:p>
          </table:table-cell>
          <table:table-cell table:style-name="ce19" table:formula="of:=[$TestPad.B11]" office:value-type="float" office:value="54" calcext:value-type="float">
            <text:p>54</text:p>
          </table:table-cell>
          <table:table-cell table:style-name="ce19" table:formula="of:=[$TestPad.C11]" office:value-type="float" office:value="54" calcext:value-type="float">
            <text:p>54</text:p>
          </table:table-cell>
          <table:table-cell table:style-name="ce19" table:formula="of:=[$TestPad.D11]" office:value-type="float" office:value="100" calcext:value-type="float">
            <text:p>100</text:p>
          </table:table-cell>
          <table:table-cell table:style-name="ce43" table:number-columns-repeated="1015"/>
        </table:table-row>
        <table:table-row table:style-name="ro1">
          <table:table-cell office:value-type="string" calcext:value-type="string">
            <text:p>Minimais com nó origem em arcos primitivos</text:p>
          </table:table-cell>
          <table:table-cell table:formula="of:=[$LastZero.B12]" office:value-type="float" office:value="1" calcext:value-type="float">
            <text:p>1</text:p>
          </table:table-cell>
          <table:table-cell table:formula="of:=[$LastZero.C12]" office:value-type="float" office:value="9" calcext:value-type="float">
            <text:p>9</text:p>
          </table:table-cell>
          <table:table-cell table:formula="of:=[$LastZero.D12]" office:value-type="float" office:value="11.11" calcext:value-type="float">
            <text:p>11.11</text:p>
          </table:table-cell>
          <table:table-cell table:style-name="ce44"/>
          <table:table-cell office:value-type="string" calcext:value-type="string">
            <text:p>Minimais com nó origem em arcos primitivos</text:p>
          </table:table-cell>
          <table:table-cell table:formula="of:=[$TestPad.B12]" office:value-type="float" office:value="47" calcext:value-type="float">
            <text:p>47</text:p>
          </table:table-cell>
          <table:table-cell table:formula="of:=[$TestPad.C12]" office:value-type="float" office:value="54" calcext:value-type="float">
            <text:p>54</text:p>
          </table:table-cell>
          <table:table-cell table:formula="of:=[$TestPad.D12]" office:value-type="float" office:value="87.04" calcext:value-type="float">
            <text:p>87.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ais com nó destino em arcos primitivos</text:p>
          </table:table-cell>
          <table:table-cell table:formula="of:=[$LastZero.B13]" office:value-type="float" office:value="6" calcext:value-type="float">
            <text:p>6</text:p>
          </table:table-cell>
          <table:table-cell table:formula="of:=[$LastZero.C13]" office:value-type="float" office:value="9" calcext:value-type="float">
            <text:p>9</text:p>
          </table:table-cell>
          <table:table-cell table:formula="of:=[$LastZero.D13]" office:value-type="float" office:value="66.67" calcext:value-type="float">
            <text:p>66.67</text:p>
          </table:table-cell>
          <table:table-cell table:style-name="ce44"/>
          <table:table-cell office:value-type="string" calcext:value-type="string">
            <text:p>Minimais com nó destino em arcos primitivos</text:p>
          </table:table-cell>
          <table:table-cell table:formula="of:=[$TestPad.B13]" office:value-type="float" office:value="52" calcext:value-type="float">
            <text:p>52</text:p>
          </table:table-cell>
          <table:table-cell table:formula="of:=[$TestPad.C13]" office:value-type="float" office:value="54" calcext:value-type="float">
            <text:p>54</text:p>
          </table:table-cell>
          <table:table-cell table:formula="of:=[$TestPad.D13]" office:value-type="float" office:value="96.3" calcext:value-type="float">
            <text:p>96.3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Equivalentes em arcos primitivos</text:p>
          </table:table-cell>
          <table:table-cell table:style-name="ce19" table:formula="of:=[$LastZero.B14]" office:value-type="float" office:value="2" calcext:value-type="float">
            <text:p>2</text:p>
          </table:table-cell>
          <table:table-cell table:style-name="ce19" table:formula="of:=[$LastZero.C14]" office:value-type="float" office:value="9" calcext:value-type="float">
            <text:p>9</text:p>
          </table:table-cell>
          <table:table-cell table:style-name="ce19" table:formula="of:=[$LastZero.D14]" office:value-type="float" office:value="22.22" calcext:value-type="float">
            <text:p>22.22</text:p>
          </table:table-cell>
          <table:table-cell table:style-name="ce43"/>
          <table:table-cell table:style-name="ce19" office:value-type="string" calcext:value-type="string">
            <text:p>Equivalentes em arcos primitivos</text:p>
          </table:table-cell>
          <table:table-cell table:style-name="ce19" table:formula="of:=[$TestPad.B14]" office:value-type="float" office:value="47" calcext:value-type="float">
            <text:p>47</text:p>
          </table:table-cell>
          <table:table-cell table:style-name="ce19" table:formula="of:=[$TestPad.C14]" office:value-type="float" office:value="57" calcext:value-type="float">
            <text:p>57</text:p>
          </table:table-cell>
          <table:table-cell table:style-name="ce19" table:formula="of:=[$TestPad.D14]" office:value-type="float" office:value="82.46" calcext:value-type="float">
            <text:p>82.46</text:p>
          </table:table-cell>
          <table:table-cell table:style-name="ce43" table:number-columns-repeated="1015"/>
        </table:table-row>
        <table:table-row table:style-name="ro1">
          <table:table-cell office:value-type="string" calcext:value-type="string">
            <text:p>Equivalentes na origem dos arcos primitivos</text:p>
          </table:table-cell>
          <table:table-cell table:formula="of:=[$LastZero.B15]" office:value-type="float" office:value="1" calcext:value-type="float">
            <text:p>1</text:p>
          </table:table-cell>
          <table:table-cell table:formula="of:=[$LastZero.C15]" office:value-type="float" office:value="9" calcext:value-type="float">
            <text:p>9</text:p>
          </table:table-cell>
          <table:table-cell table:formula="of:=[$LastZero.D15]" office:value-type="float" office:value="11.11" calcext:value-type="float">
            <text:p>11.11</text:p>
          </table:table-cell>
          <table:table-cell table:style-name="ce44"/>
          <table:table-cell office:value-type="string" calcext:value-type="string">
            <text:p>Equivalentes na origem dos arcos primitivos</text:p>
          </table:table-cell>
          <table:table-cell table:formula="of:=[$TestPad.B15]" office:value-type="float" office:value="18" calcext:value-type="float">
            <text:p>18</text:p>
          </table:table-cell>
          <table:table-cell table:formula="of:=[$TestPad.C15]" office:value-type="float" office:value="57" calcext:value-type="float">
            <text:p>57</text:p>
          </table:table-cell>
          <table:table-cell table:formula="of:=[$TestPad.D15]" office:value-type="float" office:value="31.58" calcext:value-type="float">
            <text:p>31.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uivalentes no destino dos arcos primitivos</text:p>
          </table:table-cell>
          <table:table-cell table:formula="of:=[$LastZero.B16]" office:value-type="float" office:value="1" calcext:value-type="float">
            <text:p>1</text:p>
          </table:table-cell>
          <table:table-cell table:formula="of:=[$LastZero.C16]" office:value-type="float" office:value="9" calcext:value-type="float">
            <text:p>9</text:p>
          </table:table-cell>
          <table:table-cell table:formula="of:=[$LastZero.D16]" office:value-type="float" office:value="11.11" calcext:value-type="float">
            <text:p>11.11</text:p>
          </table:table-cell>
          <table:table-cell table:style-name="ce44"/>
          <table:table-cell office:value-type="string" calcext:value-type="string">
            <text:p>Equivalentes no destino dos arcos primitivos</text:p>
          </table:table-cell>
          <table:table-cell table:formula="of:=[$TestPad.B16]" office:value-type="float" office:value="29" calcext:value-type="float">
            <text:p>29</text:p>
          </table:table-cell>
          <table:table-cell table:formula="of:=[$TestPad.C16]" office:value-type="float" office:value="57" calcext:value-type="float">
            <text:p>57</text:p>
          </table:table-cell>
          <table:table-cell table:formula="of:=[$TestPad.D16]" office:value-type="float" office:value="50.88" calcext:value-type="float">
            <text:p>50.88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Equivalentes em primitivos ou com origem/destino em primitivos</text:p>
          </table:table-cell>
          <table:table-cell table:style-name="ce19" table:formula="of:=[$LastZero.B17]" office:value-type="float" office:value="7" calcext:value-type="float">
            <text:p>7</text:p>
          </table:table-cell>
          <table:table-cell table:style-name="ce19" table:formula="of:=[$LastZero.C17]" office:value-type="float" office:value="9" calcext:value-type="float">
            <text:p>9</text:p>
          </table:table-cell>
          <table:table-cell table:style-name="ce19" table:formula="of:=[$LastZero.D17]" office:value-type="float" office:value="77.78" calcext:value-type="float">
            <text:p>77.78</text:p>
          </table:table-cell>
          <table:table-cell table:style-name="ce43"/>
          <table:table-cell table:style-name="ce19" office:value-type="string" calcext:value-type="string">
            <text:p>Equivalentes em primitivos ou com origem/destino em primitivos</text:p>
          </table:table-cell>
          <table:table-cell table:style-name="ce19" table:formula="of:=[$TestPad.B17]" office:value-type="float" office:value="57" calcext:value-type="float">
            <text:p>57</text:p>
          </table:table-cell>
          <table:table-cell table:style-name="ce19" table:formula="of:=[$TestPad.C17]" office:value-type="float" office:value="57" calcext:value-type="float">
            <text:p>57</text:p>
          </table:table-cell>
          <table:table-cell table:style-name="ce19" table:formula="of:=[$TestPad.D17]" office:value-type="float" office:value="100" calcext:value-type="float">
            <text:p>100</text:p>
          </table:table-cell>
          <table:table-cell table:style-name="ce43" table:number-columns-repeated="1015"/>
        </table:table-row>
        <table:table-row table:style-name="ro1">
          <table:table-cell office:value-type="string" calcext:value-type="string">
            <text:p>Equivalentes com nó origem em arcos primitivos</text:p>
          </table:table-cell>
          <table:table-cell table:formula="of:=[$LastZero.B18]" office:value-type="float" office:value="1" calcext:value-type="float">
            <text:p>1</text:p>
          </table:table-cell>
          <table:table-cell table:formula="of:=[$LastZero.C18]" office:value-type="float" office:value="9" calcext:value-type="float">
            <text:p>9</text:p>
          </table:table-cell>
          <table:table-cell table:formula="of:=[$LastZero.D18]" office:value-type="float" office:value="11.11" calcext:value-type="float">
            <text:p>11.11</text:p>
          </table:table-cell>
          <table:table-cell table:style-name="ce44"/>
          <table:table-cell office:value-type="string" calcext:value-type="string">
            <text:p>Equivalentes com nó origem em arcos primitivos</text:p>
          </table:table-cell>
          <table:table-cell table:formula="of:=[$TestPad.B18]" office:value-type="float" office:value="54" calcext:value-type="float">
            <text:p>54</text:p>
          </table:table-cell>
          <table:table-cell table:formula="of:=[$TestPad.C18]" office:value-type="float" office:value="57" calcext:value-type="float">
            <text:p>57</text:p>
          </table:table-cell>
          <table:table-cell table:formula="of:=[$TestPad.D18]" office:value-type="float" office:value="94.74" calcext:value-type="float">
            <text:p>94.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uivalentes com nó destino em arcos primitivos</text:p>
          </table:table-cell>
          <table:table-cell table:formula="of:=[$LastZero.B19]" office:value-type="float" office:value="7" calcext:value-type="float">
            <text:p>7</text:p>
          </table:table-cell>
          <table:table-cell table:formula="of:=[$LastZero.C19]" office:value-type="float" office:value="9" calcext:value-type="float">
            <text:p>9</text:p>
          </table:table-cell>
          <table:table-cell table:formula="of:=[$LastZero.D19]" office:value-type="float" office:value="77.78" calcext:value-type="float">
            <text:p>77.78</text:p>
          </table:table-cell>
          <table:table-cell table:style-name="ce44"/>
          <table:table-cell office:value-type="string" calcext:value-type="string">
            <text:p>Equivalentes com nó destino em arcos primitivos</text:p>
          </table:table-cell>
          <table:table-cell table:formula="of:=[$TestPad.B19]" office:value-type="float" office:value="56" calcext:value-type="float">
            <text:p>56</text:p>
          </table:table-cell>
          <table:table-cell table:formula="of:=[$TestPad.C19]" office:value-type="float" office:value="57" calcext:value-type="float">
            <text:p>57</text:p>
          </table:table-cell>
          <table:table-cell table:formula="of:=[$TestPad.D19]" office:value-type="float" office:value="98.25" calcext:value-type="float">
            <text:p>98.25</text:p>
          </table:table-cell>
          <table:table-cell table:number-columns-repeated="1015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45" office:value-type="string" calcext:value-type="string" table:number-columns-spanned="4" table:number-rows-spanned="1">
            <text:p>Power</text:p>
          </table:table-cell>
          <table:covered-table-cell table:number-columns-repeated="3" table:style-name="ce19"/>
          <table:table-cell/>
          <table:table-cell table:style-name="ce45" office:value-type="string" calcext:value-type="string" table:number-columns-spanned="4" table:number-rows-spanned="1">
            <text:p>QuickSort</text:p>
          </table:table-cell>
          <table:covered-table-cell table:number-columns-repeated="3" table:style-name="ce19"/>
          <table:table-cell table:number-columns-repeated="1015"/>
        </table:table-row>
        <table:table-row table:style-name="ro1">
          <table:table-cell table:style-name="ce19" office:value-type="string" calcext:value-type="string">
            <text:p>Informação</text:p>
          </table:table-cell>
          <table:table-cell table:style-name="ce19" office:value-type="string" calcext:value-type="string">
            <text:p>Número</text:p>
          </table:table-cell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Percentual</text:p>
          </table:table-cell>
          <table:table-cell/>
          <table:table-cell table:style-name="ce19" office:value-type="string" calcext:value-type="string">
            <text:p>Informação</text:p>
          </table:table-cell>
          <table:table-cell table:style-name="ce19" office:value-type="string" calcext:value-type="string">
            <text:p>Número</text:p>
          </table:table-cell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Percentual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Mutantes minimais</text:p>
          </table:table-cell>
          <table:table-cell table:style-name="ce42" table:formula="of:=[$Power.B2]" office:value-type="float" office:value="9" calcext:value-type="float">
            <text:p>9</text:p>
          </table:table-cell>
          <table:table-cell table:style-name="ce42" table:formula="of:=[$Power.C2]" office:value-type="float" office:value="268" calcext:value-type="float">
            <text:p>268</text:p>
          </table:table-cell>
          <table:table-cell table:style-name="ce42" table:formula="of:=[$Power.D2]" office:value-type="float" office:value="3.36" calcext:value-type="float">
            <text:p>3.36</text:p>
          </table:table-cell>
          <table:table-cell/>
          <table:table-cell table:style-name="ce42" office:value-type="string" calcext:value-type="string">
            <text:p>Mutantes minimais</text:p>
          </table:table-cell>
          <table:table-cell table:style-name="ce42" table:formula="of:=[$QuickSort.B2]" office:value-type="float" office:value="12" calcext:value-type="float">
            <text:p>12</text:p>
          </table:table-cell>
          <table:table-cell table:style-name="ce42" table:formula="of:=[$QuickSort.C2]" office:value-type="float" office:value="1026" calcext:value-type="float">
            <text:p>1026</text:p>
          </table:table-cell>
          <table:table-cell table:style-name="ce42" table:formula="of:=[$QuickSort.D2]" office:value-type="float" office:value="1.17" calcext:value-type="float">
            <text:p>1.17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Mutantes equivalentes</text:p>
          </table:table-cell>
          <table:table-cell table:style-name="ce42" table:formula="of:=[$Power.B3]" office:value-type="float" office:value="6" calcext:value-type="float">
            <text:p>6</text:p>
          </table:table-cell>
          <table:table-cell table:style-name="ce42" table:formula="of:=[$Power.C3]" office:value-type="float" office:value="268" calcext:value-type="float">
            <text:p>268</text:p>
          </table:table-cell>
          <table:table-cell table:style-name="ce42" table:formula="of:=[$Power.D3]" office:value-type="float" office:value="2.24" calcext:value-type="float">
            <text:p>2.24</text:p>
          </table:table-cell>
          <table:table-cell/>
          <table:table-cell table:style-name="ce42" office:value-type="string" calcext:value-type="string">
            <text:p>Mutantes equivalentes</text:p>
          </table:table-cell>
          <table:table-cell table:style-name="ce42" table:formula="of:=[$QuickSort.B3]" office:value-type="float" office:value="82" calcext:value-type="float">
            <text:p>82</text:p>
          </table:table-cell>
          <table:table-cell table:style-name="ce42" table:formula="of:=[$QuickSort.C3]" office:value-type="float" office:value="1026" calcext:value-type="float">
            <text:p>1026</text:p>
          </table:table-cell>
          <table:table-cell table:style-name="ce42" table:formula="of:=[$QuickSort.D3]" office:value-type="float" office:value="7.99" calcext:value-type="float">
            <text:p>7.99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Mutantes nos arcos primitivos</text:p>
          </table:table-cell>
          <table:table-cell table:style-name="ce42" table:formula="of:=[$Power.B4]" office:value-type="float" office:value="223" calcext:value-type="float">
            <text:p>223</text:p>
          </table:table-cell>
          <table:table-cell table:style-name="ce42" table:formula="of:=[$Power.C4]" office:value-type="float" office:value="268" calcext:value-type="float">
            <text:p>268</text:p>
          </table:table-cell>
          <table:table-cell table:style-name="ce42" table:formula="of:=[$Power.D4]" office:value-type="float" office:value="83.21" calcext:value-type="float">
            <text:p>83.21</text:p>
          </table:table-cell>
          <table:table-cell/>
          <table:table-cell table:style-name="ce42" office:value-type="string" calcext:value-type="string">
            <text:p>Mutantes nos arcos primitivos</text:p>
          </table:table-cell>
          <table:table-cell table:style-name="ce42" table:formula="of:=[$QuickSort.B4]" office:value-type="float" office:value="680" calcext:value-type="float">
            <text:p>680</text:p>
          </table:table-cell>
          <table:table-cell table:style-name="ce42" table:formula="of:=[$QuickSort.C4]" office:value-type="float" office:value="1026" calcext:value-type="float">
            <text:p>1026</text:p>
          </table:table-cell>
          <table:table-cell table:style-name="ce42" table:formula="of:=[$QuickSort.D4]" office:value-type="float" office:value="66.28" calcext:value-type="float">
            <text:p>66.28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Mutantes na origem dos arcos primitivos</text:p>
          </table:table-cell>
          <table:table-cell table:style-name="ce42" table:formula="of:=[$Power.B5]" office:value-type="float" office:value="133" calcext:value-type="float">
            <text:p>133</text:p>
          </table:table-cell>
          <table:table-cell table:style-name="ce42" table:formula="of:=[$Power.C5]" office:value-type="float" office:value="268" calcext:value-type="float">
            <text:p>268</text:p>
          </table:table-cell>
          <table:table-cell table:style-name="ce42" table:formula="of:=[$Power.D5]" office:value-type="float" office:value="49.63" calcext:value-type="float">
            <text:p>49.63</text:p>
          </table:table-cell>
          <table:table-cell/>
          <table:table-cell table:style-name="ce42" office:value-type="string" calcext:value-type="string">
            <text:p>Mutantes na origem dos arcos primitivos</text:p>
          </table:table-cell>
          <table:table-cell table:style-name="ce42" table:formula="of:=[$QuickSort.B5]" office:value-type="float" office:value="375" calcext:value-type="float">
            <text:p>375</text:p>
          </table:table-cell>
          <table:table-cell table:style-name="ce42" table:formula="of:=[$QuickSort.C5]" office:value-type="float" office:value="1026" calcext:value-type="float">
            <text:p>1026</text:p>
          </table:table-cell>
          <table:table-cell table:style-name="ce42" table:formula="of:=[$QuickSort.D5]" office:value-type="float" office:value="36.55" calcext:value-type="float">
            <text:p>36.55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Mutantes no destino dos arcos primitivos</text:p>
          </table:table-cell>
          <table:table-cell table:style-name="ce42" table:formula="of:=[$Power.B6]" office:value-type="float" office:value="90" calcext:value-type="float">
            <text:p>90</text:p>
          </table:table-cell>
          <table:table-cell table:style-name="ce42" table:formula="of:=[$Power.C6]" office:value-type="float" office:value="268" calcext:value-type="float">
            <text:p>268</text:p>
          </table:table-cell>
          <table:table-cell table:style-name="ce42" table:formula="of:=[$Power.D6]" office:value-type="float" office:value="33.58" calcext:value-type="float">
            <text:p>33.58</text:p>
          </table:table-cell>
          <table:table-cell/>
          <table:table-cell table:style-name="ce42" office:value-type="string" calcext:value-type="string">
            <text:p>Mutantes no destino dos arcos primitivos</text:p>
          </table:table-cell>
          <table:table-cell table:style-name="ce42" table:formula="of:=[$QuickSort.B6]" office:value-type="float" office:value="367" calcext:value-type="float">
            <text:p>367</text:p>
          </table:table-cell>
          <table:table-cell table:style-name="ce42" table:formula="of:=[$QuickSort.C6]" office:value-type="float" office:value="1026" calcext:value-type="float">
            <text:p>1026</text:p>
          </table:table-cell>
          <table:table-cell table:style-name="ce42" table:formula="of:=[$QuickSort.D6]" office:value-type="float" office:value="35.77" calcext:value-type="float">
            <text:p>35.77</text:p>
          </table:table-cell>
          <table:table-cell table:number-columns-repeated="1015"/>
        </table:table-row>
        <table:table-row table:style-name="ro1">
          <table:table-cell table:style-name="ce42" table:number-columns-repeated="4"/>
          <table:table-cell/>
          <table:table-cell table:style-name="ce42" table:number-columns-repeated="4"/>
          <table:table-cell table:number-columns-repeated="1015"/>
        </table:table-row>
        <table:table-row table:style-name="ro1">
          <table:table-cell table:style-name="ce19" office:value-type="string" calcext:value-type="string">
            <text:p>Minimais em arcos primitivos</text:p>
          </table:table-cell>
          <table:table-cell table:style-name="ce19" table:formula="of:=[$Power.B8]" office:value-type="float" office:value="8" calcext:value-type="float">
            <text:p>8</text:p>
          </table:table-cell>
          <table:table-cell table:style-name="ce19" table:formula="of:=[$Power.C8]" office:value-type="float" office:value="9" calcext:value-type="float">
            <text:p>9</text:p>
          </table:table-cell>
          <table:table-cell table:style-name="ce19" table:formula="of:=[$Power.D8]" office:value-type="float" office:value="88.89" calcext:value-type="float">
            <text:p>88.89</text:p>
          </table:table-cell>
          <table:table-cell table:style-name="ce43"/>
          <table:table-cell table:style-name="ce19" office:value-type="string" calcext:value-type="string">
            <text:p>Minimais em arcos primitivos</text:p>
          </table:table-cell>
          <table:table-cell table:style-name="ce19" table:formula="of:=[$QuickSort.B8]" office:value-type="float" office:value="12" calcext:value-type="float">
            <text:p>12</text:p>
          </table:table-cell>
          <table:table-cell table:style-name="ce19" table:formula="of:=[$QuickSort.C8]" office:value-type="float" office:value="12" calcext:value-type="float">
            <text:p>12</text:p>
          </table:table-cell>
          <table:table-cell table:style-name="ce19" table:formula="of:=[$QuickSort.D8]" office:value-type="float" office:value="100" calcext:value-type="float">
            <text:p>100</text:p>
          </table:table-cell>
          <table:table-cell table:style-name="ce43" table:number-columns-repeated="1015"/>
        </table:table-row>
        <table:table-row table:style-name="ro1">
          <table:table-cell office:value-type="string" calcext:value-type="string">
            <text:p>Minimais na origem dos arcos primitivos</text:p>
          </table:table-cell>
          <table:table-cell table:formula="of:=[$Power.B9]" office:value-type="float" office:value="1" calcext:value-type="float">
            <text:p>1</text:p>
          </table:table-cell>
          <table:table-cell table:formula="of:=[$Power.C9]" office:value-type="float" office:value="9" calcext:value-type="float">
            <text:p>9</text:p>
          </table:table-cell>
          <table:table-cell table:formula="of:=[$Power.D9]" office:value-type="float" office:value="11.11" calcext:value-type="float">
            <text:p>11.11</text:p>
          </table:table-cell>
          <table:table-cell table:style-name="ce44"/>
          <table:table-cell office:value-type="string" calcext:value-type="string">
            <text:p>Minimais na origem dos arcos primitivos</text:p>
          </table:table-cell>
          <table:table-cell table:formula="of:=[$QuickSort.B9]" office:value-type="float" office:value="4" calcext:value-type="float">
            <text:p>4</text:p>
          </table:table-cell>
          <table:table-cell table:formula="of:=[$QuickSort.C9]" office:value-type="float" office:value="12" calcext:value-type="float">
            <text:p>12</text:p>
          </table:table-cell>
          <table:table-cell table:formula="of:=[$QuickSort.D9]" office:value-type="float" office:value="33.33" calcext:value-type="float">
            <text:p>33.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ais no destino dos arcos primitivos</text:p>
          </table:table-cell>
          <table:table-cell table:formula="of:=[$Power.B10]" office:value-type="float" office:value="7" calcext:value-type="float">
            <text:p>7</text:p>
          </table:table-cell>
          <table:table-cell table:formula="of:=[$Power.C10]" office:value-type="float" office:value="9" calcext:value-type="float">
            <text:p>9</text:p>
          </table:table-cell>
          <table:table-cell table:formula="of:=[$Power.D10]" office:value-type="float" office:value="77.78" calcext:value-type="float">
            <text:p>77.78</text:p>
          </table:table-cell>
          <table:table-cell table:style-name="ce44"/>
          <table:table-cell office:value-type="string" calcext:value-type="string">
            <text:p>Minimais no destino dos arcos primitivos</text:p>
          </table:table-cell>
          <table:table-cell table:formula="of:=[$QuickSort.B10]" office:value-type="float" office:value="8" calcext:value-type="float">
            <text:p>8</text:p>
          </table:table-cell>
          <table:table-cell table:formula="of:=[$QuickSort.C10]" office:value-type="float" office:value="12" calcext:value-type="float">
            <text:p>12</text:p>
          </table:table-cell>
          <table:table-cell table:formula="of:=[$QuickSort.D10]" office:value-type="float" office:value="66.67" calcext:value-type="float">
            <text:p>66.67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Minimais em primitivos ou com origem/destino em primitivos</text:p>
          </table:table-cell>
          <table:table-cell table:style-name="ce19" table:formula="of:=[$Power.B11]" office:value-type="float" office:value="9" calcext:value-type="float">
            <text:p>9</text:p>
          </table:table-cell>
          <table:table-cell table:style-name="ce19" table:formula="of:=[$Power.C11]" office:value-type="float" office:value="9" calcext:value-type="float">
            <text:p>9</text:p>
          </table:table-cell>
          <table:table-cell table:style-name="ce19" table:formula="of:=[$Power.D11]" office:value-type="float" office:value="100" calcext:value-type="float">
            <text:p>100</text:p>
          </table:table-cell>
          <table:table-cell table:style-name="ce43"/>
          <table:table-cell table:style-name="ce19" office:value-type="string" calcext:value-type="string">
            <text:p>Minimais em primitivos ou com origem/destino em primitivos</text:p>
          </table:table-cell>
          <table:table-cell table:style-name="ce19" table:formula="of:=[$QuickSort.B11]" office:value-type="float" office:value="12" calcext:value-type="float">
            <text:p>12</text:p>
          </table:table-cell>
          <table:table-cell table:style-name="ce19" table:formula="of:=[$QuickSort.C11]" office:value-type="float" office:value="12" calcext:value-type="float">
            <text:p>12</text:p>
          </table:table-cell>
          <table:table-cell table:style-name="ce19" table:formula="of:=[$QuickSort.D11]" office:value-type="float" office:value="100" calcext:value-type="float">
            <text:p>100</text:p>
          </table:table-cell>
          <table:table-cell table:style-name="ce43" table:number-columns-repeated="1015"/>
        </table:table-row>
        <table:table-row table:style-name="ro1">
          <table:table-cell office:value-type="string" calcext:value-type="string">
            <text:p>Minimais com nó origem em arcos primitivos</text:p>
          </table:table-cell>
          <table:table-cell table:formula="of:=[$Power.B12]" office:value-type="float" office:value="8" calcext:value-type="float">
            <text:p>8</text:p>
          </table:table-cell>
          <table:table-cell table:formula="of:=[$Power.C12]" office:value-type="float" office:value="9" calcext:value-type="float">
            <text:p>9</text:p>
          </table:table-cell>
          <table:table-cell table:formula="of:=[$Power.D12]" office:value-type="float" office:value="88.89" calcext:value-type="float">
            <text:p>88.89</text:p>
          </table:table-cell>
          <table:table-cell table:style-name="ce44"/>
          <table:table-cell office:value-type="string" calcext:value-type="string">
            <text:p>Minimais com nó origem em arcos primitivos</text:p>
          </table:table-cell>
          <table:table-cell table:formula="of:=[$QuickSort.B12]" office:value-type="float" office:value="12" calcext:value-type="float">
            <text:p>12</text:p>
          </table:table-cell>
          <table:table-cell table:formula="of:=[$QuickSort.C12]" office:value-type="float" office:value="12" calcext:value-type="float">
            <text:p>12</text:p>
          </table:table-cell>
          <table:table-cell table:formula="of:=[$QuickSort.D12]"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ais com nó destino em arcos primitivos</text:p>
          </table:table-cell>
          <table:table-cell table:formula="of:=[$Power.B13]" office:value-type="float" office:value="1" calcext:value-type="float">
            <text:p>1</text:p>
          </table:table-cell>
          <table:table-cell table:formula="of:=[$Power.C13]" office:value-type="float" office:value="9" calcext:value-type="float">
            <text:p>9</text:p>
          </table:table-cell>
          <table:table-cell table:formula="of:=[$Power.D13]" office:value-type="float" office:value="11.11" calcext:value-type="float">
            <text:p>11.11</text:p>
          </table:table-cell>
          <table:table-cell table:style-name="ce44"/>
          <table:table-cell office:value-type="string" calcext:value-type="string">
            <text:p>Minimais com nó destino em arcos primitivos</text:p>
          </table:table-cell>
          <table:table-cell table:formula="of:=[$QuickSort.B13]" office:value-type="float" office:value="9" calcext:value-type="float">
            <text:p>9</text:p>
          </table:table-cell>
          <table:table-cell table:formula="of:=[$QuickSort.C13]" office:value-type="float" office:value="12" calcext:value-type="float">
            <text:p>12</text:p>
          </table:table-cell>
          <table:table-cell table:formula="of:=[$QuickSort.D13]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Equivalentes em arcos primitivos</text:p>
          </table:table-cell>
          <table:table-cell table:style-name="ce19" table:formula="of:=[$Power.B14]" office:value-type="float" office:value="6" calcext:value-type="float">
            <text:p>6</text:p>
          </table:table-cell>
          <table:table-cell table:style-name="ce19" table:formula="of:=[$Power.C14]" office:value-type="float" office:value="6" calcext:value-type="float">
            <text:p>6</text:p>
          </table:table-cell>
          <table:table-cell table:style-name="ce19" table:formula="of:=[$Power.D14]" office:value-type="float" office:value="100" calcext:value-type="float">
            <text:p>100</text:p>
          </table:table-cell>
          <table:table-cell table:style-name="ce43"/>
          <table:table-cell table:style-name="ce19" office:value-type="string" calcext:value-type="string">
            <text:p>Equivalentes em arcos primitivos</text:p>
          </table:table-cell>
          <table:table-cell table:style-name="ce19" table:formula="of:=[$QuickSort.B14]" office:value-type="float" office:value="60" calcext:value-type="float">
            <text:p>60</text:p>
          </table:table-cell>
          <table:table-cell table:style-name="ce19" table:formula="of:=[$QuickSort.C14]" office:value-type="float" office:value="82" calcext:value-type="float">
            <text:p>82</text:p>
          </table:table-cell>
          <table:table-cell table:style-name="ce19" table:formula="of:=[$QuickSort.D14]" office:value-type="float" office:value="73.17" calcext:value-type="float">
            <text:p>73.17</text:p>
          </table:table-cell>
          <table:table-cell table:style-name="ce43" table:number-columns-repeated="1015"/>
        </table:table-row>
        <table:table-row table:style-name="ro1">
          <table:table-cell office:value-type="string" calcext:value-type="string">
            <text:p>Equivalentes na origem dos arcos primitivos</text:p>
          </table:table-cell>
          <table:table-cell table:formula="of:=[$Power.B15]" office:value-type="float" office:value="6" calcext:value-type="float">
            <text:p>6</text:p>
          </table:table-cell>
          <table:table-cell table:formula="of:=[$Power.C15]" office:value-type="float" office:value="6" calcext:value-type="float">
            <text:p>6</text:p>
          </table:table-cell>
          <table:table-cell table:formula="of:=[$Power.D15]" office:value-type="float" office:value="100" calcext:value-type="float">
            <text:p>100</text:p>
          </table:table-cell>
          <table:table-cell table:style-name="ce44"/>
          <table:table-cell office:value-type="string" calcext:value-type="string">
            <text:p>Equivalentes na origem dos arcos primitivos</text:p>
          </table:table-cell>
          <table:table-cell table:formula="of:=[$QuickSort.B15]" office:value-type="float" office:value="28" calcext:value-type="float">
            <text:p>28</text:p>
          </table:table-cell>
          <table:table-cell table:formula="of:=[$QuickSort.C15]" office:value-type="float" office:value="82" calcext:value-type="float">
            <text:p>82</text:p>
          </table:table-cell>
          <table:table-cell table:formula="of:=[$QuickSort.D15]" office:value-type="float" office:value="34.15" calcext:value-type="float">
            <text:p>34.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uivalentes no destino dos arcos primitivos</text:p>
          </table:table-cell>
          <table:table-cell table:formula="of:=[$Power.B16]" office:value-type="float" office:value="0" calcext:value-type="float">
            <text:p>0</text:p>
          </table:table-cell>
          <table:table-cell table:formula="of:=[$Power.C16]" office:value-type="float" office:value="6" calcext:value-type="float">
            <text:p>6</text:p>
          </table:table-cell>
          <table:table-cell table:formula="of:=[$Power.D16]" office:value-type="float" office:value="0" calcext:value-type="float">
            <text:p>0</text:p>
          </table:table-cell>
          <table:table-cell table:style-name="ce44"/>
          <table:table-cell office:value-type="string" calcext:value-type="string">
            <text:p>Equivalentes no destino dos arcos primitivos</text:p>
          </table:table-cell>
          <table:table-cell table:formula="of:=[$QuickSort.B16]" office:value-type="float" office:value="36" calcext:value-type="float">
            <text:p>36</text:p>
          </table:table-cell>
          <table:table-cell table:formula="of:=[$QuickSort.C16]" office:value-type="float" office:value="82" calcext:value-type="float">
            <text:p>82</text:p>
          </table:table-cell>
          <table:table-cell table:formula="of:=[$QuickSort.D16]" office:value-type="float" office:value="43.9" calcext:value-type="float">
            <text:p>43.9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Equivalentes em primitivos ou com origem/destino em primitivos</text:p>
          </table:table-cell>
          <table:table-cell table:style-name="ce19" table:formula="of:=[$Power.B17]" office:value-type="float" office:value="6" calcext:value-type="float">
            <text:p>6</text:p>
          </table:table-cell>
          <table:table-cell table:style-name="ce19" table:formula="of:=[$Power.C17]" office:value-type="float" office:value="6" calcext:value-type="float">
            <text:p>6</text:p>
          </table:table-cell>
          <table:table-cell table:style-name="ce19" table:formula="of:=[$Power.D17]" office:value-type="float" office:value="100" calcext:value-type="float">
            <text:p>100</text:p>
          </table:table-cell>
          <table:table-cell table:style-name="ce43"/>
          <table:table-cell table:style-name="ce19" office:value-type="string" calcext:value-type="string">
            <text:p>Equivalentes em primitivos ou com origem/destino em primitivos</text:p>
          </table:table-cell>
          <table:table-cell table:style-name="ce19" table:formula="of:=[$QuickSort.B17]" office:value-type="float" office:value="82" calcext:value-type="float">
            <text:p>82</text:p>
          </table:table-cell>
          <table:table-cell table:style-name="ce19" table:formula="of:=[$QuickSort.C17]" office:value-type="float" office:value="82" calcext:value-type="float">
            <text:p>82</text:p>
          </table:table-cell>
          <table:table-cell table:style-name="ce19" table:formula="of:=[$QuickSort.D17]" office:value-type="float" office:value="100" calcext:value-type="float">
            <text:p>100</text:p>
          </table:table-cell>
          <table:table-cell table:style-name="ce43" table:number-columns-repeated="1015"/>
        </table:table-row>
        <table:table-row table:style-name="ro1">
          <table:table-cell office:value-type="string" calcext:value-type="string">
            <text:p>Equivalentes com nó origem em arcos primitivos</text:p>
          </table:table-cell>
          <table:table-cell table:formula="of:=[$Power.B18]" office:value-type="float" office:value="0" calcext:value-type="float">
            <text:p>0</text:p>
          </table:table-cell>
          <table:table-cell table:formula="of:=[$Power.C18]" office:value-type="float" office:value="6" calcext:value-type="float">
            <text:p>6</text:p>
          </table:table-cell>
          <table:table-cell table:formula="of:=[$Power.D18]" office:value-type="float" office:value="0" calcext:value-type="float">
            <text:p>0</text:p>
          </table:table-cell>
          <table:table-cell table:style-name="ce44"/>
          <table:table-cell office:value-type="string" calcext:value-type="string">
            <text:p>Equivalentes com nó origem em arcos primitivos</text:p>
          </table:table-cell>
          <table:table-cell table:formula="of:=[$QuickSort.B18]" office:value-type="float" office:value="59" calcext:value-type="float">
            <text:p>59</text:p>
          </table:table-cell>
          <table:table-cell table:formula="of:=[$QuickSort.C18]" office:value-type="float" office:value="82" calcext:value-type="float">
            <text:p>82</text:p>
          </table:table-cell>
          <table:table-cell table:formula="of:=[$QuickSort.D18]" office:value-type="float" office:value="71.95" calcext:value-type="float">
            <text:p>71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uivalentes com nó destino em arcos primitivos</text:p>
          </table:table-cell>
          <table:table-cell table:formula="of:=[$Power.B19]" office:value-type="float" office:value="6" calcext:value-type="float">
            <text:p>6</text:p>
          </table:table-cell>
          <table:table-cell table:formula="of:=[$Power.C19]" office:value-type="float" office:value="6" calcext:value-type="float">
            <text:p>6</text:p>
          </table:table-cell>
          <table:table-cell table:formula="of:=[$Power.D19]" office:value-type="float" office:value="100" calcext:value-type="float">
            <text:p>100</text:p>
          </table:table-cell>
          <table:table-cell table:style-name="ce44"/>
          <table:table-cell office:value-type="string" calcext:value-type="string">
            <text:p>Equivalentes com nó destino em arcos primitivos</text:p>
          </table:table-cell>
          <table:table-cell table:formula="of:=[$QuickSort.B19]" office:value-type="float" office:value="58" calcext:value-type="float">
            <text:p>58</text:p>
          </table:table-cell>
          <table:table-cell table:formula="of:=[$QuickSort.C19]" office:value-type="float" office:value="82" calcext:value-type="float">
            <text:p>82</text:p>
          </table:table-cell>
          <table:table-cell table:formula="of:=[$QuickSort.D19]" office:value-type="float" office:value="70.73" calcext:value-type="float">
            <text:p>70.73</text:p>
          </table:table-cell>
          <table:table-cell table:number-columns-repeated="1015"/>
        </table:table-row>
        <table:table-row table:style-name="ro1" table:number-rows-repeated="7">
          <table:table-cell table:style-name="Default" table:number-columns-repeated="4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ce45" office:value-type="string" calcext:value-type="string" table:number-columns-spanned="4" table:number-rows-spanned="1">
            <text:p>RecursiveSelectionSort</text:p>
          </table:table-cell>
          <table:covered-table-cell table:number-columns-repeated="3" table:style-name="ce19"/>
          <table:table-cell/>
          <table:table-cell table:style-name="ce45" office:value-type="string" calcext:value-type="string" table:number-columns-spanned="4" table:number-rows-spanned="1">
            <text:p>TwoPred</text:p>
          </table:table-cell>
          <table:covered-table-cell table:number-columns-repeated="3" table:style-name="ce19"/>
          <table:table-cell table:number-columns-repeated="1015"/>
        </table:table-row>
        <table:table-row table:style-name="ro1">
          <table:table-cell table:style-name="ce19" office:value-type="string" calcext:value-type="string">
            <text:p>Informação</text:p>
          </table:table-cell>
          <table:table-cell table:style-name="ce19" office:value-type="string" calcext:value-type="string">
            <text:p>Número</text:p>
          </table:table-cell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Percentual</text:p>
          </table:table-cell>
          <table:table-cell/>
          <table:table-cell table:style-name="ce19" office:value-type="string" calcext:value-type="string">
            <text:p>Informação</text:p>
          </table:table-cell>
          <table:table-cell table:style-name="ce19" office:value-type="string" calcext:value-type="string">
            <text:p>Número</text:p>
          </table:table-cell>
          <table:table-cell table:style-name="ce19" office:value-type="string" calcext:value-type="string">
            <text:p>Total</text:p>
          </table:table-cell>
          <table:table-cell table:style-name="ce19" office:value-type="string" calcext:value-type="string">
            <text:p>Percentual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Mutantes minimais</text:p>
          </table:table-cell>
          <table:table-cell table:style-name="ce42" table:formula="of:=[$RecursiveSelectionSort.B2]" office:value-type="float" office:value="14" calcext:value-type="float">
            <text:p>14</text:p>
          </table:table-cell>
          <table:table-cell table:style-name="ce42" table:formula="of:=[$RecursiveSelectionSort.C2]" office:value-type="float" office:value="555" calcext:value-type="float">
            <text:p>555</text:p>
          </table:table-cell>
          <table:table-cell table:style-name="ce42" table:formula="of:=[$RecursiveSelectionSort.D2]" office:value-type="float" office:value="2.52" calcext:value-type="float">
            <text:p>2.52</text:p>
          </table:table-cell>
          <table:table-cell/>
          <table:table-cell table:style-name="ce42" office:value-type="string" calcext:value-type="string">
            <text:p>Mutantes minimais</text:p>
          </table:table-cell>
          <table:table-cell table:style-name="ce42" table:formula="of:=[$TwoPred.B2]" office:value-type="float" office:value="16" calcext:value-type="float">
            <text:p>16</text:p>
          </table:table-cell>
          <table:table-cell table:style-name="ce42" table:formula="of:=[$TwoPred.C2]" office:value-type="float" office:value="246" calcext:value-type="float">
            <text:p>246</text:p>
          </table:table-cell>
          <table:table-cell table:style-name="ce42" table:formula="of:=[$TwoPred.D2]" office:value-type="float" office:value="6.5" calcext:value-type="float">
            <text:p>6.5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Mutantes equivalentes</text:p>
          </table:table-cell>
          <table:table-cell table:style-name="ce42" table:formula="of:=[$RecursiveSelectionSort.B3]" office:value-type="float" office:value="35" calcext:value-type="float">
            <text:p>35</text:p>
          </table:table-cell>
          <table:table-cell table:style-name="ce42" table:formula="of:=[$RecursiveSelectionSort.C3]" office:value-type="float" office:value="555" calcext:value-type="float">
            <text:p>555</text:p>
          </table:table-cell>
          <table:table-cell table:style-name="ce42" table:formula="of:=[$RecursiveSelectionSort.D3]" office:value-type="float" office:value="6.31" calcext:value-type="float">
            <text:p>6.31</text:p>
          </table:table-cell>
          <table:table-cell/>
          <table:table-cell table:style-name="ce42" office:value-type="string" calcext:value-type="string">
            <text:p>Mutantes equivalentes</text:p>
          </table:table-cell>
          <table:table-cell table:style-name="ce42" table:formula="of:=[$TwoPred.B3]" office:value-type="float" office:value="24" calcext:value-type="float">
            <text:p>24</text:p>
          </table:table-cell>
          <table:table-cell table:style-name="ce42" table:formula="of:=[$TwoPred.C3]" office:value-type="float" office:value="246" calcext:value-type="float">
            <text:p>246</text:p>
          </table:table-cell>
          <table:table-cell table:style-name="ce42" table:formula="of:=[$TwoPred.D3]" office:value-type="float" office:value="9.76" calcext:value-type="float">
            <text:p>9.76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Mutantes nos arcos primitivos</text:p>
          </table:table-cell>
          <table:table-cell table:style-name="ce42" table:formula="of:=[$RecursiveSelectionSort.B4]" office:value-type="float" office:value="209" calcext:value-type="float">
            <text:p>209</text:p>
          </table:table-cell>
          <table:table-cell table:style-name="ce42" table:formula="of:=[$RecursiveSelectionSort.C4]" office:value-type="float" office:value="555" calcext:value-type="float">
            <text:p>555</text:p>
          </table:table-cell>
          <table:table-cell table:style-name="ce42" table:formula="of:=[$RecursiveSelectionSort.D4]" office:value-type="float" office:value="37.66" calcext:value-type="float">
            <text:p>37.66</text:p>
          </table:table-cell>
          <table:table-cell/>
          <table:table-cell table:style-name="ce42" office:value-type="string" calcext:value-type="string">
            <text:p>Mutantes nos arcos primitivos</text:p>
          </table:table-cell>
          <table:table-cell table:style-name="ce42" table:formula="of:=[$TwoPred.B4]" office:value-type="float" office:value="140" calcext:value-type="float">
            <text:p>140</text:p>
          </table:table-cell>
          <table:table-cell table:style-name="ce42" table:formula="of:=[$TwoPred.C4]" office:value-type="float" office:value="246" calcext:value-type="float">
            <text:p>246</text:p>
          </table:table-cell>
          <table:table-cell table:style-name="ce42" table:formula="of:=[$TwoPred.D4]" office:value-type="float" office:value="56.91" calcext:value-type="float">
            <text:p>56.91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Mutantes na origem dos arcos primitivos</text:p>
          </table:table-cell>
          <table:table-cell table:style-name="ce42" table:formula="of:=[$RecursiveSelectionSort.B5]" office:value-type="float" office:value="131" calcext:value-type="float">
            <text:p>131</text:p>
          </table:table-cell>
          <table:table-cell table:style-name="ce42" table:formula="of:=[$RecursiveSelectionSort.C5]" office:value-type="float" office:value="555" calcext:value-type="float">
            <text:p>555</text:p>
          </table:table-cell>
          <table:table-cell table:style-name="ce42" table:formula="of:=[$RecursiveSelectionSort.D5]" office:value-type="float" office:value="23.6" calcext:value-type="float">
            <text:p>23.6</text:p>
          </table:table-cell>
          <table:table-cell/>
          <table:table-cell table:style-name="ce42" office:value-type="string" calcext:value-type="string">
            <text:p>Mutantes na origem dos arcos primitivos</text:p>
          </table:table-cell>
          <table:table-cell table:style-name="ce42" table:formula="of:=[$TwoPred.B5]" office:value-type="float" office:value="126" calcext:value-type="float">
            <text:p>126</text:p>
          </table:table-cell>
          <table:table-cell table:style-name="ce42" table:formula="of:=[$TwoPred.C5]" office:value-type="float" office:value="246" calcext:value-type="float">
            <text:p>246</text:p>
          </table:table-cell>
          <table:table-cell table:style-name="ce42" table:formula="of:=[$TwoPred.D5]" office:value-type="float" office:value="51.22" calcext:value-type="float">
            <text:p>51.22</text:p>
          </table:table-cell>
          <table:table-cell table:number-columns-repeated="1015"/>
        </table:table-row>
        <table:table-row table:style-name="ro1">
          <table:table-cell table:style-name="ce42" office:value-type="string" calcext:value-type="string">
            <text:p>Mutantes no destino dos arcos primitivos</text:p>
          </table:table-cell>
          <table:table-cell table:style-name="ce42" table:formula="of:=[$RecursiveSelectionSort.B6]" office:value-type="float" office:value="78" calcext:value-type="float">
            <text:p>78</text:p>
          </table:table-cell>
          <table:table-cell table:style-name="ce42" table:formula="of:=[$RecursiveSelectionSort.C6]" office:value-type="float" office:value="555" calcext:value-type="float">
            <text:p>555</text:p>
          </table:table-cell>
          <table:table-cell table:style-name="ce42" table:formula="of:=[$RecursiveSelectionSort.D6]" office:value-type="float" office:value="14.05" calcext:value-type="float">
            <text:p>14.05</text:p>
          </table:table-cell>
          <table:table-cell/>
          <table:table-cell table:style-name="ce42" office:value-type="string" calcext:value-type="string">
            <text:p>Mutantes no destino dos arcos primitivos</text:p>
          </table:table-cell>
          <table:table-cell table:style-name="ce42" table:formula="of:=[$TwoPred.B6]" office:value-type="float" office:value="14" calcext:value-type="float">
            <text:p>14</text:p>
          </table:table-cell>
          <table:table-cell table:style-name="ce42" table:formula="of:=[$TwoPred.C6]" office:value-type="float" office:value="246" calcext:value-type="float">
            <text:p>246</text:p>
          </table:table-cell>
          <table:table-cell table:style-name="ce42" table:formula="of:=[$TwoPred.D6]" office:value-type="float" office:value="5.69" calcext:value-type="float">
            <text:p>5.69</text:p>
          </table:table-cell>
          <table:table-cell table:number-columns-repeated="1015"/>
        </table:table-row>
        <table:table-row table:style-name="ro1">
          <table:table-cell table:style-name="ce42" table:number-columns-repeated="4"/>
          <table:table-cell/>
          <table:table-cell table:style-name="ce42" table:number-columns-repeated="4"/>
          <table:table-cell table:number-columns-repeated="1015"/>
        </table:table-row>
        <table:table-row table:style-name="ro1">
          <table:table-cell table:style-name="ce19" office:value-type="string" calcext:value-type="string">
            <text:p>Minimais em arcos primitivos</text:p>
          </table:table-cell>
          <table:table-cell table:style-name="ce19" table:formula="of:=[$RecursiveSelectionSort.B8]" office:value-type="float" office:value="9" calcext:value-type="float">
            <text:p>9</text:p>
          </table:table-cell>
          <table:table-cell table:style-name="ce19" table:formula="of:=[$RecursiveSelectionSort.C8]" office:value-type="float" office:value="14" calcext:value-type="float">
            <text:p>14</text:p>
          </table:table-cell>
          <table:table-cell table:style-name="ce19" table:formula="of:=[$RecursiveSelectionSort.D8]" office:value-type="float" office:value="64.29" calcext:value-type="float">
            <text:p>64.29</text:p>
          </table:table-cell>
          <table:table-cell table:style-name="ce43"/>
          <table:table-cell table:style-name="ce19" office:value-type="string" calcext:value-type="string">
            <text:p>Minimais em arcos primitivos</text:p>
          </table:table-cell>
          <table:table-cell table:style-name="ce19" table:formula="of:=[$TwoPred.B8]" office:value-type="float" office:value="5" calcext:value-type="float">
            <text:p>5</text:p>
          </table:table-cell>
          <table:table-cell table:style-name="ce19" table:formula="of:=[$TwoPred.C8]" office:value-type="float" office:value="16" calcext:value-type="float">
            <text:p>16</text:p>
          </table:table-cell>
          <table:table-cell table:style-name="ce19" table:formula="of:=[$TwoPred.D8]" office:value-type="float" office:value="31.25" calcext:value-type="float">
            <text:p>31.25</text:p>
          </table:table-cell>
          <table:table-cell table:style-name="ce43" table:number-columns-repeated="1015"/>
        </table:table-row>
        <table:table-row table:style-name="ro1">
          <table:table-cell office:value-type="string" calcext:value-type="string">
            <text:p>Minimais na origem dos arcos primitivos</text:p>
          </table:table-cell>
          <table:table-cell table:formula="of:=[$RecursiveSelectionSort.B9]" office:value-type="float" office:value="8" calcext:value-type="float">
            <text:p>8</text:p>
          </table:table-cell>
          <table:table-cell table:formula="of:=[$RecursiveSelectionSort.C9]" office:value-type="float" office:value="14" calcext:value-type="float">
            <text:p>14</text:p>
          </table:table-cell>
          <table:table-cell table:formula="of:=[$RecursiveSelectionSort.D9]" office:value-type="float" office:value="57.14" calcext:value-type="float">
            <text:p>57.14</text:p>
          </table:table-cell>
          <table:table-cell table:style-name="ce44"/>
          <table:table-cell office:value-type="string" calcext:value-type="string">
            <text:p>Minimais na origem dos arcos primitivos</text:p>
          </table:table-cell>
          <table:table-cell table:formula="of:=[$TwoPred.B9]" office:value-type="float" office:value="5" calcext:value-type="float">
            <text:p>5</text:p>
          </table:table-cell>
          <table:table-cell table:formula="of:=[$TwoPred.C9]" office:value-type="float" office:value="16" calcext:value-type="float">
            <text:p>16</text:p>
          </table:table-cell>
          <table:table-cell table:formula="of:=[$TwoPred.D9]" office:value-type="float" office:value="31.25" calcext:value-type="float">
            <text:p>31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ais no destino dos arcos primitivos</text:p>
          </table:table-cell>
          <table:table-cell table:formula="of:=[$RecursiveSelectionSort.B10]" office:value-type="float" office:value="1" calcext:value-type="float">
            <text:p>1</text:p>
          </table:table-cell>
          <table:table-cell table:formula="of:=[$RecursiveSelectionSort.C10]" office:value-type="float" office:value="14" calcext:value-type="float">
            <text:p>14</text:p>
          </table:table-cell>
          <table:table-cell table:formula="of:=[$RecursiveSelectionSort.D10]" office:value-type="float" office:value="7.14" calcext:value-type="float">
            <text:p>7.14</text:p>
          </table:table-cell>
          <table:table-cell table:style-name="ce44"/>
          <table:table-cell office:value-type="string" calcext:value-type="string">
            <text:p>Minimais no destino dos arcos primitivos</text:p>
          </table:table-cell>
          <table:table-cell table:formula="of:=[$TwoPred.B10]" office:value-type="float" office:value="0" calcext:value-type="float">
            <text:p>0</text:p>
          </table:table-cell>
          <table:table-cell table:formula="of:=[$TwoPred.C10]" office:value-type="float" office:value="16" calcext:value-type="float">
            <text:p>16</text:p>
          </table:table-cell>
          <table:table-cell table:formula="of:=[$TwoPred.D10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Minimais em primitivos ou com origem/destino em primitivos</text:p>
          </table:table-cell>
          <table:table-cell table:style-name="ce19" table:formula="of:=[$RecursiveSelectionSort.B11]" office:value-type="float" office:value="14" calcext:value-type="float">
            <text:p>14</text:p>
          </table:table-cell>
          <table:table-cell table:style-name="ce19" table:formula="of:=[$RecursiveSelectionSort.C11]" office:value-type="float" office:value="14" calcext:value-type="float">
            <text:p>14</text:p>
          </table:table-cell>
          <table:table-cell table:style-name="ce19" table:formula="of:=[$RecursiveSelectionSort.D11]" office:value-type="float" office:value="100" calcext:value-type="float">
            <text:p>100</text:p>
          </table:table-cell>
          <table:table-cell table:style-name="ce43"/>
          <table:table-cell table:style-name="ce19" office:value-type="string" calcext:value-type="string">
            <text:p>Minimais em primitivos ou com origem/destino em primitivos</text:p>
          </table:table-cell>
          <table:table-cell table:style-name="ce19" table:formula="of:=[$TwoPred.B11]" office:value-type="float" office:value="5" calcext:value-type="float">
            <text:p>5</text:p>
          </table:table-cell>
          <table:table-cell table:style-name="ce19" table:formula="of:=[$TwoPred.C11]" office:value-type="float" office:value="16" calcext:value-type="float">
            <text:p>16</text:p>
          </table:table-cell>
          <table:table-cell table:style-name="ce19" table:formula="of:=[$TwoPred.D11]" office:value-type="float" office:value="31.25" calcext:value-type="float">
            <text:p>31.25</text:p>
          </table:table-cell>
          <table:table-cell table:style-name="ce43" table:number-columns-repeated="1015"/>
        </table:table-row>
        <table:table-row table:style-name="ro1">
          <table:table-cell office:value-type="string" calcext:value-type="string">
            <text:p>Minimais com nó origem em arcos primitivos</text:p>
          </table:table-cell>
          <table:table-cell table:formula="of:=[$RecursiveSelectionSort.B12]" office:value-type="float" office:value="3" calcext:value-type="float">
            <text:p>3</text:p>
          </table:table-cell>
          <table:table-cell table:formula="of:=[$RecursiveSelectionSort.C12]" office:value-type="float" office:value="14" calcext:value-type="float">
            <text:p>14</text:p>
          </table:table-cell>
          <table:table-cell table:formula="of:=[$RecursiveSelectionSort.D12]" office:value-type="float" office:value="21.43" calcext:value-type="float">
            <text:p>21.43</text:p>
          </table:table-cell>
          <table:table-cell table:style-name="ce44"/>
          <table:table-cell office:value-type="string" calcext:value-type="string">
            <text:p>Minimais com nó origem em arcos primitivos</text:p>
          </table:table-cell>
          <table:table-cell table:formula="of:=[$TwoPred.B12]" office:value-type="float" office:value="0" calcext:value-type="float">
            <text:p>0</text:p>
          </table:table-cell>
          <table:table-cell table:formula="of:=[$TwoPred.C12]" office:value-type="float" office:value="16" calcext:value-type="float">
            <text:p>16</text:p>
          </table:table-cell>
          <table:table-cell table:formula="of:=[$TwoPred.D12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ais com nó destino em arcos primitivos</text:p>
          </table:table-cell>
          <table:table-cell table:formula="of:=[$RecursiveSelectionSort.B13]" office:value-type="float" office:value="12" calcext:value-type="float">
            <text:p>12</text:p>
          </table:table-cell>
          <table:table-cell table:formula="of:=[$RecursiveSelectionSort.C13]" office:value-type="float" office:value="14" calcext:value-type="float">
            <text:p>14</text:p>
          </table:table-cell>
          <table:table-cell table:formula="of:=[$RecursiveSelectionSort.D13]" office:value-type="float" office:value="85.71" calcext:value-type="float">
            <text:p>85.71</text:p>
          </table:table-cell>
          <table:table-cell table:style-name="ce44"/>
          <table:table-cell office:value-type="string" calcext:value-type="string">
            <text:p>Minimais com nó destino em arcos primitivos</text:p>
          </table:table-cell>
          <table:table-cell table:formula="of:=[$TwoPred.B13]" office:value-type="float" office:value="5" calcext:value-type="float">
            <text:p>5</text:p>
          </table:table-cell>
          <table:table-cell table:formula="of:=[$TwoPred.C13]" office:value-type="float" office:value="16" calcext:value-type="float">
            <text:p>16</text:p>
          </table:table-cell>
          <table:table-cell table:formula="of:=[$TwoPred.D13]" office:value-type="float" office:value="31.25" calcext:value-type="float">
            <text:p>31.25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Equivalentes em arcos primitivos</text:p>
          </table:table-cell>
          <table:table-cell table:style-name="ce19" table:formula="of:=[$RecursiveSelectionSort.B14]" office:value-type="float" office:value="13" calcext:value-type="float">
            <text:p>13</text:p>
          </table:table-cell>
          <table:table-cell table:style-name="ce19" table:formula="of:=[$RecursiveSelectionSort.C14]" office:value-type="float" office:value="35" calcext:value-type="float">
            <text:p>35</text:p>
          </table:table-cell>
          <table:table-cell table:style-name="ce19" table:formula="of:=[$RecursiveSelectionSort.D14]" office:value-type="float" office:value="37.14" calcext:value-type="float">
            <text:p>37.14</text:p>
          </table:table-cell>
          <table:table-cell table:style-name="ce43"/>
          <table:table-cell table:style-name="ce19" office:value-type="string" calcext:value-type="string">
            <text:p>Equivalentes em arcos primitivos</text:p>
          </table:table-cell>
          <table:table-cell table:style-name="ce19" table:formula="of:=[$TwoPred.B14]" office:value-type="float" office:value="3" calcext:value-type="float">
            <text:p>3</text:p>
          </table:table-cell>
          <table:table-cell table:style-name="ce19" table:formula="of:=[$TwoPred.C14]" office:value-type="float" office:value="24" calcext:value-type="float">
            <text:p>24</text:p>
          </table:table-cell>
          <table:table-cell table:style-name="ce19" table:formula="of:=[$TwoPred.D14]" office:value-type="float" office:value="12.5" calcext:value-type="float">
            <text:p>12.5</text:p>
          </table:table-cell>
          <table:table-cell table:style-name="ce43" table:number-columns-repeated="1015"/>
        </table:table-row>
        <table:table-row table:style-name="ro1">
          <table:table-cell office:value-type="string" calcext:value-type="string">
            <text:p>Equivalentes na origem dos arcos primitivos</text:p>
          </table:table-cell>
          <table:table-cell table:formula="of:=[$RecursiveSelectionSort.B15]" office:value-type="float" office:value="9" calcext:value-type="float">
            <text:p>9</text:p>
          </table:table-cell>
          <table:table-cell table:formula="of:=[$RecursiveSelectionSort.C15]" office:value-type="float" office:value="35" calcext:value-type="float">
            <text:p>35</text:p>
          </table:table-cell>
          <table:table-cell table:formula="of:=[$RecursiveSelectionSort.D15]" office:value-type="float" office:value="25.71" calcext:value-type="float">
            <text:p>25.71</text:p>
          </table:table-cell>
          <table:table-cell table:style-name="ce44"/>
          <table:table-cell office:value-type="string" calcext:value-type="string">
            <text:p>Equivalentes na origem dos arcos primitivos</text:p>
          </table:table-cell>
          <table:table-cell table:formula="of:=[$TwoPred.B15]" office:value-type="float" office:value="3" calcext:value-type="float">
            <text:p>3</text:p>
          </table:table-cell>
          <table:table-cell table:formula="of:=[$TwoPred.C15]" office:value-type="float" office:value="24" calcext:value-type="float">
            <text:p>24</text:p>
          </table:table-cell>
          <table:table-cell table:formula="of:=[$TwoPred.D15]" office:value-type="float" office:value="12.5" calcext:value-type="float">
            <text:p>12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uivalentes no destino dos arcos primitivos</text:p>
          </table:table-cell>
          <table:table-cell table:formula="of:=[$RecursiveSelectionSort.B16]" office:value-type="float" office:value="4" calcext:value-type="float">
            <text:p>4</text:p>
          </table:table-cell>
          <table:table-cell table:formula="of:=[$RecursiveSelectionSort.C16]" office:value-type="float" office:value="35" calcext:value-type="float">
            <text:p>35</text:p>
          </table:table-cell>
          <table:table-cell table:formula="of:=[$RecursiveSelectionSort.D16]" office:value-type="float" office:value="11.43" calcext:value-type="float">
            <text:p>11.43</text:p>
          </table:table-cell>
          <table:table-cell table:style-name="ce44"/>
          <table:table-cell office:value-type="string" calcext:value-type="string">
            <text:p>Equivalentes no destino dos arcos primitivos</text:p>
          </table:table-cell>
          <table:table-cell table:formula="of:=[$TwoPred.B16]" office:value-type="float" office:value="0" calcext:value-type="float">
            <text:p>0</text:p>
          </table:table-cell>
          <table:table-cell table:formula="of:=[$TwoPred.C16]" office:value-type="float" office:value="24" calcext:value-type="float">
            <text:p>24</text:p>
          </table:table-cell>
          <table:table-cell table:formula="of:=[$TwoPred.D16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9" office:value-type="string" calcext:value-type="string">
            <text:p>Equivalentes em primitivos ou com origem/destino em primitivos</text:p>
          </table:table-cell>
          <table:table-cell table:style-name="ce19" table:formula="of:=[$RecursiveSelectionSort.B17]" office:value-type="float" office:value="35" calcext:value-type="float">
            <text:p>35</text:p>
          </table:table-cell>
          <table:table-cell table:style-name="ce19" table:formula="of:=[$RecursiveSelectionSort.C17]" office:value-type="float" office:value="35" calcext:value-type="float">
            <text:p>35</text:p>
          </table:table-cell>
          <table:table-cell table:style-name="ce19" table:formula="of:=[$RecursiveSelectionSort.D17]" office:value-type="float" office:value="100" calcext:value-type="float">
            <text:p>100</text:p>
          </table:table-cell>
          <table:table-cell table:style-name="ce43"/>
          <table:table-cell table:style-name="ce19" office:value-type="string" calcext:value-type="string">
            <text:p>Equivalentes em primitivos ou com origem/destino em primitivos</text:p>
          </table:table-cell>
          <table:table-cell table:style-name="ce19" table:formula="of:=[$TwoPred.B17]" office:value-type="float" office:value="22" calcext:value-type="float">
            <text:p>22</text:p>
          </table:table-cell>
          <table:table-cell table:style-name="ce19" table:formula="of:=[$TwoPred.C17]" office:value-type="float" office:value="24" calcext:value-type="float">
            <text:p>24</text:p>
          </table:table-cell>
          <table:table-cell table:style-name="ce19" table:formula="of:=[$TwoPred.D17]" office:value-type="float" office:value="91.67" calcext:value-type="float">
            <text:p>91.67</text:p>
          </table:table-cell>
          <table:table-cell table:style-name="ce43" table:number-columns-repeated="1015"/>
        </table:table-row>
        <table:table-row table:style-name="ro1">
          <table:table-cell office:value-type="string" calcext:value-type="string">
            <text:p>Equivalentes com nó origem em arcos primitivos</text:p>
          </table:table-cell>
          <table:table-cell table:formula="of:=[$RecursiveSelectionSort.B18]" office:value-type="float" office:value="16" calcext:value-type="float">
            <text:p>16</text:p>
          </table:table-cell>
          <table:table-cell table:formula="of:=[$RecursiveSelectionSort.C18]" office:value-type="float" office:value="35" calcext:value-type="float">
            <text:p>35</text:p>
          </table:table-cell>
          <table:table-cell table:formula="of:=[$RecursiveSelectionSort.D18]" office:value-type="float" office:value="45.71" calcext:value-type="float">
            <text:p>45.71</text:p>
          </table:table-cell>
          <table:table-cell table:style-name="ce44"/>
          <table:table-cell office:value-type="string" calcext:value-type="string">
            <text:p>Equivalentes com nó origem em arcos primitivos</text:p>
          </table:table-cell>
          <table:table-cell table:formula="of:=[$TwoPred.B18]" office:value-type="float" office:value="0" calcext:value-type="float">
            <text:p>0</text:p>
          </table:table-cell>
          <table:table-cell table:formula="of:=[$TwoPred.C18]" office:value-type="float" office:value="24" calcext:value-type="float">
            <text:p>24</text:p>
          </table:table-cell>
          <table:table-cell table:formula="of:=[$TwoPred.D18]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quivalentes com nó destino em arcos primitivos</text:p>
          </table:table-cell>
          <table:table-cell table:formula="of:=[$RecursiveSelectionSort.B19]" office:value-type="float" office:value="23" calcext:value-type="float">
            <text:p>23</text:p>
          </table:table-cell>
          <table:table-cell table:formula="of:=[$RecursiveSelectionSort.C19]" office:value-type="float" office:value="35" calcext:value-type="float">
            <text:p>35</text:p>
          </table:table-cell>
          <table:table-cell table:formula="of:=[$RecursiveSelectionSort.D19]" office:value-type="float" office:value="65.71" calcext:value-type="float">
            <text:p>65.71</text:p>
          </table:table-cell>
          <table:table-cell table:style-name="ce44"/>
          <table:table-cell office:value-type="string" calcext:value-type="string">
            <text:p>Equivalentes com nó destino em arcos primitivos</text:p>
          </table:table-cell>
          <table:table-cell table:formula="of:=[$TwoPred.B19]" office:value-type="float" office:value="22" calcext:value-type="float">
            <text:p>22</text:p>
          </table:table-cell>
          <table:table-cell table:formula="of:=[$TwoPred.C19]" office:value-type="float" office:value="24" calcext:value-type="float">
            <text:p>24</text:p>
          </table:table-cell>
          <table:table-cell table:formula="of:=[$TwoPred.D19]" office:value-type="float" office:value="91.67" calcext:value-type="float">
            <text:p>91.67</text:p>
          </table:table-cell>
          <table:table-cell table:number-columns-repeated="1015"/>
        </table:table-row>
      </table:table>
      <table:table table:name="Cal" table:style-name="ta1"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6" table:number-columns-repeated="1020" table:default-cell-style-name="Default"/>
        <table:table-row table:style-name="ro1">
          <table:table-cell table:style-name="ce43" office:value-type="string" calcext:value-type="string">
            <text:p>Informação</text:p>
          </table:table-cell>
          <table:table-cell table:style-name="ce43" office:value-type="string" calcext:value-type="string">
            <text:p>Número</text:p>
          </table:table-cell>
          <table:table-cell table:style-name="ce43" office:value-type="string" calcext:value-type="string">
            <text:p>Total</text:p>
          </table:table-cell>
          <table:table-cell table:style-name="ce43" office:value-type="string" calcext:value-type="string">
            <text:p>Percentual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minimais</text:p>
          </table:table-cell>
          <table:table-cell table:style-name="Default" table:formula="of:=['file:///home/claudinei/Experimento/Sources/ClaudineiBJr/Programs%20results/Summary/cal_summary_results.csv'#$cal_summary_results.B2]" office:value-type="float" office:value="133" calcext:value-type="float">
            <text:p>133</text:p>
          </table:table-cell>
          <table:table-cell table:style-name="Default" table:formula="of:=['file:///home/claudinei/Experimento/Sources/ClaudineiBJr/Programs%20results/Summary/cal_summary_results.csv'#$cal_summary_results.C2]" office:value-type="float" office:value="891" calcext:value-type="float">
            <text:p>891</text:p>
          </table:table-cell>
          <table:table-cell table:style-name="Default" table:formula="of:=['file:///home/claudinei/Experimento/Sources/ClaudineiBJr/Programs%20results/Summary/cal_summary_results.csv'#$cal_summary_results.D2]" office:value-type="float" office:value="14.93" calcext:value-type="float">
            <text:p>14.93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equivalentes</text:p>
          </table:table-cell>
          <table:table-cell table:style-name="Default" table:formula="of:=['file:///home/claudinei/Experimento/Sources/ClaudineiBJr/Programs%20results/Summary/cal_summary_results.csv'#$cal_summary_results.B3]" office:value-type="float" office:value="77" calcext:value-type="float">
            <text:p>77</text:p>
          </table:table-cell>
          <table:table-cell table:style-name="Default" table:formula="of:=['file:///home/claudinei/Experimento/Sources/ClaudineiBJr/Programs%20results/Summary/cal_summary_results.csv'#$cal_summary_results.C3]" office:value-type="float" office:value="891" calcext:value-type="float">
            <text:p>891</text:p>
          </table:table-cell>
          <table:table-cell table:style-name="Default" table:formula="of:=['file:///home/claudinei/Experimento/Sources/ClaudineiBJr/Programs%20results/Summary/cal_summary_results.csv'#$cal_summary_results.D3]" office:value-type="float" office:value="8.64" calcext:value-type="float">
            <text:p>8.64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os arcos primitivos</text:p>
          </table:table-cell>
          <table:table-cell table:style-name="Default" table:formula="of:=['file:///home/claudinei/Experimento/Sources/ClaudineiBJr/Programs%20results/Summary/cal_summary_results.csv'#$cal_summary_results.B4]" office:value-type="float" office:value="363" calcext:value-type="float">
            <text:p>363</text:p>
          </table:table-cell>
          <table:table-cell table:style-name="Default" table:formula="of:=['file:///home/claudinei/Experimento/Sources/ClaudineiBJr/Programs%20results/Summary/cal_summary_results.csv'#$cal_summary_results.C4]" office:value-type="float" office:value="891" calcext:value-type="float">
            <text:p>891</text:p>
          </table:table-cell>
          <table:table-cell table:style-name="Default" table:formula="of:=['file:///home/claudinei/Experimento/Sources/ClaudineiBJr/Programs%20results/Summary/cal_summary_results.csv'#$cal_summary_results.D4]" office:value-type="float" office:value="40.74" calcext:value-type="float">
            <text:p>40.74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a origem dos arcos primitivos</text:p>
          </table:table-cell>
          <table:table-cell table:style-name="Default" table:formula="of:=['file:///home/claudinei/Experimento/Sources/ClaudineiBJr/Programs%20results/Summary/cal_summary_results.csv'#$cal_summary_results.B5]" office:value-type="float" office:value="165" calcext:value-type="float">
            <text:p>165</text:p>
          </table:table-cell>
          <table:table-cell table:style-name="Default" table:formula="of:=['file:///home/claudinei/Experimento/Sources/ClaudineiBJr/Programs%20results/Summary/cal_summary_results.csv'#$cal_summary_results.C5]" office:value-type="float" office:value="891" calcext:value-type="float">
            <text:p>891</text:p>
          </table:table-cell>
          <table:table-cell table:style-name="Default" table:formula="of:=['file:///home/claudinei/Experimento/Sources/ClaudineiBJr/Programs%20results/Summary/cal_summary_results.csv'#$cal_summary_results.D5]" office:value-type="float" office:value="18.52" calcext:value-type="float">
            <text:p>18.52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o destino dos arcos primitivos</text:p>
          </table:table-cell>
          <table:table-cell table:style-name="Default" table:formula="of:=['file:///home/claudinei/Experimento/Sources/ClaudineiBJr/Programs%20results/Summary/cal_summary_results.csv'#$cal_summary_results.B6]" office:value-type="float" office:value="198" calcext:value-type="float">
            <text:p>198</text:p>
          </table:table-cell>
          <table:table-cell table:style-name="Default" table:formula="of:=['file:///home/claudinei/Experimento/Sources/ClaudineiBJr/Programs%20results/Summary/cal_summary_results.csv'#$cal_summary_results.C6]" office:value-type="float" office:value="891" calcext:value-type="float">
            <text:p>891</text:p>
          </table:table-cell>
          <table:table-cell table:style-name="Default" table:formula="of:=['file:///home/claudinei/Experimento/Sources/ClaudineiBJr/Programs%20results/Summary/cal_summary_results.csv'#$cal_summary_results.D6]" office:value-type="float" office:value="22.22" calcext:value-type="float">
            <text:p>22.22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43" office:value-type="string" calcext:value-type="string">
            <text:p>Minimais em arcos primitivos</text:p>
          </table:table-cell>
          <table:table-cell table:formula="of:=['file:///home/claudinei/Experimento/Sources/ClaudineiBJr/Programs%20results/Summary/cal_summary_results.csv'#$cal_summary_results.B8]" office:value-type="float" office:value="39" calcext:value-type="float">
            <text:p>39</text:p>
          </table:table-cell>
          <table:table-cell table:formula="of:=['file:///home/claudinei/Experimento/Sources/ClaudineiBJr/Programs%20results/Summary/cal_summary_results.csv'#$cal_summary_results.C8]" office:value-type="float" office:value="133" calcext:value-type="float">
            <text:p>133</text:p>
          </table:table-cell>
          <table:table-cell table:formula="of:=['file:///home/claudinei/Experimento/Sources/ClaudineiBJr/Programs%20results/Summary/cal_summary_results.csv'#$cal_summary_results.D8]" office:value-type="float" office:value="29.32" calcext:value-type="float">
            <text:p>29.32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Minimais na origem dos arcos primitivos</text:p>
          </table:table-cell>
          <table:table-cell table:formula="of:=['file:///home/claudinei/Experimento/Sources/ClaudineiBJr/Programs%20results/Summary/cal_summary_results.csv'#$cal_summary_results.B9]" office:value-type="float" office:value="8" calcext:value-type="float">
            <text:p>8</text:p>
          </table:table-cell>
          <table:table-cell table:formula="of:=['file:///home/claudinei/Experimento/Sources/ClaudineiBJr/Programs%20results/Summary/cal_summary_results.csv'#$cal_summary_results.C9]" office:value-type="float" office:value="133" calcext:value-type="float">
            <text:p>133</text:p>
          </table:table-cell>
          <table:table-cell table:formula="of:=['file:///home/claudinei/Experimento/Sources/ClaudineiBJr/Programs%20results/Summary/cal_summary_results.csv'#$cal_summary_results.D9]" office:value-type="float" office:value="6.02" calcext:value-type="float">
            <text:p>6.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is no destino dos arcos primitivos</text:p>
          </table:table-cell>
          <table:table-cell table:formula="of:=['file:///home/claudinei/Experimento/Sources/ClaudineiBJr/Programs%20results/Summary/cal_summary_results.csv'#$cal_summary_results.B10]" office:value-type="float" office:value="31" calcext:value-type="float">
            <text:p>31</text:p>
          </table:table-cell>
          <table:table-cell table:formula="of:=['file:///home/claudinei/Experimento/Sources/ClaudineiBJr/Programs%20results/Summary/cal_summary_results.csv'#$cal_summary_results.C10]" office:value-type="float" office:value="133" calcext:value-type="float">
            <text:p>133</text:p>
          </table:table-cell>
          <table:table-cell table:formula="of:=['file:///home/claudinei/Experimento/Sources/ClaudineiBJr/Programs%20results/Summary/cal_summary_results.csv'#$cal_summary_results.D10]" office:value-type="float" office:value="23.31" calcext:value-type="float">
            <text:p>23.31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Minimais em primitivos ou com origem/destino em primitivos</text:p>
          </table:table-cell>
          <table:table-cell table:formula="of:=['file:///home/claudinei/Experimento/Sources/ClaudineiBJr/Programs%20results/Summary/cal_summary_results.csv'#$cal_summary_results.B11]" office:value-type="float" office:value="133" calcext:value-type="float">
            <text:p>133</text:p>
          </table:table-cell>
          <table:table-cell table:formula="of:=['file:///home/claudinei/Experimento/Sources/ClaudineiBJr/Programs%20results/Summary/cal_summary_results.csv'#$cal_summary_results.C11]" office:value-type="float" office:value="133" calcext:value-type="float">
            <text:p>133</text:p>
          </table:table-cell>
          <table:table-cell table:formula="of:=['file:///home/claudinei/Experimento/Sources/ClaudineiBJr/Programs%20results/Summary/cal_summary_results.csv'#$cal_summary_results.D11]" office:value-type="float" office:value="100" calcext:value-type="float">
            <text:p>100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Minimais com nó origem em arcos primitivos</text:p>
          </table:table-cell>
          <table:table-cell table:formula="of:=['file:///home/claudinei/Experimento/Sources/ClaudineiBJr/Programs%20results/Summary/cal_summary_results.csv'#$cal_summary_results.B12]" office:value-type="float" office:value="123" calcext:value-type="float">
            <text:p>123</text:p>
          </table:table-cell>
          <table:table-cell table:formula="of:=['file:///home/claudinei/Experimento/Sources/ClaudineiBJr/Programs%20results/Summary/cal_summary_results.csv'#$cal_summary_results.C12]" office:value-type="float" office:value="133" calcext:value-type="float">
            <text:p>133</text:p>
          </table:table-cell>
          <table:table-cell table:formula="of:=['file:///home/claudinei/Experimento/Sources/ClaudineiBJr/Programs%20results/Summary/cal_summary_results.csv'#$cal_summary_results.D12]" office:value-type="float" office:value="92.48" calcext:value-type="float">
            <text:p>9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is com nó destino em arcos primitivos</text:p>
          </table:table-cell>
          <table:table-cell table:formula="of:=['file:///home/claudinei/Experimento/Sources/ClaudineiBJr/Programs%20results/Summary/cal_summary_results.csv'#$cal_summary_results.B13]" office:value-type="float" office:value="10" calcext:value-type="float">
            <text:p>10</text:p>
          </table:table-cell>
          <table:table-cell table:formula="of:=['file:///home/claudinei/Experimento/Sources/ClaudineiBJr/Programs%20results/Summary/cal_summary_results.csv'#$cal_summary_results.C13]" office:value-type="float" office:value="133" calcext:value-type="float">
            <text:p>133</text:p>
          </table:table-cell>
          <table:table-cell table:formula="of:=['file:///home/claudinei/Experimento/Sources/ClaudineiBJr/Programs%20results/Summary/cal_summary_results.csv'#$cal_summary_results.D13]" office:value-type="float" office:value="7.52" calcext:value-type="float">
            <text:p>7.52</text:p>
          </table:table-cell>
          <table:table-cell table:style-name="ce43" table:number-columns-repeated="1020"/>
        </table:table-row>
        <table:table-row table:style-name="ro1">
          <table:table-cell table:style-name="ce43" office:value-type="string" calcext:value-type="string">
            <text:p>Equivalentes em arcos primitivos</text:p>
          </table:table-cell>
          <table:table-cell table:formula="of:=['file:///home/claudinei/Experimento/Sources/ClaudineiBJr/Programs%20results/Summary/cal_summary_results.csv'#$cal_summary_results.B14]" office:value-type="float" office:value="22" calcext:value-type="float">
            <text:p>22</text:p>
          </table:table-cell>
          <table:table-cell table:formula="of:=['file:///home/claudinei/Experimento/Sources/ClaudineiBJr/Programs%20results/Summary/cal_summary_results.csv'#$cal_summary_results.C14]" office:value-type="float" office:value="77" calcext:value-type="float">
            <text:p>77</text:p>
          </table:table-cell>
          <table:table-cell table:formula="of:=['file:///home/claudinei/Experimento/Sources/ClaudineiBJr/Programs%20results/Summary/cal_summary_results.csv'#$cal_summary_results.D14]" office:value-type="float" office:value="28.57" calcext:value-type="float">
            <text:p>28.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valentes na origem dos arcos primitivos</text:p>
          </table:table-cell>
          <table:table-cell table:formula="of:=['file:///home/claudinei/Experimento/Sources/ClaudineiBJr/Programs%20results/Summary/cal_summary_results.csv'#$cal_summary_results.B15]" office:value-type="float" office:value="9" calcext:value-type="float">
            <text:p>9</text:p>
          </table:table-cell>
          <table:table-cell table:formula="of:=['file:///home/claudinei/Experimento/Sources/ClaudineiBJr/Programs%20results/Summary/cal_summary_results.csv'#$cal_summary_results.C15]" office:value-type="float" office:value="77" calcext:value-type="float">
            <text:p>77</text:p>
          </table:table-cell>
          <table:table-cell table:formula="of:=['file:///home/claudinei/Experimento/Sources/ClaudineiBJr/Programs%20results/Summary/cal_summary_results.csv'#$cal_summary_results.D15]" office:value-type="float" office:value="11.69" calcext:value-type="float">
            <text:p>11.6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valentes no destino dos arcos primitivos</text:p>
          </table:table-cell>
          <table:table-cell table:formula="of:=['file:///home/claudinei/Experimento/Sources/ClaudineiBJr/Programs%20results/Summary/cal_summary_results.csv'#$cal_summary_results.B16]" office:value-type="float" office:value="13" calcext:value-type="float">
            <text:p>13</text:p>
          </table:table-cell>
          <table:table-cell table:formula="of:=['file:///home/claudinei/Experimento/Sources/ClaudineiBJr/Programs%20results/Summary/cal_summary_results.csv'#$cal_summary_results.C16]" office:value-type="float" office:value="77" calcext:value-type="float">
            <text:p>77</text:p>
          </table:table-cell>
          <table:table-cell table:formula="of:=['file:///home/claudinei/Experimento/Sources/ClaudineiBJr/Programs%20results/Summary/cal_summary_results.csv'#$cal_summary_results.D16]" office:value-type="float" office:value="16.88" calcext:value-type="float">
            <text:p>16.88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quivalentes em primitivos ou com origem/destino em primitivos</text:p>
          </table:table-cell>
          <table:table-cell table:formula="of:=['file:///home/claudinei/Experimento/Sources/ClaudineiBJr/Programs%20results/Summary/cal_summary_results.csv'#$cal_summary_results.B17]" office:value-type="float" office:value="71" calcext:value-type="float">
            <text:p>71</text:p>
          </table:table-cell>
          <table:table-cell table:formula="of:=['file:///home/claudinei/Experimento/Sources/ClaudineiBJr/Programs%20results/Summary/cal_summary_results.csv'#$cal_summary_results.C17]" office:value-type="float" office:value="77" calcext:value-type="float">
            <text:p>77</text:p>
          </table:table-cell>
          <table:table-cell table:formula="of:=['file:///home/claudinei/Experimento/Sources/ClaudineiBJr/Programs%20results/Summary/cal_summary_results.csv'#$cal_summary_results.D17]" office:value-type="float" office:value="92.21" calcext:value-type="float">
            <text:p>92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valentes com nó origem em arcos primitivos</text:p>
          </table:table-cell>
          <table:table-cell table:formula="of:=['file:///home/claudinei/Experimento/Sources/ClaudineiBJr/Programs%20results/Summary/cal_summary_results.csv'#$cal_summary_results.B18]" office:value-type="float" office:value="46" calcext:value-type="float">
            <text:p>46</text:p>
          </table:table-cell>
          <table:table-cell table:formula="of:=['file:///home/claudinei/Experimento/Sources/ClaudineiBJr/Programs%20results/Summary/cal_summary_results.csv'#$cal_summary_results.C18]" office:value-type="float" office:value="77" calcext:value-type="float">
            <text:p>77</text:p>
          </table:table-cell>
          <table:table-cell table:formula="of:=['file:///home/claudinei/Experimento/Sources/ClaudineiBJr/Programs%20results/Summary/cal_summary_results.csv'#$cal_summary_results.D18]" office:value-type="float" office:value="59.74" calcext:value-type="float">
            <text:p>59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valentes com nó destino em arcos primitivos</text:p>
          </table:table-cell>
          <table:table-cell table:formula="of:=['file:///home/claudinei/Experimento/Sources/ClaudineiBJr/Programs%20results/Summary/cal_summary_results.csv'#$cal_summary_results.B19]" office:value-type="float" office:value="25" calcext:value-type="float">
            <text:p>25</text:p>
          </table:table-cell>
          <table:table-cell table:formula="of:=['file:///home/claudinei/Experimento/Sources/ClaudineiBJr/Programs%20results/Summary/cal_summary_results.csv'#$cal_summary_results.C19]" office:value-type="float" office:value="77" calcext:value-type="float">
            <text:p>77</text:p>
          </table:table-cell>
          <table:table-cell table:formula="of:=['file:///home/claudinei/Experimento/Sources/ClaudineiBJr/Programs%20results/Summary/cal_summary_results.csv'#$cal_summary_results.D19]" office:value-type="float" office:value="32.47" calcext:value-type="float">
            <text:p>32.47</text:p>
          </table:table-cell>
          <table:table-cell table:number-columns-repeated="1020"/>
        </table:table-row>
      </table:table>
      <table:table table:name="CheckIt" table:style-name="ta1"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6" table:number-columns-repeated="1020" table:default-cell-style-name="Default"/>
        <table:table-row table:style-name="ro1">
          <table:table-cell table:style-name="Default" office:value-type="string" calcext:value-type="string">
            <text:p>Informação</text:p>
          </table:table-cell>
          <table:table-cell table:style-name="Default" office:value-type="string" calcext:value-type="string">
            <text:p>Número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ercentual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minimais</text:p>
          </table:table-cell>
          <table:table-cell table:style-name="Default" table:formula="of:=['file:///home/claudinei/Experimento/Sources/ClaudineiBJr/Programs%20results/Summary/checkIt_summary_results.csv'#$checkIt_summary_results.B2]" office:value-type="float" office:value="32" calcext:value-type="float">
            <text:p>32</text:p>
          </table:table-cell>
          <table:table-cell table:style-name="Default" table:formula="of:=['file:///home/claudinei/Experimento/Sources/ClaudineiBJr/Programs%20results/Summary/checkIt_summary_results.csv'#$checkIt_summary_results.C2]" office:value-type="float" office:value="104" calcext:value-type="float">
            <text:p>104</text:p>
          </table:table-cell>
          <table:table-cell table:style-name="Default" table:formula="of:=['file:///home/claudinei/Experimento/Sources/ClaudineiBJr/Programs%20results/Summary/checkIt_summary_results.csv'#$checkIt_summary_results.D2]" office:value-type="float" office:value="30.77" calcext:value-type="float">
            <text:p>30.77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equivalentes</text:p>
          </table:table-cell>
          <table:table-cell table:style-name="Default" table:formula="of:=['file:///home/claudinei/Experimento/Sources/ClaudineiBJr/Programs%20results/Summary/checkIt_summary_results.csv'#$checkIt_summary_results.B3]" office:value-type="float" office:value="3" calcext:value-type="float">
            <text:p>3</text:p>
          </table:table-cell>
          <table:table-cell table:style-name="Default" table:formula="of:=['file:///home/claudinei/Experimento/Sources/ClaudineiBJr/Programs%20results/Summary/checkIt_summary_results.csv'#$checkIt_summary_results.C3]" office:value-type="float" office:value="104" calcext:value-type="float">
            <text:p>104</text:p>
          </table:table-cell>
          <table:table-cell table:style-name="Default" table:formula="of:=['file:///home/claudinei/Experimento/Sources/ClaudineiBJr/Programs%20results/Summary/checkIt_summary_results.csv'#$checkIt_summary_results.D3]" office:value-type="float" office:value="2.88" calcext:value-type="float">
            <text:p>2.88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os arcos primitivos</text:p>
          </table:table-cell>
          <table:table-cell table:style-name="Default" table:formula="of:=['file:///home/claudinei/Experimento/Sources/ClaudineiBJr/Programs%20results/Summary/checkIt_summary_results.csv'#$checkIt_summary_results.B4]" office:value-type="float" office:value="104" calcext:value-type="float">
            <text:p>104</text:p>
          </table:table-cell>
          <table:table-cell table:style-name="Default" table:formula="of:=['file:///home/claudinei/Experimento/Sources/ClaudineiBJr/Programs%20results/Summary/checkIt_summary_results.csv'#$checkIt_summary_results.C4]" office:value-type="float" office:value="104" calcext:value-type="float">
            <text:p>104</text:p>
          </table:table-cell>
          <table:table-cell table:style-name="Default" table:formula="of:=['file:///home/claudinei/Experimento/Sources/ClaudineiBJr/Programs%20results/Summary/checkIt_summary_results.csv'#$checkIt_summary_results.D4]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a origem dos arcos primitivos</text:p>
          </table:table-cell>
          <table:table-cell table:style-name="Default" table:formula="of:=['file:///home/claudinei/Experimento/Sources/ClaudineiBJr/Programs%20results/Summary/checkIt_summary_results.csv'#$checkIt_summary_results.B5]" office:value-type="float" office:value="92" calcext:value-type="float">
            <text:p>92</text:p>
          </table:table-cell>
          <table:table-cell table:style-name="Default" table:formula="of:=['file:///home/claudinei/Experimento/Sources/ClaudineiBJr/Programs%20results/Summary/checkIt_summary_results.csv'#$checkIt_summary_results.C5]" office:value-type="float" office:value="104" calcext:value-type="float">
            <text:p>104</text:p>
          </table:table-cell>
          <table:table-cell table:style-name="Default" table:formula="of:=['file:///home/claudinei/Experimento/Sources/ClaudineiBJr/Programs%20results/Summary/checkIt_summary_results.csv'#$checkIt_summary_results.D5]" office:value-type="float" office:value="88.46" calcext:value-type="float">
            <text:p>88.46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o destino dos arcos primitivos</text:p>
          </table:table-cell>
          <table:table-cell table:style-name="Default" table:formula="of:=['file:///home/claudinei/Experimento/Sources/ClaudineiBJr/Programs%20results/Summary/checkIt_summary_results.csv'#$checkIt_summary_results.B6]" office:value-type="float" office:value="12" calcext:value-type="float">
            <text:p>12</text:p>
          </table:table-cell>
          <table:table-cell table:style-name="Default" table:formula="of:=['file:///home/claudinei/Experimento/Sources/ClaudineiBJr/Programs%20results/Summary/checkIt_summary_results.csv'#$checkIt_summary_results.C6]" office:value-type="float" office:value="104" calcext:value-type="float">
            <text:p>104</text:p>
          </table:table-cell>
          <table:table-cell table:style-name="Default" table:formula="of:=['file:///home/claudinei/Experimento/Sources/ClaudineiBJr/Programs%20results/Summary/checkIt_summary_results.csv'#$checkIt_summary_results.D6]" office:value-type="float" office:value="11.54" calcext:value-type="float">
            <text:p>11.54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43" office:value-type="string" calcext:value-type="string">
            <text:p>Minimais em arcos primitivos</text:p>
          </table:table-cell>
          <table:table-cell table:style-name="ce43" table:formula="of:=['file:///home/claudinei/Experimento/Sources/ClaudineiBJr/Programs%20results/Summary/checkIt_summary_results.csv'#$checkIt_summary_results.B8]" office:value-type="float" office:value="32" calcext:value-type="float">
            <text:p>32</text:p>
          </table:table-cell>
          <table:table-cell table:style-name="ce43" table:formula="of:=['file:///home/claudinei/Experimento/Sources/ClaudineiBJr/Programs%20results/Summary/checkIt_summary_results.csv'#$checkIt_summary_results.C8]" office:value-type="float" office:value="32" calcext:value-type="float">
            <text:p>32</text:p>
          </table:table-cell>
          <table:table-cell table:style-name="ce43" table:formula="of:=['file:///home/claudinei/Experimento/Sources/ClaudineiBJr/Programs%20results/Summary/checkIt_summary_results.csv'#$checkIt_summary_results.D8]" office:value-type="float" office:value="100" calcext:value-type="float">
            <text:p>100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Minimais na origem dos arcos primitivos</text:p>
          </table:table-cell>
          <table:table-cell table:formula="of:=['file:///home/claudinei/Experimento/Sources/ClaudineiBJr/Programs%20results/Summary/checkIt_summary_results.csv'#$checkIt_summary_results.B9]" office:value-type="float" office:value="32" calcext:value-type="float">
            <text:p>32</text:p>
          </table:table-cell>
          <table:table-cell table:formula="of:=['file:///home/claudinei/Experimento/Sources/ClaudineiBJr/Programs%20results/Summary/checkIt_summary_results.csv'#$checkIt_summary_results.C9]" office:value-type="float" office:value="32" calcext:value-type="float">
            <text:p>32</text:p>
          </table:table-cell>
          <table:table-cell table:formula="of:=['file:///home/claudinei/Experimento/Sources/ClaudineiBJr/Programs%20results/Summary/checkIt_summary_results.csv'#$checkIt_summary_results.D9]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is no destino dos arcos primitivos</text:p>
          </table:table-cell>
          <table:table-cell table:formula="of:=['file:///home/claudinei/Experimento/Sources/ClaudineiBJr/Programs%20results/Summary/checkIt_summary_results.csv'#$checkIt_summary_results.B10]" office:value-type="float" office:value="0" calcext:value-type="float">
            <text:p>0</text:p>
          </table:table-cell>
          <table:table-cell table:formula="of:=['file:///home/claudinei/Experimento/Sources/ClaudineiBJr/Programs%20results/Summary/checkIt_summary_results.csv'#$checkIt_summary_results.C10]" office:value-type="float" office:value="32" calcext:value-type="float">
            <text:p>32</text:p>
          </table:table-cell>
          <table:table-cell table:formula="of:=['file:///home/claudinei/Experimento/Sources/ClaudineiBJr/Programs%20results/Summary/checkIt_summary_results.csv'#$checkIt_summary_results.D10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Minimais em primitivos ou com origem/destino em primitivos</text:p>
          </table:table-cell>
          <table:table-cell table:style-name="ce43" table:formula="of:=['file:///home/claudinei/Experimento/Sources/ClaudineiBJr/Programs%20results/Summary/checkIt_summary_results.csv'#$checkIt_summary_results.B11]" office:value-type="float" office:value="32" calcext:value-type="float">
            <text:p>32</text:p>
          </table:table-cell>
          <table:table-cell table:style-name="ce43" table:formula="of:=['file:///home/claudinei/Experimento/Sources/ClaudineiBJr/Programs%20results/Summary/checkIt_summary_results.csv'#$checkIt_summary_results.C11]" office:value-type="float" office:value="32" calcext:value-type="float">
            <text:p>32</text:p>
          </table:table-cell>
          <table:table-cell table:style-name="ce43" table:formula="of:=['file:///home/claudinei/Experimento/Sources/ClaudineiBJr/Programs%20results/Summary/checkIt_summary_results.csv'#$checkIt_summary_results.D11]" office:value-type="float" office:value="100" calcext:value-type="float">
            <text:p>100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Minimais com nó origem em arcos primitivos</text:p>
          </table:table-cell>
          <table:table-cell table:formula="of:=['file:///home/claudinei/Experimento/Sources/ClaudineiBJr/Programs%20results/Summary/checkIt_summary_results.csv'#$checkIt_summary_results.B12]" office:value-type="float" office:value="0" calcext:value-type="float">
            <text:p>0</text:p>
          </table:table-cell>
          <table:table-cell table:formula="of:=['file:///home/claudinei/Experimento/Sources/ClaudineiBJr/Programs%20results/Summary/checkIt_summary_results.csv'#$checkIt_summary_results.C12]" office:value-type="float" office:value="32" calcext:value-type="float">
            <text:p>32</text:p>
          </table:table-cell>
          <table:table-cell table:formula="of:=['file:///home/claudinei/Experimento/Sources/ClaudineiBJr/Programs%20results/Summary/checkIt_summary_results.csv'#$checkIt_summary_results.D1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is com nó destino em arcos primitivos</text:p>
          </table:table-cell>
          <table:table-cell table:formula="of:=['file:///home/claudinei/Experimento/Sources/ClaudineiBJr/Programs%20results/Summary/checkIt_summary_results.csv'#$checkIt_summary_results.B13]" office:value-type="float" office:value="32" calcext:value-type="float">
            <text:p>32</text:p>
          </table:table-cell>
          <table:table-cell table:formula="of:=['file:///home/claudinei/Experimento/Sources/ClaudineiBJr/Programs%20results/Summary/checkIt_summary_results.csv'#$checkIt_summary_results.C13]" office:value-type="float" office:value="32" calcext:value-type="float">
            <text:p>32</text:p>
          </table:table-cell>
          <table:table-cell table:formula="of:=['file:///home/claudinei/Experimento/Sources/ClaudineiBJr/Programs%20results/Summary/checkIt_summary_results.csv'#$checkIt_summary_results.D13]" office:value-type="float" office:value="100" calcext:value-type="float">
            <text:p>100</text:p>
          </table:table-cell>
          <table:table-cell table:style-name="ce43" table:number-columns-repeated="1020"/>
        </table:table-row>
        <table:table-row table:style-name="ro1">
          <table:table-cell table:style-name="ce43" office:value-type="string" calcext:value-type="string">
            <text:p>Equivalentes em arcos primitivos</text:p>
          </table:table-cell>
          <table:table-cell table:style-name="ce43" table:formula="of:=['file:///home/claudinei/Experimento/Sources/ClaudineiBJr/Programs%20results/Summary/checkIt_summary_results.csv'#$checkIt_summary_results.B14]" office:value-type="float" office:value="3" calcext:value-type="float">
            <text:p>3</text:p>
          </table:table-cell>
          <table:table-cell table:style-name="ce43" table:formula="of:=['file:///home/claudinei/Experimento/Sources/ClaudineiBJr/Programs%20results/Summary/checkIt_summary_results.csv'#$checkIt_summary_results.C14]" office:value-type="float" office:value="3" calcext:value-type="float">
            <text:p>3</text:p>
          </table:table-cell>
          <table:table-cell table:style-name="ce43" table:formula="of:=['file:///home/claudinei/Experimento/Sources/ClaudineiBJr/Programs%20results/Summary/checkIt_summary_results.csv'#$checkIt_summary_results.D14]" office:value-type="float" office:value="100" calcext:value-type="float">
            <text:p>100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Equivalentes na origem dos arcos primitivos</text:p>
          </table:table-cell>
          <table:table-cell table:formula="of:=['file:///home/claudinei/Experimento/Sources/ClaudineiBJr/Programs%20results/Summary/checkIt_summary_results.csv'#$checkIt_summary_results.B15]" office:value-type="float" office:value="3" calcext:value-type="float">
            <text:p>3</text:p>
          </table:table-cell>
          <table:table-cell table:formula="of:=['file:///home/claudinei/Experimento/Sources/ClaudineiBJr/Programs%20results/Summary/checkIt_summary_results.csv'#$checkIt_summary_results.C15]" office:value-type="float" office:value="3" calcext:value-type="float">
            <text:p>3</text:p>
          </table:table-cell>
          <table:table-cell table:formula="of:=['file:///home/claudinei/Experimento/Sources/ClaudineiBJr/Programs%20results/Summary/checkIt_summary_results.csv'#$checkIt_summary_results.D15]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valentes no destino dos arcos primitivos</text:p>
          </table:table-cell>
          <table:table-cell table:formula="of:=['file:///home/claudinei/Experimento/Sources/ClaudineiBJr/Programs%20results/Summary/checkIt_summary_results.csv'#$checkIt_summary_results.B16]" office:value-type="float" office:value="0" calcext:value-type="float">
            <text:p>0</text:p>
          </table:table-cell>
          <table:table-cell table:formula="of:=['file:///home/claudinei/Experimento/Sources/ClaudineiBJr/Programs%20results/Summary/checkIt_summary_results.csv'#$checkIt_summary_results.C16]" office:value-type="float" office:value="3" calcext:value-type="float">
            <text:p>3</text:p>
          </table:table-cell>
          <table:table-cell table:formula="of:=['file:///home/claudinei/Experimento/Sources/ClaudineiBJr/Programs%20results/Summary/checkIt_summary_results.csv'#$checkIt_summary_results.D1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quivalentes em primitivos ou com origem/destino em primitivos</text:p>
          </table:table-cell>
          <table:table-cell table:style-name="ce43" table:formula="of:=['file:///home/claudinei/Experimento/Sources/ClaudineiBJr/Programs%20results/Summary/checkIt_summary_results.csv'#$checkIt_summary_results.B17]" office:value-type="float" office:value="3" calcext:value-type="float">
            <text:p>3</text:p>
          </table:table-cell>
          <table:table-cell table:style-name="ce43" table:formula="of:=['file:///home/claudinei/Experimento/Sources/ClaudineiBJr/Programs%20results/Summary/checkIt_summary_results.csv'#$checkIt_summary_results.C17]" office:value-type="float" office:value="3" calcext:value-type="float">
            <text:p>3</text:p>
          </table:table-cell>
          <table:table-cell table:style-name="ce43" table:formula="of:=['file:///home/claudinei/Experimento/Sources/ClaudineiBJr/Programs%20results/Summary/checkIt_summary_results.csv'#$checkIt_summary_results.D17]" office:value-type="float" office:value="100" calcext:value-type="float">
            <text:p>100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Equivalentes com nó origem em arcos primitivos</text:p>
          </table:table-cell>
          <table:table-cell table:formula="of:=['file:///home/claudinei/Experimento/Sources/ClaudineiBJr/Programs%20results/Summary/checkIt_summary_results.csv'#$checkIt_summary_results.B18]" office:value-type="float" office:value="0" calcext:value-type="float">
            <text:p>0</text:p>
          </table:table-cell>
          <table:table-cell table:formula="of:=['file:///home/claudinei/Experimento/Sources/ClaudineiBJr/Programs%20results/Summary/checkIt_summary_results.csv'#$checkIt_summary_results.C18]" office:value-type="float" office:value="3" calcext:value-type="float">
            <text:p>3</text:p>
          </table:table-cell>
          <table:table-cell table:formula="of:=['file:///home/claudinei/Experimento/Sources/ClaudineiBJr/Programs%20results/Summary/checkIt_summary_results.csv'#$checkIt_summary_results.D18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valentes com nó destino em arcos primitivos</text:p>
          </table:table-cell>
          <table:table-cell table:formula="of:=['file:///home/claudinei/Experimento/Sources/ClaudineiBJr/Programs%20results/Summary/checkIt_summary_results.csv'#$checkIt_summary_results.B19]" office:value-type="float" office:value="3" calcext:value-type="float">
            <text:p>3</text:p>
          </table:table-cell>
          <table:table-cell table:formula="of:=['file:///home/claudinei/Experimento/Sources/ClaudineiBJr/Programs%20results/Summary/checkIt_summary_results.csv'#$checkIt_summary_results.C19]" office:value-type="float" office:value="3" calcext:value-type="float">
            <text:p>3</text:p>
          </table:table-cell>
          <table:table-cell table:formula="of:=['file:///home/claudinei/Experimento/Sources/ClaudineiBJr/Programs%20results/Summary/checkIt_summary_results.csv'#$checkIt_summary_results.D19]" office:value-type="float" office:value="100" calcext:value-type="float">
            <text:p>100</text:p>
          </table:table-cell>
          <table:table-cell table:number-columns-repeated="1020"/>
        </table:table-row>
      </table:table>
      <table:table table:name="CheckPalindrome" table:style-name="ta1">
        <table:table-column table:style-name="co14" table:default-cell-style-name="Default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6" table:number-columns-repeated="1020" table:default-cell-style-name="Default"/>
        <table:table-row table:style-name="ro1">
          <table:table-cell table:style-name="ce43" office:value-type="string" calcext:value-type="string">
            <text:p>Informação</text:p>
          </table:table-cell>
          <table:table-cell table:style-name="ce43" office:value-type="string" calcext:value-type="string">
            <text:p>Número</text:p>
          </table:table-cell>
          <table:table-cell table:style-name="ce43" office:value-type="string" calcext:value-type="string">
            <text:p>Total</text:p>
          </table:table-cell>
          <table:table-cell table:style-name="ce43" office:value-type="string" calcext:value-type="string">
            <text:p>Percentua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tantes minimais</text:p>
          </table:table-cell>
          <table:table-cell table:style-name="Default" table:formula="of:=['file:///home/claudinei/Experimento/Sources/ClaudineiBJr/Programs%20results/Summary/isPalindrome_summary_results.csv'#$isPalindrome_summary_results.B2]" office:value-type="float" office:value="13" calcext:value-type="float">
            <text:p>13</text:p>
          </table:table-cell>
          <table:table-cell table:style-name="Default" table:formula="of:=['file:///home/claudinei/Experimento/Sources/ClaudineiBJr/Programs%20results/Summary/isPalindrome_summary_results.csv'#$isPalindrome_summary_results.C2]" office:value-type="float" office:value="166" calcext:value-type="float">
            <text:p>166</text:p>
          </table:table-cell>
          <table:table-cell table:style-name="Default" table:formula="of:=['file:///home/claudinei/Experimento/Sources/ClaudineiBJr/Programs%20results/Summary/isPalindrome_summary_results.csv'#$isPalindrome_summary_results.D2]" office:value-type="float" office:value="7.83" calcext:value-type="float">
            <text:p>7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tantes equivalentes</text:p>
          </table:table-cell>
          <table:table-cell table:style-name="Default" table:formula="of:=['file:///home/claudinei/Experimento/Sources/ClaudineiBJr/Programs%20results/Summary/isPalindrome_summary_results.csv'#$isPalindrome_summary_results.B3]" office:value-type="float" office:value="20" calcext:value-type="float">
            <text:p>20</text:p>
          </table:table-cell>
          <table:table-cell table:style-name="Default" table:formula="of:=['file:///home/claudinei/Experimento/Sources/ClaudineiBJr/Programs%20results/Summary/isPalindrome_summary_results.csv'#$isPalindrome_summary_results.C3]" office:value-type="float" office:value="166" calcext:value-type="float">
            <text:p>166</text:p>
          </table:table-cell>
          <table:table-cell table:style-name="Default" table:formula="of:=['file:///home/claudinei/Experimento/Sources/ClaudineiBJr/Programs%20results/Summary/isPalindrome_summary_results.csv'#$isPalindrome_summary_results.D3]" office:value-type="float" office:value="12.05" calcext:value-type="float">
            <text:p>12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tantes nos arcos primitivos</text:p>
          </table:table-cell>
          <table:table-cell table:style-name="Default" table:formula="of:=['file:///home/claudinei/Experimento/Sources/ClaudineiBJr/Programs%20results/Summary/isPalindrome_summary_results.csv'#$isPalindrome_summary_results.B4]" office:value-type="float" office:value="158" calcext:value-type="float">
            <text:p>158</text:p>
          </table:table-cell>
          <table:table-cell table:style-name="Default" table:formula="of:=['file:///home/claudinei/Experimento/Sources/ClaudineiBJr/Programs%20results/Summary/isPalindrome_summary_results.csv'#$isPalindrome_summary_results.C4]" office:value-type="float" office:value="166" calcext:value-type="float">
            <text:p>166</text:p>
          </table:table-cell>
          <table:table-cell table:style-name="Default" table:formula="of:=['file:///home/claudinei/Experimento/Sources/ClaudineiBJr/Programs%20results/Summary/isPalindrome_summary_results.csv'#$isPalindrome_summary_results.D4]" office:value-type="float" office:value="95.18" calcext:value-type="float">
            <text:p>95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tantes na origem dos arcos primitivos</text:p>
          </table:table-cell>
          <table:table-cell table:style-name="Default" table:formula="of:=['file:///home/claudinei/Experimento/Sources/ClaudineiBJr/Programs%20results/Summary/isPalindrome_summary_results.csv'#$isPalindrome_summary_results.B5]" office:value-type="float" office:value="134" calcext:value-type="float">
            <text:p>134</text:p>
          </table:table-cell>
          <table:table-cell table:style-name="Default" table:formula="of:=['file:///home/claudinei/Experimento/Sources/ClaudineiBJr/Programs%20results/Summary/isPalindrome_summary_results.csv'#$isPalindrome_summary_results.C5]" office:value-type="float" office:value="166" calcext:value-type="float">
            <text:p>166</text:p>
          </table:table-cell>
          <table:table-cell table:style-name="Default" table:formula="of:=['file:///home/claudinei/Experimento/Sources/ClaudineiBJr/Programs%20results/Summary/isPalindrome_summary_results.csv'#$isPalindrome_summary_results.D5]" office:value-type="float" office:value="80.72" calcext:value-type="float">
            <text:p>80.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tantes no destino dos arcos primitivos</text:p>
          </table:table-cell>
          <table:table-cell table:style-name="Default" table:formula="of:=['file:///home/claudinei/Experimento/Sources/ClaudineiBJr/Programs%20results/Summary/isPalindrome_summary_results.csv'#$isPalindrome_summary_results.B6]" office:value-type="float" office:value="24" calcext:value-type="float">
            <text:p>24</text:p>
          </table:table-cell>
          <table:table-cell table:style-name="Default" table:formula="of:=['file:///home/claudinei/Experimento/Sources/ClaudineiBJr/Programs%20results/Summary/isPalindrome_summary_results.csv'#$isPalindrome_summary_results.C6]" office:value-type="float" office:value="166" calcext:value-type="float">
            <text:p>166</text:p>
          </table:table-cell>
          <table:table-cell table:style-name="Default" table:formula="of:=['file:///home/claudinei/Experimento/Sources/ClaudineiBJr/Programs%20results/Summary/isPalindrome_summary_results.csv'#$isPalindrome_summary_results.D6]" office:value-type="float" office:value="14.46" calcext:value-type="float">
            <text:p>14.46</text:p>
          </table:table-cell>
          <table:table-cell table:number-columns-repeated="102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43" office:value-type="string" calcext:value-type="string">
            <text:p>Minimais em arcos primitivos</text:p>
          </table:table-cell>
          <table:table-cell table:style-name="ce43" table:formula="of:=['file:///home/claudinei/Experimento/Sources/ClaudineiBJr/Programs%20results/Summary/isPalindrome_summary_results.csv'#$isPalindrome_summary_results.B8]" office:value-type="float" office:value="13" calcext:value-type="float">
            <text:p>13</text:p>
          </table:table-cell>
          <table:table-cell table:style-name="ce43" table:formula="of:=['file:///home/claudinei/Experimento/Sources/ClaudineiBJr/Programs%20results/Summary/isPalindrome_summary_results.csv'#$isPalindrome_summary_results.C8]" office:value-type="float" office:value="13" calcext:value-type="float">
            <text:p>13</text:p>
          </table:table-cell>
          <table:table-cell table:style-name="ce43" table:formula="of:=['file:///home/claudinei/Experimento/Sources/ClaudineiBJr/Programs%20results/Summary/isPalindrome_summary_results.csv'#$isPalindrome_summary_results.D8]" office:value-type="float" office:value="100" calcext:value-type="float">
            <text:p>100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Minimais na origem dos arcos primitivos</text:p>
          </table:table-cell>
          <table:table-cell table:formula="of:=['file:///home/claudinei/Experimento/Sources/ClaudineiBJr/Programs%20results/Summary/isPalindrome_summary_results.csv'#$isPalindrome_summary_results.B9]" office:value-type="float" office:value="9" calcext:value-type="float">
            <text:p>9</text:p>
          </table:table-cell>
          <table:table-cell table:formula="of:=['file:///home/claudinei/Experimento/Sources/ClaudineiBJr/Programs%20results/Summary/isPalindrome_summary_results.csv'#$isPalindrome_summary_results.C9]" office:value-type="float" office:value="13" calcext:value-type="float">
            <text:p>13</text:p>
          </table:table-cell>
          <table:table-cell table:formula="of:=['file:///home/claudinei/Experimento/Sources/ClaudineiBJr/Programs%20results/Summary/isPalindrome_summary_results.csv'#$isPalindrome_summary_results.D9]" office:value-type="float" office:value="69.23" calcext:value-type="float">
            <text:p>69.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is no destino dos arcos primitivos</text:p>
          </table:table-cell>
          <table:table-cell table:formula="of:=['file:///home/claudinei/Experimento/Sources/ClaudineiBJr/Programs%20results/Summary/isPalindrome_summary_results.csv'#$isPalindrome_summary_results.B10]" office:value-type="float" office:value="4" calcext:value-type="float">
            <text:p>4</text:p>
          </table:table-cell>
          <table:table-cell table:formula="of:=['file:///home/claudinei/Experimento/Sources/ClaudineiBJr/Programs%20results/Summary/isPalindrome_summary_results.csv'#$isPalindrome_summary_results.C10]" office:value-type="float" office:value="13" calcext:value-type="float">
            <text:p>13</text:p>
          </table:table-cell>
          <table:table-cell table:formula="of:=['file:///home/claudinei/Experimento/Sources/ClaudineiBJr/Programs%20results/Summary/isPalindrome_summary_results.csv'#$isPalindrome_summary_results.D10]" office:value-type="float" office:value="30.77" calcext:value-type="float">
            <text:p>30.77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Minimais em primitivos ou com origem/destino em primitivos</text:p>
          </table:table-cell>
          <table:table-cell table:style-name="ce43" table:formula="of:=['file:///home/claudinei/Experimento/Sources/ClaudineiBJr/Programs%20results/Summary/isPalindrome_summary_results.csv'#$isPalindrome_summary_results.B11]" office:value-type="float" office:value="13" calcext:value-type="float">
            <text:p>13</text:p>
          </table:table-cell>
          <table:table-cell table:style-name="ce43" table:formula="of:=['file:///home/claudinei/Experimento/Sources/ClaudineiBJr/Programs%20results/Summary/isPalindrome_summary_results.csv'#$isPalindrome_summary_results.C11]" office:value-type="float" office:value="13" calcext:value-type="float">
            <text:p>13</text:p>
          </table:table-cell>
          <table:table-cell table:style-name="ce43" table:formula="of:=['file:///home/claudinei/Experimento/Sources/ClaudineiBJr/Programs%20results/Summary/isPalindrome_summary_results.csv'#$isPalindrome_summary_results.D11]" office:value-type="float" office:value="100" calcext:value-type="float">
            <text:p>100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Minimais com nó origem em arcos primitivos</text:p>
          </table:table-cell>
          <table:table-cell table:formula="of:=['file:///home/claudinei/Experimento/Sources/ClaudineiBJr/Programs%20results/Summary/isPalindrome_summary_results.csv'#$isPalindrome_summary_results.B12]" office:value-type="float" office:value="13" calcext:value-type="float">
            <text:p>13</text:p>
          </table:table-cell>
          <table:table-cell table:formula="of:=['file:///home/claudinei/Experimento/Sources/ClaudineiBJr/Programs%20results/Summary/isPalindrome_summary_results.csv'#$isPalindrome_summary_results.C12]" office:value-type="float" office:value="13" calcext:value-type="float">
            <text:p>13</text:p>
          </table:table-cell>
          <table:table-cell table:formula="of:=['file:///home/claudinei/Experimento/Sources/ClaudineiBJr/Programs%20results/Summary/isPalindrome_summary_results.csv'#$isPalindrome_summary_results.D12]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is com nó destino em arcos primitivos</text:p>
          </table:table-cell>
          <table:table-cell table:formula="of:=['file:///home/claudinei/Experimento/Sources/ClaudineiBJr/Programs%20results/Summary/isPalindrome_summary_results.csv'#$isPalindrome_summary_results.B13]" office:value-type="float" office:value="11" calcext:value-type="float">
            <text:p>11</text:p>
          </table:table-cell>
          <table:table-cell table:formula="of:=['file:///home/claudinei/Experimento/Sources/ClaudineiBJr/Programs%20results/Summary/isPalindrome_summary_results.csv'#$isPalindrome_summary_results.C13]" office:value-type="float" office:value="13" calcext:value-type="float">
            <text:p>13</text:p>
          </table:table-cell>
          <table:table-cell table:formula="of:=['file:///home/claudinei/Experimento/Sources/ClaudineiBJr/Programs%20results/Summary/isPalindrome_summary_results.csv'#$isPalindrome_summary_results.D13]" office:value-type="float" office:value="84.62" calcext:value-type="float">
            <text:p>84.62</text:p>
          </table:table-cell>
          <table:table-cell table:style-name="ce43" table:number-columns-repeated="1020"/>
        </table:table-row>
        <table:table-row table:style-name="ro1">
          <table:table-cell table:style-name="ce43" office:value-type="string" calcext:value-type="string">
            <text:p>Equivalentes em arcos primitivos</text:p>
          </table:table-cell>
          <table:table-cell table:style-name="ce43" table:formula="of:=['file:///home/claudinei/Experimento/Sources/ClaudineiBJr/Programs%20results/Summary/isPalindrome_summary_results.csv'#$isPalindrome_summary_results.B14]" office:value-type="float" office:value="20" calcext:value-type="float">
            <text:p>20</text:p>
          </table:table-cell>
          <table:table-cell table:style-name="ce43" table:formula="of:=['file:///home/claudinei/Experimento/Sources/ClaudineiBJr/Programs%20results/Summary/isPalindrome_summary_results.csv'#$isPalindrome_summary_results.C14]" office:value-type="float" office:value="20" calcext:value-type="float">
            <text:p>20</text:p>
          </table:table-cell>
          <table:table-cell table:style-name="ce43" table:formula="of:=['file:///home/claudinei/Experimento/Sources/ClaudineiBJr/Programs%20results/Summary/isPalindrome_summary_results.csv'#$isPalindrome_summary_results.D14]" office:value-type="float" office:value="100" calcext:value-type="float">
            <text:p>100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Equivalentes na origem dos arcos primitivos</text:p>
          </table:table-cell>
          <table:table-cell table:formula="of:=['file:///home/claudinei/Experimento/Sources/ClaudineiBJr/Programs%20results/Summary/isPalindrome_summary_results.csv'#$isPalindrome_summary_results.B15]" office:value-type="float" office:value="19" calcext:value-type="float">
            <text:p>19</text:p>
          </table:table-cell>
          <table:table-cell table:formula="of:=['file:///home/claudinei/Experimento/Sources/ClaudineiBJr/Programs%20results/Summary/isPalindrome_summary_results.csv'#$isPalindrome_summary_results.C15]" office:value-type="float" office:value="20" calcext:value-type="float">
            <text:p>20</text:p>
          </table:table-cell>
          <table:table-cell table:formula="of:=['file:///home/claudinei/Experimento/Sources/ClaudineiBJr/Programs%20results/Summary/isPalindrome_summary_results.csv'#$isPalindrome_summary_results.D15]"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Equivalentes no destino dos arcos primitivos</text:p>
          </table:table-cell>
          <table:table-cell table:formula="of:=['file:///home/claudinei/Experimento/Sources/ClaudineiBJr/Programs%20results/Summary/isPalindrome_summary_results.csv'#$isPalindrome_summary_results.B16]" office:value-type="float" office:value="1" calcext:value-type="float">
            <text:p>1</text:p>
          </table:table-cell>
          <table:table-cell table:formula="of:=['file:///home/claudinei/Experimento/Sources/ClaudineiBJr/Programs%20results/Summary/isPalindrome_summary_results.csv'#$isPalindrome_summary_results.C16]" office:value-type="float" office:value="20" calcext:value-type="float">
            <text:p>20</text:p>
          </table:table-cell>
          <table:table-cell table:formula="of:=['file:///home/claudinei/Experimento/Sources/ClaudineiBJr/Programs%20results/Summary/isPalindrome_summary_results.csv'#$isPalindrome_summary_results.D16]" office:value-type="float" office:value="5" calcext:value-type="float">
            <text:p>5</text:p>
          </table:table-cell>
          <table:table-cell table:style-name="ce44" table:number-columns-repeated="1020"/>
        </table:table-row>
        <table:table-row table:style-name="ro1">
          <table:table-cell table:style-name="ce43" office:value-type="string" calcext:value-type="string">
            <text:p>Equivalentes em primitivos ou com origem/destino em primitivos</text:p>
          </table:table-cell>
          <table:table-cell table:style-name="ce43" table:formula="of:=['file:///home/claudinei/Experimento/Sources/ClaudineiBJr/Programs%20results/Summary/isPalindrome_summary_results.csv'#$isPalindrome_summary_results.B17]" office:value-type="float" office:value="20" calcext:value-type="float">
            <text:p>20</text:p>
          </table:table-cell>
          <table:table-cell table:style-name="ce43" table:formula="of:=['file:///home/claudinei/Experimento/Sources/ClaudineiBJr/Programs%20results/Summary/isPalindrome_summary_results.csv'#$isPalindrome_summary_results.C17]" office:value-type="float" office:value="20" calcext:value-type="float">
            <text:p>20</text:p>
          </table:table-cell>
          <table:table-cell table:style-name="ce43" table:formula="of:=['file:///home/claudinei/Experimento/Sources/ClaudineiBJr/Programs%20results/Summary/isPalindrome_summary_results.csv'#$isPalindrome_summary_results.D17]" office:value-type="float" office:value="100" calcext:value-type="float">
            <text:p>100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Equivalentes com nó origem em arcos primitivos</text:p>
          </table:table-cell>
          <table:table-cell table:formula="of:=['file:///home/claudinei/Experimento/Sources/ClaudineiBJr/Programs%20results/Summary/isPalindrome_summary_results.csv'#$isPalindrome_summary_results.B18]" office:value-type="float" office:value="20" calcext:value-type="float">
            <text:p>20</text:p>
          </table:table-cell>
          <table:table-cell table:formula="of:=['file:///home/claudinei/Experimento/Sources/ClaudineiBJr/Programs%20results/Summary/isPalindrome_summary_results.csv'#$isPalindrome_summary_results.C18]" office:value-type="float" office:value="20" calcext:value-type="float">
            <text:p>20</text:p>
          </table:table-cell>
          <table:table-cell table:formula="of:=['file:///home/claudinei/Experimento/Sources/ClaudineiBJr/Programs%20results/Summary/isPalindrome_summary_results.csv'#$isPalindrome_summary_results.D18]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valentes com nó destino em arcos primitivos</text:p>
          </table:table-cell>
          <table:table-cell table:formula="of:=['file:///home/claudinei/Experimento/Sources/ClaudineiBJr/Programs%20results/Summary/isPalindrome_summary_results.csv'#$isPalindrome_summary_results.B19]" office:value-type="float" office:value="19" calcext:value-type="float">
            <text:p>19</text:p>
          </table:table-cell>
          <table:table-cell table:formula="of:=['file:///home/claudinei/Experimento/Sources/ClaudineiBJr/Programs%20results/Summary/isPalindrome_summary_results.csv'#$isPalindrome_summary_results.C19]" office:value-type="float" office:value="20" calcext:value-type="float">
            <text:p>20</text:p>
          </table:table-cell>
          <table:table-cell table:formula="of:=['file:///home/claudinei/Experimento/Sources/ClaudineiBJr/Programs%20results/Summary/isPalindrome_summary_results.csv'#$isPalindrome_summary_results.D19]" office:value-type="float" office:value="95" calcext:value-type="float">
            <text:p>95</text:p>
          </table:table-cell>
          <table:table-cell table:number-columns-repeated="1020"/>
        </table:table-row>
      </table:table>
      <table:table table:name="CountPositive" table:style-name="ta1"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6" table:number-columns-repeated="1020" table:default-cell-style-name="Default"/>
        <table:table-row table:style-name="ro1">
          <table:table-cell table:style-name="ce43" office:value-type="string" calcext:value-type="string">
            <text:p>Informação</text:p>
          </table:table-cell>
          <table:table-cell table:style-name="ce43" office:value-type="string" calcext:value-type="string">
            <text:p>Número</text:p>
          </table:table-cell>
          <table:table-cell table:style-name="ce43" office:value-type="string" calcext:value-type="string">
            <text:p>Total</text:p>
          </table:table-cell>
          <table:table-cell table:style-name="ce43" office:value-type="string" calcext:value-type="string">
            <text:p>Percentual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minimais</text:p>
          </table:table-cell>
          <table:table-cell table:style-name="Default" table:formula="of:=['file:///home/claudinei/Experimento/Sources/ClaudineiBJr/Programs%20results/Summary/countPositive_summary_results.csv'#$countPositive_summary_results.B2]" office:value-type="float" office:value="8" calcext:value-type="float">
            <text:p>8</text:p>
          </table:table-cell>
          <table:table-cell table:style-name="Default" table:formula="of:=['file:///home/claudinei/Experimento/Sources/ClaudineiBJr/Programs%20results/Summary/countPositive_summary_results.csv'#$countPositive_summary_results.C2]" office:value-type="float" office:value="151" calcext:value-type="float">
            <text:p>151</text:p>
          </table:table-cell>
          <table:table-cell table:style-name="Default" table:formula="of:=['file:///home/claudinei/Experimento/Sources/ClaudineiBJr/Programs%20results/Summary/countPositive_summary_results.csv'#$countPositive_summary_results.D2]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equivalentes</text:p>
          </table:table-cell>
          <table:table-cell table:style-name="Default" table:formula="of:=['file:///home/claudinei/Experimento/Sources/ClaudineiBJr/Programs%20results/Summary/countPositive_summary_results.csv'#$countPositive_summary_results.B3]" office:value-type="float" office:value="9" calcext:value-type="float">
            <text:p>9</text:p>
          </table:table-cell>
          <table:table-cell table:style-name="Default" table:formula="of:=['file:///home/claudinei/Experimento/Sources/ClaudineiBJr/Programs%20results/Summary/countPositive_summary_results.csv'#$countPositive_summary_results.C3]" office:value-type="float" office:value="151" calcext:value-type="float">
            <text:p>151</text:p>
          </table:table-cell>
          <table:table-cell table:style-name="Default" table:formula="of:=['file:///home/claudinei/Experimento/Sources/ClaudineiBJr/Programs%20results/Summary/countPositive_summary_results.csv'#$countPositive_summary_results.D3]" office:value-type="float" office:value="5.96" calcext:value-type="float">
            <text:p>5.96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os arcos primitivos</text:p>
          </table:table-cell>
          <table:table-cell table:style-name="Default" table:formula="of:=['file:///home/claudinei/Experimento/Sources/ClaudineiBJr/Programs%20results/Summary/countPositive_summary_results.csv'#$countPositive_summary_results.B4]" office:value-type="float" office:value="66" calcext:value-type="float">
            <text:p>66</text:p>
          </table:table-cell>
          <table:table-cell table:style-name="Default" table:formula="of:=['file:///home/claudinei/Experimento/Sources/ClaudineiBJr/Programs%20results/Summary/countPositive_summary_results.csv'#$countPositive_summary_results.C4]" office:value-type="float" office:value="151" calcext:value-type="float">
            <text:p>151</text:p>
          </table:table-cell>
          <table:table-cell table:style-name="Default" table:formula="of:=['file:///home/claudinei/Experimento/Sources/ClaudineiBJr/Programs%20results/Summary/countPositive_summary_results.csv'#$countPositive_summary_results.D4]" office:value-type="float" office:value="43.71" calcext:value-type="float">
            <text:p>43.7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a origem dos arcos primitivos</text:p>
          </table:table-cell>
          <table:table-cell table:style-name="Default" table:formula="of:=['file:///home/claudinei/Experimento/Sources/ClaudineiBJr/Programs%20results/Summary/countPositive_summary_results.csv'#$countPositive_summary_results.B5]" office:value-type="float" office:value="57" calcext:value-type="float">
            <text:p>57</text:p>
          </table:table-cell>
          <table:table-cell table:style-name="Default" table:formula="of:=['file:///home/claudinei/Experimento/Sources/ClaudineiBJr/Programs%20results/Summary/countPositive_summary_results.csv'#$countPositive_summary_results.C5]" office:value-type="float" office:value="151" calcext:value-type="float">
            <text:p>151</text:p>
          </table:table-cell>
          <table:table-cell table:style-name="Default" table:formula="of:=['file:///home/claudinei/Experimento/Sources/ClaudineiBJr/Programs%20results/Summary/countPositive_summary_results.csv'#$countPositive_summary_results.D5]" office:value-type="float" office:value="37.75" calcext:value-type="float">
            <text:p>37.75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o destino dos arcos primitivos</text:p>
          </table:table-cell>
          <table:table-cell table:style-name="Default" table:formula="of:=['file:///home/claudinei/Experimento/Sources/ClaudineiBJr/Programs%20results/Summary/countPositive_summary_results.csv'#$countPositive_summary_results.B6]" office:value-type="float" office:value="9" calcext:value-type="float">
            <text:p>9</text:p>
          </table:table-cell>
          <table:table-cell table:style-name="Default" table:formula="of:=['file:///home/claudinei/Experimento/Sources/ClaudineiBJr/Programs%20results/Summary/countPositive_summary_results.csv'#$countPositive_summary_results.C6]" office:value-type="float" office:value="151" calcext:value-type="float">
            <text:p>151</text:p>
          </table:table-cell>
          <table:table-cell table:style-name="Default" table:formula="of:=['file:///home/claudinei/Experimento/Sources/ClaudineiBJr/Programs%20results/Summary/countPositive_summary_results.csv'#$countPositive_summary_results.D6]" office:value-type="float" office:value="5.96" calcext:value-type="float">
            <text:p>5.96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43" office:value-type="string" calcext:value-type="string">
            <text:p>Minimais em arcos primitivos</text:p>
          </table:table-cell>
          <table:table-cell table:style-name="ce43" table:formula="of:=['file:///home/claudinei/Experimento/Sources/ClaudineiBJr/Programs%20results/Summary/countPositive_summary_results.csv'#$countPositive_summary_results.B8]" office:value-type="float" office:value="7" calcext:value-type="float">
            <text:p>7</text:p>
          </table:table-cell>
          <table:table-cell table:style-name="ce43" table:formula="of:=['file:///home/claudinei/Experimento/Sources/ClaudineiBJr/Programs%20results/Summary/countPositive_summary_results.csv'#$countPositive_summary_results.C8]" office:value-type="float" office:value="8" calcext:value-type="float">
            <text:p>8</text:p>
          </table:table-cell>
          <table:table-cell table:style-name="ce43" table:formula="of:=['file:///home/claudinei/Experimento/Sources/ClaudineiBJr/Programs%20results/Summary/countPositive_summary_results.csv'#$countPositive_summary_results.D8]" office:value-type="float" office:value="87.5" calcext:value-type="float">
            <text:p>87.5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Minimais na origem dos arcos primitivos</text:p>
          </table:table-cell>
          <table:table-cell table:formula="of:=['file:///home/claudinei/Experimento/Sources/ClaudineiBJr/Programs%20results/Summary/countPositive_summary_results.csv'#$countPositive_summary_results.B9]" office:value-type="float" office:value="7" calcext:value-type="float">
            <text:p>7</text:p>
          </table:table-cell>
          <table:table-cell table:formula="of:=['file:///home/claudinei/Experimento/Sources/ClaudineiBJr/Programs%20results/Summary/countPositive_summary_results.csv'#$countPositive_summary_results.C9]" office:value-type="float" office:value="8" calcext:value-type="float">
            <text:p>8</text:p>
          </table:table-cell>
          <table:table-cell table:formula="of:=['file:///home/claudinei/Experimento/Sources/ClaudineiBJr/Programs%20results/Summary/countPositive_summary_results.csv'#$countPositive_summary_results.D9]" office:value-type="float" office:value="87.5" calcext:value-type="float">
            <text:p>8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is no destino dos arcos primitivos</text:p>
          </table:table-cell>
          <table:table-cell table:formula="of:=['file:///home/claudinei/Experimento/Sources/ClaudineiBJr/Programs%20results/Summary/countPositive_summary_results.csv'#$countPositive_summary_results.B10]" office:value-type="float" office:value="0" calcext:value-type="float">
            <text:p>0</text:p>
          </table:table-cell>
          <table:table-cell table:formula="of:=['file:///home/claudinei/Experimento/Sources/ClaudineiBJr/Programs%20results/Summary/countPositive_summary_results.csv'#$countPositive_summary_results.C10]" office:value-type="float" office:value="8" calcext:value-type="float">
            <text:p>8</text:p>
          </table:table-cell>
          <table:table-cell table:formula="of:=['file:///home/claudinei/Experimento/Sources/ClaudineiBJr/Programs%20results/Summary/countPositive_summary_results.csv'#$countPositive_summary_results.D10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Minimais em primitivos ou com origem/destino em primitivos</text:p>
          </table:table-cell>
          <table:table-cell table:style-name="ce43" table:formula="of:=['file:///home/claudinei/Experimento/Sources/ClaudineiBJr/Programs%20results/Summary/countPositive_summary_results.csv'#$countPositive_summary_results.B11]" office:value-type="float" office:value="8" calcext:value-type="float">
            <text:p>8</text:p>
          </table:table-cell>
          <table:table-cell table:style-name="ce43" table:formula="of:=['file:///home/claudinei/Experimento/Sources/ClaudineiBJr/Programs%20results/Summary/countPositive_summary_results.csv'#$countPositive_summary_results.C11]" office:value-type="float" office:value="8" calcext:value-type="float">
            <text:p>8</text:p>
          </table:table-cell>
          <table:table-cell table:style-name="ce43" table:formula="of:=['file:///home/claudinei/Experimento/Sources/ClaudineiBJr/Programs%20results/Summary/countPositive_summary_results.csv'#$countPositive_summary_results.D11]" office:value-type="float" office:value="100" calcext:value-type="float">
            <text:p>100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Minimais com nó origem em arcos primitivos</text:p>
          </table:table-cell>
          <table:table-cell table:formula="of:=['file:///home/claudinei/Experimento/Sources/ClaudineiBJr/Programs%20results/Summary/countPositive_summary_results.csv'#$countPositive_summary_results.B12]" office:value-type="float" office:value="0" calcext:value-type="float">
            <text:p>0</text:p>
          </table:table-cell>
          <table:table-cell table:formula="of:=['file:///home/claudinei/Experimento/Sources/ClaudineiBJr/Programs%20results/Summary/countPositive_summary_results.csv'#$countPositive_summary_results.C12]" office:value-type="float" office:value="8" calcext:value-type="float">
            <text:p>8</text:p>
          </table:table-cell>
          <table:table-cell table:formula="of:=['file:///home/claudinei/Experimento/Sources/ClaudineiBJr/Programs%20results/Summary/countPositive_summary_results.csv'#$countPositive_summary_results.D1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is com nó destino em arcos primitivos</text:p>
          </table:table-cell>
          <table:table-cell table:formula="of:=['file:///home/claudinei/Experimento/Sources/ClaudineiBJr/Programs%20results/Summary/countPositive_summary_results.csv'#$countPositive_summary_results.B13]" office:value-type="float" office:value="8" calcext:value-type="float">
            <text:p>8</text:p>
          </table:table-cell>
          <table:table-cell table:formula="of:=['file:///home/claudinei/Experimento/Sources/ClaudineiBJr/Programs%20results/Summary/countPositive_summary_results.csv'#$countPositive_summary_results.C13]" office:value-type="float" office:value="8" calcext:value-type="float">
            <text:p>8</text:p>
          </table:table-cell>
          <table:table-cell table:formula="of:=['file:///home/claudinei/Experimento/Sources/ClaudineiBJr/Programs%20results/Summary/countPositive_summary_results.csv'#$countPositive_summary_results.D13]" office:value-type="float" office:value="100" calcext:value-type="float">
            <text:p>100</text:p>
          </table:table-cell>
          <table:table-cell table:style-name="ce43" table:number-columns-repeated="1020"/>
        </table:table-row>
        <table:table-row table:style-name="ro1">
          <table:table-cell table:style-name="ce43" office:value-type="string" calcext:value-type="string">
            <text:p>Equivalentes em arcos primitivos</text:p>
          </table:table-cell>
          <table:table-cell table:style-name="ce43" table:formula="of:=['file:///home/claudinei/Experimento/Sources/ClaudineiBJr/Programs%20results/Summary/countPositive_summary_results.csv'#$countPositive_summary_results.B14]" office:value-type="float" office:value="1" calcext:value-type="float">
            <text:p>1</text:p>
          </table:table-cell>
          <table:table-cell table:style-name="ce43" table:formula="of:=['file:///home/claudinei/Experimento/Sources/ClaudineiBJr/Programs%20results/Summary/countPositive_summary_results.csv'#$countPositive_summary_results.C14]" office:value-type="float" office:value="9" calcext:value-type="float">
            <text:p>9</text:p>
          </table:table-cell>
          <table:table-cell table:style-name="ce43" table:formula="of:=['file:///home/claudinei/Experimento/Sources/ClaudineiBJr/Programs%20results/Summary/countPositive_summary_results.csv'#$countPositive_summary_results.D14]" office:value-type="float" office:value="11.11" calcext:value-type="float">
            <text:p>11.11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Equivalentes na origem dos arcos primitivos</text:p>
          </table:table-cell>
          <table:table-cell table:formula="of:=['file:///home/claudinei/Experimento/Sources/ClaudineiBJr/Programs%20results/Summary/countPositive_summary_results.csv'#$countPositive_summary_results.B15]" office:value-type="float" office:value="1" calcext:value-type="float">
            <text:p>1</text:p>
          </table:table-cell>
          <table:table-cell table:formula="of:=['file:///home/claudinei/Experimento/Sources/ClaudineiBJr/Programs%20results/Summary/countPositive_summary_results.csv'#$countPositive_summary_results.C15]" office:value-type="float" office:value="9" calcext:value-type="float">
            <text:p>9</text:p>
          </table:table-cell>
          <table:table-cell table:formula="of:=['file:///home/claudinei/Experimento/Sources/ClaudineiBJr/Programs%20results/Summary/countPositive_summary_results.csv'#$countPositive_summary_results.D15]" office:value-type="float" office:value="11.11" calcext:value-type="float">
            <text:p>11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valentes no destino dos arcos primitivos</text:p>
          </table:table-cell>
          <table:table-cell table:formula="of:=['file:///home/claudinei/Experimento/Sources/ClaudineiBJr/Programs%20results/Summary/countPositive_summary_results.csv'#$countPositive_summary_results.B16]" office:value-type="float" office:value="0" calcext:value-type="float">
            <text:p>0</text:p>
          </table:table-cell>
          <table:table-cell table:formula="of:=['file:///home/claudinei/Experimento/Sources/ClaudineiBJr/Programs%20results/Summary/countPositive_summary_results.csv'#$countPositive_summary_results.C16]" office:value-type="float" office:value="9" calcext:value-type="float">
            <text:p>9</text:p>
          </table:table-cell>
          <table:table-cell table:formula="of:=['file:///home/claudinei/Experimento/Sources/ClaudineiBJr/Programs%20results/Summary/countPositive_summary_results.csv'#$countPositive_summary_results.D1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quivalentes em primitivos ou com origem/destino em primitivos</text:p>
          </table:table-cell>
          <table:table-cell table:style-name="ce43" table:formula="of:=['file:///home/claudinei/Experimento/Sources/ClaudineiBJr/Programs%20results/Summary/countPositive_summary_results.csv'#$countPositive_summary_results.B17]" office:value-type="float" office:value="6" calcext:value-type="float">
            <text:p>6</text:p>
          </table:table-cell>
          <table:table-cell table:style-name="ce43" table:formula="of:=['file:///home/claudinei/Experimento/Sources/ClaudineiBJr/Programs%20results/Summary/countPositive_summary_results.csv'#$countPositive_summary_results.C17]" office:value-type="float" office:value="9" calcext:value-type="float">
            <text:p>9</text:p>
          </table:table-cell>
          <table:table-cell table:style-name="ce43" table:formula="of:=['file:///home/claudinei/Experimento/Sources/ClaudineiBJr/Programs%20results/Summary/countPositive_summary_results.csv'#$countPositive_summary_results.D17]" office:value-type="float" office:value="66.67" calcext:value-type="float">
            <text:p>66.67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Equivalentes com nó origem em arcos primitivos</text:p>
          </table:table-cell>
          <table:table-cell table:formula="of:=['file:///home/claudinei/Experimento/Sources/ClaudineiBJr/Programs%20results/Summary/countPositive_summary_results.csv'#$countPositive_summary_results.B18]" office:value-type="float" office:value="0" calcext:value-type="float">
            <text:p>0</text:p>
          </table:table-cell>
          <table:table-cell table:formula="of:=['file:///home/claudinei/Experimento/Sources/ClaudineiBJr/Programs%20results/Summary/countPositive_summary_results.csv'#$countPositive_summary_results.C18]" office:value-type="float" office:value="9" calcext:value-type="float">
            <text:p>9</text:p>
          </table:table-cell>
          <table:table-cell table:formula="of:=['file:///home/claudinei/Experimento/Sources/ClaudineiBJr/Programs%20results/Summary/countPositive_summary_results.csv'#$countPositive_summary_results.D18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valentes com nó destino em arcos primitivos</text:p>
          </table:table-cell>
          <table:table-cell table:formula="of:=['file:///home/claudinei/Experimento/Sources/ClaudineiBJr/Programs%20results/Summary/countPositive_summary_results.csv'#$countPositive_summary_results.B19]" office:value-type="float" office:value="6" calcext:value-type="float">
            <text:p>6</text:p>
          </table:table-cell>
          <table:table-cell table:formula="of:=['file:///home/claudinei/Experimento/Sources/ClaudineiBJr/Programs%20results/Summary/countPositive_summary_results.csv'#$countPositive_summary_results.C19]" office:value-type="float" office:value="9" calcext:value-type="float">
            <text:p>9</text:p>
          </table:table-cell>
          <table:table-cell table:formula="of:=['file:///home/claudinei/Experimento/Sources/ClaudineiBJr/Programs%20results/Summary/countPositive_summary_results.csv'#$countPositive_summary_results.D19]" office:value-type="float" office:value="66.67" calcext:value-type="float">
            <text:p>66.67</text:p>
          </table:table-cell>
          <table:table-cell table:number-columns-repeated="1020"/>
        </table:table-row>
      </table:table>
      <table:table table:name="DigitReverser" table:style-name="ta1"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6" table:number-columns-repeated="1020" table:default-cell-style-name="Default"/>
        <table:table-row table:style-name="ro1">
          <table:table-cell table:style-name="ce43" office:value-type="string" calcext:value-type="string">
            <text:p>Informação</text:p>
          </table:table-cell>
          <table:table-cell table:style-name="ce43" office:value-type="string" calcext:value-type="string">
            <text:p>Número</text:p>
          </table:table-cell>
          <table:table-cell table:style-name="ce43" office:value-type="string" calcext:value-type="string">
            <text:p>Total</text:p>
          </table:table-cell>
          <table:table-cell table:style-name="ce43" office:value-type="string" calcext:value-type="string">
            <text:p>Percentual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minimais</text:p>
          </table:table-cell>
          <table:table-cell table:style-name="Default" table:formula="of:=['file:///home/claudinei/Experimento/Sources/ClaudineiBJr/Programs%20results/Summary/digit_reverser_summary_results.csv'#$digit_reverser_summary_results.B2]" office:value-type="float" office:value="8" calcext:value-type="float">
            <text:p>8</text:p>
          </table:table-cell>
          <table:table-cell table:style-name="Default" table:formula="of:=['file:///home/claudinei/Experimento/Sources/ClaudineiBJr/Programs%20results/Summary/digit_reverser_summary_results.csv'#$digit_reverser_summary_results.C2]" office:value-type="float" office:value="496" calcext:value-type="float">
            <text:p>496</text:p>
          </table:table-cell>
          <table:table-cell table:style-name="Default" table:formula="of:=['file:///home/claudinei/Experimento/Sources/ClaudineiBJr/Programs%20results/Summary/digit_reverser_summary_results.csv'#$digit_reverser_summary_results.D2]" office:value-type="float" office:value="1.61" calcext:value-type="float">
            <text:p>1.6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equivalentes</text:p>
          </table:table-cell>
          <table:table-cell table:style-name="Default" table:formula="of:=['file:///home/claudinei/Experimento/Sources/ClaudineiBJr/Programs%20results/Summary/digit_reverser_summary_results.csv'#$digit_reverser_summary_results.B3]" office:value-type="float" office:value="43" calcext:value-type="float">
            <text:p>43</text:p>
          </table:table-cell>
          <table:table-cell table:style-name="Default" table:formula="of:=['file:///home/claudinei/Experimento/Sources/ClaudineiBJr/Programs%20results/Summary/digit_reverser_summary_results.csv'#$digit_reverser_summary_results.C3]" office:value-type="float" office:value="496" calcext:value-type="float">
            <text:p>496</text:p>
          </table:table-cell>
          <table:table-cell table:style-name="Default" table:formula="of:=['file:///home/claudinei/Experimento/Sources/ClaudineiBJr/Programs%20results/Summary/digit_reverser_summary_results.csv'#$digit_reverser_summary_results.D3]" office:value-type="float" office:value="8.67" calcext:value-type="float">
            <text:p>8.67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os arcos primitivos</text:p>
          </table:table-cell>
          <table:table-cell table:style-name="Default" table:formula="of:=['file:///home/claudinei/Experimento/Sources/ClaudineiBJr/Programs%20results/Summary/digit_reverser_summary_results.csv'#$digit_reverser_summary_results.B4]" office:value-type="float" office:value="432" calcext:value-type="float">
            <text:p>432</text:p>
          </table:table-cell>
          <table:table-cell table:style-name="Default" table:formula="of:=['file:///home/claudinei/Experimento/Sources/ClaudineiBJr/Programs%20results/Summary/digit_reverser_summary_results.csv'#$digit_reverser_summary_results.C4]" office:value-type="float" office:value="496" calcext:value-type="float">
            <text:p>496</text:p>
          </table:table-cell>
          <table:table-cell table:style-name="Default" table:formula="of:=['file:///home/claudinei/Experimento/Sources/ClaudineiBJr/Programs%20results/Summary/digit_reverser_summary_results.csv'#$digit_reverser_summary_results.D4]" office:value-type="float" office:value="87.1" calcext:value-type="float">
            <text:p>87.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a origem dos arcos primitivos</text:p>
          </table:table-cell>
          <table:table-cell table:style-name="Default" table:formula="of:=['file:///home/claudinei/Experimento/Sources/ClaudineiBJr/Programs%20results/Summary/digit_reverser_summary_results.csv'#$digit_reverser_summary_results.B5]" office:value-type="float" office:value="82" calcext:value-type="float">
            <text:p>82</text:p>
          </table:table-cell>
          <table:table-cell table:style-name="Default" table:formula="of:=['file:///home/claudinei/Experimento/Sources/ClaudineiBJr/Programs%20results/Summary/digit_reverser_summary_results.csv'#$digit_reverser_summary_results.C5]" office:value-type="float" office:value="496" calcext:value-type="float">
            <text:p>496</text:p>
          </table:table-cell>
          <table:table-cell table:style-name="Default" table:formula="of:=['file:///home/claudinei/Experimento/Sources/ClaudineiBJr/Programs%20results/Summary/digit_reverser_summary_results.csv'#$digit_reverser_summary_results.D5]" office:value-type="float" office:value="16.53" calcext:value-type="float">
            <text:p>16.53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o destino dos arcos primitivos</text:p>
          </table:table-cell>
          <table:table-cell table:style-name="Default" table:formula="of:=['file:///home/claudinei/Experimento/Sources/ClaudineiBJr/Programs%20results/Summary/digit_reverser_summary_results.csv'#$digit_reverser_summary_results.B6]" office:value-type="float" office:value="350" calcext:value-type="float">
            <text:p>350</text:p>
          </table:table-cell>
          <table:table-cell table:style-name="Default" table:formula="of:=['file:///home/claudinei/Experimento/Sources/ClaudineiBJr/Programs%20results/Summary/digit_reverser_summary_results.csv'#$digit_reverser_summary_results.C6]" office:value-type="float" office:value="496" calcext:value-type="float">
            <text:p>496</text:p>
          </table:table-cell>
          <table:table-cell table:style-name="Default" table:formula="of:=['file:///home/claudinei/Experimento/Sources/ClaudineiBJr/Programs%20results/Summary/digit_reverser_summary_results.csv'#$digit_reverser_summary_results.D6]" office:value-type="float" office:value="70.56" calcext:value-type="float">
            <text:p>70.56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43" office:value-type="string" calcext:value-type="string">
            <text:p>Minimais em arcos primitivos</text:p>
          </table:table-cell>
          <table:table-cell table:style-name="ce43" table:formula="of:=['file:///home/claudinei/Experimento/Sources/ClaudineiBJr/Programs%20results/Summary/digit_reverser_summary_results.csv'#$digit_reverser_summary_results.B8]" office:value-type="float" office:value="4" calcext:value-type="float">
            <text:p>4</text:p>
          </table:table-cell>
          <table:table-cell table:style-name="ce43" table:formula="of:=['file:///home/claudinei/Experimento/Sources/ClaudineiBJr/Programs%20results/Summary/digit_reverser_summary_results.csv'#$digit_reverser_summary_results.C8]" office:value-type="float" office:value="8" calcext:value-type="float">
            <text:p>8</text:p>
          </table:table-cell>
          <table:table-cell table:style-name="ce43" table:formula="of:=['file:///home/claudinei/Experimento/Sources/ClaudineiBJr/Programs%20results/Summary/digit_reverser_summary_results.csv'#$digit_reverser_summary_results.D8]" office:value-type="float" office:value="50" calcext:value-type="float">
            <text:p>50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Minimais na origem dos arcos primitivos</text:p>
          </table:table-cell>
          <table:table-cell table:formula="of:=['file:///home/claudinei/Experimento/Sources/ClaudineiBJr/Programs%20results/Summary/digit_reverser_summary_results.csv'#$digit_reverser_summary_results.B9]" office:value-type="float" office:value="0" calcext:value-type="float">
            <text:p>0</text:p>
          </table:table-cell>
          <table:table-cell table:formula="of:=['file:///home/claudinei/Experimento/Sources/ClaudineiBJr/Programs%20results/Summary/digit_reverser_summary_results.csv'#$digit_reverser_summary_results.C9]" office:value-type="float" office:value="8" calcext:value-type="float">
            <text:p>8</text:p>
          </table:table-cell>
          <table:table-cell table:formula="of:=['file:///home/claudinei/Experimento/Sources/ClaudineiBJr/Programs%20results/Summary/digit_reverser_summary_results.csv'#$digit_reverser_summary_results.D9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is no destino dos arcos primitivos</text:p>
          </table:table-cell>
          <table:table-cell table:formula="of:=['file:///home/claudinei/Experimento/Sources/ClaudineiBJr/Programs%20results/Summary/digit_reverser_summary_results.csv'#$digit_reverser_summary_results.B10]" office:value-type="float" office:value="4" calcext:value-type="float">
            <text:p>4</text:p>
          </table:table-cell>
          <table:table-cell table:formula="of:=['file:///home/claudinei/Experimento/Sources/ClaudineiBJr/Programs%20results/Summary/digit_reverser_summary_results.csv'#$digit_reverser_summary_results.C10]" office:value-type="float" office:value="8" calcext:value-type="float">
            <text:p>8</text:p>
          </table:table-cell>
          <table:table-cell table:formula="of:=['file:///home/claudinei/Experimento/Sources/ClaudineiBJr/Programs%20results/Summary/digit_reverser_summary_results.csv'#$digit_reverser_summary_results.D10]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Minimais em primitivos ou com origem/destino em primitivos</text:p>
          </table:table-cell>
          <table:table-cell table:style-name="ce43" table:formula="of:=['file:///home/claudinei/Experimento/Sources/ClaudineiBJr/Programs%20results/Summary/digit_reverser_summary_results.csv'#$digit_reverser_summary_results.B11]" office:value-type="float" office:value="8" calcext:value-type="float">
            <text:p>8</text:p>
          </table:table-cell>
          <table:table-cell table:style-name="ce43" table:formula="of:=['file:///home/claudinei/Experimento/Sources/ClaudineiBJr/Programs%20results/Summary/digit_reverser_summary_results.csv'#$digit_reverser_summary_results.C11]" office:value-type="float" office:value="8" calcext:value-type="float">
            <text:p>8</text:p>
          </table:table-cell>
          <table:table-cell table:style-name="ce43" table:formula="of:=['file:///home/claudinei/Experimento/Sources/ClaudineiBJr/Programs%20results/Summary/digit_reverser_summary_results.csv'#$digit_reverser_summary_results.D11]" office:value-type="float" office:value="100" calcext:value-type="float">
            <text:p>100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Minimais com nó origem em arcos primitivos</text:p>
          </table:table-cell>
          <table:table-cell table:formula="of:=['file:///home/claudinei/Experimento/Sources/ClaudineiBJr/Programs%20results/Summary/digit_reverser_summary_results.csv'#$digit_reverser_summary_results.B12]" office:value-type="float" office:value="8" calcext:value-type="float">
            <text:p>8</text:p>
          </table:table-cell>
          <table:table-cell table:formula="of:=['file:///home/claudinei/Experimento/Sources/ClaudineiBJr/Programs%20results/Summary/digit_reverser_summary_results.csv'#$digit_reverser_summary_results.C12]" office:value-type="float" office:value="8" calcext:value-type="float">
            <text:p>8</text:p>
          </table:table-cell>
          <table:table-cell table:formula="of:=['file:///home/claudinei/Experimento/Sources/ClaudineiBJr/Programs%20results/Summary/digit_reverser_summary_results.csv'#$digit_reverser_summary_results.D12]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is com nó destino em arcos primitivos</text:p>
          </table:table-cell>
          <table:table-cell table:formula="of:=['file:///home/claudinei/Experimento/Sources/ClaudineiBJr/Programs%20results/Summary/digit_reverser_summary_results.csv'#$digit_reverser_summary_results.B13]" office:value-type="float" office:value="5" calcext:value-type="float">
            <text:p>5</text:p>
          </table:table-cell>
          <table:table-cell table:formula="of:=['file:///home/claudinei/Experimento/Sources/ClaudineiBJr/Programs%20results/Summary/digit_reverser_summary_results.csv'#$digit_reverser_summary_results.C13]" office:value-type="float" office:value="8" calcext:value-type="float">
            <text:p>8</text:p>
          </table:table-cell>
          <table:table-cell table:formula="of:=['file:///home/claudinei/Experimento/Sources/ClaudineiBJr/Programs%20results/Summary/digit_reverser_summary_results.csv'#$digit_reverser_summary_results.D13]" office:value-type="float" office:value="62.5" calcext:value-type="float">
            <text:p>62.5</text:p>
          </table:table-cell>
          <table:table-cell table:style-name="ce43" table:number-columns-repeated="1020"/>
        </table:table-row>
        <table:table-row table:style-name="ro1">
          <table:table-cell table:style-name="ce43" office:value-type="string" calcext:value-type="string">
            <text:p>Equivalentes em arcos primitivos</text:p>
          </table:table-cell>
          <table:table-cell table:style-name="ce43" table:formula="of:=['file:///home/claudinei/Experimento/Sources/ClaudineiBJr/Programs%20results/Summary/digit_reverser_summary_results.csv'#$digit_reverser_summary_results.B14]" office:value-type="float" office:value="37" calcext:value-type="float">
            <text:p>37</text:p>
          </table:table-cell>
          <table:table-cell table:style-name="ce43" table:formula="of:=['file:///home/claudinei/Experimento/Sources/ClaudineiBJr/Programs%20results/Summary/digit_reverser_summary_results.csv'#$digit_reverser_summary_results.C14]" office:value-type="float" office:value="43" calcext:value-type="float">
            <text:p>43</text:p>
          </table:table-cell>
          <table:table-cell table:style-name="ce43" table:formula="of:=['file:///home/claudinei/Experimento/Sources/ClaudineiBJr/Programs%20results/Summary/digit_reverser_summary_results.csv'#$digit_reverser_summary_results.D14]" office:value-type="float" office:value="86.05" calcext:value-type="float">
            <text:p>86.05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Equivalentes na origem dos arcos primitivos</text:p>
          </table:table-cell>
          <table:table-cell table:formula="of:=['file:///home/claudinei/Experimento/Sources/ClaudineiBJr/Programs%20results/Summary/digit_reverser_summary_results.csv'#$digit_reverser_summary_results.B15]" office:value-type="float" office:value="24" calcext:value-type="float">
            <text:p>24</text:p>
          </table:table-cell>
          <table:table-cell table:formula="of:=['file:///home/claudinei/Experimento/Sources/ClaudineiBJr/Programs%20results/Summary/digit_reverser_summary_results.csv'#$digit_reverser_summary_results.C15]" office:value-type="float" office:value="43" calcext:value-type="float">
            <text:p>43</text:p>
          </table:table-cell>
          <table:table-cell table:formula="of:=['file:///home/claudinei/Experimento/Sources/ClaudineiBJr/Programs%20results/Summary/digit_reverser_summary_results.csv'#$digit_reverser_summary_results.D15]" office:value-type="float" office:value="55.81" calcext:value-type="float">
            <text:p>55.8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valentes no destino dos arcos primitivos</text:p>
          </table:table-cell>
          <table:table-cell table:formula="of:=['file:///home/claudinei/Experimento/Sources/ClaudineiBJr/Programs%20results/Summary/digit_reverser_summary_results.csv'#$digit_reverser_summary_results.B16]" office:value-type="float" office:value="13" calcext:value-type="float">
            <text:p>13</text:p>
          </table:table-cell>
          <table:table-cell table:formula="of:=['file:///home/claudinei/Experimento/Sources/ClaudineiBJr/Programs%20results/Summary/digit_reverser_summary_results.csv'#$digit_reverser_summary_results.C16]" office:value-type="float" office:value="43" calcext:value-type="float">
            <text:p>43</text:p>
          </table:table-cell>
          <table:table-cell table:formula="of:=['file:///home/claudinei/Experimento/Sources/ClaudineiBJr/Programs%20results/Summary/digit_reverser_summary_results.csv'#$digit_reverser_summary_results.D16]" office:value-type="float" office:value="30.23" calcext:value-type="float">
            <text:p>30.23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quivalentes em primitivos ou com origem/destino em primitivos</text:p>
          </table:table-cell>
          <table:table-cell table:style-name="ce43" table:formula="of:=['file:///home/claudinei/Experimento/Sources/ClaudineiBJr/Programs%20results/Summary/digit_reverser_summary_results.csv'#$digit_reverser_summary_results.B17]" office:value-type="float" office:value="43" calcext:value-type="float">
            <text:p>43</text:p>
          </table:table-cell>
          <table:table-cell table:style-name="ce43" table:formula="of:=['file:///home/claudinei/Experimento/Sources/ClaudineiBJr/Programs%20results/Summary/digit_reverser_summary_results.csv'#$digit_reverser_summary_results.C17]" office:value-type="float" office:value="43" calcext:value-type="float">
            <text:p>43</text:p>
          </table:table-cell>
          <table:table-cell table:style-name="ce43" table:formula="of:=['file:///home/claudinei/Experimento/Sources/ClaudineiBJr/Programs%20results/Summary/digit_reverser_summary_results.csv'#$digit_reverser_summary_results.D17]" office:value-type="float" office:value="100" calcext:value-type="float">
            <text:p>100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Equivalentes com nó origem em arcos primitivos</text:p>
          </table:table-cell>
          <table:table-cell table:formula="of:=['file:///home/claudinei/Experimento/Sources/ClaudineiBJr/Programs%20results/Summary/digit_reverser_summary_results.csv'#$digit_reverser_summary_results.B18]" office:value-type="float" office:value="43" calcext:value-type="float">
            <text:p>43</text:p>
          </table:table-cell>
          <table:table-cell table:formula="of:=['file:///home/claudinei/Experimento/Sources/ClaudineiBJr/Programs%20results/Summary/digit_reverser_summary_results.csv'#$digit_reverser_summary_results.C18]" office:value-type="float" office:value="43" calcext:value-type="float">
            <text:p>43</text:p>
          </table:table-cell>
          <table:table-cell table:formula="of:=['file:///home/claudinei/Experimento/Sources/ClaudineiBJr/Programs%20results/Summary/digit_reverser_summary_results.csv'#$digit_reverser_summary_results.D18]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valentes com nó destino em arcos primitivos</text:p>
          </table:table-cell>
          <table:table-cell table:formula="of:=['file:///home/claudinei/Experimento/Sources/ClaudineiBJr/Programs%20results/Summary/digit_reverser_summary_results.csv'#$digit_reverser_summary_results.B19]" office:value-type="float" office:value="39" calcext:value-type="float">
            <text:p>39</text:p>
          </table:table-cell>
          <table:table-cell table:formula="of:=['file:///home/claudinei/Experimento/Sources/ClaudineiBJr/Programs%20results/Summary/digit_reverser_summary_results.csv'#$digit_reverser_summary_results.C19]" office:value-type="float" office:value="43" calcext:value-type="float">
            <text:p>43</text:p>
          </table:table-cell>
          <table:table-cell table:formula="of:=['file:///home/claudinei/Experimento/Sources/ClaudineiBJr/Programs%20results/Summary/digit_reverser_summary_results.csv'#$digit_reverser_summary_results.D19]" office:value-type="float" office:value="90.7" calcext:value-type="float">
            <text:p>90.7</text:p>
          </table:table-cell>
          <table:table-cell table:number-columns-repeated="1020"/>
        </table:table-row>
      </table:table>
      <table:table table:name="FindLast" table:style-name="ta1"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6" table:number-columns-repeated="1020" table:default-cell-style-name="Default"/>
        <table:table-row table:style-name="ro1">
          <table:table-cell table:style-name="ce43" office:value-type="string" calcext:value-type="string">
            <text:p>Informação</text:p>
          </table:table-cell>
          <table:table-cell table:style-name="ce43" office:value-type="string" calcext:value-type="string">
            <text:p>Número</text:p>
          </table:table-cell>
          <table:table-cell table:style-name="ce43" office:value-type="string" calcext:value-type="string">
            <text:p>Total</text:p>
          </table:table-cell>
          <table:table-cell table:style-name="ce43" office:value-type="string" calcext:value-type="string">
            <text:p>Percentual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minimais</text:p>
          </table:table-cell>
          <table:table-cell table:style-name="Default" table:formula="of:=['file:///home/claudinei/Experimento/Sources/ClaudineiBJr/Programs%20results/Summary/findLast_summary_results.csv'#$findLast_summary_results.B2]" office:value-type="float" office:value="32" calcext:value-type="float">
            <text:p>32</text:p>
          </table:table-cell>
          <table:table-cell table:style-name="Default" table:formula="of:=['file:///home/claudinei/Experimento/Sources/ClaudineiBJr/Programs%20results/Summary/findLast_summary_results.csv'#$findLast_summary_results.C2]" office:value-type="float" office:value="198" calcext:value-type="float">
            <text:p>198</text:p>
          </table:table-cell>
          <table:table-cell table:style-name="Default" table:formula="of:=['file:///home/claudinei/Experimento/Sources/ClaudineiBJr/Programs%20results/Summary/findLast_summary_results.csv'#$findLast_summary_results.D2]" office:value-type="float" office:value="16.16" calcext:value-type="float">
            <text:p>16.16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equivalentes</text:p>
          </table:table-cell>
          <table:table-cell table:style-name="Default" table:formula="of:=['file:///home/claudinei/Experimento/Sources/ClaudineiBJr/Programs%20results/Summary/findLast_summary_results.csv'#$findLast_summary_results.B3]" office:value-type="float" office:value="8" calcext:value-type="float">
            <text:p>8</text:p>
          </table:table-cell>
          <table:table-cell table:style-name="Default" table:formula="of:=['file:///home/claudinei/Experimento/Sources/ClaudineiBJr/Programs%20results/Summary/findLast_summary_results.csv'#$findLast_summary_results.C3]" office:value-type="float" office:value="198" calcext:value-type="float">
            <text:p>198</text:p>
          </table:table-cell>
          <table:table-cell table:style-name="Default" table:formula="of:=['file:///home/claudinei/Experimento/Sources/ClaudineiBJr/Programs%20results/Summary/findLast_summary_results.csv'#$findLast_summary_results.D3]" office:value-type="float" office:value="4.04" calcext:value-type="float">
            <text:p>4.04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os arcos primitivos</text:p>
          </table:table-cell>
          <table:table-cell table:style-name="Default" table:formula="of:=['file:///home/claudinei/Experimento/Sources/ClaudineiBJr/Programs%20results/Summary/findLast_summary_results.csv'#$findLast_summary_results.B4]" office:value-type="float" office:value="133" calcext:value-type="float">
            <text:p>133</text:p>
          </table:table-cell>
          <table:table-cell table:style-name="Default" table:formula="of:=['file:///home/claudinei/Experimento/Sources/ClaudineiBJr/Programs%20results/Summary/findLast_summary_results.csv'#$findLast_summary_results.C4]" office:value-type="float" office:value="198" calcext:value-type="float">
            <text:p>198</text:p>
          </table:table-cell>
          <table:table-cell table:style-name="Default" table:formula="of:=['file:///home/claudinei/Experimento/Sources/ClaudineiBJr/Programs%20results/Summary/findLast_summary_results.csv'#$findLast_summary_results.D4]" office:value-type="float" office:value="67.17" calcext:value-type="float">
            <text:p>67.17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a origem dos arcos primitivos</text:p>
          </table:table-cell>
          <table:table-cell table:style-name="Default" table:formula="of:=['file:///home/claudinei/Experimento/Sources/ClaudineiBJr/Programs%20results/Summary/findLast_summary_results.csv'#$findLast_summary_results.B5]" office:value-type="float" office:value="112" calcext:value-type="float">
            <text:p>112</text:p>
          </table:table-cell>
          <table:table-cell table:style-name="Default" table:formula="of:=['file:///home/claudinei/Experimento/Sources/ClaudineiBJr/Programs%20results/Summary/findLast_summary_results.csv'#$findLast_summary_results.C5]" office:value-type="float" office:value="198" calcext:value-type="float">
            <text:p>198</text:p>
          </table:table-cell>
          <table:table-cell table:style-name="Default" table:formula="of:=['file:///home/claudinei/Experimento/Sources/ClaudineiBJr/Programs%20results/Summary/findLast_summary_results.csv'#$findLast_summary_results.D5]" office:value-type="float" office:value="56.57" calcext:value-type="float">
            <text:p>56.57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o destino dos arcos primitivos</text:p>
          </table:table-cell>
          <table:table-cell table:style-name="Default" table:formula="of:=['file:///home/claudinei/Experimento/Sources/ClaudineiBJr/Programs%20results/Summary/findLast_summary_results.csv'#$findLast_summary_results.B6]" office:value-type="float" office:value="21" calcext:value-type="float">
            <text:p>21</text:p>
          </table:table-cell>
          <table:table-cell table:style-name="Default" table:formula="of:=['file:///home/claudinei/Experimento/Sources/ClaudineiBJr/Programs%20results/Summary/findLast_summary_results.csv'#$findLast_summary_results.C6]" office:value-type="float" office:value="198" calcext:value-type="float">
            <text:p>198</text:p>
          </table:table-cell>
          <table:table-cell table:style-name="Default" table:formula="of:=['file:///home/claudinei/Experimento/Sources/ClaudineiBJr/Programs%20results/Summary/findLast_summary_results.csv'#$findLast_summary_results.D6]" office:value-type="float" office:value="10.61" calcext:value-type="float">
            <text:p>10.61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Default" table:formula="of:=['file:///home/claudinei/Experimento/Sources/ClaudineiBJr/Programs%20results/Summary/findLast_summary_results.csv'#$findLast_summary_results.B7]" office:value-type="float" office:value="0" calcext:value-type="float">
            <text:p>0</text:p>
          </table:table-cell>
          <table:table-cell table:style-name="Default" table:formula="of:=['file:///home/claudinei/Experimento/Sources/ClaudineiBJr/Programs%20results/Summary/findLast_summary_results.csv'#$findLast_summary_results.C7]" office:value-type="float" office:value="0" calcext:value-type="float">
            <text:p>0</text:p>
          </table:table-cell>
          <table:table-cell table:style-name="Default" table:formula="of:=['file:///home/claudinei/Experimento/Sources/ClaudineiBJr/Programs%20results/Summary/findLast_summary_results.csv'#$findLast_summary_results.D7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Minimais em arcos primitivos</text:p>
          </table:table-cell>
          <table:table-cell table:style-name="ce43" table:formula="of:=['file:///home/claudinei/Experimento/Sources/ClaudineiBJr/Programs%20results/Summary/findLast_summary_results.csv'#$findLast_summary_results.B8]" office:value-type="float" office:value="12" calcext:value-type="float">
            <text:p>12</text:p>
          </table:table-cell>
          <table:table-cell table:style-name="ce43" table:formula="of:=['file:///home/claudinei/Experimento/Sources/ClaudineiBJr/Programs%20results/Summary/findLast_summary_results.csv'#$findLast_summary_results.C8]" office:value-type="float" office:value="32" calcext:value-type="float">
            <text:p>32</text:p>
          </table:table-cell>
          <table:table-cell table:style-name="ce43" table:formula="of:=['file:///home/claudinei/Experimento/Sources/ClaudineiBJr/Programs%20results/Summary/findLast_summary_results.csv'#$findLast_summary_results.D8]" office:value-type="float" office:value="37.5" calcext:value-type="float">
            <text:p>37.5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Minimais na origem dos arcos primitivos</text:p>
          </table:table-cell>
          <table:table-cell table:formula="of:=['file:///home/claudinei/Experimento/Sources/ClaudineiBJr/Programs%20results/Summary/findLast_summary_results.csv'#$findLast_summary_results.B9]" office:value-type="float" office:value="12" calcext:value-type="float">
            <text:p>12</text:p>
          </table:table-cell>
          <table:table-cell table:formula="of:=['file:///home/claudinei/Experimento/Sources/ClaudineiBJr/Programs%20results/Summary/findLast_summary_results.csv'#$findLast_summary_results.C9]" office:value-type="float" office:value="32" calcext:value-type="float">
            <text:p>32</text:p>
          </table:table-cell>
          <table:table-cell table:formula="of:=['file:///home/claudinei/Experimento/Sources/ClaudineiBJr/Programs%20results/Summary/findLast_summary_results.csv'#$findLast_summary_results.D9]" office:value-type="float" office:value="37.5" calcext:value-type="float">
            <text:p>37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is no destino dos arcos primitivos</text:p>
          </table:table-cell>
          <table:table-cell table:formula="of:=['file:///home/claudinei/Experimento/Sources/ClaudineiBJr/Programs%20results/Summary/findLast_summary_results.csv'#$findLast_summary_results.B10]" office:value-type="float" office:value="0" calcext:value-type="float">
            <text:p>0</text:p>
          </table:table-cell>
          <table:table-cell table:formula="of:=['file:///home/claudinei/Experimento/Sources/ClaudineiBJr/Programs%20results/Summary/findLast_summary_results.csv'#$findLast_summary_results.C10]" office:value-type="float" office:value="32" calcext:value-type="float">
            <text:p>32</text:p>
          </table:table-cell>
          <table:table-cell table:formula="of:=['file:///home/claudinei/Experimento/Sources/ClaudineiBJr/Programs%20results/Summary/findLast_summary_results.csv'#$findLast_summary_results.D10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Minimais em primitivos ou com origem/destino em primitivos</text:p>
          </table:table-cell>
          <table:table-cell table:style-name="ce43" table:formula="of:=['file:///home/claudinei/Experimento/Sources/ClaudineiBJr/Programs%20results/Summary/findLast_summary_results.csv'#$findLast_summary_results.B11]" office:value-type="float" office:value="32" calcext:value-type="float">
            <text:p>32</text:p>
          </table:table-cell>
          <table:table-cell table:style-name="ce43" table:formula="of:=['file:///home/claudinei/Experimento/Sources/ClaudineiBJr/Programs%20results/Summary/findLast_summary_results.csv'#$findLast_summary_results.C11]" office:value-type="float" office:value="32" calcext:value-type="float">
            <text:p>32</text:p>
          </table:table-cell>
          <table:table-cell table:style-name="ce43" table:formula="of:=['file:///home/claudinei/Experimento/Sources/ClaudineiBJr/Programs%20results/Summary/findLast_summary_results.csv'#$findLast_summary_results.D11]" office:value-type="float" office:value="100" calcext:value-type="float">
            <text:p>100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Minimais com nó origem em arcos primitivos</text:p>
          </table:table-cell>
          <table:table-cell table:formula="of:=['file:///home/claudinei/Experimento/Sources/ClaudineiBJr/Programs%20results/Summary/findLast_summary_results.csv'#$findLast_summary_results.B12]" office:value-type="float" office:value="7" calcext:value-type="float">
            <text:p>7</text:p>
          </table:table-cell>
          <table:table-cell table:formula="of:=['file:///home/claudinei/Experimento/Sources/ClaudineiBJr/Programs%20results/Summary/findLast_summary_results.csv'#$findLast_summary_results.C12]" office:value-type="float" office:value="32" calcext:value-type="float">
            <text:p>32</text:p>
          </table:table-cell>
          <table:table-cell table:formula="of:=['file:///home/claudinei/Experimento/Sources/ClaudineiBJr/Programs%20results/Summary/findLast_summary_results.csv'#$findLast_summary_results.D12]" office:value-type="float" office:value="21.88" calcext:value-type="float">
            <text:p>21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is com nó destino em arcos primitivos</text:p>
          </table:table-cell>
          <table:table-cell table:formula="of:=['file:///home/claudinei/Experimento/Sources/ClaudineiBJr/Programs%20results/Summary/findLast_summary_results.csv'#$findLast_summary_results.B13]" office:value-type="float" office:value="32" calcext:value-type="float">
            <text:p>32</text:p>
          </table:table-cell>
          <table:table-cell table:formula="of:=['file:///home/claudinei/Experimento/Sources/ClaudineiBJr/Programs%20results/Summary/findLast_summary_results.csv'#$findLast_summary_results.C13]" office:value-type="float" office:value="32" calcext:value-type="float">
            <text:p>32</text:p>
          </table:table-cell>
          <table:table-cell table:formula="of:=['file:///home/claudinei/Experimento/Sources/ClaudineiBJr/Programs%20results/Summary/findLast_summary_results.csv'#$findLast_summary_results.D13]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quivalentes em arcos primitivos</text:p>
          </table:table-cell>
          <table:table-cell table:style-name="ce43" table:formula="of:=['file:///home/claudinei/Experimento/Sources/ClaudineiBJr/Programs%20results/Summary/findLast_summary_results.csv'#$findLast_summary_results.B14]" office:value-type="float" office:value="4" calcext:value-type="float">
            <text:p>4</text:p>
          </table:table-cell>
          <table:table-cell table:style-name="ce43" table:formula="of:=['file:///home/claudinei/Experimento/Sources/ClaudineiBJr/Programs%20results/Summary/findLast_summary_results.csv'#$findLast_summary_results.C14]" office:value-type="float" office:value="8" calcext:value-type="float">
            <text:p>8</text:p>
          </table:table-cell>
          <table:table-cell table:style-name="ce43" table:formula="of:=['file:///home/claudinei/Experimento/Sources/ClaudineiBJr/Programs%20results/Summary/findLast_summary_results.csv'#$findLast_summary_results.D14]" office:value-type="float" office:value="50" calcext:value-type="float">
            <text:p>50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Equivalentes na origem dos arcos primitivos</text:p>
          </table:table-cell>
          <table:table-cell table:formula="of:=['file:///home/claudinei/Experimento/Sources/ClaudineiBJr/Programs%20results/Summary/findLast_summary_results.csv'#$findLast_summary_results.B15]" office:value-type="float" office:value="2" calcext:value-type="float">
            <text:p>2</text:p>
          </table:table-cell>
          <table:table-cell table:formula="of:=['file:///home/claudinei/Experimento/Sources/ClaudineiBJr/Programs%20results/Summary/findLast_summary_results.csv'#$findLast_summary_results.C15]" office:value-type="float" office:value="8" calcext:value-type="float">
            <text:p>8</text:p>
          </table:table-cell>
          <table:table-cell table:formula="of:=['file:///home/claudinei/Experimento/Sources/ClaudineiBJr/Programs%20results/Summary/findLast_summary_results.csv'#$findLast_summary_results.D15]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valentes no destino dos arcos primitivos</text:p>
          </table:table-cell>
          <table:table-cell table:formula="of:=['file:///home/claudinei/Experimento/Sources/ClaudineiBJr/Programs%20results/Summary/findLast_summary_results.csv'#$findLast_summary_results.B16]" office:value-type="float" office:value="2" calcext:value-type="float">
            <text:p>2</text:p>
          </table:table-cell>
          <table:table-cell table:formula="of:=['file:///home/claudinei/Experimento/Sources/ClaudineiBJr/Programs%20results/Summary/findLast_summary_results.csv'#$findLast_summary_results.C16]" office:value-type="float" office:value="8" calcext:value-type="float">
            <text:p>8</text:p>
          </table:table-cell>
          <table:table-cell table:formula="of:=['file:///home/claudinei/Experimento/Sources/ClaudineiBJr/Programs%20results/Summary/findLast_summary_results.csv'#$findLast_summary_results.D16]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quivalentes em primitivos ou com origem/destino em primitivos</text:p>
          </table:table-cell>
          <table:table-cell table:style-name="ce43" table:formula="of:=['file:///home/claudinei/Experimento/Sources/ClaudineiBJr/Programs%20results/Summary/findLast_summary_results.csv'#$findLast_summary_results.B17]" office:value-type="float" office:value="8" calcext:value-type="float">
            <text:p>8</text:p>
          </table:table-cell>
          <table:table-cell table:style-name="ce43" table:formula="of:=['file:///home/claudinei/Experimento/Sources/ClaudineiBJr/Programs%20results/Summary/findLast_summary_results.csv'#$findLast_summary_results.C17]" office:value-type="float" office:value="8" calcext:value-type="float">
            <text:p>8</text:p>
          </table:table-cell>
          <table:table-cell table:style-name="ce43" table:formula="of:=['file:///home/claudinei/Experimento/Sources/ClaudineiBJr/Programs%20results/Summary/findLast_summary_results.csv'#$findLast_summary_results.D17]" office:value-type="float" office:value="100" calcext:value-type="float">
            <text:p>100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Equivalentes com nó origem em arcos primitivos</text:p>
          </table:table-cell>
          <table:table-cell table:formula="of:=['file:///home/claudinei/Experimento/Sources/ClaudineiBJr/Programs%20results/Summary/findLast_summary_results.csv'#$findLast_summary_results.B18]" office:value-type="float" office:value="4" calcext:value-type="float">
            <text:p>4</text:p>
          </table:table-cell>
          <table:table-cell table:formula="of:=['file:///home/claudinei/Experimento/Sources/ClaudineiBJr/Programs%20results/Summary/findLast_summary_results.csv'#$findLast_summary_results.C18]" office:value-type="float" office:value="8" calcext:value-type="float">
            <text:p>8</text:p>
          </table:table-cell>
          <table:table-cell table:formula="of:=['file:///home/claudinei/Experimento/Sources/ClaudineiBJr/Programs%20results/Summary/findLast_summary_results.csv'#$findLast_summary_results.D18]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valentes com nó destino em arcos primitivos</text:p>
          </table:table-cell>
          <table:table-cell table:formula="of:=['file:///home/claudinei/Experimento/Sources/ClaudineiBJr/Programs%20results/Summary/findLast_summary_results.csv'#$findLast_summary_results.B19]" office:value-type="float" office:value="6" calcext:value-type="float">
            <text:p>6</text:p>
          </table:table-cell>
          <table:table-cell table:formula="of:=['file:///home/claudinei/Experimento/Sources/ClaudineiBJr/Programs%20results/Summary/findLast_summary_results.csv'#$findLast_summary_results.C19]" office:value-type="float" office:value="8" calcext:value-type="float">
            <text:p>8</text:p>
          </table:table-cell>
          <table:table-cell table:formula="of:=['file:///home/claudinei/Experimento/Sources/ClaudineiBJr/Programs%20results/Summary/findLast_summary_results.csv'#$findLast_summary_results.D19]" office:value-type="float" office:value="75" calcext:value-type="float">
            <text:p>75</text:p>
          </table:table-cell>
          <table:table-cell table:number-columns-repeated="1020"/>
        </table:table-row>
      </table:table>
      <table:table table:name="FindVal" table:style-name="ta1"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6" table:number-columns-repeated="1020" table:default-cell-style-name="Default"/>
        <table:table-row table:style-name="ro1">
          <table:table-cell table:style-name="ce43" office:value-type="string" calcext:value-type="string">
            <text:p>Informação</text:p>
          </table:table-cell>
          <table:table-cell table:style-name="ce43" office:value-type="string" calcext:value-type="string">
            <text:p>Número</text:p>
          </table:table-cell>
          <table:table-cell table:style-name="ce43" office:value-type="string" calcext:value-type="string">
            <text:p>Total</text:p>
          </table:table-cell>
          <table:table-cell table:style-name="ce43" office:value-type="string" calcext:value-type="string">
            <text:p>Percentual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minimais</text:p>
          </table:table-cell>
          <table:table-cell table:style-name="Default" table:formula="of:=['file:///home/claudinei/Experimento/Sources/ClaudineiBJr/Programs%20results/Summary/findVal_summary_results.csv'#$findVal_summary_results.B2]" office:value-type="float" office:value="9" calcext:value-type="float">
            <text:p>9</text:p>
          </table:table-cell>
          <table:table-cell table:style-name="Default" table:formula="of:=['file:///home/claudinei/Experimento/Sources/ClaudineiBJr/Programs%20results/Summary/findVal_summary_results.csv'#$findVal_summary_results.C2]" office:value-type="float" office:value="190" calcext:value-type="float">
            <text:p>190</text:p>
          </table:table-cell>
          <table:table-cell table:style-name="Default" table:formula="of:=['file:///home/claudinei/Experimento/Sources/ClaudineiBJr/Programs%20results/Summary/findVal_summary_results.csv'#$findVal_summary_results.D2]" office:value-type="float" office:value="4.74" calcext:value-type="float">
            <text:p>4.74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equivalentes</text:p>
          </table:table-cell>
          <table:table-cell table:style-name="Default" table:formula="of:=['file:///home/claudinei/Experimento/Sources/ClaudineiBJr/Programs%20results/Summary/findVal_summary_results.csv'#$findVal_summary_results.B3]" office:value-type="float" office:value="10" calcext:value-type="float">
            <text:p>10</text:p>
          </table:table-cell>
          <table:table-cell table:style-name="Default" table:formula="of:=['file:///home/claudinei/Experimento/Sources/ClaudineiBJr/Programs%20results/Summary/findVal_summary_results.csv'#$findVal_summary_results.C3]" office:value-type="float" office:value="190" calcext:value-type="float">
            <text:p>190</text:p>
          </table:table-cell>
          <table:table-cell table:style-name="Default" table:formula="of:=['file:///home/claudinei/Experimento/Sources/ClaudineiBJr/Programs%20results/Summary/findVal_summary_results.csv'#$findVal_summary_results.D3]" office:value-type="float" office:value="5.26" calcext:value-type="float">
            <text:p>5.26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os arcos primitivos</text:p>
          </table:table-cell>
          <table:table-cell table:style-name="Default" table:formula="of:=['file:///home/claudinei/Experimento/Sources/ClaudineiBJr/Programs%20results/Summary/findVal_summary_results.csv'#$findVal_summary_results.B4]" office:value-type="float" office:value="100" calcext:value-type="float">
            <text:p>100</text:p>
          </table:table-cell>
          <table:table-cell table:style-name="Default" table:formula="of:=['file:///home/claudinei/Experimento/Sources/ClaudineiBJr/Programs%20results/Summary/findVal_summary_results.csv'#$findVal_summary_results.C4]" office:value-type="float" office:value="190" calcext:value-type="float">
            <text:p>190</text:p>
          </table:table-cell>
          <table:table-cell table:style-name="Default" table:formula="of:=['file:///home/claudinei/Experimento/Sources/ClaudineiBJr/Programs%20results/Summary/findVal_summary_results.csv'#$findVal_summary_results.D4]" office:value-type="float" office:value="52.63" calcext:value-type="float">
            <text:p>52.63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a origem dos arcos primitivos</text:p>
          </table:table-cell>
          <table:table-cell table:style-name="Default" table:formula="of:=['file:///home/claudinei/Experimento/Sources/ClaudineiBJr/Programs%20results/Summary/findVal_summary_results.csv'#$findVal_summary_results.B5]" office:value-type="float" office:value="70" calcext:value-type="float">
            <text:p>70</text:p>
          </table:table-cell>
          <table:table-cell table:style-name="Default" table:formula="of:=['file:///home/claudinei/Experimento/Sources/ClaudineiBJr/Programs%20results/Summary/findVal_summary_results.csv'#$findVal_summary_results.C5]" office:value-type="float" office:value="190" calcext:value-type="float">
            <text:p>190</text:p>
          </table:table-cell>
          <table:table-cell table:style-name="Default" table:formula="of:=['file:///home/claudinei/Experimento/Sources/ClaudineiBJr/Programs%20results/Summary/findVal_summary_results.csv'#$findVal_summary_results.D5]" office:value-type="float" office:value="36.84" calcext:value-type="float">
            <text:p>36.84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o destino dos arcos primitivos</text:p>
          </table:table-cell>
          <table:table-cell table:style-name="Default" table:formula="of:=['file:///home/claudinei/Experimento/Sources/ClaudineiBJr/Programs%20results/Summary/findVal_summary_results.csv'#$findVal_summary_results.B6]" office:value-type="float" office:value="30" calcext:value-type="float">
            <text:p>30</text:p>
          </table:table-cell>
          <table:table-cell table:style-name="Default" table:formula="of:=['file:///home/claudinei/Experimento/Sources/ClaudineiBJr/Programs%20results/Summary/findVal_summary_results.csv'#$findVal_summary_results.C6]" office:value-type="float" office:value="190" calcext:value-type="float">
            <text:p>190</text:p>
          </table:table-cell>
          <table:table-cell table:style-name="Default" table:formula="of:=['file:///home/claudinei/Experimento/Sources/ClaudineiBJr/Programs%20results/Summary/findVal_summary_results.csv'#$findVal_summary_results.D6]" office:value-type="float" office:value="15.79" calcext:value-type="float">
            <text:p>15.79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43" office:value-type="string" calcext:value-type="string">
            <text:p>Minimais em arcos primitivos</text:p>
          </table:table-cell>
          <table:table-cell table:style-name="ce43" table:formula="of:=['file:///home/claudinei/Experimento/Sources/ClaudineiBJr/Programs%20results/Summary/findVal_summary_results.csv'#$findVal_summary_results.B8]" office:value-type="float" office:value="4" calcext:value-type="float">
            <text:p>4</text:p>
          </table:table-cell>
          <table:table-cell table:style-name="ce43" table:formula="of:=['file:///home/claudinei/Experimento/Sources/ClaudineiBJr/Programs%20results/Summary/findVal_summary_results.csv'#$findVal_summary_results.C8]" office:value-type="float" office:value="9" calcext:value-type="float">
            <text:p>9</text:p>
          </table:table-cell>
          <table:table-cell table:style-name="ce43" table:formula="of:=['file:///home/claudinei/Experimento/Sources/ClaudineiBJr/Programs%20results/Summary/findVal_summary_results.csv'#$findVal_summary_results.D8]" office:value-type="float" office:value="44.44" calcext:value-type="float">
            <text:p>44.44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Minimais na origem dos arcos primitivos</text:p>
          </table:table-cell>
          <table:table-cell table:formula="of:=['file:///home/claudinei/Experimento/Sources/ClaudineiBJr/Programs%20results/Summary/findVal_summary_results.csv'#$findVal_summary_results.B9]" office:value-type="float" office:value="3" calcext:value-type="float">
            <text:p>3</text:p>
          </table:table-cell>
          <table:table-cell table:formula="of:=['file:///home/claudinei/Experimento/Sources/ClaudineiBJr/Programs%20results/Summary/findVal_summary_results.csv'#$findVal_summary_results.C9]" office:value-type="float" office:value="9" calcext:value-type="float">
            <text:p>9</text:p>
          </table:table-cell>
          <table:table-cell table:formula="of:=['file:///home/claudinei/Experimento/Sources/ClaudineiBJr/Programs%20results/Summary/findVal_summary_results.csv'#$findVal_summary_results.D9]" office:value-type="float" office:value="33.33" calcext:value-type="float">
            <text:p>33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is no destino dos arcos primitivos</text:p>
          </table:table-cell>
          <table:table-cell table:formula="of:=['file:///home/claudinei/Experimento/Sources/ClaudineiBJr/Programs%20results/Summary/findVal_summary_results.csv'#$findVal_summary_results.B10]" office:value-type="float" office:value="1" calcext:value-type="float">
            <text:p>1</text:p>
          </table:table-cell>
          <table:table-cell table:formula="of:=['file:///home/claudinei/Experimento/Sources/ClaudineiBJr/Programs%20results/Summary/findVal_summary_results.csv'#$findVal_summary_results.C10]" office:value-type="float" office:value="9" calcext:value-type="float">
            <text:p>9</text:p>
          </table:table-cell>
          <table:table-cell table:formula="of:=['file:///home/claudinei/Experimento/Sources/ClaudineiBJr/Programs%20results/Summary/findVal_summary_results.csv'#$findVal_summary_results.D10]" office:value-type="float" office:value="11.11" calcext:value-type="float">
            <text:p>11.11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Minimais em primitivos ou com origem/destino em primitivos</text:p>
          </table:table-cell>
          <table:table-cell table:style-name="ce43" table:formula="of:=['file:///home/claudinei/Experimento/Sources/ClaudineiBJr/Programs%20results/Summary/findVal_summary_results.csv'#$findVal_summary_results.B11]" office:value-type="float" office:value="8" calcext:value-type="float">
            <text:p>8</text:p>
          </table:table-cell>
          <table:table-cell table:style-name="ce43" table:formula="of:=['file:///home/claudinei/Experimento/Sources/ClaudineiBJr/Programs%20results/Summary/findVal_summary_results.csv'#$findVal_summary_results.C11]" office:value-type="float" office:value="9" calcext:value-type="float">
            <text:p>9</text:p>
          </table:table-cell>
          <table:table-cell table:style-name="ce43" table:formula="of:=['file:///home/claudinei/Experimento/Sources/ClaudineiBJr/Programs%20results/Summary/findVal_summary_results.csv'#$findVal_summary_results.D11]" office:value-type="float" office:value="88.89" calcext:value-type="float">
            <text:p>88.89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Minimais com nó origem em arcos primitivos</text:p>
          </table:table-cell>
          <table:table-cell table:formula="of:=['file:///home/claudinei/Experimento/Sources/ClaudineiBJr/Programs%20results/Summary/findVal_summary_results.csv'#$findVal_summary_results.B12]" office:value-type="float" office:value="1" calcext:value-type="float">
            <text:p>1</text:p>
          </table:table-cell>
          <table:table-cell table:formula="of:=['file:///home/claudinei/Experimento/Sources/ClaudineiBJr/Programs%20results/Summary/findVal_summary_results.csv'#$findVal_summary_results.C12]" office:value-type="float" office:value="9" calcext:value-type="float">
            <text:p>9</text:p>
          </table:table-cell>
          <table:table-cell table:formula="of:=['file:///home/claudinei/Experimento/Sources/ClaudineiBJr/Programs%20results/Summary/findVal_summary_results.csv'#$findVal_summary_results.D12]" office:value-type="float" office:value="11.11" calcext:value-type="float">
            <text:p>11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is com nó destino em arcos primitivos</text:p>
          </table:table-cell>
          <table:table-cell table:formula="of:=['file:///home/claudinei/Experimento/Sources/ClaudineiBJr/Programs%20results/Summary/findVal_summary_results.csv'#$findVal_summary_results.B13]" office:value-type="float" office:value="8" calcext:value-type="float">
            <text:p>8</text:p>
          </table:table-cell>
          <table:table-cell table:formula="of:=['file:///home/claudinei/Experimento/Sources/ClaudineiBJr/Programs%20results/Summary/findVal_summary_results.csv'#$findVal_summary_results.C13]" office:value-type="float" office:value="9" calcext:value-type="float">
            <text:p>9</text:p>
          </table:table-cell>
          <table:table-cell table:formula="of:=['file:///home/claudinei/Experimento/Sources/ClaudineiBJr/Programs%20results/Summary/findVal_summary_results.csv'#$findVal_summary_results.D13]" office:value-type="float" office:value="88.89" calcext:value-type="float">
            <text:p>88.89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quivalentes em arcos primitivos</text:p>
          </table:table-cell>
          <table:table-cell table:style-name="ce43" table:formula="of:=['file:///home/claudinei/Experimento/Sources/ClaudineiBJr/Programs%20results/Summary/findVal_summary_results.csv'#$findVal_summary_results.B14]" office:value-type="float" office:value="3" calcext:value-type="float">
            <text:p>3</text:p>
          </table:table-cell>
          <table:table-cell table:style-name="ce43" table:formula="of:=['file:///home/claudinei/Experimento/Sources/ClaudineiBJr/Programs%20results/Summary/findVal_summary_results.csv'#$findVal_summary_results.C14]" office:value-type="float" office:value="10" calcext:value-type="float">
            <text:p>10</text:p>
          </table:table-cell>
          <table:table-cell table:style-name="ce43" table:formula="of:=['file:///home/claudinei/Experimento/Sources/ClaudineiBJr/Programs%20results/Summary/findVal_summary_results.csv'#$findVal_summary_results.D14]" office:value-type="float" office:value="30" calcext:value-type="float">
            <text:p>30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Equivalentes na origem dos arcos primitivos</text:p>
          </table:table-cell>
          <table:table-cell table:formula="of:=['file:///home/claudinei/Experimento/Sources/ClaudineiBJr/Programs%20results/Summary/findVal_summary_results.csv'#$findVal_summary_results.B15]" office:value-type="float" office:value="1" calcext:value-type="float">
            <text:p>1</text:p>
          </table:table-cell>
          <table:table-cell table:formula="of:=['file:///home/claudinei/Experimento/Sources/ClaudineiBJr/Programs%20results/Summary/findVal_summary_results.csv'#$findVal_summary_results.C15]" office:value-type="float" office:value="10" calcext:value-type="float">
            <text:p>10</text:p>
          </table:table-cell>
          <table:table-cell table:formula="of:=['file:///home/claudinei/Experimento/Sources/ClaudineiBJr/Programs%20results/Summary/findVal_summary_results.csv'#$findVal_summary_results.D15]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valentes no destino dos arcos primitivos</text:p>
          </table:table-cell>
          <table:table-cell table:formula="of:=['file:///home/claudinei/Experimento/Sources/ClaudineiBJr/Programs%20results/Summary/findVal_summary_results.csv'#$findVal_summary_results.B16]" office:value-type="float" office:value="2" calcext:value-type="float">
            <text:p>2</text:p>
          </table:table-cell>
          <table:table-cell table:formula="of:=['file:///home/claudinei/Experimento/Sources/ClaudineiBJr/Programs%20results/Summary/findVal_summary_results.csv'#$findVal_summary_results.C16]" office:value-type="float" office:value="10" calcext:value-type="float">
            <text:p>10</text:p>
          </table:table-cell>
          <table:table-cell table:formula="of:=['file:///home/claudinei/Experimento/Sources/ClaudineiBJr/Programs%20results/Summary/findVal_summary_results.csv'#$findVal_summary_results.D16]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quivalentes em primitivos ou com origem/destino em primitivos</text:p>
          </table:table-cell>
          <table:table-cell table:style-name="ce43" table:formula="of:=['file:///home/claudinei/Experimento/Sources/ClaudineiBJr/Programs%20results/Summary/findVal_summary_results.csv'#$findVal_summary_results.B17]" office:value-type="float" office:value="8" calcext:value-type="float">
            <text:p>8</text:p>
          </table:table-cell>
          <table:table-cell table:style-name="ce43" table:formula="of:=['file:///home/claudinei/Experimento/Sources/ClaudineiBJr/Programs%20results/Summary/findVal_summary_results.csv'#$findVal_summary_results.C17]" office:value-type="float" office:value="10" calcext:value-type="float">
            <text:p>10</text:p>
          </table:table-cell>
          <table:table-cell table:style-name="ce43" table:formula="of:=['file:///home/claudinei/Experimento/Sources/ClaudineiBJr/Programs%20results/Summary/findVal_summary_results.csv'#$findVal_summary_results.D17]" office:value-type="float" office:value="80" calcext:value-type="float">
            <text:p>80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Equivalentes com nó origem em arcos primitivos</text:p>
          </table:table-cell>
          <table:table-cell table:formula="of:=['file:///home/claudinei/Experimento/Sources/ClaudineiBJr/Programs%20results/Summary/findVal_summary_results.csv'#$findVal_summary_results.B18]" office:value-type="float" office:value="2" calcext:value-type="float">
            <text:p>2</text:p>
          </table:table-cell>
          <table:table-cell table:formula="of:=['file:///home/claudinei/Experimento/Sources/ClaudineiBJr/Programs%20results/Summary/findVal_summary_results.csv'#$findVal_summary_results.C18]" office:value-type="float" office:value="10" calcext:value-type="float">
            <text:p>10</text:p>
          </table:table-cell>
          <table:table-cell table:formula="of:=['file:///home/claudinei/Experimento/Sources/ClaudineiBJr/Programs%20results/Summary/findVal_summary_results.csv'#$findVal_summary_results.D18]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valentes com nó destino em arcos primitivos</text:p>
          </table:table-cell>
          <table:table-cell table:formula="of:=['file:///home/claudinei/Experimento/Sources/ClaudineiBJr/Programs%20results/Summary/findVal_summary_results.csv'#$findVal_summary_results.B19]" office:value-type="float" office:value="8" calcext:value-type="float">
            <text:p>8</text:p>
          </table:table-cell>
          <table:table-cell table:formula="of:=['file:///home/claudinei/Experimento/Sources/ClaudineiBJr/Programs%20results/Summary/findVal_summary_results.csv'#$findVal_summary_results.C19]" office:value-type="float" office:value="10" calcext:value-type="float">
            <text:p>10</text:p>
          </table:table-cell>
          <table:table-cell table:formula="of:=['file:///home/claudinei/Experimento/Sources/ClaudineiBJr/Programs%20results/Summary/findVal_summary_results.csv'#$findVal_summary_results.D19]" office:value-type="float" office:value="80" calcext:value-type="float">
            <text:p>80</text:p>
          </table:table-cell>
          <table:table-cell table:number-columns-repeated="1020"/>
        </table:table-row>
      </table:table>
      <table:table table:name="InversePermutation" table:style-name="ta1"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6" table:number-columns-repeated="1020" table:default-cell-style-name="Default"/>
        <table:table-row table:style-name="ro1">
          <table:table-cell table:style-name="ce43" office:value-type="string" calcext:value-type="string">
            <text:p>Informação</text:p>
          </table:table-cell>
          <table:table-cell table:style-name="ce43" office:value-type="string" calcext:value-type="string">
            <text:p>Número</text:p>
          </table:table-cell>
          <table:table-cell table:style-name="ce43" office:value-type="string" calcext:value-type="string">
            <text:p>Total</text:p>
          </table:table-cell>
          <table:table-cell table:style-name="ce43" office:value-type="string" calcext:value-type="string">
            <text:p>Percentual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minimais</text:p>
          </table:table-cell>
          <table:table-cell table:style-name="Default" table:formula="of:=['file:///home/claudinei/Experimento/Sources/ClaudineiBJr/Programs%20results/Summary/invert_summary_results.csv'#$invert_summary_results.B2]" office:value-type="float" office:value="38" calcext:value-type="float">
            <text:p>38</text:p>
          </table:table-cell>
          <table:table-cell table:style-name="Default" table:formula="of:=['file:///home/claudinei/Experimento/Sources/ClaudineiBJr/Programs%20results/Summary/invert_summary_results.csv'#$invert_summary_results.C2]" office:value-type="float" office:value="576" calcext:value-type="float">
            <text:p>576</text:p>
          </table:table-cell>
          <table:table-cell table:style-name="Default" table:formula="of:=['file:///home/claudinei/Experimento/Sources/ClaudineiBJr/Programs%20results/Summary/invert_summary_results.csv'#$invert_summary_results.D2]" office:value-type="float" office:value="6.6" calcext:value-type="float">
            <text:p>6.6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equivalentes</text:p>
          </table:table-cell>
          <table:table-cell table:style-name="Default" table:formula="of:=['file:///home/claudinei/Experimento/Sources/ClaudineiBJr/Programs%20results/Summary/invert_summary_results.csv'#$invert_summary_results.B3]" office:value-type="float" office:value="60" calcext:value-type="float">
            <text:p>60</text:p>
          </table:table-cell>
          <table:table-cell table:style-name="Default" table:formula="of:=['file:///home/claudinei/Experimento/Sources/ClaudineiBJr/Programs%20results/Summary/invert_summary_results.csv'#$invert_summary_results.C3]" office:value-type="float" office:value="576" calcext:value-type="float">
            <text:p>576</text:p>
          </table:table-cell>
          <table:table-cell table:style-name="Default" table:formula="of:=['file:///home/claudinei/Experimento/Sources/ClaudineiBJr/Programs%20results/Summary/invert_summary_results.csv'#$invert_summary_results.D3]" office:value-type="float" office:value="10.42" calcext:value-type="float">
            <text:p>10.42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os arcos primitivos</text:p>
          </table:table-cell>
          <table:table-cell table:style-name="Default" table:formula="of:=['file:///home/claudinei/Experimento/Sources/ClaudineiBJr/Programs%20results/Summary/invert_summary_results.csv'#$invert_summary_results.B4]" office:value-type="float" office:value="485" calcext:value-type="float">
            <text:p>485</text:p>
          </table:table-cell>
          <table:table-cell table:style-name="Default" table:formula="of:=['file:///home/claudinei/Experimento/Sources/ClaudineiBJr/Programs%20results/Summary/invert_summary_results.csv'#$invert_summary_results.C4]" office:value-type="float" office:value="576" calcext:value-type="float">
            <text:p>576</text:p>
          </table:table-cell>
          <table:table-cell table:style-name="Default" table:formula="of:=['file:///home/claudinei/Experimento/Sources/ClaudineiBJr/Programs%20results/Summary/invert_summary_results.csv'#$invert_summary_results.D4]" office:value-type="float" office:value="84.2" calcext:value-type="float">
            <text:p>84.2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a origem dos arcos primitivos</text:p>
          </table:table-cell>
          <table:table-cell table:style-name="Default" table:formula="of:=['file:///home/claudinei/Experimento/Sources/ClaudineiBJr/Programs%20results/Summary/invert_summary_results.csv'#$invert_summary_results.B5]" office:value-type="float" office:value="333" calcext:value-type="float">
            <text:p>333</text:p>
          </table:table-cell>
          <table:table-cell table:style-name="Default" table:formula="of:=['file:///home/claudinei/Experimento/Sources/ClaudineiBJr/Programs%20results/Summary/invert_summary_results.csv'#$invert_summary_results.C5]" office:value-type="float" office:value="576" calcext:value-type="float">
            <text:p>576</text:p>
          </table:table-cell>
          <table:table-cell table:style-name="Default" table:formula="of:=['file:///home/claudinei/Experimento/Sources/ClaudineiBJr/Programs%20results/Summary/invert_summary_results.csv'#$invert_summary_results.D5]" office:value-type="float" office:value="57.81" calcext:value-type="float">
            <text:p>57.8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o destino dos arcos primitivos</text:p>
          </table:table-cell>
          <table:table-cell table:style-name="Default" table:formula="of:=['file:///home/claudinei/Experimento/Sources/ClaudineiBJr/Programs%20results/Summary/invert_summary_results.csv'#$invert_summary_results.B6]" office:value-type="float" office:value="170" calcext:value-type="float">
            <text:p>170</text:p>
          </table:table-cell>
          <table:table-cell table:style-name="Default" table:formula="of:=['file:///home/claudinei/Experimento/Sources/ClaudineiBJr/Programs%20results/Summary/invert_summary_results.csv'#$invert_summary_results.C6]" office:value-type="float" office:value="576" calcext:value-type="float">
            <text:p>576</text:p>
          </table:table-cell>
          <table:table-cell table:style-name="Default" table:formula="of:=['file:///home/claudinei/Experimento/Sources/ClaudineiBJr/Programs%20results/Summary/invert_summary_results.csv'#$invert_summary_results.D6]" office:value-type="float" office:value="29.51" calcext:value-type="float">
            <text:p>29.51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43" office:value-type="string" calcext:value-type="string">
            <text:p>Minimais em arcos primitivos</text:p>
          </table:table-cell>
          <table:table-cell table:style-name="ce43" table:formula="of:=['file:///home/claudinei/Experimento/Sources/ClaudineiBJr/Programs%20results/Summary/invert_summary_results.csv'#$invert_summary_results.B8]" office:value-type="float" office:value="37" calcext:value-type="float">
            <text:p>37</text:p>
          </table:table-cell>
          <table:table-cell table:style-name="ce43" table:formula="of:=['file:///home/claudinei/Experimento/Sources/ClaudineiBJr/Programs%20results/Summary/invert_summary_results.csv'#$invert_summary_results.C8]" office:value-type="float" office:value="38" calcext:value-type="float">
            <text:p>38</text:p>
          </table:table-cell>
          <table:table-cell table:style-name="ce43" table:formula="of:=['file:///home/claudinei/Experimento/Sources/ClaudineiBJr/Programs%20results/Summary/invert_summary_results.csv'#$invert_summary_results.D8]" office:value-type="float" office:value="97.37" calcext:value-type="float">
            <text:p>97.37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Minimais na origem dos arcos primitivos</text:p>
          </table:table-cell>
          <table:table-cell table:formula="of:=['file:///home/claudinei/Experimento/Sources/ClaudineiBJr/Programs%20results/Summary/invert_summary_results.csv'#$invert_summary_results.B9]" office:value-type="float" office:value="21" calcext:value-type="float">
            <text:p>21</text:p>
          </table:table-cell>
          <table:table-cell table:formula="of:=['file:///home/claudinei/Experimento/Sources/ClaudineiBJr/Programs%20results/Summary/invert_summary_results.csv'#$invert_summary_results.C9]" office:value-type="float" office:value="38" calcext:value-type="float">
            <text:p>38</text:p>
          </table:table-cell>
          <table:table-cell table:formula="of:=['file:///home/claudinei/Experimento/Sources/ClaudineiBJr/Programs%20results/Summary/invert_summary_results.csv'#$invert_summary_results.D9]" office:value-type="float" office:value="55.26" calcext:value-type="float">
            <text:p>55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is no destino dos arcos primitivos</text:p>
          </table:table-cell>
          <table:table-cell table:formula="of:=['file:///home/claudinei/Experimento/Sources/ClaudineiBJr/Programs%20results/Summary/invert_summary_results.csv'#$invert_summary_results.B10]" office:value-type="float" office:value="16" calcext:value-type="float">
            <text:p>16</text:p>
          </table:table-cell>
          <table:table-cell table:formula="of:=['file:///home/claudinei/Experimento/Sources/ClaudineiBJr/Programs%20results/Summary/invert_summary_results.csv'#$invert_summary_results.C10]" office:value-type="float" office:value="38" calcext:value-type="float">
            <text:p>38</text:p>
          </table:table-cell>
          <table:table-cell table:formula="of:=['file:///home/claudinei/Experimento/Sources/ClaudineiBJr/Programs%20results/Summary/invert_summary_results.csv'#$invert_summary_results.D10]" office:value-type="float" office:value="42.11" calcext:value-type="float">
            <text:p>42.11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Minimais em primitivos ou com origem/destino em primitivos</text:p>
          </table:table-cell>
          <table:table-cell table:style-name="ce43" table:formula="of:=['file:///home/claudinei/Experimento/Sources/ClaudineiBJr/Programs%20results/Summary/invert_summary_results.csv'#$invert_summary_results.B11]" office:value-type="float" office:value="38" calcext:value-type="float">
            <text:p>38</text:p>
          </table:table-cell>
          <table:table-cell table:style-name="ce43" table:formula="of:=['file:///home/claudinei/Experimento/Sources/ClaudineiBJr/Programs%20results/Summary/invert_summary_results.csv'#$invert_summary_results.C11]" office:value-type="float" office:value="38" calcext:value-type="float">
            <text:p>38</text:p>
          </table:table-cell>
          <table:table-cell table:style-name="ce43" table:formula="of:=['file:///home/claudinei/Experimento/Sources/ClaudineiBJr/Programs%20results/Summary/invert_summary_results.csv'#$invert_summary_results.D11]" office:value-type="float" office:value="100" calcext:value-type="float">
            <text:p>100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Minimais com nó origem em arcos primitivos</text:p>
          </table:table-cell>
          <table:table-cell table:formula="of:=['file:///home/claudinei/Experimento/Sources/ClaudineiBJr/Programs%20results/Summary/invert_summary_results.csv'#$invert_summary_results.B12]" office:value-type="float" office:value="17" calcext:value-type="float">
            <text:p>17</text:p>
          </table:table-cell>
          <table:table-cell table:formula="of:=['file:///home/claudinei/Experimento/Sources/ClaudineiBJr/Programs%20results/Summary/invert_summary_results.csv'#$invert_summary_results.C12]" office:value-type="float" office:value="38" calcext:value-type="float">
            <text:p>38</text:p>
          </table:table-cell>
          <table:table-cell table:formula="of:=['file:///home/claudinei/Experimento/Sources/ClaudineiBJr/Programs%20results/Summary/invert_summary_results.csv'#$invert_summary_results.D12]" office:value-type="float" office:value="44.74" calcext:value-type="float">
            <text:p>44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is com nó destino em arcos primitivos</text:p>
          </table:table-cell>
          <table:table-cell table:formula="of:=['file:///home/claudinei/Experimento/Sources/ClaudineiBJr/Programs%20results/Summary/invert_summary_results.csv'#$invert_summary_results.B13]" office:value-type="float" office:value="36" calcext:value-type="float">
            <text:p>36</text:p>
          </table:table-cell>
          <table:table-cell table:formula="of:=['file:///home/claudinei/Experimento/Sources/ClaudineiBJr/Programs%20results/Summary/invert_summary_results.csv'#$invert_summary_results.C13]" office:value-type="float" office:value="38" calcext:value-type="float">
            <text:p>38</text:p>
          </table:table-cell>
          <table:table-cell table:formula="of:=['file:///home/claudinei/Experimento/Sources/ClaudineiBJr/Programs%20results/Summary/invert_summary_results.csv'#$invert_summary_results.D13]" office:value-type="float" office:value="94.74" calcext:value-type="float">
            <text:p>94.74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quivalentes em arcos primitivos</text:p>
          </table:table-cell>
          <table:table-cell table:style-name="ce43" table:formula="of:=['file:///home/claudinei/Experimento/Sources/ClaudineiBJr/Programs%20results/Summary/invert_summary_results.csv'#$invert_summary_results.B14]" office:value-type="float" office:value="50" calcext:value-type="float">
            <text:p>50</text:p>
          </table:table-cell>
          <table:table-cell table:style-name="ce43" table:formula="of:=['file:///home/claudinei/Experimento/Sources/ClaudineiBJr/Programs%20results/Summary/invert_summary_results.csv'#$invert_summary_results.C14]" office:value-type="float" office:value="60" calcext:value-type="float">
            <text:p>60</text:p>
          </table:table-cell>
          <table:table-cell table:style-name="ce43" table:formula="of:=['file:///home/claudinei/Experimento/Sources/ClaudineiBJr/Programs%20results/Summary/invert_summary_results.csv'#$invert_summary_results.D14]" office:value-type="float" office:value="83.33" calcext:value-type="float">
            <text:p>83.33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Equivalentes na origem dos arcos primitivos</text:p>
          </table:table-cell>
          <table:table-cell table:formula="of:=['file:///home/claudinei/Experimento/Sources/ClaudineiBJr/Programs%20results/Summary/invert_summary_results.csv'#$invert_summary_results.B15]" office:value-type="float" office:value="34" calcext:value-type="float">
            <text:p>34</text:p>
          </table:table-cell>
          <table:table-cell table:formula="of:=['file:///home/claudinei/Experimento/Sources/ClaudineiBJr/Programs%20results/Summary/invert_summary_results.csv'#$invert_summary_results.C15]" office:value-type="float" office:value="60" calcext:value-type="float">
            <text:p>60</text:p>
          </table:table-cell>
          <table:table-cell table:formula="of:=['file:///home/claudinei/Experimento/Sources/ClaudineiBJr/Programs%20results/Summary/invert_summary_results.csv'#$invert_summary_results.D15]" office:value-type="float" office:value="56.67" calcext:value-type="float">
            <text:p>56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valentes no destino dos arcos primitivos</text:p>
          </table:table-cell>
          <table:table-cell table:formula="of:=['file:///home/claudinei/Experimento/Sources/ClaudineiBJr/Programs%20results/Summary/invert_summary_results.csv'#$invert_summary_results.B16]" office:value-type="float" office:value="18" calcext:value-type="float">
            <text:p>18</text:p>
          </table:table-cell>
          <table:table-cell table:formula="of:=['file:///home/claudinei/Experimento/Sources/ClaudineiBJr/Programs%20results/Summary/invert_summary_results.csv'#$invert_summary_results.C16]" office:value-type="float" office:value="60" calcext:value-type="float">
            <text:p>60</text:p>
          </table:table-cell>
          <table:table-cell table:formula="of:=['file:///home/claudinei/Experimento/Sources/ClaudineiBJr/Programs%20results/Summary/invert_summary_results.csv'#$invert_summary_results.D16]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quivalentes em primitivos ou com origem/destino em primitivos</text:p>
          </table:table-cell>
          <table:table-cell table:style-name="ce43" table:formula="of:=['file:///home/claudinei/Experimento/Sources/ClaudineiBJr/Programs%20results/Summary/invert_summary_results.csv'#$invert_summary_results.B17]" office:value-type="float" office:value="60" calcext:value-type="float">
            <text:p>60</text:p>
          </table:table-cell>
          <table:table-cell table:style-name="ce43" table:formula="of:=['file:///home/claudinei/Experimento/Sources/ClaudineiBJr/Programs%20results/Summary/invert_summary_results.csv'#$invert_summary_results.C17]" office:value-type="float" office:value="60" calcext:value-type="float">
            <text:p>60</text:p>
          </table:table-cell>
          <table:table-cell table:style-name="ce43" table:formula="of:=['file:///home/claudinei/Experimento/Sources/ClaudineiBJr/Programs%20results/Summary/invert_summary_results.csv'#$invert_summary_results.D17]" office:value-type="float" office:value="100" calcext:value-type="float">
            <text:p>100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Equivalentes com nó origem em arcos primitivos</text:p>
          </table:table-cell>
          <table:table-cell table:formula="of:=['file:///home/claudinei/Experimento/Sources/ClaudineiBJr/Programs%20results/Summary/invert_summary_results.csv'#$invert_summary_results.B18]" office:value-type="float" office:value="23" calcext:value-type="float">
            <text:p>23</text:p>
          </table:table-cell>
          <table:table-cell table:formula="of:=['file:///home/claudinei/Experimento/Sources/ClaudineiBJr/Programs%20results/Summary/invert_summary_results.csv'#$invert_summary_results.C18]" office:value-type="float" office:value="60" calcext:value-type="float">
            <text:p>60</text:p>
          </table:table-cell>
          <table:table-cell table:formula="of:=['file:///home/claudinei/Experimento/Sources/ClaudineiBJr/Programs%20results/Summary/invert_summary_results.csv'#$invert_summary_results.D18]" office:value-type="float" office:value="38.33" calcext:value-type="float">
            <text:p>38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valentes com nó destino em arcos primitivos</text:p>
          </table:table-cell>
          <table:table-cell table:formula="of:=['file:///home/claudinei/Experimento/Sources/ClaudineiBJr/Programs%20results/Summary/invert_summary_results.csv'#$invert_summary_results.B19]" office:value-type="float" office:value="49" calcext:value-type="float">
            <text:p>49</text:p>
          </table:table-cell>
          <table:table-cell table:formula="of:=['file:///home/claudinei/Experimento/Sources/ClaudineiBJr/Programs%20results/Summary/invert_summary_results.csv'#$invert_summary_results.C19]" office:value-type="float" office:value="60" calcext:value-type="float">
            <text:p>60</text:p>
          </table:table-cell>
          <table:table-cell table:formula="of:=['file:///home/claudinei/Experimento/Sources/ClaudineiBJr/Programs%20results/Summary/invert_summary_results.csv'#$invert_summary_results.D19]" office:value-type="float" office:value="81.67" calcext:value-type="float">
            <text:p>81.67</text:p>
          </table:table-cell>
          <table:table-cell table:number-columns-repeated="1020"/>
        </table:table-row>
      </table:table>
      <table:table table:name="LastZero" table:style-name="ta1"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6" table:number-columns-repeated="1020" table:default-cell-style-name="Default"/>
        <table:table-row table:style-name="ro1">
          <table:table-cell table:style-name="ce43" office:value-type="string" calcext:value-type="string">
            <text:p>Informação</text:p>
          </table:table-cell>
          <table:table-cell table:style-name="ce43" office:value-type="string" calcext:value-type="string">
            <text:p>Número</text:p>
          </table:table-cell>
          <table:table-cell table:style-name="ce43" office:value-type="string" calcext:value-type="string">
            <text:p>Total</text:p>
          </table:table-cell>
          <table:table-cell table:style-name="ce43" office:value-type="string" calcext:value-type="string">
            <text:p>Percentual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minimais</text:p>
          </table:table-cell>
          <table:table-cell table:style-name="Default" table:formula="of:=['file:///home/claudinei/Experimento/Sources/ClaudineiBJr/Programs%20results/Summary/lastZero_summary_results.csv'#$lastZero_summary_results.B2]" office:value-type="float" office:value="9" calcext:value-type="float">
            <text:p>9</text:p>
          </table:table-cell>
          <table:table-cell table:style-name="Default" table:formula="of:=['file:///home/claudinei/Experimento/Sources/ClaudineiBJr/Programs%20results/Summary/lastZero_summary_results.csv'#$lastZero_summary_results.C2]" office:value-type="float" office:value="173" calcext:value-type="float">
            <text:p>173</text:p>
          </table:table-cell>
          <table:table-cell table:style-name="Default" table:formula="of:=['file:///home/claudinei/Experimento/Sources/ClaudineiBJr/Programs%20results/Summary/lastZero_summary_results.csv'#$lastZero_summary_results.D2]" office:value-type="float" office:value="5.2" calcext:value-type="float">
            <text:p>5.2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equivalentes</text:p>
          </table:table-cell>
          <table:table-cell table:style-name="Default" table:formula="of:=['file:///home/claudinei/Experimento/Sources/ClaudineiBJr/Programs%20results/Summary/lastZero_summary_results.csv'#$lastZero_summary_results.B3]" office:value-type="float" office:value="9" calcext:value-type="float">
            <text:p>9</text:p>
          </table:table-cell>
          <table:table-cell table:style-name="Default" table:formula="of:=['file:///home/claudinei/Experimento/Sources/ClaudineiBJr/Programs%20results/Summary/lastZero_summary_results.csv'#$lastZero_summary_results.C3]" office:value-type="float" office:value="173" calcext:value-type="float">
            <text:p>173</text:p>
          </table:table-cell>
          <table:table-cell table:style-name="Default" table:formula="of:=['file:///home/claudinei/Experimento/Sources/ClaudineiBJr/Programs%20results/Summary/lastZero_summary_results.csv'#$lastZero_summary_results.D3]" office:value-type="float" office:value="5.2" calcext:value-type="float">
            <text:p>5.2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os arcos primitivos</text:p>
          </table:table-cell>
          <table:table-cell table:style-name="Default" table:formula="of:=['file:///home/claudinei/Experimento/Sources/ClaudineiBJr/Programs%20results/Summary/lastZero_summary_results.csv'#$lastZero_summary_results.B4]" office:value-type="float" office:value="88" calcext:value-type="float">
            <text:p>88</text:p>
          </table:table-cell>
          <table:table-cell table:style-name="Default" table:formula="of:=['file:///home/claudinei/Experimento/Sources/ClaudineiBJr/Programs%20results/Summary/lastZero_summary_results.csv'#$lastZero_summary_results.C4]" office:value-type="float" office:value="173" calcext:value-type="float">
            <text:p>173</text:p>
          </table:table-cell>
          <table:table-cell table:style-name="Default" table:formula="of:=['file:///home/claudinei/Experimento/Sources/ClaudineiBJr/Programs%20results/Summary/lastZero_summary_results.csv'#$lastZero_summary_results.D4]" office:value-type="float" office:value="50.87" calcext:value-type="float">
            <text:p>50.87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a origem dos arcos primitivos</text:p>
          </table:table-cell>
          <table:table-cell table:style-name="Default" table:formula="of:=['file:///home/claudinei/Experimento/Sources/ClaudineiBJr/Programs%20results/Summary/lastZero_summary_results.csv'#$lastZero_summary_results.B5]" office:value-type="float" office:value="57" calcext:value-type="float">
            <text:p>57</text:p>
          </table:table-cell>
          <table:table-cell table:style-name="Default" table:formula="of:=['file:///home/claudinei/Experimento/Sources/ClaudineiBJr/Programs%20results/Summary/lastZero_summary_results.csv'#$lastZero_summary_results.C5]" office:value-type="float" office:value="173" calcext:value-type="float">
            <text:p>173</text:p>
          </table:table-cell>
          <table:table-cell table:style-name="Default" table:formula="of:=['file:///home/claudinei/Experimento/Sources/ClaudineiBJr/Programs%20results/Summary/lastZero_summary_results.csv'#$lastZero_summary_results.D5]" office:value-type="float" office:value="32.95" calcext:value-type="float">
            <text:p>32.95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o destino dos arcos primitivos</text:p>
          </table:table-cell>
          <table:table-cell table:style-name="Default" table:formula="of:=['file:///home/claudinei/Experimento/Sources/ClaudineiBJr/Programs%20results/Summary/lastZero_summary_results.csv'#$lastZero_summary_results.B6]" office:value-type="float" office:value="31" calcext:value-type="float">
            <text:p>31</text:p>
          </table:table-cell>
          <table:table-cell table:style-name="Default" table:formula="of:=['file:///home/claudinei/Experimento/Sources/ClaudineiBJr/Programs%20results/Summary/lastZero_summary_results.csv'#$lastZero_summary_results.C6]" office:value-type="float" office:value="173" calcext:value-type="float">
            <text:p>173</text:p>
          </table:table-cell>
          <table:table-cell table:style-name="Default" table:formula="of:=['file:///home/claudinei/Experimento/Sources/ClaudineiBJr/Programs%20results/Summary/lastZero_summary_results.csv'#$lastZero_summary_results.D6]" office:value-type="float" office:value="17.92" calcext:value-type="float">
            <text:p>17.92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43" office:value-type="string" calcext:value-type="string">
            <text:p>Minimais em arcos primitivos</text:p>
          </table:table-cell>
          <table:table-cell table:style-name="ce43" table:formula="of:=['file:///home/claudinei/Experimento/Sources/ClaudineiBJr/Programs%20results/Summary/lastZero_summary_results.csv'#$lastZero_summary_results.B8]" office:value-type="float" office:value="3" calcext:value-type="float">
            <text:p>3</text:p>
          </table:table-cell>
          <table:table-cell table:style-name="ce43" table:formula="of:=['file:///home/claudinei/Experimento/Sources/ClaudineiBJr/Programs%20results/Summary/lastZero_summary_results.csv'#$lastZero_summary_results.C8]" office:value-type="float" office:value="9" calcext:value-type="float">
            <text:p>9</text:p>
          </table:table-cell>
          <table:table-cell table:style-name="ce43" table:formula="of:=['file:///home/claudinei/Experimento/Sources/ClaudineiBJr/Programs%20results/Summary/lastZero_summary_results.csv'#$lastZero_summary_results.D8]" office:value-type="float" office:value="33.33" calcext:value-type="float">
            <text:p>33.33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Minimais na origem dos arcos primitivos</text:p>
          </table:table-cell>
          <table:table-cell table:formula="of:=['file:///home/claudinei/Experimento/Sources/ClaudineiBJr/Programs%20results/Summary/lastZero_summary_results.csv'#$lastZero_summary_results.B9]" office:value-type="float" office:value="2" calcext:value-type="float">
            <text:p>2</text:p>
          </table:table-cell>
          <table:table-cell table:formula="of:=['file:///home/claudinei/Experimento/Sources/ClaudineiBJr/Programs%20results/Summary/lastZero_summary_results.csv'#$lastZero_summary_results.C9]" office:value-type="float" office:value="9" calcext:value-type="float">
            <text:p>9</text:p>
          </table:table-cell>
          <table:table-cell table:formula="of:=['file:///home/claudinei/Experimento/Sources/ClaudineiBJr/Programs%20results/Summary/lastZero_summary_results.csv'#$lastZero_summary_results.D9]" office:value-type="float" office:value="22.22" calcext:value-type="float">
            <text:p>22.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is no destino dos arcos primitivos</text:p>
          </table:table-cell>
          <table:table-cell table:formula="of:=['file:///home/claudinei/Experimento/Sources/ClaudineiBJr/Programs%20results/Summary/lastZero_summary_results.csv'#$lastZero_summary_results.B10]" office:value-type="float" office:value="1" calcext:value-type="float">
            <text:p>1</text:p>
          </table:table-cell>
          <table:table-cell table:formula="of:=['file:///home/claudinei/Experimento/Sources/ClaudineiBJr/Programs%20results/Summary/lastZero_summary_results.csv'#$lastZero_summary_results.C10]" office:value-type="float" office:value="9" calcext:value-type="float">
            <text:p>9</text:p>
          </table:table-cell>
          <table:table-cell table:formula="of:=['file:///home/claudinei/Experimento/Sources/ClaudineiBJr/Programs%20results/Summary/lastZero_summary_results.csv'#$lastZero_summary_results.D10]" office:value-type="float" office:value="11.11" calcext:value-type="float">
            <text:p>11.11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Minimais em primitivos ou com origem/destino em primitivos</text:p>
          </table:table-cell>
          <table:table-cell table:style-name="ce43" table:formula="of:=['file:///home/claudinei/Experimento/Sources/ClaudineiBJr/Programs%20results/Summary/lastZero_summary_results.csv'#$lastZero_summary_results.B11]" office:value-type="float" office:value="6" calcext:value-type="float">
            <text:p>6</text:p>
          </table:table-cell>
          <table:table-cell table:style-name="ce43" table:formula="of:=['file:///home/claudinei/Experimento/Sources/ClaudineiBJr/Programs%20results/Summary/lastZero_summary_results.csv'#$lastZero_summary_results.C11]" office:value-type="float" office:value="9" calcext:value-type="float">
            <text:p>9</text:p>
          </table:table-cell>
          <table:table-cell table:style-name="ce43" table:formula="of:=['file:///home/claudinei/Experimento/Sources/ClaudineiBJr/Programs%20results/Summary/lastZero_summary_results.csv'#$lastZero_summary_results.D11]" office:value-type="float" office:value="66.67" calcext:value-type="float">
            <text:p>66.67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Minimais com nó origem em arcos primitivos</text:p>
          </table:table-cell>
          <table:table-cell table:formula="of:=['file:///home/claudinei/Experimento/Sources/ClaudineiBJr/Programs%20results/Summary/lastZero_summary_results.csv'#$lastZero_summary_results.B12]" office:value-type="float" office:value="1" calcext:value-type="float">
            <text:p>1</text:p>
          </table:table-cell>
          <table:table-cell table:formula="of:=['file:///home/claudinei/Experimento/Sources/ClaudineiBJr/Programs%20results/Summary/lastZero_summary_results.csv'#$lastZero_summary_results.C12]" office:value-type="float" office:value="9" calcext:value-type="float">
            <text:p>9</text:p>
          </table:table-cell>
          <table:table-cell table:formula="of:=['file:///home/claudinei/Experimento/Sources/ClaudineiBJr/Programs%20results/Summary/lastZero_summary_results.csv'#$lastZero_summary_results.D12]" office:value-type="float" office:value="11.11" calcext:value-type="float">
            <text:p>11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is com nó destino em arcos primitivos</text:p>
          </table:table-cell>
          <table:table-cell table:formula="of:=['file:///home/claudinei/Experimento/Sources/ClaudineiBJr/Programs%20results/Summary/lastZero_summary_results.csv'#$lastZero_summary_results.B13]" office:value-type="float" office:value="6" calcext:value-type="float">
            <text:p>6</text:p>
          </table:table-cell>
          <table:table-cell table:formula="of:=['file:///home/claudinei/Experimento/Sources/ClaudineiBJr/Programs%20results/Summary/lastZero_summary_results.csv'#$lastZero_summary_results.C13]" office:value-type="float" office:value="9" calcext:value-type="float">
            <text:p>9</text:p>
          </table:table-cell>
          <table:table-cell table:formula="of:=['file:///home/claudinei/Experimento/Sources/ClaudineiBJr/Programs%20results/Summary/lastZero_summary_results.csv'#$lastZero_summary_results.D13]" office:value-type="float" office:value="66.67" calcext:value-type="float">
            <text:p>66.67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quivalentes em arcos primitivos</text:p>
          </table:table-cell>
          <table:table-cell table:style-name="ce43" table:formula="of:=['file:///home/claudinei/Experimento/Sources/ClaudineiBJr/Programs%20results/Summary/lastZero_summary_results.csv'#$lastZero_summary_results.B14]" office:value-type="float" office:value="2" calcext:value-type="float">
            <text:p>2</text:p>
          </table:table-cell>
          <table:table-cell table:style-name="ce43" table:formula="of:=['file:///home/claudinei/Experimento/Sources/ClaudineiBJr/Programs%20results/Summary/lastZero_summary_results.csv'#$lastZero_summary_results.C14]" office:value-type="float" office:value="9" calcext:value-type="float">
            <text:p>9</text:p>
          </table:table-cell>
          <table:table-cell table:style-name="ce43" table:formula="of:=['file:///home/claudinei/Experimento/Sources/ClaudineiBJr/Programs%20results/Summary/lastZero_summary_results.csv'#$lastZero_summary_results.D14]" office:value-type="float" office:value="22.22" calcext:value-type="float">
            <text:p>22.22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Equivalentes na origem dos arcos primitivos</text:p>
          </table:table-cell>
          <table:table-cell table:formula="of:=['file:///home/claudinei/Experimento/Sources/ClaudineiBJr/Programs%20results/Summary/lastZero_summary_results.csv'#$lastZero_summary_results.B15]" office:value-type="float" office:value="1" calcext:value-type="float">
            <text:p>1</text:p>
          </table:table-cell>
          <table:table-cell table:formula="of:=['file:///home/claudinei/Experimento/Sources/ClaudineiBJr/Programs%20results/Summary/lastZero_summary_results.csv'#$lastZero_summary_results.C15]" office:value-type="float" office:value="9" calcext:value-type="float">
            <text:p>9</text:p>
          </table:table-cell>
          <table:table-cell table:formula="of:=['file:///home/claudinei/Experimento/Sources/ClaudineiBJr/Programs%20results/Summary/lastZero_summary_results.csv'#$lastZero_summary_results.D15]" office:value-type="float" office:value="11.11" calcext:value-type="float">
            <text:p>11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valentes no destino dos arcos primitivos</text:p>
          </table:table-cell>
          <table:table-cell table:formula="of:=['file:///home/claudinei/Experimento/Sources/ClaudineiBJr/Programs%20results/Summary/lastZero_summary_results.csv'#$lastZero_summary_results.B16]" office:value-type="float" office:value="1" calcext:value-type="float">
            <text:p>1</text:p>
          </table:table-cell>
          <table:table-cell table:formula="of:=['file:///home/claudinei/Experimento/Sources/ClaudineiBJr/Programs%20results/Summary/lastZero_summary_results.csv'#$lastZero_summary_results.C16]" office:value-type="float" office:value="9" calcext:value-type="float">
            <text:p>9</text:p>
          </table:table-cell>
          <table:table-cell table:formula="of:=['file:///home/claudinei/Experimento/Sources/ClaudineiBJr/Programs%20results/Summary/lastZero_summary_results.csv'#$lastZero_summary_results.D16]" office:value-type="float" office:value="11.11" calcext:value-type="float">
            <text:p>11.11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quivalentes em primitivos ou com origem/destino em primitivos</text:p>
          </table:table-cell>
          <table:table-cell table:style-name="ce43" table:formula="of:=['file:///home/claudinei/Experimento/Sources/ClaudineiBJr/Programs%20results/Summary/lastZero_summary_results.csv'#$lastZero_summary_results.B17]" office:value-type="float" office:value="7" calcext:value-type="float">
            <text:p>7</text:p>
          </table:table-cell>
          <table:table-cell table:style-name="ce43" table:formula="of:=['file:///home/claudinei/Experimento/Sources/ClaudineiBJr/Programs%20results/Summary/lastZero_summary_results.csv'#$lastZero_summary_results.C17]" office:value-type="float" office:value="9" calcext:value-type="float">
            <text:p>9</text:p>
          </table:table-cell>
          <table:table-cell table:style-name="ce43" table:formula="of:=['file:///home/claudinei/Experimento/Sources/ClaudineiBJr/Programs%20results/Summary/lastZero_summary_results.csv'#$lastZero_summary_results.D17]" office:value-type="float" office:value="77.78" calcext:value-type="float">
            <text:p>77.78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Equivalentes com nó origem em arcos primitivos</text:p>
          </table:table-cell>
          <table:table-cell table:formula="of:=['file:///home/claudinei/Experimento/Sources/ClaudineiBJr/Programs%20results/Summary/lastZero_summary_results.csv'#$lastZero_summary_results.B18]" office:value-type="float" office:value="1" calcext:value-type="float">
            <text:p>1</text:p>
          </table:table-cell>
          <table:table-cell table:formula="of:=['file:///home/claudinei/Experimento/Sources/ClaudineiBJr/Programs%20results/Summary/lastZero_summary_results.csv'#$lastZero_summary_results.C18]" office:value-type="float" office:value="9" calcext:value-type="float">
            <text:p>9</text:p>
          </table:table-cell>
          <table:table-cell table:formula="of:=['file:///home/claudinei/Experimento/Sources/ClaudineiBJr/Programs%20results/Summary/lastZero_summary_results.csv'#$lastZero_summary_results.D18]" office:value-type="float" office:value="11.11" calcext:value-type="float">
            <text:p>11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valentes com nó destino em arcos primitivos</text:p>
          </table:table-cell>
          <table:table-cell table:formula="of:=['file:///home/claudinei/Experimento/Sources/ClaudineiBJr/Programs%20results/Summary/lastZero_summary_results.csv'#$lastZero_summary_results.B19]" office:value-type="float" office:value="7" calcext:value-type="float">
            <text:p>7</text:p>
          </table:table-cell>
          <table:table-cell table:formula="of:=['file:///home/claudinei/Experimento/Sources/ClaudineiBJr/Programs%20results/Summary/lastZero_summary_results.csv'#$lastZero_summary_results.C19]" office:value-type="float" office:value="9" calcext:value-type="float">
            <text:p>9</text:p>
          </table:table-cell>
          <table:table-cell table:formula="of:=['file:///home/claudinei/Experimento/Sources/ClaudineiBJr/Programs%20results/Summary/lastZero_summary_results.csv'#$lastZero_summary_results.D19]" office:value-type="float" office:value="77.78" calcext:value-type="float">
            <text:p>77.78</text:p>
          </table:table-cell>
          <table:table-cell table:number-columns-repeated="1020"/>
        </table:table-row>
      </table:table>
      <table:table table:name="TestPad" table:style-name="ta1"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6" table:number-columns-repeated="1020" table:default-cell-style-name="Default"/>
        <table:table-row table:style-name="ro1">
          <table:table-cell table:style-name="ce43" office:value-type="string" calcext:value-type="string">
            <text:p>Informação</text:p>
          </table:table-cell>
          <table:table-cell table:style-name="ce43" office:value-type="string" calcext:value-type="string">
            <text:p>Número</text:p>
          </table:table-cell>
          <table:table-cell table:style-name="ce43" office:value-type="string" calcext:value-type="string">
            <text:p>Total</text:p>
          </table:table-cell>
          <table:table-cell table:style-name="ce43" office:value-type="string" calcext:value-type="string">
            <text:p>Percentual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minimais</text:p>
          </table:table-cell>
          <table:table-cell table:style-name="Default" table:formula="of:=['file:///home/claudinei/Experimento/Sources/ClaudineiBJr/Programs%20results/Summary/pat_summary_results.csv'#$pat_summary_results.B2]" office:value-type="float" office:value="54" calcext:value-type="float">
            <text:p>54</text:p>
          </table:table-cell>
          <table:table-cell table:style-name="Default" table:formula="of:=['file:///home/claudinei/Experimento/Sources/ClaudineiBJr/Programs%20results/Summary/pat_summary_results.csv'#$pat_summary_results.C2]" office:value-type="float" office:value="629" calcext:value-type="float">
            <text:p>629</text:p>
          </table:table-cell>
          <table:table-cell table:style-name="Default" table:formula="of:=['file:///home/claudinei/Experimento/Sources/ClaudineiBJr/Programs%20results/Summary/pat_summary_results.csv'#$pat_summary_results.D2]" office:value-type="float" office:value="8.59" calcext:value-type="float">
            <text:p>8.59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equivalentes</text:p>
          </table:table-cell>
          <table:table-cell table:style-name="Default" table:formula="of:=['file:///home/claudinei/Experimento/Sources/ClaudineiBJr/Programs%20results/Summary/pat_summary_results.csv'#$pat_summary_results.B3]" office:value-type="float" office:value="57" calcext:value-type="float">
            <text:p>57</text:p>
          </table:table-cell>
          <table:table-cell table:style-name="Default" table:formula="of:=['file:///home/claudinei/Experimento/Sources/ClaudineiBJr/Programs%20results/Summary/pat_summary_results.csv'#$pat_summary_results.C3]" office:value-type="float" office:value="629" calcext:value-type="float">
            <text:p>629</text:p>
          </table:table-cell>
          <table:table-cell table:style-name="Default" table:formula="of:=['file:///home/claudinei/Experimento/Sources/ClaudineiBJr/Programs%20results/Summary/pat_summary_results.csv'#$pat_summary_results.D3]" office:value-type="float" office:value="9.06" calcext:value-type="float">
            <text:p>9.06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os arcos primitivos</text:p>
          </table:table-cell>
          <table:table-cell table:style-name="Default" table:formula="of:=['file:///home/claudinei/Experimento/Sources/ClaudineiBJr/Programs%20results/Summary/pat_summary_results.csv'#$pat_summary_results.B4]" office:value-type="float" office:value="524" calcext:value-type="float">
            <text:p>524</text:p>
          </table:table-cell>
          <table:table-cell table:style-name="Default" table:formula="of:=['file:///home/claudinei/Experimento/Sources/ClaudineiBJr/Programs%20results/Summary/pat_summary_results.csv'#$pat_summary_results.C4]" office:value-type="float" office:value="629" calcext:value-type="float">
            <text:p>629</text:p>
          </table:table-cell>
          <table:table-cell table:style-name="Default" table:formula="of:=['file:///home/claudinei/Experimento/Sources/ClaudineiBJr/Programs%20results/Summary/pat_summary_results.csv'#$pat_summary_results.D4]" office:value-type="float" office:value="83.31" calcext:value-type="float">
            <text:p>83.3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a origem dos arcos primitivos</text:p>
          </table:table-cell>
          <table:table-cell table:style-name="Default" table:formula="of:=['file:///home/claudinei/Experimento/Sources/ClaudineiBJr/Programs%20results/Summary/pat_summary_results.csv'#$pat_summary_results.B5]" office:value-type="float" office:value="286" calcext:value-type="float">
            <text:p>286</text:p>
          </table:table-cell>
          <table:table-cell table:style-name="Default" table:formula="of:=['file:///home/claudinei/Experimento/Sources/ClaudineiBJr/Programs%20results/Summary/pat_summary_results.csv'#$pat_summary_results.C5]" office:value-type="float" office:value="629" calcext:value-type="float">
            <text:p>629</text:p>
          </table:table-cell>
          <table:table-cell table:style-name="Default" table:formula="of:=['file:///home/claudinei/Experimento/Sources/ClaudineiBJr/Programs%20results/Summary/pat_summary_results.csv'#$pat_summary_results.D5]" office:value-type="float" office:value="45.47" calcext:value-type="float">
            <text:p>45.47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o destino dos arcos primitivos</text:p>
          </table:table-cell>
          <table:table-cell table:style-name="Default" table:formula="of:=['file:///home/claudinei/Experimento/Sources/ClaudineiBJr/Programs%20results/Summary/pat_summary_results.csv'#$pat_summary_results.B6]" office:value-type="float" office:value="238" calcext:value-type="float">
            <text:p>238</text:p>
          </table:table-cell>
          <table:table-cell table:style-name="Default" table:formula="of:=['file:///home/claudinei/Experimento/Sources/ClaudineiBJr/Programs%20results/Summary/pat_summary_results.csv'#$pat_summary_results.C6]" office:value-type="float" office:value="629" calcext:value-type="float">
            <text:p>629</text:p>
          </table:table-cell>
          <table:table-cell table:style-name="Default" table:formula="of:=['file:///home/claudinei/Experimento/Sources/ClaudineiBJr/Programs%20results/Summary/pat_summary_results.csv'#$pat_summary_results.D6]" office:value-type="float" office:value="37.84" calcext:value-type="float">
            <text:p>37.84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43" office:value-type="string" calcext:value-type="string">
            <text:p>Minimais em arcos primitivos</text:p>
          </table:table-cell>
          <table:table-cell table:style-name="ce43" table:formula="of:=['file:///home/claudinei/Experimento/Sources/ClaudineiBJr/Programs%20results/Summary/pat_summary_results.csv'#$pat_summary_results.B8]" office:value-type="float" office:value="40" calcext:value-type="float">
            <text:p>40</text:p>
          </table:table-cell>
          <table:table-cell table:style-name="ce43" table:formula="of:=['file:///home/claudinei/Experimento/Sources/ClaudineiBJr/Programs%20results/Summary/pat_summary_results.csv'#$pat_summary_results.C8]" office:value-type="float" office:value="54" calcext:value-type="float">
            <text:p>54</text:p>
          </table:table-cell>
          <table:table-cell table:style-name="ce43" table:formula="of:=['file:///home/claudinei/Experimento/Sources/ClaudineiBJr/Programs%20results/Summary/pat_summary_results.csv'#$pat_summary_results.D8]" office:value-type="float" office:value="74.07" calcext:value-type="float">
            <text:p>74.07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Minimais na origem dos arcos primitivos</text:p>
          </table:table-cell>
          <table:table-cell table:formula="of:=['file:///home/claudinei/Experimento/Sources/ClaudineiBJr/Programs%20results/Summary/pat_summary_results.csv'#$pat_summary_results.B9]" office:value-type="float" office:value="13" calcext:value-type="float">
            <text:p>13</text:p>
          </table:table-cell>
          <table:table-cell table:formula="of:=['file:///home/claudinei/Experimento/Sources/ClaudineiBJr/Programs%20results/Summary/pat_summary_results.csv'#$pat_summary_results.C9]" office:value-type="float" office:value="54" calcext:value-type="float">
            <text:p>54</text:p>
          </table:table-cell>
          <table:table-cell table:formula="of:=['file:///home/claudinei/Experimento/Sources/ClaudineiBJr/Programs%20results/Summary/pat_summary_results.csv'#$pat_summary_results.D9]" office:value-type="float" office:value="24.07" calcext:value-type="float">
            <text:p>24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is no destino dos arcos primitivos</text:p>
          </table:table-cell>
          <table:table-cell table:formula="of:=['file:///home/claudinei/Experimento/Sources/ClaudineiBJr/Programs%20results/Summary/pat_summary_results.csv'#$pat_summary_results.B10]" office:value-type="float" office:value="27" calcext:value-type="float">
            <text:p>27</text:p>
          </table:table-cell>
          <table:table-cell table:formula="of:=['file:///home/claudinei/Experimento/Sources/ClaudineiBJr/Programs%20results/Summary/pat_summary_results.csv'#$pat_summary_results.C10]" office:value-type="float" office:value="54" calcext:value-type="float">
            <text:p>54</text:p>
          </table:table-cell>
          <table:table-cell table:formula="of:=['file:///home/claudinei/Experimento/Sources/ClaudineiBJr/Programs%20results/Summary/pat_summary_results.csv'#$pat_summary_results.D10]" office:value-type="float" office:value="50" calcext:value-type="float">
            <text:p>50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Minimais em primitivos ou com origem/destino em primitivos</text:p>
          </table:table-cell>
          <table:table-cell table:style-name="ce43" table:formula="of:=['file:///home/claudinei/Experimento/Sources/ClaudineiBJr/Programs%20results/Summary/pat_summary_results.csv'#$pat_summary_results.B11]" office:value-type="float" office:value="54" calcext:value-type="float">
            <text:p>54</text:p>
          </table:table-cell>
          <table:table-cell table:style-name="ce43" table:formula="of:=['file:///home/claudinei/Experimento/Sources/ClaudineiBJr/Programs%20results/Summary/pat_summary_results.csv'#$pat_summary_results.C11]" office:value-type="float" office:value="54" calcext:value-type="float">
            <text:p>54</text:p>
          </table:table-cell>
          <table:table-cell table:style-name="ce43" table:formula="of:=['file:///home/claudinei/Experimento/Sources/ClaudineiBJr/Programs%20results/Summary/pat_summary_results.csv'#$pat_summary_results.D11]" office:value-type="float" office:value="100" calcext:value-type="float">
            <text:p>100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Minimais com nó origem em arcos primitivos</text:p>
          </table:table-cell>
          <table:table-cell table:formula="of:=['file:///home/claudinei/Experimento/Sources/ClaudineiBJr/Programs%20results/Summary/pat_summary_results.csv'#$pat_summary_results.B12]" office:value-type="float" office:value="47" calcext:value-type="float">
            <text:p>47</text:p>
          </table:table-cell>
          <table:table-cell table:formula="of:=['file:///home/claudinei/Experimento/Sources/ClaudineiBJr/Programs%20results/Summary/pat_summary_results.csv'#$pat_summary_results.C12]" office:value-type="float" office:value="54" calcext:value-type="float">
            <text:p>54</text:p>
          </table:table-cell>
          <table:table-cell table:formula="of:=['file:///home/claudinei/Experimento/Sources/ClaudineiBJr/Programs%20results/Summary/pat_summary_results.csv'#$pat_summary_results.D12]" office:value-type="float" office:value="87.04" calcext:value-type="float">
            <text:p>8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is com nó destino em arcos primitivos</text:p>
          </table:table-cell>
          <table:table-cell table:formula="of:=['file:///home/claudinei/Experimento/Sources/ClaudineiBJr/Programs%20results/Summary/pat_summary_results.csv'#$pat_summary_results.B13]" office:value-type="float" office:value="52" calcext:value-type="float">
            <text:p>52</text:p>
          </table:table-cell>
          <table:table-cell table:formula="of:=['file:///home/claudinei/Experimento/Sources/ClaudineiBJr/Programs%20results/Summary/pat_summary_results.csv'#$pat_summary_results.C13]" office:value-type="float" office:value="54" calcext:value-type="float">
            <text:p>54</text:p>
          </table:table-cell>
          <table:table-cell table:formula="of:=['file:///home/claudinei/Experimento/Sources/ClaudineiBJr/Programs%20results/Summary/pat_summary_results.csv'#$pat_summary_results.D13]" office:value-type="float" office:value="96.3" calcext:value-type="float">
            <text:p>96.3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quivalentes em arcos primitivos</text:p>
          </table:table-cell>
          <table:table-cell table:style-name="ce43" table:formula="of:=['file:///home/claudinei/Experimento/Sources/ClaudineiBJr/Programs%20results/Summary/pat_summary_results.csv'#$pat_summary_results.B14]" office:value-type="float" office:value="47" calcext:value-type="float">
            <text:p>47</text:p>
          </table:table-cell>
          <table:table-cell table:style-name="ce43" table:formula="of:=['file:///home/claudinei/Experimento/Sources/ClaudineiBJr/Programs%20results/Summary/pat_summary_results.csv'#$pat_summary_results.C14]" office:value-type="float" office:value="57" calcext:value-type="float">
            <text:p>57</text:p>
          </table:table-cell>
          <table:table-cell table:style-name="ce43" table:formula="of:=['file:///home/claudinei/Experimento/Sources/ClaudineiBJr/Programs%20results/Summary/pat_summary_results.csv'#$pat_summary_results.D14]" office:value-type="float" office:value="82.46" calcext:value-type="float">
            <text:p>82.46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Equivalentes na origem dos arcos primitivos</text:p>
          </table:table-cell>
          <table:table-cell table:formula="of:=['file:///home/claudinei/Experimento/Sources/ClaudineiBJr/Programs%20results/Summary/pat_summary_results.csv'#$pat_summary_results.B15]" office:value-type="float" office:value="18" calcext:value-type="float">
            <text:p>18</text:p>
          </table:table-cell>
          <table:table-cell table:formula="of:=['file:///home/claudinei/Experimento/Sources/ClaudineiBJr/Programs%20results/Summary/pat_summary_results.csv'#$pat_summary_results.C15]" office:value-type="float" office:value="57" calcext:value-type="float">
            <text:p>57</text:p>
          </table:table-cell>
          <table:table-cell table:formula="of:=['file:///home/claudinei/Experimento/Sources/ClaudineiBJr/Programs%20results/Summary/pat_summary_results.csv'#$pat_summary_results.D15]" office:value-type="float" office:value="31.58" calcext:value-type="float">
            <text:p>31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valentes no destino dos arcos primitivos</text:p>
          </table:table-cell>
          <table:table-cell table:formula="of:=['file:///home/claudinei/Experimento/Sources/ClaudineiBJr/Programs%20results/Summary/pat_summary_results.csv'#$pat_summary_results.B16]" office:value-type="float" office:value="29" calcext:value-type="float">
            <text:p>29</text:p>
          </table:table-cell>
          <table:table-cell table:formula="of:=['file:///home/claudinei/Experimento/Sources/ClaudineiBJr/Programs%20results/Summary/pat_summary_results.csv'#$pat_summary_results.C16]" office:value-type="float" office:value="57" calcext:value-type="float">
            <text:p>57</text:p>
          </table:table-cell>
          <table:table-cell table:formula="of:=['file:///home/claudinei/Experimento/Sources/ClaudineiBJr/Programs%20results/Summary/pat_summary_results.csv'#$pat_summary_results.D16]" office:value-type="float" office:value="50.88" calcext:value-type="float">
            <text:p>50.88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quivalentes em primitivos ou com origem/destino em primitivos</text:p>
          </table:table-cell>
          <table:table-cell table:style-name="ce43" table:formula="of:=['file:///home/claudinei/Experimento/Sources/ClaudineiBJr/Programs%20results/Summary/pat_summary_results.csv'#$pat_summary_results.B17]" office:value-type="float" office:value="57" calcext:value-type="float">
            <text:p>57</text:p>
          </table:table-cell>
          <table:table-cell table:style-name="ce43" table:formula="of:=['file:///home/claudinei/Experimento/Sources/ClaudineiBJr/Programs%20results/Summary/pat_summary_results.csv'#$pat_summary_results.C17]" office:value-type="float" office:value="57" calcext:value-type="float">
            <text:p>57</text:p>
          </table:table-cell>
          <table:table-cell table:style-name="ce43" table:formula="of:=['file:///home/claudinei/Experimento/Sources/ClaudineiBJr/Programs%20results/Summary/pat_summary_results.csv'#$pat_summary_results.D17]" office:value-type="float" office:value="100" calcext:value-type="float">
            <text:p>100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Equivalentes com nó origem em arcos primitivos</text:p>
          </table:table-cell>
          <table:table-cell table:formula="of:=['file:///home/claudinei/Experimento/Sources/ClaudineiBJr/Programs%20results/Summary/pat_summary_results.csv'#$pat_summary_results.B18]" office:value-type="float" office:value="54" calcext:value-type="float">
            <text:p>54</text:p>
          </table:table-cell>
          <table:table-cell table:formula="of:=['file:///home/claudinei/Experimento/Sources/ClaudineiBJr/Programs%20results/Summary/pat_summary_results.csv'#$pat_summary_results.C18]" office:value-type="float" office:value="57" calcext:value-type="float">
            <text:p>57</text:p>
          </table:table-cell>
          <table:table-cell table:formula="of:=['file:///home/claudinei/Experimento/Sources/ClaudineiBJr/Programs%20results/Summary/pat_summary_results.csv'#$pat_summary_results.D18]" office:value-type="float" office:value="94.74" calcext:value-type="float">
            <text:p>94.7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valentes com nó destino em arcos primitivos</text:p>
          </table:table-cell>
          <table:table-cell table:formula="of:=['file:///home/claudinei/Experimento/Sources/ClaudineiBJr/Programs%20results/Summary/pat_summary_results.csv'#$pat_summary_results.B19]" office:value-type="float" office:value="56" calcext:value-type="float">
            <text:p>56</text:p>
          </table:table-cell>
          <table:table-cell table:formula="of:=['file:///home/claudinei/Experimento/Sources/ClaudineiBJr/Programs%20results/Summary/pat_summary_results.csv'#$pat_summary_results.C19]" office:value-type="float" office:value="57" calcext:value-type="float">
            <text:p>57</text:p>
          </table:table-cell>
          <table:table-cell table:formula="of:=['file:///home/claudinei/Experimento/Sources/ClaudineiBJr/Programs%20results/Summary/pat_summary_results.csv'#$pat_summary_results.D19]" office:value-type="float" office:value="98.25" calcext:value-type="float">
            <text:p>98.25</text:p>
          </table:table-cell>
          <table:table-cell table:number-columns-repeated="1020"/>
        </table:table-row>
      </table:table>
      <table:table table:name="Power" table:style-name="ta1"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6" table:number-columns-repeated="1020" table:default-cell-style-name="Default"/>
        <table:table-row table:style-name="ro1">
          <table:table-cell table:style-name="ce43" office:value-type="string" calcext:value-type="string">
            <text:p>Informação</text:p>
          </table:table-cell>
          <table:table-cell table:style-name="ce43" office:value-type="string" calcext:value-type="string">
            <text:p>Número</text:p>
          </table:table-cell>
          <table:table-cell table:style-name="ce43" office:value-type="string" calcext:value-type="string">
            <text:p>Total</text:p>
          </table:table-cell>
          <table:table-cell table:style-name="ce43" office:value-type="string" calcext:value-type="string">
            <text:p>Percentual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minimais</text:p>
          </table:table-cell>
          <table:table-cell table:style-name="Default" table:formula="of:=['file:///home/claudinei/Experimento/Sources/ClaudineiBJr/Programs%20results/Summary/power_summary_results.csv'#$power_summary_results.B2]" office:value-type="float" office:value="9" calcext:value-type="float">
            <text:p>9</text:p>
          </table:table-cell>
          <table:table-cell table:style-name="Default" table:formula="of:=['file:///home/claudinei/Experimento/Sources/ClaudineiBJr/Programs%20results/Summary/power_summary_results.csv'#$power_summary_results.C2]" office:value-type="float" office:value="268" calcext:value-type="float">
            <text:p>268</text:p>
          </table:table-cell>
          <table:table-cell table:style-name="Default" table:formula="of:=['file:///home/claudinei/Experimento/Sources/ClaudineiBJr/Programs%20results/Summary/power_summary_results.csv'#$power_summary_results.D2]" office:value-type="float" office:value="3.36" calcext:value-type="float">
            <text:p>3.36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equivalentes</text:p>
          </table:table-cell>
          <table:table-cell table:style-name="Default" table:formula="of:=['file:///home/claudinei/Experimento/Sources/ClaudineiBJr/Programs%20results/Summary/power_summary_results.csv'#$power_summary_results.B3]" office:value-type="float" office:value="6" calcext:value-type="float">
            <text:p>6</text:p>
          </table:table-cell>
          <table:table-cell table:style-name="Default" table:formula="of:=['file:///home/claudinei/Experimento/Sources/ClaudineiBJr/Programs%20results/Summary/power_summary_results.csv'#$power_summary_results.C3]" office:value-type="float" office:value="268" calcext:value-type="float">
            <text:p>268</text:p>
          </table:table-cell>
          <table:table-cell table:style-name="Default" table:formula="of:=['file:///home/claudinei/Experimento/Sources/ClaudineiBJr/Programs%20results/Summary/power_summary_results.csv'#$power_summary_results.D3]" office:value-type="float" office:value="2.24" calcext:value-type="float">
            <text:p>2.24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os arcos primitivos</text:p>
          </table:table-cell>
          <table:table-cell table:style-name="Default" table:formula="of:=['file:///home/claudinei/Experimento/Sources/ClaudineiBJr/Programs%20results/Summary/power_summary_results.csv'#$power_summary_results.B4]" office:value-type="float" office:value="223" calcext:value-type="float">
            <text:p>223</text:p>
          </table:table-cell>
          <table:table-cell table:style-name="Default" table:formula="of:=['file:///home/claudinei/Experimento/Sources/ClaudineiBJr/Programs%20results/Summary/power_summary_results.csv'#$power_summary_results.C4]" office:value-type="float" office:value="268" calcext:value-type="float">
            <text:p>268</text:p>
          </table:table-cell>
          <table:table-cell table:style-name="Default" table:formula="of:=['file:///home/claudinei/Experimento/Sources/ClaudineiBJr/Programs%20results/Summary/power_summary_results.csv'#$power_summary_results.D4]" office:value-type="float" office:value="83.21" calcext:value-type="float">
            <text:p>83.2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a origem dos arcos primitivos</text:p>
          </table:table-cell>
          <table:table-cell table:style-name="Default" table:formula="of:=['file:///home/claudinei/Experimento/Sources/ClaudineiBJr/Programs%20results/Summary/power_summary_results.csv'#$power_summary_results.B5]" office:value-type="float" office:value="133" calcext:value-type="float">
            <text:p>133</text:p>
          </table:table-cell>
          <table:table-cell table:style-name="Default" table:formula="of:=['file:///home/claudinei/Experimento/Sources/ClaudineiBJr/Programs%20results/Summary/power_summary_results.csv'#$power_summary_results.C5]" office:value-type="float" office:value="268" calcext:value-type="float">
            <text:p>268</text:p>
          </table:table-cell>
          <table:table-cell table:style-name="Default" table:formula="of:=['file:///home/claudinei/Experimento/Sources/ClaudineiBJr/Programs%20results/Summary/power_summary_results.csv'#$power_summary_results.D5]" office:value-type="float" office:value="49.63" calcext:value-type="float">
            <text:p>49.63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o destino dos arcos primitivos</text:p>
          </table:table-cell>
          <table:table-cell table:style-name="Default" table:formula="of:=['file:///home/claudinei/Experimento/Sources/ClaudineiBJr/Programs%20results/Summary/power_summary_results.csv'#$power_summary_results.B6]" office:value-type="float" office:value="90" calcext:value-type="float">
            <text:p>90</text:p>
          </table:table-cell>
          <table:table-cell table:style-name="Default" table:formula="of:=['file:///home/claudinei/Experimento/Sources/ClaudineiBJr/Programs%20results/Summary/power_summary_results.csv'#$power_summary_results.C6]" office:value-type="float" office:value="268" calcext:value-type="float">
            <text:p>268</text:p>
          </table:table-cell>
          <table:table-cell table:style-name="Default" table:formula="of:=['file:///home/claudinei/Experimento/Sources/ClaudineiBJr/Programs%20results/Summary/power_summary_results.csv'#$power_summary_results.D6]" office:value-type="float" office:value="33.58" calcext:value-type="float">
            <text:p>33.58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43" office:value-type="string" calcext:value-type="string">
            <text:p>Minimais em arcos primitivos</text:p>
          </table:table-cell>
          <table:table-cell table:style-name="ce43" table:formula="of:=['file:///home/claudinei/Experimento/Sources/ClaudineiBJr/Programs%20results/Summary/power_summary_results.csv'#$power_summary_results.B8]" office:value-type="float" office:value="8" calcext:value-type="float">
            <text:p>8</text:p>
          </table:table-cell>
          <table:table-cell table:style-name="ce43" table:formula="of:=['file:///home/claudinei/Experimento/Sources/ClaudineiBJr/Programs%20results/Summary/power_summary_results.csv'#$power_summary_results.C8]" office:value-type="float" office:value="9" calcext:value-type="float">
            <text:p>9</text:p>
          </table:table-cell>
          <table:table-cell table:style-name="ce43" table:formula="of:=['file:///home/claudinei/Experimento/Sources/ClaudineiBJr/Programs%20results/Summary/power_summary_results.csv'#$power_summary_results.D8]" office:value-type="float" office:value="88.89" calcext:value-type="float">
            <text:p>88.89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Minimais na origem dos arcos primitivos</text:p>
          </table:table-cell>
          <table:table-cell table:formula="of:=['file:///home/claudinei/Experimento/Sources/ClaudineiBJr/Programs%20results/Summary/power_summary_results.csv'#$power_summary_results.B9]" office:value-type="float" office:value="1" calcext:value-type="float">
            <text:p>1</text:p>
          </table:table-cell>
          <table:table-cell table:formula="of:=['file:///home/claudinei/Experimento/Sources/ClaudineiBJr/Programs%20results/Summary/power_summary_results.csv'#$power_summary_results.C9]" office:value-type="float" office:value="9" calcext:value-type="float">
            <text:p>9</text:p>
          </table:table-cell>
          <table:table-cell table:formula="of:=['file:///home/claudinei/Experimento/Sources/ClaudineiBJr/Programs%20results/Summary/power_summary_results.csv'#$power_summary_results.D9]" office:value-type="float" office:value="11.11" calcext:value-type="float">
            <text:p>11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is no destino dos arcos primitivos</text:p>
          </table:table-cell>
          <table:table-cell table:formula="of:=['file:///home/claudinei/Experimento/Sources/ClaudineiBJr/Programs%20results/Summary/power_summary_results.csv'#$power_summary_results.B10]" office:value-type="float" office:value="7" calcext:value-type="float">
            <text:p>7</text:p>
          </table:table-cell>
          <table:table-cell table:formula="of:=['file:///home/claudinei/Experimento/Sources/ClaudineiBJr/Programs%20results/Summary/power_summary_results.csv'#$power_summary_results.C10]" office:value-type="float" office:value="9" calcext:value-type="float">
            <text:p>9</text:p>
          </table:table-cell>
          <table:table-cell table:formula="of:=['file:///home/claudinei/Experimento/Sources/ClaudineiBJr/Programs%20results/Summary/power_summary_results.csv'#$power_summary_results.D10]" office:value-type="float" office:value="77.78" calcext:value-type="float">
            <text:p>77.78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Minimais em primitivos ou com origem/destino em primitivos</text:p>
          </table:table-cell>
          <table:table-cell table:style-name="ce43" table:formula="of:=['file:///home/claudinei/Experimento/Sources/ClaudineiBJr/Programs%20results/Summary/power_summary_results.csv'#$power_summary_results.B11]" office:value-type="float" office:value="9" calcext:value-type="float">
            <text:p>9</text:p>
          </table:table-cell>
          <table:table-cell table:style-name="ce43" table:formula="of:=['file:///home/claudinei/Experimento/Sources/ClaudineiBJr/Programs%20results/Summary/power_summary_results.csv'#$power_summary_results.C11]" office:value-type="float" office:value="9" calcext:value-type="float">
            <text:p>9</text:p>
          </table:table-cell>
          <table:table-cell table:style-name="ce43" table:formula="of:=['file:///home/claudinei/Experimento/Sources/ClaudineiBJr/Programs%20results/Summary/power_summary_results.csv'#$power_summary_results.D11]" office:value-type="float" office:value="100" calcext:value-type="float">
            <text:p>100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Minimais com nó origem em arcos primitivos</text:p>
          </table:table-cell>
          <table:table-cell table:formula="of:=['file:///home/claudinei/Experimento/Sources/ClaudineiBJr/Programs%20results/Summary/power_summary_results.csv'#$power_summary_results.B12]" office:value-type="float" office:value="8" calcext:value-type="float">
            <text:p>8</text:p>
          </table:table-cell>
          <table:table-cell table:formula="of:=['file:///home/claudinei/Experimento/Sources/ClaudineiBJr/Programs%20results/Summary/power_summary_results.csv'#$power_summary_results.C12]" office:value-type="float" office:value="9" calcext:value-type="float">
            <text:p>9</text:p>
          </table:table-cell>
          <table:table-cell table:formula="of:=['file:///home/claudinei/Experimento/Sources/ClaudineiBJr/Programs%20results/Summary/power_summary_results.csv'#$power_summary_results.D12]" office:value-type="float" office:value="88.89" calcext:value-type="float">
            <text:p>88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is com nó destino em arcos primitivos</text:p>
          </table:table-cell>
          <table:table-cell table:formula="of:=['file:///home/claudinei/Experimento/Sources/ClaudineiBJr/Programs%20results/Summary/power_summary_results.csv'#$power_summary_results.B13]" office:value-type="float" office:value="1" calcext:value-type="float">
            <text:p>1</text:p>
          </table:table-cell>
          <table:table-cell table:formula="of:=['file:///home/claudinei/Experimento/Sources/ClaudineiBJr/Programs%20results/Summary/power_summary_results.csv'#$power_summary_results.C13]" office:value-type="float" office:value="9" calcext:value-type="float">
            <text:p>9</text:p>
          </table:table-cell>
          <table:table-cell table:formula="of:=['file:///home/claudinei/Experimento/Sources/ClaudineiBJr/Programs%20results/Summary/power_summary_results.csv'#$power_summary_results.D13]" office:value-type="float" office:value="11.11" calcext:value-type="float">
            <text:p>11.11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quivalentes em arcos primitivos</text:p>
          </table:table-cell>
          <table:table-cell table:style-name="ce43" table:formula="of:=['file:///home/claudinei/Experimento/Sources/ClaudineiBJr/Programs%20results/Summary/power_summary_results.csv'#$power_summary_results.B14]" office:value-type="float" office:value="6" calcext:value-type="float">
            <text:p>6</text:p>
          </table:table-cell>
          <table:table-cell table:style-name="ce43" table:formula="of:=['file:///home/claudinei/Experimento/Sources/ClaudineiBJr/Programs%20results/Summary/power_summary_results.csv'#$power_summary_results.C14]" office:value-type="float" office:value="6" calcext:value-type="float">
            <text:p>6</text:p>
          </table:table-cell>
          <table:table-cell table:style-name="ce43" table:formula="of:=['file:///home/claudinei/Experimento/Sources/ClaudineiBJr/Programs%20results/Summary/power_summary_results.csv'#$power_summary_results.D14]" office:value-type="float" office:value="100" calcext:value-type="float">
            <text:p>100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Equivalentes na origem dos arcos primitivos</text:p>
          </table:table-cell>
          <table:table-cell table:formula="of:=['file:///home/claudinei/Experimento/Sources/ClaudineiBJr/Programs%20results/Summary/power_summary_results.csv'#$power_summary_results.B15]" office:value-type="float" office:value="6" calcext:value-type="float">
            <text:p>6</text:p>
          </table:table-cell>
          <table:table-cell table:formula="of:=['file:///home/claudinei/Experimento/Sources/ClaudineiBJr/Programs%20results/Summary/power_summary_results.csv'#$power_summary_results.C15]" office:value-type="float" office:value="6" calcext:value-type="float">
            <text:p>6</text:p>
          </table:table-cell>
          <table:table-cell table:formula="of:=['file:///home/claudinei/Experimento/Sources/ClaudineiBJr/Programs%20results/Summary/power_summary_results.csv'#$power_summary_results.D15]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valentes no destino dos arcos primitivos</text:p>
          </table:table-cell>
          <table:table-cell table:formula="of:=['file:///home/claudinei/Experimento/Sources/ClaudineiBJr/Programs%20results/Summary/power_summary_results.csv'#$power_summary_results.B16]" office:value-type="float" office:value="0" calcext:value-type="float">
            <text:p>0</text:p>
          </table:table-cell>
          <table:table-cell table:formula="of:=['file:///home/claudinei/Experimento/Sources/ClaudineiBJr/Programs%20results/Summary/power_summary_results.csv'#$power_summary_results.C16]" office:value-type="float" office:value="6" calcext:value-type="float">
            <text:p>6</text:p>
          </table:table-cell>
          <table:table-cell table:formula="of:=['file:///home/claudinei/Experimento/Sources/ClaudineiBJr/Programs%20results/Summary/power_summary_results.csv'#$power_summary_results.D1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quivalentes em primitivos ou com origem/destino em primitivos</text:p>
          </table:table-cell>
          <table:table-cell table:style-name="ce43" table:formula="of:=['file:///home/claudinei/Experimento/Sources/ClaudineiBJr/Programs%20results/Summary/power_summary_results.csv'#$power_summary_results.B17]" office:value-type="float" office:value="6" calcext:value-type="float">
            <text:p>6</text:p>
          </table:table-cell>
          <table:table-cell table:style-name="ce43" table:formula="of:=['file:///home/claudinei/Experimento/Sources/ClaudineiBJr/Programs%20results/Summary/power_summary_results.csv'#$power_summary_results.C17]" office:value-type="float" office:value="6" calcext:value-type="float">
            <text:p>6</text:p>
          </table:table-cell>
          <table:table-cell table:style-name="ce43" table:formula="of:=['file:///home/claudinei/Experimento/Sources/ClaudineiBJr/Programs%20results/Summary/power_summary_results.csv'#$power_summary_results.D17]" office:value-type="float" office:value="100" calcext:value-type="float">
            <text:p>100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Equivalentes com nó origem em arcos primitivos</text:p>
          </table:table-cell>
          <table:table-cell table:formula="of:=['file:///home/claudinei/Experimento/Sources/ClaudineiBJr/Programs%20results/Summary/power_summary_results.csv'#$power_summary_results.B18]" office:value-type="float" office:value="0" calcext:value-type="float">
            <text:p>0</text:p>
          </table:table-cell>
          <table:table-cell table:formula="of:=['file:///home/claudinei/Experimento/Sources/ClaudineiBJr/Programs%20results/Summary/power_summary_results.csv'#$power_summary_results.C18]" office:value-type="float" office:value="6" calcext:value-type="float">
            <text:p>6</text:p>
          </table:table-cell>
          <table:table-cell table:formula="of:=['file:///home/claudinei/Experimento/Sources/ClaudineiBJr/Programs%20results/Summary/power_summary_results.csv'#$power_summary_results.D18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valentes com nó destino em arcos primitivos</text:p>
          </table:table-cell>
          <table:table-cell table:formula="of:=['file:///home/claudinei/Experimento/Sources/ClaudineiBJr/Programs%20results/Summary/power_summary_results.csv'#$power_summary_results.B19]" office:value-type="float" office:value="6" calcext:value-type="float">
            <text:p>6</text:p>
          </table:table-cell>
          <table:table-cell table:formula="of:=['file:///home/claudinei/Experimento/Sources/ClaudineiBJr/Programs%20results/Summary/power_summary_results.csv'#$power_summary_results.C19]" office:value-type="float" office:value="6" calcext:value-type="float">
            <text:p>6</text:p>
          </table:table-cell>
          <table:table-cell table:formula="of:=['file:///home/claudinei/Experimento/Sources/ClaudineiBJr/Programs%20results/Summary/power_summary_results.csv'#$power_summary_results.D19]" office:value-type="float" office:value="100" calcext:value-type="float">
            <text:p>100</text:p>
          </table:table-cell>
          <table:table-cell table:number-columns-repeated="1020"/>
        </table:table-row>
      </table:table>
      <table:table table:name="QuickSort" table:style-name="ta1"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6" table:number-columns-repeated="1020" table:default-cell-style-name="Default"/>
        <table:table-row table:style-name="ro1">
          <table:table-cell table:style-name="ce43" office:value-type="string" calcext:value-type="string">
            <text:p>Informação</text:p>
          </table:table-cell>
          <table:table-cell table:style-name="ce43" office:value-type="string" calcext:value-type="string">
            <text:p>Número</text:p>
          </table:table-cell>
          <table:table-cell table:style-name="ce43" office:value-type="string" calcext:value-type="string">
            <text:p>Total</text:p>
          </table:table-cell>
          <table:table-cell table:style-name="ce43" office:value-type="string" calcext:value-type="string">
            <text:p>Percentual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minimais</text:p>
          </table:table-cell>
          <table:table-cell table:style-name="Default" table:formula="of:=['file:///home/claudinei/Experimento/Sources/ClaudineiBJr/Programs%20results/Summary/quicksort_summary_results.csv'#$quicksort_summary_results.B2]" office:value-type="float" office:value="12" calcext:value-type="float">
            <text:p>12</text:p>
          </table:table-cell>
          <table:table-cell table:style-name="Default" table:formula="of:=['file:///home/claudinei/Experimento/Sources/ClaudineiBJr/Programs%20results/Summary/quicksort_summary_results.csv'#$quicksort_summary_results.C2]" office:value-type="float" office:value="1026" calcext:value-type="float">
            <text:p>1026</text:p>
          </table:table-cell>
          <table:table-cell table:style-name="Default" table:formula="of:=['file:///home/claudinei/Experimento/Sources/ClaudineiBJr/Programs%20results/Summary/quicksort_summary_results.csv'#$quicksort_summary_results.D2]" office:value-type="float" office:value="1.17" calcext:value-type="float">
            <text:p>1.17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equivalentes</text:p>
          </table:table-cell>
          <table:table-cell table:style-name="Default" table:formula="of:=['file:///home/claudinei/Experimento/Sources/ClaudineiBJr/Programs%20results/Summary/quicksort_summary_results.csv'#$quicksort_summary_results.B3]" office:value-type="float" office:value="82" calcext:value-type="float">
            <text:p>82</text:p>
          </table:table-cell>
          <table:table-cell table:style-name="Default" table:formula="of:=['file:///home/claudinei/Experimento/Sources/ClaudineiBJr/Programs%20results/Summary/quicksort_summary_results.csv'#$quicksort_summary_results.C3]" office:value-type="float" office:value="1026" calcext:value-type="float">
            <text:p>1026</text:p>
          </table:table-cell>
          <table:table-cell table:style-name="Default" table:formula="of:=['file:///home/claudinei/Experimento/Sources/ClaudineiBJr/Programs%20results/Summary/quicksort_summary_results.csv'#$quicksort_summary_results.D3]" office:value-type="float" office:value="7.99" calcext:value-type="float">
            <text:p>7.99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os arcos primitivos</text:p>
          </table:table-cell>
          <table:table-cell table:style-name="Default" table:formula="of:=['file:///home/claudinei/Experimento/Sources/ClaudineiBJr/Programs%20results/Summary/quicksort_summary_results.csv'#$quicksort_summary_results.B4]" office:value-type="float" office:value="680" calcext:value-type="float">
            <text:p>680</text:p>
          </table:table-cell>
          <table:table-cell table:style-name="Default" table:formula="of:=['file:///home/claudinei/Experimento/Sources/ClaudineiBJr/Programs%20results/Summary/quicksort_summary_results.csv'#$quicksort_summary_results.C4]" office:value-type="float" office:value="1026" calcext:value-type="float">
            <text:p>1026</text:p>
          </table:table-cell>
          <table:table-cell table:style-name="Default" table:formula="of:=['file:///home/claudinei/Experimento/Sources/ClaudineiBJr/Programs%20results/Summary/quicksort_summary_results.csv'#$quicksort_summary_results.D4]" office:value-type="float" office:value="66.28" calcext:value-type="float">
            <text:p>66.28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a origem dos arcos primitivos</text:p>
          </table:table-cell>
          <table:table-cell table:style-name="Default" table:formula="of:=['file:///home/claudinei/Experimento/Sources/ClaudineiBJr/Programs%20results/Summary/quicksort_summary_results.csv'#$quicksort_summary_results.B5]" office:value-type="float" office:value="375" calcext:value-type="float">
            <text:p>375</text:p>
          </table:table-cell>
          <table:table-cell table:style-name="Default" table:formula="of:=['file:///home/claudinei/Experimento/Sources/ClaudineiBJr/Programs%20results/Summary/quicksort_summary_results.csv'#$quicksort_summary_results.C5]" office:value-type="float" office:value="1026" calcext:value-type="float">
            <text:p>1026</text:p>
          </table:table-cell>
          <table:table-cell table:style-name="Default" table:formula="of:=['file:///home/claudinei/Experimento/Sources/ClaudineiBJr/Programs%20results/Summary/quicksort_summary_results.csv'#$quicksort_summary_results.D5]" office:value-type="float" office:value="36.55" calcext:value-type="float">
            <text:p>36.55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o destino dos arcos primitivos</text:p>
          </table:table-cell>
          <table:table-cell table:style-name="Default" table:formula="of:=['file:///home/claudinei/Experimento/Sources/ClaudineiBJr/Programs%20results/Summary/quicksort_summary_results.csv'#$quicksort_summary_results.B6]" office:value-type="float" office:value="367" calcext:value-type="float">
            <text:p>367</text:p>
          </table:table-cell>
          <table:table-cell table:style-name="Default" table:formula="of:=['file:///home/claudinei/Experimento/Sources/ClaudineiBJr/Programs%20results/Summary/quicksort_summary_results.csv'#$quicksort_summary_results.C6]" office:value-type="float" office:value="1026" calcext:value-type="float">
            <text:p>1026</text:p>
          </table:table-cell>
          <table:table-cell table:style-name="Default" table:formula="of:=['file:///home/claudinei/Experimento/Sources/ClaudineiBJr/Programs%20results/Summary/quicksort_summary_results.csv'#$quicksort_summary_results.D6]" office:value-type="float" office:value="35.77" calcext:value-type="float">
            <text:p>35.77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43" office:value-type="string" calcext:value-type="string">
            <text:p>Minimais em arcos primitivos</text:p>
          </table:table-cell>
          <table:table-cell table:style-name="ce43" table:formula="of:=['file:///home/claudinei/Experimento/Sources/ClaudineiBJr/Programs%20results/Summary/quicksort_summary_results.csv'#$quicksort_summary_results.B8]" office:value-type="float" office:value="12" calcext:value-type="float">
            <text:p>12</text:p>
          </table:table-cell>
          <table:table-cell table:style-name="ce43" table:formula="of:=['file:///home/claudinei/Experimento/Sources/ClaudineiBJr/Programs%20results/Summary/quicksort_summary_results.csv'#$quicksort_summary_results.C8]" office:value-type="float" office:value="12" calcext:value-type="float">
            <text:p>12</text:p>
          </table:table-cell>
          <table:table-cell table:style-name="ce43" table:formula="of:=['file:///home/claudinei/Experimento/Sources/ClaudineiBJr/Programs%20results/Summary/quicksort_summary_results.csv'#$quicksort_summary_results.D8]" office:value-type="float" office:value="100" calcext:value-type="float">
            <text:p>100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Minimais na origem dos arcos primitivos</text:p>
          </table:table-cell>
          <table:table-cell table:formula="of:=['file:///home/claudinei/Experimento/Sources/ClaudineiBJr/Programs%20results/Summary/quicksort_summary_results.csv'#$quicksort_summary_results.B9]" office:value-type="float" office:value="4" calcext:value-type="float">
            <text:p>4</text:p>
          </table:table-cell>
          <table:table-cell table:formula="of:=['file:///home/claudinei/Experimento/Sources/ClaudineiBJr/Programs%20results/Summary/quicksort_summary_results.csv'#$quicksort_summary_results.C9]" office:value-type="float" office:value="12" calcext:value-type="float">
            <text:p>12</text:p>
          </table:table-cell>
          <table:table-cell table:formula="of:=['file:///home/claudinei/Experimento/Sources/ClaudineiBJr/Programs%20results/Summary/quicksort_summary_results.csv'#$quicksort_summary_results.D9]" office:value-type="float" office:value="33.33" calcext:value-type="float">
            <text:p>33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is no destino dos arcos primitivos</text:p>
          </table:table-cell>
          <table:table-cell table:formula="of:=['file:///home/claudinei/Experimento/Sources/ClaudineiBJr/Programs%20results/Summary/quicksort_summary_results.csv'#$quicksort_summary_results.B10]" office:value-type="float" office:value="8" calcext:value-type="float">
            <text:p>8</text:p>
          </table:table-cell>
          <table:table-cell table:formula="of:=['file:///home/claudinei/Experimento/Sources/ClaudineiBJr/Programs%20results/Summary/quicksort_summary_results.csv'#$quicksort_summary_results.C10]" office:value-type="float" office:value="12" calcext:value-type="float">
            <text:p>12</text:p>
          </table:table-cell>
          <table:table-cell table:formula="of:=['file:///home/claudinei/Experimento/Sources/ClaudineiBJr/Programs%20results/Summary/quicksort_summary_results.csv'#$quicksort_summary_results.D10]" office:value-type="float" office:value="66.67" calcext:value-type="float">
            <text:p>66.67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Minimais em primitivos ou com origem/destino em primitivos</text:p>
          </table:table-cell>
          <table:table-cell table:style-name="ce43" table:formula="of:=['file:///home/claudinei/Experimento/Sources/ClaudineiBJr/Programs%20results/Summary/quicksort_summary_results.csv'#$quicksort_summary_results.B11]" office:value-type="float" office:value="12" calcext:value-type="float">
            <text:p>12</text:p>
          </table:table-cell>
          <table:table-cell table:style-name="ce43" table:formula="of:=['file:///home/claudinei/Experimento/Sources/ClaudineiBJr/Programs%20results/Summary/quicksort_summary_results.csv'#$quicksort_summary_results.C11]" office:value-type="float" office:value="12" calcext:value-type="float">
            <text:p>12</text:p>
          </table:table-cell>
          <table:table-cell table:style-name="ce43" table:formula="of:=['file:///home/claudinei/Experimento/Sources/ClaudineiBJr/Programs%20results/Summary/quicksort_summary_results.csv'#$quicksort_summary_results.D11]" office:value-type="float" office:value="100" calcext:value-type="float">
            <text:p>100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Minimais com nó origem em arcos primitivos</text:p>
          </table:table-cell>
          <table:table-cell table:formula="of:=['file:///home/claudinei/Experimento/Sources/ClaudineiBJr/Programs%20results/Summary/quicksort_summary_results.csv'#$quicksort_summary_results.B12]" office:value-type="float" office:value="12" calcext:value-type="float">
            <text:p>12</text:p>
          </table:table-cell>
          <table:table-cell table:formula="of:=['file:///home/claudinei/Experimento/Sources/ClaudineiBJr/Programs%20results/Summary/quicksort_summary_results.csv'#$quicksort_summary_results.C12]" office:value-type="float" office:value="12" calcext:value-type="float">
            <text:p>12</text:p>
          </table:table-cell>
          <table:table-cell table:formula="of:=['file:///home/claudinei/Experimento/Sources/ClaudineiBJr/Programs%20results/Summary/quicksort_summary_results.csv'#$quicksort_summary_results.D12]" office:value-type="float" office:value="100" calcext:value-type="float">
            <text:p>1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is com nó destino em arcos primitivos</text:p>
          </table:table-cell>
          <table:table-cell table:formula="of:=['file:///home/claudinei/Experimento/Sources/ClaudineiBJr/Programs%20results/Summary/quicksort_summary_results.csv'#$quicksort_summary_results.B13]" office:value-type="float" office:value="9" calcext:value-type="float">
            <text:p>9</text:p>
          </table:table-cell>
          <table:table-cell table:formula="of:=['file:///home/claudinei/Experimento/Sources/ClaudineiBJr/Programs%20results/Summary/quicksort_summary_results.csv'#$quicksort_summary_results.C13]" office:value-type="float" office:value="12" calcext:value-type="float">
            <text:p>12</text:p>
          </table:table-cell>
          <table:table-cell table:formula="of:=['file:///home/claudinei/Experimento/Sources/ClaudineiBJr/Programs%20results/Summary/quicksort_summary_results.csv'#$quicksort_summary_results.D13]"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quivalentes em arcos primitivos</text:p>
          </table:table-cell>
          <table:table-cell table:style-name="ce43" table:formula="of:=['file:///home/claudinei/Experimento/Sources/ClaudineiBJr/Programs%20results/Summary/quicksort_summary_results.csv'#$quicksort_summary_results.B14]" office:value-type="float" office:value="60" calcext:value-type="float">
            <text:p>60</text:p>
          </table:table-cell>
          <table:table-cell table:style-name="ce43" table:formula="of:=['file:///home/claudinei/Experimento/Sources/ClaudineiBJr/Programs%20results/Summary/quicksort_summary_results.csv'#$quicksort_summary_results.C14]" office:value-type="float" office:value="82" calcext:value-type="float">
            <text:p>82</text:p>
          </table:table-cell>
          <table:table-cell table:style-name="ce43" table:formula="of:=['file:///home/claudinei/Experimento/Sources/ClaudineiBJr/Programs%20results/Summary/quicksort_summary_results.csv'#$quicksort_summary_results.D14]" office:value-type="float" office:value="73.17" calcext:value-type="float">
            <text:p>73.17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Equivalentes na origem dos arcos primitivos</text:p>
          </table:table-cell>
          <table:table-cell table:formula="of:=['file:///home/claudinei/Experimento/Sources/ClaudineiBJr/Programs%20results/Summary/quicksort_summary_results.csv'#$quicksort_summary_results.B15]" office:value-type="float" office:value="28" calcext:value-type="float">
            <text:p>28</text:p>
          </table:table-cell>
          <table:table-cell table:formula="of:=['file:///home/claudinei/Experimento/Sources/ClaudineiBJr/Programs%20results/Summary/quicksort_summary_results.csv'#$quicksort_summary_results.C15]" office:value-type="float" office:value="82" calcext:value-type="float">
            <text:p>82</text:p>
          </table:table-cell>
          <table:table-cell table:formula="of:=['file:///home/claudinei/Experimento/Sources/ClaudineiBJr/Programs%20results/Summary/quicksort_summary_results.csv'#$quicksort_summary_results.D15]" office:value-type="float" office:value="34.15" calcext:value-type="float">
            <text:p>34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valentes no destino dos arcos primitivos</text:p>
          </table:table-cell>
          <table:table-cell table:formula="of:=['file:///home/claudinei/Experimento/Sources/ClaudineiBJr/Programs%20results/Summary/quicksort_summary_results.csv'#$quicksort_summary_results.B16]" office:value-type="float" office:value="36" calcext:value-type="float">
            <text:p>36</text:p>
          </table:table-cell>
          <table:table-cell table:formula="of:=['file:///home/claudinei/Experimento/Sources/ClaudineiBJr/Programs%20results/Summary/quicksort_summary_results.csv'#$quicksort_summary_results.C16]" office:value-type="float" office:value="82" calcext:value-type="float">
            <text:p>82</text:p>
          </table:table-cell>
          <table:table-cell table:formula="of:=['file:///home/claudinei/Experimento/Sources/ClaudineiBJr/Programs%20results/Summary/quicksort_summary_results.csv'#$quicksort_summary_results.D16]" office:value-type="float" office:value="43.9" calcext:value-type="float">
            <text:p>43.9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quivalentes em primitivos ou com origem/destino em primitivos</text:p>
          </table:table-cell>
          <table:table-cell table:style-name="ce43" table:formula="of:=['file:///home/claudinei/Experimento/Sources/ClaudineiBJr/Programs%20results/Summary/quicksort_summary_results.csv'#$quicksort_summary_results.B17]" office:value-type="float" office:value="82" calcext:value-type="float">
            <text:p>82</text:p>
          </table:table-cell>
          <table:table-cell table:style-name="ce43" table:formula="of:=['file:///home/claudinei/Experimento/Sources/ClaudineiBJr/Programs%20results/Summary/quicksort_summary_results.csv'#$quicksort_summary_results.C17]" office:value-type="float" office:value="82" calcext:value-type="float">
            <text:p>82</text:p>
          </table:table-cell>
          <table:table-cell table:style-name="ce43" table:formula="of:=['file:///home/claudinei/Experimento/Sources/ClaudineiBJr/Programs%20results/Summary/quicksort_summary_results.csv'#$quicksort_summary_results.D17]" office:value-type="float" office:value="100" calcext:value-type="float">
            <text:p>100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Equivalentes com nó origem em arcos primitivos</text:p>
          </table:table-cell>
          <table:table-cell table:formula="of:=['file:///home/claudinei/Experimento/Sources/ClaudineiBJr/Programs%20results/Summary/quicksort_summary_results.csv'#$quicksort_summary_results.B18]" office:value-type="float" office:value="59" calcext:value-type="float">
            <text:p>59</text:p>
          </table:table-cell>
          <table:table-cell table:formula="of:=['file:///home/claudinei/Experimento/Sources/ClaudineiBJr/Programs%20results/Summary/quicksort_summary_results.csv'#$quicksort_summary_results.C18]" office:value-type="float" office:value="82" calcext:value-type="float">
            <text:p>82</text:p>
          </table:table-cell>
          <table:table-cell table:formula="of:=['file:///home/claudinei/Experimento/Sources/ClaudineiBJr/Programs%20results/Summary/quicksort_summary_results.csv'#$quicksort_summary_results.D18]" office:value-type="float" office:value="71.95" calcext:value-type="float">
            <text:p>71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valentes com nó destino em arcos primitivos</text:p>
          </table:table-cell>
          <table:table-cell table:formula="of:=['file:///home/claudinei/Experimento/Sources/ClaudineiBJr/Programs%20results/Summary/quicksort_summary_results.csv'#$quicksort_summary_results.B19]" office:value-type="float" office:value="58" calcext:value-type="float">
            <text:p>58</text:p>
          </table:table-cell>
          <table:table-cell table:formula="of:=['file:///home/claudinei/Experimento/Sources/ClaudineiBJr/Programs%20results/Summary/quicksort_summary_results.csv'#$quicksort_summary_results.C19]" office:value-type="float" office:value="82" calcext:value-type="float">
            <text:p>82</text:p>
          </table:table-cell>
          <table:table-cell table:formula="of:=['file:///home/claudinei/Experimento/Sources/ClaudineiBJr/Programs%20results/Summary/quicksort_summary_results.csv'#$quicksort_summary_results.D19]" office:value-type="float" office:value="70.73" calcext:value-type="float">
            <text:p>70.73</text:p>
          </table:table-cell>
          <table:table-cell table:number-columns-repeated="1020"/>
        </table:table-row>
      </table:table>
      <table:table table:name="RecursiveSelectionSort" table:style-name="ta1">
        <table:table-column table:style-name="co14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6" table:number-columns-repeated="1020" table:default-cell-style-name="Default"/>
        <table:table-row table:style-name="ro1">
          <table:table-cell table:style-name="ce43" office:value-type="string" calcext:value-type="string">
            <text:p>Informação</text:p>
          </table:table-cell>
          <table:table-cell table:style-name="ce43" office:value-type="string" calcext:value-type="string">
            <text:p>Número</text:p>
          </table:table-cell>
          <table:table-cell table:style-name="ce43" office:value-type="string" calcext:value-type="string">
            <text:p>Total</text:p>
          </table:table-cell>
          <table:table-cell table:style-name="ce43" office:value-type="string" calcext:value-type="string">
            <text:p>Percentual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minimais</text:p>
          </table:table-cell>
          <table:table-cell table:style-name="Default" table:formula="of:=['file:///home/claudinei/Experimento/Sources/ClaudineiBJr/Programs%20results/Summary/sort_summary_results.csv'#$sort_summary_results.B2]" office:value-type="float" office:value="14" calcext:value-type="float">
            <text:p>14</text:p>
          </table:table-cell>
          <table:table-cell table:style-name="Default" table:formula="of:=['file:///home/claudinei/Experimento/Sources/ClaudineiBJr/Programs%20results/Summary/sort_summary_results.csv'#$sort_summary_results.C2]" office:value-type="float" office:value="555" calcext:value-type="float">
            <text:p>555</text:p>
          </table:table-cell>
          <table:table-cell table:style-name="Default" table:formula="of:=['file:///home/claudinei/Experimento/Sources/ClaudineiBJr/Programs%20results/Summary/sort_summary_results.csv'#$sort_summary_results.D2]" office:value-type="float" office:value="2.52" calcext:value-type="float">
            <text:p>2.52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equivalentes</text:p>
          </table:table-cell>
          <table:table-cell table:style-name="Default" table:formula="of:=['file:///home/claudinei/Experimento/Sources/ClaudineiBJr/Programs%20results/Summary/sort_summary_results.csv'#$sort_summary_results.B3]" office:value-type="float" office:value="35" calcext:value-type="float">
            <text:p>35</text:p>
          </table:table-cell>
          <table:table-cell table:style-name="Default" table:formula="of:=['file:///home/claudinei/Experimento/Sources/ClaudineiBJr/Programs%20results/Summary/sort_summary_results.csv'#$sort_summary_results.C3]" office:value-type="float" office:value="555" calcext:value-type="float">
            <text:p>555</text:p>
          </table:table-cell>
          <table:table-cell table:style-name="Default" table:formula="of:=['file:///home/claudinei/Experimento/Sources/ClaudineiBJr/Programs%20results/Summary/sort_summary_results.csv'#$sort_summary_results.D3]" office:value-type="float" office:value="6.31" calcext:value-type="float">
            <text:p>6.3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os arcos primitivos</text:p>
          </table:table-cell>
          <table:table-cell table:style-name="Default" table:formula="of:=['file:///home/claudinei/Experimento/Sources/ClaudineiBJr/Programs%20results/Summary/sort_summary_results.csv'#$sort_summary_results.B4]" office:value-type="float" office:value="209" calcext:value-type="float">
            <text:p>209</text:p>
          </table:table-cell>
          <table:table-cell table:style-name="Default" table:formula="of:=['file:///home/claudinei/Experimento/Sources/ClaudineiBJr/Programs%20results/Summary/sort_summary_results.csv'#$sort_summary_results.C4]" office:value-type="float" office:value="555" calcext:value-type="float">
            <text:p>555</text:p>
          </table:table-cell>
          <table:table-cell table:style-name="Default" table:formula="of:=['file:///home/claudinei/Experimento/Sources/ClaudineiBJr/Programs%20results/Summary/sort_summary_results.csv'#$sort_summary_results.D4]" office:value-type="float" office:value="37.66" calcext:value-type="float">
            <text:p>37.66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a origem dos arcos primitivos</text:p>
          </table:table-cell>
          <table:table-cell table:style-name="Default" table:formula="of:=['file:///home/claudinei/Experimento/Sources/ClaudineiBJr/Programs%20results/Summary/sort_summary_results.csv'#$sort_summary_results.B5]" office:value-type="float" office:value="131" calcext:value-type="float">
            <text:p>131</text:p>
          </table:table-cell>
          <table:table-cell table:style-name="Default" table:formula="of:=['file:///home/claudinei/Experimento/Sources/ClaudineiBJr/Programs%20results/Summary/sort_summary_results.csv'#$sort_summary_results.C5]" office:value-type="float" office:value="555" calcext:value-type="float">
            <text:p>555</text:p>
          </table:table-cell>
          <table:table-cell table:style-name="Default" table:formula="of:=['file:///home/claudinei/Experimento/Sources/ClaudineiBJr/Programs%20results/Summary/sort_summary_results.csv'#$sort_summary_results.D5]" office:value-type="float" office:value="23.6" calcext:value-type="float">
            <text:p>23.6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o destino dos arcos primitivos</text:p>
          </table:table-cell>
          <table:table-cell table:style-name="Default" table:formula="of:=['file:///home/claudinei/Experimento/Sources/ClaudineiBJr/Programs%20results/Summary/sort_summary_results.csv'#$sort_summary_results.B6]" office:value-type="float" office:value="78" calcext:value-type="float">
            <text:p>78</text:p>
          </table:table-cell>
          <table:table-cell table:style-name="Default" table:formula="of:=['file:///home/claudinei/Experimento/Sources/ClaudineiBJr/Programs%20results/Summary/sort_summary_results.csv'#$sort_summary_results.C6]" office:value-type="float" office:value="555" calcext:value-type="float">
            <text:p>555</text:p>
          </table:table-cell>
          <table:table-cell table:style-name="Default" table:formula="of:=['file:///home/claudinei/Experimento/Sources/ClaudineiBJr/Programs%20results/Summary/sort_summary_results.csv'#$sort_summary_results.D6]" office:value-type="float" office:value="14.05" calcext:value-type="float">
            <text:p>14.05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43" office:value-type="string" calcext:value-type="string">
            <text:p>Minimais em arcos primitivos</text:p>
          </table:table-cell>
          <table:table-cell table:style-name="ce43" table:formula="of:=['file:///home/claudinei/Experimento/Sources/ClaudineiBJr/Programs%20results/Summary/sort_summary_results.csv'#$sort_summary_results.B8]" office:value-type="float" office:value="9" calcext:value-type="float">
            <text:p>9</text:p>
          </table:table-cell>
          <table:table-cell table:style-name="ce43" table:formula="of:=['file:///home/claudinei/Experimento/Sources/ClaudineiBJr/Programs%20results/Summary/sort_summary_results.csv'#$sort_summary_results.C8]" office:value-type="float" office:value="14" calcext:value-type="float">
            <text:p>14</text:p>
          </table:table-cell>
          <table:table-cell table:style-name="ce43" table:formula="of:=['file:///home/claudinei/Experimento/Sources/ClaudineiBJr/Programs%20results/Summary/sort_summary_results.csv'#$sort_summary_results.D8]" office:value-type="float" office:value="64.29" calcext:value-type="float">
            <text:p>64.29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Minimais na origem dos arcos primitivos</text:p>
          </table:table-cell>
          <table:table-cell table:formula="of:=['file:///home/claudinei/Experimento/Sources/ClaudineiBJr/Programs%20results/Summary/sort_summary_results.csv'#$sort_summary_results.B9]" office:value-type="float" office:value="8" calcext:value-type="float">
            <text:p>8</text:p>
          </table:table-cell>
          <table:table-cell table:formula="of:=['file:///home/claudinei/Experimento/Sources/ClaudineiBJr/Programs%20results/Summary/sort_summary_results.csv'#$sort_summary_results.C9]" office:value-type="float" office:value="14" calcext:value-type="float">
            <text:p>14</text:p>
          </table:table-cell>
          <table:table-cell table:formula="of:=['file:///home/claudinei/Experimento/Sources/ClaudineiBJr/Programs%20results/Summary/sort_summary_results.csv'#$sort_summary_results.D9]" office:value-type="float" office:value="57.14" calcext:value-type="float">
            <text:p>57.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is no destino dos arcos primitivos</text:p>
          </table:table-cell>
          <table:table-cell table:formula="of:=['file:///home/claudinei/Experimento/Sources/ClaudineiBJr/Programs%20results/Summary/sort_summary_results.csv'#$sort_summary_results.B10]" office:value-type="float" office:value="1" calcext:value-type="float">
            <text:p>1</text:p>
          </table:table-cell>
          <table:table-cell table:formula="of:=['file:///home/claudinei/Experimento/Sources/ClaudineiBJr/Programs%20results/Summary/sort_summary_results.csv'#$sort_summary_results.C10]" office:value-type="float" office:value="14" calcext:value-type="float">
            <text:p>14</text:p>
          </table:table-cell>
          <table:table-cell table:formula="of:=['file:///home/claudinei/Experimento/Sources/ClaudineiBJr/Programs%20results/Summary/sort_summary_results.csv'#$sort_summary_results.D10]" office:value-type="float" office:value="7.14" calcext:value-type="float">
            <text:p>7.14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Minimais em primitivos ou com origem/destino em primitivos</text:p>
          </table:table-cell>
          <table:table-cell table:style-name="ce43" table:formula="of:=['file:///home/claudinei/Experimento/Sources/ClaudineiBJr/Programs%20results/Summary/sort_summary_results.csv'#$sort_summary_results.B11]" office:value-type="float" office:value="14" calcext:value-type="float">
            <text:p>14</text:p>
          </table:table-cell>
          <table:table-cell table:style-name="ce43" table:formula="of:=['file:///home/claudinei/Experimento/Sources/ClaudineiBJr/Programs%20results/Summary/sort_summary_results.csv'#$sort_summary_results.C11]" office:value-type="float" office:value="14" calcext:value-type="float">
            <text:p>14</text:p>
          </table:table-cell>
          <table:table-cell table:style-name="ce43" table:formula="of:=['file:///home/claudinei/Experimento/Sources/ClaudineiBJr/Programs%20results/Summary/sort_summary_results.csv'#$sort_summary_results.D11]" office:value-type="float" office:value="100" calcext:value-type="float">
            <text:p>100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Minimais com nó origem em arcos primitivos</text:p>
          </table:table-cell>
          <table:table-cell table:formula="of:=['file:///home/claudinei/Experimento/Sources/ClaudineiBJr/Programs%20results/Summary/sort_summary_results.csv'#$sort_summary_results.B12]" office:value-type="float" office:value="3" calcext:value-type="float">
            <text:p>3</text:p>
          </table:table-cell>
          <table:table-cell table:formula="of:=['file:///home/claudinei/Experimento/Sources/ClaudineiBJr/Programs%20results/Summary/sort_summary_results.csv'#$sort_summary_results.C12]" office:value-type="float" office:value="14" calcext:value-type="float">
            <text:p>14</text:p>
          </table:table-cell>
          <table:table-cell table:formula="of:=['file:///home/claudinei/Experimento/Sources/ClaudineiBJr/Programs%20results/Summary/sort_summary_results.csv'#$sort_summary_results.D12]" office:value-type="float" office:value="21.43" calcext:value-type="float">
            <text:p>21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is com nó destino em arcos primitivos</text:p>
          </table:table-cell>
          <table:table-cell table:formula="of:=['file:///home/claudinei/Experimento/Sources/ClaudineiBJr/Programs%20results/Summary/sort_summary_results.csv'#$sort_summary_results.B13]" office:value-type="float" office:value="12" calcext:value-type="float">
            <text:p>12</text:p>
          </table:table-cell>
          <table:table-cell table:formula="of:=['file:///home/claudinei/Experimento/Sources/ClaudineiBJr/Programs%20results/Summary/sort_summary_results.csv'#$sort_summary_results.C13]" office:value-type="float" office:value="14" calcext:value-type="float">
            <text:p>14</text:p>
          </table:table-cell>
          <table:table-cell table:formula="of:=['file:///home/claudinei/Experimento/Sources/ClaudineiBJr/Programs%20results/Summary/sort_summary_results.csv'#$sort_summary_results.D13]" office:value-type="float" office:value="85.71" calcext:value-type="float">
            <text:p>85.71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quivalentes em arcos primitivos</text:p>
          </table:table-cell>
          <table:table-cell table:style-name="ce43" table:formula="of:=['file:///home/claudinei/Experimento/Sources/ClaudineiBJr/Programs%20results/Summary/sort_summary_results.csv'#$sort_summary_results.B14]" office:value-type="float" office:value="13" calcext:value-type="float">
            <text:p>13</text:p>
          </table:table-cell>
          <table:table-cell table:style-name="ce43" table:formula="of:=['file:///home/claudinei/Experimento/Sources/ClaudineiBJr/Programs%20results/Summary/sort_summary_results.csv'#$sort_summary_results.C14]" office:value-type="float" office:value="35" calcext:value-type="float">
            <text:p>35</text:p>
          </table:table-cell>
          <table:table-cell table:style-name="ce43" table:formula="of:=['file:///home/claudinei/Experimento/Sources/ClaudineiBJr/Programs%20results/Summary/sort_summary_results.csv'#$sort_summary_results.D14]" office:value-type="float" office:value="37.14" calcext:value-type="float">
            <text:p>37.14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Equivalentes na origem dos arcos primitivos</text:p>
          </table:table-cell>
          <table:table-cell table:formula="of:=['file:///home/claudinei/Experimento/Sources/ClaudineiBJr/Programs%20results/Summary/sort_summary_results.csv'#$sort_summary_results.B15]" office:value-type="float" office:value="9" calcext:value-type="float">
            <text:p>9</text:p>
          </table:table-cell>
          <table:table-cell table:formula="of:=['file:///home/claudinei/Experimento/Sources/ClaudineiBJr/Programs%20results/Summary/sort_summary_results.csv'#$sort_summary_results.C15]" office:value-type="float" office:value="35" calcext:value-type="float">
            <text:p>35</text:p>
          </table:table-cell>
          <table:table-cell table:formula="of:=['file:///home/claudinei/Experimento/Sources/ClaudineiBJr/Programs%20results/Summary/sort_summary_results.csv'#$sort_summary_results.D15]" office:value-type="float" office:value="25.71" calcext:value-type="float">
            <text:p>25.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valentes no destino dos arcos primitivos</text:p>
          </table:table-cell>
          <table:table-cell table:formula="of:=['file:///home/claudinei/Experimento/Sources/ClaudineiBJr/Programs%20results/Summary/sort_summary_results.csv'#$sort_summary_results.B16]" office:value-type="float" office:value="4" calcext:value-type="float">
            <text:p>4</text:p>
          </table:table-cell>
          <table:table-cell table:formula="of:=['file:///home/claudinei/Experimento/Sources/ClaudineiBJr/Programs%20results/Summary/sort_summary_results.csv'#$sort_summary_results.C16]" office:value-type="float" office:value="35" calcext:value-type="float">
            <text:p>35</text:p>
          </table:table-cell>
          <table:table-cell table:formula="of:=['file:///home/claudinei/Experimento/Sources/ClaudineiBJr/Programs%20results/Summary/sort_summary_results.csv'#$sort_summary_results.D16]" office:value-type="float" office:value="11.43" calcext:value-type="float">
            <text:p>11.43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quivalentes em primitivos ou com origem/destino em primitivos</text:p>
          </table:table-cell>
          <table:table-cell table:style-name="ce43" table:formula="of:=['file:///home/claudinei/Experimento/Sources/ClaudineiBJr/Programs%20results/Summary/sort_summary_results.csv'#$sort_summary_results.B17]" office:value-type="float" office:value="35" calcext:value-type="float">
            <text:p>35</text:p>
          </table:table-cell>
          <table:table-cell table:style-name="ce43" table:formula="of:=['file:///home/claudinei/Experimento/Sources/ClaudineiBJr/Programs%20results/Summary/sort_summary_results.csv'#$sort_summary_results.C17]" office:value-type="float" office:value="35" calcext:value-type="float">
            <text:p>35</text:p>
          </table:table-cell>
          <table:table-cell table:style-name="ce43" table:formula="of:=['file:///home/claudinei/Experimento/Sources/ClaudineiBJr/Programs%20results/Summary/sort_summary_results.csv'#$sort_summary_results.D17]" office:value-type="float" office:value="100" calcext:value-type="float">
            <text:p>100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Equivalentes com nó origem em arcos primitivos</text:p>
          </table:table-cell>
          <table:table-cell table:formula="of:=['file:///home/claudinei/Experimento/Sources/ClaudineiBJr/Programs%20results/Summary/sort_summary_results.csv'#$sort_summary_results.B18]" office:value-type="float" office:value="16" calcext:value-type="float">
            <text:p>16</text:p>
          </table:table-cell>
          <table:table-cell table:formula="of:=['file:///home/claudinei/Experimento/Sources/ClaudineiBJr/Programs%20results/Summary/sort_summary_results.csv'#$sort_summary_results.C18]" office:value-type="float" office:value="35" calcext:value-type="float">
            <text:p>35</text:p>
          </table:table-cell>
          <table:table-cell table:formula="of:=['file:///home/claudinei/Experimento/Sources/ClaudineiBJr/Programs%20results/Summary/sort_summary_results.csv'#$sort_summary_results.D18]" office:value-type="float" office:value="45.71" calcext:value-type="float">
            <text:p>45.7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valentes com nó destino em arcos primitivos</text:p>
          </table:table-cell>
          <table:table-cell table:formula="of:=['file:///home/claudinei/Experimento/Sources/ClaudineiBJr/Programs%20results/Summary/sort_summary_results.csv'#$sort_summary_results.B19]" office:value-type="float" office:value="23" calcext:value-type="float">
            <text:p>23</text:p>
          </table:table-cell>
          <table:table-cell table:formula="of:=['file:///home/claudinei/Experimento/Sources/ClaudineiBJr/Programs%20results/Summary/sort_summary_results.csv'#$sort_summary_results.C19]" office:value-type="float" office:value="35" calcext:value-type="float">
            <text:p>35</text:p>
          </table:table-cell>
          <table:table-cell table:formula="of:=['file:///home/claudinei/Experimento/Sources/ClaudineiBJr/Programs%20results/Summary/sort_summary_results.csv'#$sort_summary_results.D19]" office:value-type="float" office:value="65.71" calcext:value-type="float">
            <text:p>65.71</text:p>
          </table:table-cell>
          <table:table-cell table:number-columns-repeated="1020"/>
        </table:table-row>
      </table:table>
      <table:table table:name="TwoPred" table:style-name="ta1" table:print="false">
        <table:table-column table:style-name="co18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default-cell-style-name="ce44"/>
        <table:table-column table:style-name="co6" table:number-columns-repeated="1020" table:default-cell-style-name="Default"/>
        <table:table-row table:style-name="ro1">
          <table:table-cell table:style-name="ce43" office:value-type="string" calcext:value-type="string">
            <text:p>Informação</text:p>
          </table:table-cell>
          <table:table-cell table:style-name="ce43" office:value-type="string" calcext:value-type="string">
            <text:p>Número</text:p>
          </table:table-cell>
          <table:table-cell table:style-name="ce43" office:value-type="string" calcext:value-type="string">
            <text:p>Total</text:p>
          </table:table-cell>
          <table:table-cell table:style-name="ce43" office:value-type="string" calcext:value-type="string">
            <text:p>Percentual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minimais</text:p>
          </table:table-cell>
          <table:table-cell table:style-name="Default" table:formula="of:=['file:///home/claudinei/Experimento/Sources/ClaudineiBJr/Programs%20results/Summary/twoPred_summary_results.csv'#$twoPred_summary_results.B2]" office:value-type="float" office:value="16" calcext:value-type="float">
            <text:p>16</text:p>
          </table:table-cell>
          <table:table-cell table:style-name="Default" table:formula="of:=['file:///home/claudinei/Experimento/Sources/ClaudineiBJr/Programs%20results/Summary/twoPred_summary_results.csv'#$twoPred_summary_results.C2]" office:value-type="float" office:value="246" calcext:value-type="float">
            <text:p>246</text:p>
          </table:table-cell>
          <table:table-cell table:style-name="Default" table:formula="of:=['file:///home/claudinei/Experimento/Sources/ClaudineiBJr/Programs%20results/Summary/twoPred_summary_results.csv'#$twoPred_summary_results.D2]" office:value-type="float" office:value="6.5" calcext:value-type="float">
            <text:p>6.5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equivalentes</text:p>
          </table:table-cell>
          <table:table-cell table:style-name="Default" table:formula="of:=['file:///home/claudinei/Experimento/Sources/ClaudineiBJr/Programs%20results/Summary/twoPred_summary_results.csv'#$twoPred_summary_results.B3]" office:value-type="float" office:value="24" calcext:value-type="float">
            <text:p>24</text:p>
          </table:table-cell>
          <table:table-cell table:style-name="Default" table:formula="of:=['file:///home/claudinei/Experimento/Sources/ClaudineiBJr/Programs%20results/Summary/twoPred_summary_results.csv'#$twoPred_summary_results.C3]" office:value-type="float" office:value="246" calcext:value-type="float">
            <text:p>246</text:p>
          </table:table-cell>
          <table:table-cell table:style-name="Default" table:formula="of:=['file:///home/claudinei/Experimento/Sources/ClaudineiBJr/Programs%20results/Summary/twoPred_summary_results.csv'#$twoPred_summary_results.D3]" office:value-type="float" office:value="9.76" calcext:value-type="float">
            <text:p>9.76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os arcos primitivos</text:p>
          </table:table-cell>
          <table:table-cell table:style-name="Default" table:formula="of:=['file:///home/claudinei/Experimento/Sources/ClaudineiBJr/Programs%20results/Summary/twoPred_summary_results.csv'#$twoPred_summary_results.B4]" office:value-type="float" office:value="140" calcext:value-type="float">
            <text:p>140</text:p>
          </table:table-cell>
          <table:table-cell table:style-name="Default" table:formula="of:=['file:///home/claudinei/Experimento/Sources/ClaudineiBJr/Programs%20results/Summary/twoPred_summary_results.csv'#$twoPred_summary_results.C4]" office:value-type="float" office:value="246" calcext:value-type="float">
            <text:p>246</text:p>
          </table:table-cell>
          <table:table-cell table:style-name="Default" table:formula="of:=['file:///home/claudinei/Experimento/Sources/ClaudineiBJr/Programs%20results/Summary/twoPred_summary_results.csv'#$twoPred_summary_results.D4]" office:value-type="float" office:value="56.91" calcext:value-type="float">
            <text:p>56.9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a origem dos arcos primitivos</text:p>
          </table:table-cell>
          <table:table-cell table:style-name="Default" table:formula="of:=['file:///home/claudinei/Experimento/Sources/ClaudineiBJr/Programs%20results/Summary/twoPred_summary_results.csv'#$twoPred_summary_results.B5]" office:value-type="float" office:value="126" calcext:value-type="float">
            <text:p>126</text:p>
          </table:table-cell>
          <table:table-cell table:style-name="Default" table:formula="of:=['file:///home/claudinei/Experimento/Sources/ClaudineiBJr/Programs%20results/Summary/twoPred_summary_results.csv'#$twoPred_summary_results.C5]" office:value-type="float" office:value="246" calcext:value-type="float">
            <text:p>246</text:p>
          </table:table-cell>
          <table:table-cell table:style-name="Default" table:formula="of:=['file:///home/claudinei/Experimento/Sources/ClaudineiBJr/Programs%20results/Summary/twoPred_summary_results.csv'#$twoPred_summary_results.D5]" office:value-type="float" office:value="51.22" calcext:value-type="float">
            <text:p>51.22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Mutantes no destino dos arcos primitivos</text:p>
          </table:table-cell>
          <table:table-cell table:style-name="Default" table:formula="of:=['file:///home/claudinei/Experimento/Sources/ClaudineiBJr/Programs%20results/Summary/twoPred_summary_results.csv'#$twoPred_summary_results.B6]" office:value-type="float" office:value="14" calcext:value-type="float">
            <text:p>14</text:p>
          </table:table-cell>
          <table:table-cell table:style-name="Default" table:formula="of:=['file:///home/claudinei/Experimento/Sources/ClaudineiBJr/Programs%20results/Summary/twoPred_summary_results.csv'#$twoPred_summary_results.C6]" office:value-type="float" office:value="246" calcext:value-type="float">
            <text:p>246</text:p>
          </table:table-cell>
          <table:table-cell table:style-name="Default" table:formula="of:=['file:///home/claudinei/Experimento/Sources/ClaudineiBJr/Programs%20results/Summary/twoPred_summary_results.csv'#$twoPred_summary_results.D6]" office:value-type="float" office:value="5.69" calcext:value-type="float">
            <text:p>5.69</text:p>
          </table:table-cell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43" office:value-type="string" calcext:value-type="string">
            <text:p>Minimais em arcos primitivos</text:p>
          </table:table-cell>
          <table:table-cell table:style-name="ce43" table:formula="of:=['file:///home/claudinei/Experimento/Sources/ClaudineiBJr/Programs%20results/Summary/twoPred_summary_results.csv'#$twoPred_summary_results.B8]" office:value-type="float" office:value="5" calcext:value-type="float">
            <text:p>5</text:p>
          </table:table-cell>
          <table:table-cell table:style-name="ce43" table:formula="of:=['file:///home/claudinei/Experimento/Sources/ClaudineiBJr/Programs%20results/Summary/twoPred_summary_results.csv'#$twoPred_summary_results.C8]" office:value-type="float" office:value="16" calcext:value-type="float">
            <text:p>16</text:p>
          </table:table-cell>
          <table:table-cell table:style-name="ce43" table:formula="of:=['file:///home/claudinei/Experimento/Sources/ClaudineiBJr/Programs%20results/Summary/twoPred_summary_results.csv'#$twoPred_summary_results.D8]" office:value-type="float" office:value="31.25" calcext:value-type="float">
            <text:p>31.25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Minimais na origem dos arcos primitivos</text:p>
          </table:table-cell>
          <table:table-cell table:formula="of:=['file:///home/claudinei/Experimento/Sources/ClaudineiBJr/Programs%20results/Summary/twoPred_summary_results.csv'#$twoPred_summary_results.B9]" office:value-type="float" office:value="5" calcext:value-type="float">
            <text:p>5</text:p>
          </table:table-cell>
          <table:table-cell table:formula="of:=['file:///home/claudinei/Experimento/Sources/ClaudineiBJr/Programs%20results/Summary/twoPred_summary_results.csv'#$twoPred_summary_results.C9]" office:value-type="float" office:value="16" calcext:value-type="float">
            <text:p>16</text:p>
          </table:table-cell>
          <table:table-cell table:formula="of:=['file:///home/claudinei/Experimento/Sources/ClaudineiBJr/Programs%20results/Summary/twoPred_summary_results.csv'#$twoPred_summary_results.D9]" office:value-type="float" office:value="31.25" calcext:value-type="float">
            <text:p>31.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is no destino dos arcos primitivos</text:p>
          </table:table-cell>
          <table:table-cell table:formula="of:=['file:///home/claudinei/Experimento/Sources/ClaudineiBJr/Programs%20results/Summary/twoPred_summary_results.csv'#$twoPred_summary_results.B10]" office:value-type="float" office:value="0" calcext:value-type="float">
            <text:p>0</text:p>
          </table:table-cell>
          <table:table-cell table:formula="of:=['file:///home/claudinei/Experimento/Sources/ClaudineiBJr/Programs%20results/Summary/twoPred_summary_results.csv'#$twoPred_summary_results.C10]" office:value-type="float" office:value="16" calcext:value-type="float">
            <text:p>16</text:p>
          </table:table-cell>
          <table:table-cell table:formula="of:=['file:///home/claudinei/Experimento/Sources/ClaudineiBJr/Programs%20results/Summary/twoPred_summary_results.csv'#$twoPred_summary_results.D10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Minimais em primitivos ou com origem/destino em primitivos</text:p>
          </table:table-cell>
          <table:table-cell table:style-name="ce43" table:formula="of:=['file:///home/claudinei/Experimento/Sources/ClaudineiBJr/Programs%20results/Summary/twoPred_summary_results.csv'#$twoPred_summary_results.B11]" office:value-type="float" office:value="5" calcext:value-type="float">
            <text:p>5</text:p>
          </table:table-cell>
          <table:table-cell table:style-name="ce43" table:formula="of:=['file:///home/claudinei/Experimento/Sources/ClaudineiBJr/Programs%20results/Summary/twoPred_summary_results.csv'#$twoPred_summary_results.C11]" office:value-type="float" office:value="16" calcext:value-type="float">
            <text:p>16</text:p>
          </table:table-cell>
          <table:table-cell table:style-name="ce43" table:formula="of:=['file:///home/claudinei/Experimento/Sources/ClaudineiBJr/Programs%20results/Summary/twoPred_summary_results.csv'#$twoPred_summary_results.D11]" office:value-type="float" office:value="31.25" calcext:value-type="float">
            <text:p>31.25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Minimais com nó origem em arcos primitivos</text:p>
          </table:table-cell>
          <table:table-cell table:formula="of:=['file:///home/claudinei/Experimento/Sources/ClaudineiBJr/Programs%20results/Summary/twoPred_summary_results.csv'#$twoPred_summary_results.B12]" office:value-type="float" office:value="0" calcext:value-type="float">
            <text:p>0</text:p>
          </table:table-cell>
          <table:table-cell table:formula="of:=['file:///home/claudinei/Experimento/Sources/ClaudineiBJr/Programs%20results/Summary/twoPred_summary_results.csv'#$twoPred_summary_results.C12]" office:value-type="float" office:value="16" calcext:value-type="float">
            <text:p>16</text:p>
          </table:table-cell>
          <table:table-cell table:formula="of:=['file:///home/claudinei/Experimento/Sources/ClaudineiBJr/Programs%20results/Summary/twoPred_summary_results.csv'#$twoPred_summary_results.D1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imais com nó destino em arcos primitivos</text:p>
          </table:table-cell>
          <table:table-cell table:formula="of:=['file:///home/claudinei/Experimento/Sources/ClaudineiBJr/Programs%20results/Summary/twoPred_summary_results.csv'#$twoPred_summary_results.B13]" office:value-type="float" office:value="5" calcext:value-type="float">
            <text:p>5</text:p>
          </table:table-cell>
          <table:table-cell table:formula="of:=['file:///home/claudinei/Experimento/Sources/ClaudineiBJr/Programs%20results/Summary/twoPred_summary_results.csv'#$twoPred_summary_results.C13]" office:value-type="float" office:value="16" calcext:value-type="float">
            <text:p>16</text:p>
          </table:table-cell>
          <table:table-cell table:formula="of:=['file:///home/claudinei/Experimento/Sources/ClaudineiBJr/Programs%20results/Summary/twoPred_summary_results.csv'#$twoPred_summary_results.D13]" office:value-type="float" office:value="31.25" calcext:value-type="float">
            <text:p>31.25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quivalentes em arcos primitivos</text:p>
          </table:table-cell>
          <table:table-cell table:style-name="ce43" table:formula="of:=['file:///home/claudinei/Experimento/Sources/ClaudineiBJr/Programs%20results/Summary/twoPred_summary_results.csv'#$twoPred_summary_results.B14]" office:value-type="float" office:value="3" calcext:value-type="float">
            <text:p>3</text:p>
          </table:table-cell>
          <table:table-cell table:style-name="ce43" table:formula="of:=['file:///home/claudinei/Experimento/Sources/ClaudineiBJr/Programs%20results/Summary/twoPred_summary_results.csv'#$twoPred_summary_results.C14]" office:value-type="float" office:value="24" calcext:value-type="float">
            <text:p>24</text:p>
          </table:table-cell>
          <table:table-cell table:style-name="ce43" table:formula="of:=['file:///home/claudinei/Experimento/Sources/ClaudineiBJr/Programs%20results/Summary/twoPred_summary_results.csv'#$twoPred_summary_results.D14]" office:value-type="float" office:value="12.5" calcext:value-type="float">
            <text:p>12.5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Equivalentes na origem dos arcos primitivos</text:p>
          </table:table-cell>
          <table:table-cell table:formula="of:=['file:///home/claudinei/Experimento/Sources/ClaudineiBJr/Programs%20results/Summary/twoPred_summary_results.csv'#$twoPred_summary_results.B15]" office:value-type="float" office:value="3" calcext:value-type="float">
            <text:p>3</text:p>
          </table:table-cell>
          <table:table-cell table:formula="of:=['file:///home/claudinei/Experimento/Sources/ClaudineiBJr/Programs%20results/Summary/twoPred_summary_results.csv'#$twoPred_summary_results.C15]" office:value-type="float" office:value="24" calcext:value-type="float">
            <text:p>24</text:p>
          </table:table-cell>
          <table:table-cell table:formula="of:=['file:///home/claudinei/Experimento/Sources/ClaudineiBJr/Programs%20results/Summary/twoPred_summary_results.csv'#$twoPred_summary_results.D15]"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valentes no destino dos arcos primitivos</text:p>
          </table:table-cell>
          <table:table-cell table:formula="of:=['file:///home/claudinei/Experimento/Sources/ClaudineiBJr/Programs%20results/Summary/twoPred_summary_results.csv'#$twoPred_summary_results.B16]" office:value-type="float" office:value="0" calcext:value-type="float">
            <text:p>0</text:p>
          </table:table-cell>
          <table:table-cell table:formula="of:=['file:///home/claudinei/Experimento/Sources/ClaudineiBJr/Programs%20results/Summary/twoPred_summary_results.csv'#$twoPred_summary_results.C16]" office:value-type="float" office:value="24" calcext:value-type="float">
            <text:p>24</text:p>
          </table:table-cell>
          <table:table-cell table:formula="of:=['file:///home/claudinei/Experimento/Sources/ClaudineiBJr/Programs%20results/Summary/twoPred_summary_results.csv'#$twoPred_summary_results.D1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3" office:value-type="string" calcext:value-type="string">
            <text:p>Equivalentes em primitivos ou com origem/destino em primitivos</text:p>
          </table:table-cell>
          <table:table-cell table:style-name="ce43" table:formula="of:=['file:///home/claudinei/Experimento/Sources/ClaudineiBJr/Programs%20results/Summary/twoPred_summary_results.csv'#$twoPred_summary_results.B17]" office:value-type="float" office:value="22" calcext:value-type="float">
            <text:p>22</text:p>
          </table:table-cell>
          <table:table-cell table:style-name="ce43" table:formula="of:=['file:///home/claudinei/Experimento/Sources/ClaudineiBJr/Programs%20results/Summary/twoPred_summary_results.csv'#$twoPred_summary_results.C17]" office:value-type="float" office:value="24" calcext:value-type="float">
            <text:p>24</text:p>
          </table:table-cell>
          <table:table-cell table:style-name="ce43" table:formula="of:=['file:///home/claudinei/Experimento/Sources/ClaudineiBJr/Programs%20results/Summary/twoPred_summary_results.csv'#$twoPred_summary_results.D17]" office:value-type="float" office:value="91.67" calcext:value-type="float">
            <text:p>91.67</text:p>
          </table:table-cell>
          <table:table-cell table:style-name="ce43" table:number-columns-repeated="1020"/>
        </table:table-row>
        <table:table-row table:style-name="ro1">
          <table:table-cell office:value-type="string" calcext:value-type="string">
            <text:p>Equivalentes com nó origem em arcos primitivos</text:p>
          </table:table-cell>
          <table:table-cell table:formula="of:=['file:///home/claudinei/Experimento/Sources/ClaudineiBJr/Programs%20results/Summary/twoPred_summary_results.csv'#$twoPred_summary_results.B18]" office:value-type="float" office:value="0" calcext:value-type="float">
            <text:p>0</text:p>
          </table:table-cell>
          <table:table-cell table:formula="of:=['file:///home/claudinei/Experimento/Sources/ClaudineiBJr/Programs%20results/Summary/twoPred_summary_results.csv'#$twoPred_summary_results.C18]" office:value-type="float" office:value="24" calcext:value-type="float">
            <text:p>24</text:p>
          </table:table-cell>
          <table:table-cell table:formula="of:=['file:///home/claudinei/Experimento/Sources/ClaudineiBJr/Programs%20results/Summary/twoPred_summary_results.csv'#$twoPred_summary_results.D18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quivalentes com nó destino em arcos primitivos</text:p>
          </table:table-cell>
          <table:table-cell table:formula="of:=['file:///home/claudinei/Experimento/Sources/ClaudineiBJr/Programs%20results/Summary/twoPred_summary_results.csv'#$twoPred_summary_results.B19]" office:value-type="float" office:value="22" calcext:value-type="float">
            <text:p>22</text:p>
          </table:table-cell>
          <table:table-cell table:formula="of:=['file:///home/claudinei/Experimento/Sources/ClaudineiBJr/Programs%20results/Summary/twoPred_summary_results.csv'#$twoPred_summary_results.C19]" office:value-type="float" office:value="24" calcext:value-type="float">
            <text:p>24</text:p>
          </table:table-cell>
          <table:table-cell table:formula="of:=['file:///home/claudinei/Experimento/Sources/ClaudineiBJr/Programs%20results/Summary/twoPred_summary_results.csv'#$twoPred_summary_results.D19]" office:value-type="float" office:value="91.67" calcext:value-type="float">
            <text:p>91.67</text:p>
          </table:table-cell>
          <table:table-cell table:number-columns-repeated="1020"/>
        </table:table-row>
      </table:table>
      <table:table table:name="'file:///home/claudinei/Experimento/Sources/ClaudineiBJr/Programs%20results/Summary/cal_summary_results.csv'#cal_summary_results" table:print="false" table:style-name="ta_extref">
        <table:table-source xlink:type="simple" xlink:href="../cal_summary_results.csv" table:table-name="cal_summary_results" table:filter-name="Text - txt - csv (StarCalc)" table:filter-options="9/59,34,76,1,,0,false,false" table:mode="copy-results-only"/>
        <table:table-column table:number-columns-repeated="4"/>
        <table:table-row>
          <table:table-cell table:number-columns-repeated="4"/>
        </table:table-row>
        <table:table-row>
          <table:table-cell/>
          <table:table-cell table:style-name="ce11" office:value-type="float" office:value="133">
            <text:p>133</text:p>
          </table:table-cell>
          <table:table-cell table:style-name="ce11" office:value-type="float" office:value="891">
            <text:p>891</text:p>
          </table:table-cell>
          <table:table-cell table:style-name="ce11" office:value-type="float" office:value="14.93">
            <text:p>14.93</text:p>
          </table:table-cell>
        </table:table-row>
        <table:table-row>
          <table:table-cell/>
          <table:table-cell table:style-name="ce11" office:value-type="float" office:value="77">
            <text:p>77</text:p>
          </table:table-cell>
          <table:table-cell table:style-name="ce11" office:value-type="float" office:value="891">
            <text:p>891</text:p>
          </table:table-cell>
          <table:table-cell table:style-name="ce11" office:value-type="float" office:value="8.64">
            <text:p>8.64</text:p>
          </table:table-cell>
        </table:table-row>
        <table:table-row>
          <table:table-cell/>
          <table:table-cell table:style-name="ce11" office:value-type="float" office:value="363">
            <text:p>363</text:p>
          </table:table-cell>
          <table:table-cell table:style-name="ce11" office:value-type="float" office:value="891">
            <text:p>891</text:p>
          </table:table-cell>
          <table:table-cell table:style-name="ce11" office:value-type="float" office:value="40.74">
            <text:p>40.74</text:p>
          </table:table-cell>
        </table:table-row>
        <table:table-row>
          <table:table-cell/>
          <table:table-cell table:style-name="ce11" office:value-type="float" office:value="165">
            <text:p>165</text:p>
          </table:table-cell>
          <table:table-cell table:style-name="ce11" office:value-type="float" office:value="891">
            <text:p>891</text:p>
          </table:table-cell>
          <table:table-cell table:style-name="ce11" office:value-type="float" office:value="18.52">
            <text:p>18.52</text:p>
          </table:table-cell>
        </table:table-row>
        <table:table-row>
          <table:table-cell/>
          <table:table-cell table:style-name="ce11" office:value-type="float" office:value="198">
            <text:p>198</text:p>
          </table:table-cell>
          <table:table-cell table:style-name="ce11" office:value-type="float" office:value="891">
            <text:p>891</text:p>
          </table:table-cell>
          <table:table-cell table:style-name="ce11" office:value-type="float" office:value="22.22">
            <text:p>22.22</text:p>
          </table:table-cell>
        </table:table-row>
        <table:table-row>
          <table:table-cell table:number-columns-repeated="4"/>
        </table:table-row>
        <table:table-row>
          <table:table-cell/>
          <table:table-cell table:style-name="ce11" office:value-type="float" office:value="39">
            <text:p>39</text:p>
          </table:table-cell>
          <table:table-cell table:style-name="ce11" office:value-type="float" office:value="133">
            <text:p>133</text:p>
          </table:table-cell>
          <table:table-cell table:style-name="ce11" office:value-type="float" office:value="29.32">
            <text:p>29.32</text:p>
          </table:table-cell>
        </table:table-row>
        <table:table-row>
          <table:table-cell/>
          <table:table-cell table:style-name="ce11" office:value-type="float" office:value="8">
            <text:p>8</text:p>
          </table:table-cell>
          <table:table-cell table:style-name="ce11" office:value-type="float" office:value="133">
            <text:p>133</text:p>
          </table:table-cell>
          <table:table-cell table:style-name="ce11" office:value-type="float" office:value="6.02">
            <text:p>6.02</text:p>
          </table:table-cell>
        </table:table-row>
        <table:table-row>
          <table:table-cell/>
          <table:table-cell table:style-name="ce11" office:value-type="float" office:value="31">
            <text:p>31</text:p>
          </table:table-cell>
          <table:table-cell table:style-name="ce11" office:value-type="float" office:value="133">
            <text:p>133</text:p>
          </table:table-cell>
          <table:table-cell table:style-name="ce11" office:value-type="float" office:value="23.31">
            <text:p>23.31</text:p>
          </table:table-cell>
        </table:table-row>
        <table:table-row>
          <table:table-cell/>
          <table:table-cell table:style-name="ce11" office:value-type="float" office:value="133">
            <text:p>133</text:p>
          </table:table-cell>
          <table:table-cell table:style-name="ce11" office:value-type="float" office:value="133">
            <text:p>133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123">
            <text:p>123</text:p>
          </table:table-cell>
          <table:table-cell table:style-name="ce11" office:value-type="float" office:value="133">
            <text:p>133</text:p>
          </table:table-cell>
          <table:table-cell table:style-name="ce11" office:value-type="float" office:value="92.48">
            <text:p>92.48</text:p>
          </table:table-cell>
        </table:table-row>
        <table:table-row>
          <table:table-cell/>
          <table:table-cell table:style-name="ce11" office:value-type="float" office:value="10">
            <text:p>10</text:p>
          </table:table-cell>
          <table:table-cell table:style-name="ce11" office:value-type="float" office:value="133">
            <text:p>133</text:p>
          </table:table-cell>
          <table:table-cell table:style-name="ce11" office:value-type="float" office:value="7.52">
            <text:p>7.52</text:p>
          </table:table-cell>
        </table:table-row>
        <table:table-row>
          <table:table-cell/>
          <table:table-cell table:style-name="ce11" office:value-type="float" office:value="22">
            <text:p>22</text:p>
          </table:table-cell>
          <table:table-cell table:style-name="ce11" office:value-type="float" office:value="77">
            <text:p>77</text:p>
          </table:table-cell>
          <table:table-cell table:style-name="ce11" office:value-type="float" office:value="28.57">
            <text:p>28.57</text:p>
          </table:table-cell>
        </table:table-row>
        <table:table-row>
          <table:table-cell/>
          <table:table-cell table:style-name="ce11" office:value-type="float" office:value="9">
            <text:p>9</text:p>
          </table:table-cell>
          <table:table-cell table:style-name="ce11" office:value-type="float" office:value="77">
            <text:p>77</text:p>
          </table:table-cell>
          <table:table-cell table:style-name="ce11" office:value-type="float" office:value="11.69">
            <text:p>11.69</text:p>
          </table:table-cell>
        </table:table-row>
        <table:table-row>
          <table:table-cell/>
          <table:table-cell table:style-name="ce11" office:value-type="float" office:value="13">
            <text:p>13</text:p>
          </table:table-cell>
          <table:table-cell table:style-name="ce11" office:value-type="float" office:value="77">
            <text:p>77</text:p>
          </table:table-cell>
          <table:table-cell table:style-name="ce11" office:value-type="float" office:value="16.88">
            <text:p>16.88</text:p>
          </table:table-cell>
        </table:table-row>
        <table:table-row>
          <table:table-cell/>
          <table:table-cell table:style-name="ce11" office:value-type="float" office:value="71">
            <text:p>71</text:p>
          </table:table-cell>
          <table:table-cell table:style-name="ce11" office:value-type="float" office:value="77">
            <text:p>77</text:p>
          </table:table-cell>
          <table:table-cell table:style-name="ce11" office:value-type="float" office:value="92.21">
            <text:p>92.21</text:p>
          </table:table-cell>
        </table:table-row>
        <table:table-row>
          <table:table-cell/>
          <table:table-cell table:style-name="ce11" office:value-type="float" office:value="46">
            <text:p>46</text:p>
          </table:table-cell>
          <table:table-cell table:style-name="ce11" office:value-type="float" office:value="77">
            <text:p>77</text:p>
          </table:table-cell>
          <table:table-cell table:style-name="ce11" office:value-type="float" office:value="59.74">
            <text:p>59.74</text:p>
          </table:table-cell>
        </table:table-row>
        <table:table-row>
          <table:table-cell/>
          <table:table-cell table:style-name="ce11" office:value-type="float" office:value="25">
            <text:p>25</text:p>
          </table:table-cell>
          <table:table-cell table:style-name="ce11" office:value-type="float" office:value="77">
            <text:p>77</text:p>
          </table:table-cell>
          <table:table-cell table:style-name="ce11" office:value-type="float" office:value="32.47">
            <text:p>32.47</text:p>
          </table:table-cell>
        </table:table-row>
      </table:table>
      <table:table table:name="'file:///home/claudinei/Experimento/Sources/ClaudineiBJr/Programs%20results/Summary/checkIt_summary_results.csv'#checkIt_summary_results" table:print="false" table:style-name="ta_extref">
        <table:table-source xlink:type="simple" xlink:href="../checkIt_summary_results.csv" table:table-name="checkIt_summary_results" table:filter-name="Text - txt - csv (StarCalc)" table:filter-options="9/59,34,76,1,,0,false,false" table:mode="copy-results-only"/>
        <table:table-column table:number-columns-repeated="4"/>
        <table:table-row>
          <table:table-cell table:number-columns-repeated="4"/>
        </table:table-row>
        <table:table-row>
          <table:table-cell/>
          <table:table-cell table:style-name="ce11" office:value-type="float" office:value="32">
            <text:p>32</text:p>
          </table:table-cell>
          <table:table-cell table:style-name="ce11" office:value-type="float" office:value="104">
            <text:p>104</text:p>
          </table:table-cell>
          <table:table-cell table:style-name="ce11" office:value-type="float" office:value="30.77">
            <text:p>30.77</text:p>
          </table:table-cell>
        </table:table-row>
        <table:table-row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104">
            <text:p>104</text:p>
          </table:table-cell>
          <table:table-cell table:style-name="ce11" office:value-type="float" office:value="2.88">
            <text:p>2.88</text:p>
          </table:table-cell>
        </table:table-row>
        <table:table-row>
          <table:table-cell/>
          <table:table-cell table:style-name="ce11" office:value-type="float" office:value="104">
            <text:p>104</text:p>
          </table:table-cell>
          <table:table-cell table:style-name="ce11" office:value-type="float" office:value="104">
            <text:p>104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92">
            <text:p>92</text:p>
          </table:table-cell>
          <table:table-cell table:style-name="ce11" office:value-type="float" office:value="104">
            <text:p>104</text:p>
          </table:table-cell>
          <table:table-cell table:style-name="ce11" office:value-type="float" office:value="88.46">
            <text:p>88.46</text:p>
          </table:table-cell>
        </table:table-row>
        <table:table-row>
          <table:table-cell/>
          <table:table-cell table:style-name="ce11" office:value-type="float" office:value="12">
            <text:p>12</text:p>
          </table:table-cell>
          <table:table-cell table:style-name="ce11" office:value-type="float" office:value="104">
            <text:p>104</text:p>
          </table:table-cell>
          <table:table-cell table:style-name="ce11" office:value-type="float" office:value="11.54">
            <text:p>11.54</text:p>
          </table:table-cell>
        </table:table-row>
        <table:table-row>
          <table:table-cell table:number-columns-repeated="4"/>
        </table:table-row>
        <table:table-row>
          <table:table-cell/>
          <table:table-cell table:style-name="ce11" office:value-type="float" office:value="32">
            <text:p>32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32">
            <text:p>32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0">
            <text:p>0</text:p>
          </table:table-cell>
        </table:table-row>
        <table:table-row>
          <table:table-cell/>
          <table:table-cell table:style-name="ce11" office:value-type="float" office:value="32">
            <text:p>32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0">
            <text:p>0</text:p>
          </table:table-cell>
        </table:table-row>
        <table:table-row>
          <table:table-cell/>
          <table:table-cell table:style-name="ce11" office:value-type="float" office:value="32">
            <text:p>32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</table:table-row>
        <table:table-row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0">
            <text:p>0</text:p>
          </table:table-cell>
        </table:table-row>
        <table:table-row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00">
            <text:p>100</text:p>
          </table:table-cell>
        </table:table-row>
      </table:table>
      <table:table table:name="'file:///home/claudinei/Experimento/Sources/ClaudineiBJr/Programs%20results/Summary/isPalindrome_summary_results.csv'#isPalindrome_summary_results" table:print="false" table:style-name="ta_extref">
        <table:table-source xlink:type="simple" xlink:href="../isPalindrome_summary_results.csv" table:table-name="isPalindrome_summary_results" table:filter-name="Text - txt - csv (StarCalc)" table:filter-options="9/59,34,76,1,,0,false,false" table:mode="copy-results-only"/>
        <table:table-column table:number-columns-repeated="4"/>
        <table:table-row>
          <table:table-cell table:number-columns-repeated="4"/>
        </table:table-row>
        <table:table-row>
          <table:table-cell/>
          <table:table-cell table:style-name="ce11" office:value-type="float" office:value="13">
            <text:p>13</text:p>
          </table:table-cell>
          <table:table-cell table:style-name="ce11" office:value-type="float" office:value="166">
            <text:p>166</text:p>
          </table:table-cell>
          <table:table-cell table:style-name="ce11" office:value-type="float" office:value="7.83">
            <text:p>7.83</text:p>
          </table:table-cell>
        </table:table-row>
        <table:table-row>
          <table:table-cell/>
          <table:table-cell table:style-name="ce11" office:value-type="float" office:value="20">
            <text:p>20</text:p>
          </table:table-cell>
          <table:table-cell table:style-name="ce11" office:value-type="float" office:value="166">
            <text:p>166</text:p>
          </table:table-cell>
          <table:table-cell table:style-name="ce11" office:value-type="float" office:value="12.05">
            <text:p>12.05</text:p>
          </table:table-cell>
        </table:table-row>
        <table:table-row>
          <table:table-cell/>
          <table:table-cell table:style-name="ce11" office:value-type="float" office:value="158">
            <text:p>158</text:p>
          </table:table-cell>
          <table:table-cell table:style-name="ce11" office:value-type="float" office:value="166">
            <text:p>166</text:p>
          </table:table-cell>
          <table:table-cell table:style-name="ce11" office:value-type="float" office:value="95.18">
            <text:p>95.18</text:p>
          </table:table-cell>
        </table:table-row>
        <table:table-row>
          <table:table-cell/>
          <table:table-cell table:style-name="ce11" office:value-type="float" office:value="134">
            <text:p>134</text:p>
          </table:table-cell>
          <table:table-cell table:style-name="ce11" office:value-type="float" office:value="166">
            <text:p>166</text:p>
          </table:table-cell>
          <table:table-cell table:style-name="ce11" office:value-type="float" office:value="80.72">
            <text:p>80.72</text:p>
          </table:table-cell>
        </table:table-row>
        <table:table-row>
          <table:table-cell/>
          <table:table-cell table:style-name="ce11" office:value-type="float" office:value="24">
            <text:p>24</text:p>
          </table:table-cell>
          <table:table-cell table:style-name="ce11" office:value-type="float" office:value="166">
            <text:p>166</text:p>
          </table:table-cell>
          <table:table-cell table:style-name="ce11" office:value-type="float" office:value="14.46">
            <text:p>14.46</text:p>
          </table:table-cell>
        </table:table-row>
        <table:table-row>
          <table:table-cell table:number-columns-repeated="4"/>
        </table:table-row>
        <table:table-row>
          <table:table-cell/>
          <table:table-cell table:style-name="ce11" office:value-type="float" office:value="13">
            <text:p>13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9">
            <text:p>9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69.23">
            <text:p>69.23</text:p>
          </table:table-cell>
        </table:table-row>
        <table:table-row>
          <table:table-cell/>
          <table:table-cell table:style-name="ce11" office:value-type="float" office:value="4">
            <text:p>4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30.77">
            <text:p>30.77</text:p>
          </table:table-cell>
        </table:table-row>
        <table:table-row>
          <table:table-cell/>
          <table:table-cell table:style-name="ce11" office:value-type="float" office:value="13">
            <text:p>13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13">
            <text:p>13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11">
            <text:p>11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84.62">
            <text:p>84.62</text:p>
          </table:table-cell>
        </table:table-row>
        <table:table-row>
          <table:table-cell/>
          <table:table-cell table:style-name="ce11" office:value-type="float" office:value="20">
            <text:p>2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19">
            <text:p>19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5">
            <text:p>95</text:p>
          </table:table-cell>
        </table:table-row>
        <table:table-row>
          <table:table-cell/>
          <table:table-cell table:style-name="ce11" office:value-type="float" office:value="1">
            <text:p>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5">
            <text:p>5</text:p>
          </table:table-cell>
        </table:table-row>
        <table:table-row>
          <table:table-cell/>
          <table:table-cell table:style-name="ce11" office:value-type="float" office:value="20">
            <text:p>2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20">
            <text:p>20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19">
            <text:p>19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5">
            <text:p>95</text:p>
          </table:table-cell>
        </table:table-row>
      </table:table>
      <table:table table:name="'file:///home/claudinei/Experimento/Sources/ClaudineiBJr/Programs%20results/Summary/countPositive_summary_results.csv'#countPositive_summary_results" table:print="false" table:style-name="ta_extref">
        <table:table-source xlink:type="simple" xlink:href="../countPositive_summary_results.csv" table:table-name="countPositive_summary_results" table:filter-name="Text - txt - csv (StarCalc)" table:filter-options="9/59,34,76,1,,0,false,false" table:mode="copy-results-only"/>
        <table:table-column table:number-columns-repeated="4"/>
        <table:table-row>
          <table:table-cell table:number-columns-repeated="4"/>
        </table:table-row>
        <table:table-row>
          <table:table-cell/>
          <table:table-cell table:style-name="ce11" office:value-type="float" office:value="8">
            <text:p>8</text:p>
          </table:table-cell>
          <table:table-cell table:style-name="ce11" office:value-type="float" office:value="151">
            <text:p>151</text:p>
          </table:table-cell>
          <table:table-cell table:style-name="ce11" office:value-type="float" office:value="5.3">
            <text:p>5.3</text:p>
          </table:table-cell>
        </table:table-row>
        <table:table-row>
          <table:table-cell/>
          <table:table-cell table:style-name="ce11" office:value-type="float" office:value="9">
            <text:p>9</text:p>
          </table:table-cell>
          <table:table-cell table:style-name="ce11" office:value-type="float" office:value="151">
            <text:p>151</text:p>
          </table:table-cell>
          <table:table-cell table:style-name="ce11" office:value-type="float" office:value="5.96">
            <text:p>5.96</text:p>
          </table:table-cell>
        </table:table-row>
        <table:table-row>
          <table:table-cell/>
          <table:table-cell table:style-name="ce11" office:value-type="float" office:value="66">
            <text:p>66</text:p>
          </table:table-cell>
          <table:table-cell table:style-name="ce11" office:value-type="float" office:value="151">
            <text:p>151</text:p>
          </table:table-cell>
          <table:table-cell table:style-name="ce11" office:value-type="float" office:value="43.71">
            <text:p>43.71</text:p>
          </table:table-cell>
        </table:table-row>
        <table:table-row>
          <table:table-cell/>
          <table:table-cell table:style-name="ce11" office:value-type="float" office:value="57">
            <text:p>57</text:p>
          </table:table-cell>
          <table:table-cell table:style-name="ce11" office:value-type="float" office:value="151">
            <text:p>151</text:p>
          </table:table-cell>
          <table:table-cell table:style-name="ce11" office:value-type="float" office:value="37.75">
            <text:p>37.75</text:p>
          </table:table-cell>
        </table:table-row>
        <table:table-row>
          <table:table-cell/>
          <table:table-cell table:style-name="ce11" office:value-type="float" office:value="9">
            <text:p>9</text:p>
          </table:table-cell>
          <table:table-cell table:style-name="ce11" office:value-type="float" office:value="151">
            <text:p>151</text:p>
          </table:table-cell>
          <table:table-cell table:style-name="ce11" office:value-type="float" office:value="5.96">
            <text:p>5.96</text:p>
          </table:table-cell>
        </table:table-row>
        <table:table-row>
          <table:table-cell table:number-columns-repeated="4"/>
        </table:table-row>
        <table:table-row>
          <table:table-cell/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87.5">
            <text:p>87.5</text:p>
          </table:table-cell>
        </table:table-row>
        <table:table-row>
          <table:table-cell/>
          <table:table-cell table:style-name="ce11" office:value-type="float" office:value="7">
            <text:p>7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87.5">
            <text:p>87.5</text:p>
          </table:table-cell>
        </table:table-row>
        <table:table-row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0">
            <text:p>0</text:p>
          </table:table-cell>
        </table:table-row>
        <table:table-row>
          <table:table-cell/>
          <table:table-cell table:style-name="ce11" office:value-type="float" office:value="8">
            <text:p>8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0">
            <text:p>0</text:p>
          </table:table-cell>
        </table:table-row>
        <table:table-row>
          <table:table-cell/>
          <table:table-cell table:style-name="ce11" office:value-type="float" office:value="8">
            <text:p>8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1">
            <text:p>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.11">
            <text:p>11.11</text:p>
          </table:table-cell>
        </table:table-row>
        <table:table-row>
          <table:table-cell/>
          <table:table-cell table:style-name="ce11" office:value-type="float" office:value="1">
            <text:p>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.11">
            <text:p>11.11</text:p>
          </table:table-cell>
        </table:table-row>
        <table:table-row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0">
            <text:p>0</text:p>
          </table:table-cell>
        </table:table-row>
        <table:table-row>
          <table:table-cell/>
          <table:table-cell table:style-name="ce11" office:value-type="float" office:value="6">
            <text:p>6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66.67">
            <text:p>66.67</text:p>
          </table:table-cell>
        </table:table-row>
        <table:table-row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0">
            <text:p>0</text:p>
          </table:table-cell>
        </table:table-row>
        <table:table-row>
          <table:table-cell/>
          <table:table-cell table:style-name="ce11" office:value-type="float" office:value="6">
            <text:p>6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66.67">
            <text:p>66.67</text:p>
          </table:table-cell>
        </table:table-row>
      </table:table>
      <table:table table:name="'file:///home/claudinei/Experimento/Sources/ClaudineiBJr/Programs%20results/Summary/digit_reverser_summary_results.csv'#digit_reverser_summary_results" table:print="false" table:style-name="ta_extref">
        <table:table-source xlink:type="simple" xlink:href="../digit_reverser_summary_results.csv" table:table-name="digit_reverser_summary_results" table:filter-name="Text - txt - csv (StarCalc)" table:filter-options="9/59,34,76,1,,0,false,false" table:mode="copy-results-only"/>
        <table:table-column table:number-columns-repeated="4"/>
        <table:table-row>
          <table:table-cell table:number-columns-repeated="4"/>
        </table:table-row>
        <table:table-row>
          <table:table-cell/>
          <table:table-cell table:style-name="ce11" office:value-type="float" office:value="8">
            <text:p>8</text:p>
          </table:table-cell>
          <table:table-cell table:style-name="ce11" office:value-type="float" office:value="496">
            <text:p>496</text:p>
          </table:table-cell>
          <table:table-cell table:style-name="ce11" office:value-type="float" office:value="1.61">
            <text:p>1.61</text:p>
          </table:table-cell>
        </table:table-row>
        <table:table-row>
          <table:table-cell/>
          <table:table-cell table:style-name="ce11" office:value-type="float" office:value="43">
            <text:p>43</text:p>
          </table:table-cell>
          <table:table-cell table:style-name="ce11" office:value-type="float" office:value="496">
            <text:p>496</text:p>
          </table:table-cell>
          <table:table-cell table:style-name="ce11" office:value-type="float" office:value="8.67">
            <text:p>8.67</text:p>
          </table:table-cell>
        </table:table-row>
        <table:table-row>
          <table:table-cell/>
          <table:table-cell table:style-name="ce11" office:value-type="float" office:value="432">
            <text:p>432</text:p>
          </table:table-cell>
          <table:table-cell table:style-name="ce11" office:value-type="float" office:value="496">
            <text:p>496</text:p>
          </table:table-cell>
          <table:table-cell table:style-name="ce11" office:value-type="float" office:value="87.1">
            <text:p>87.1</text:p>
          </table:table-cell>
        </table:table-row>
        <table:table-row>
          <table:table-cell/>
          <table:table-cell table:style-name="ce11" office:value-type="float" office:value="82">
            <text:p>82</text:p>
          </table:table-cell>
          <table:table-cell table:style-name="ce11" office:value-type="float" office:value="496">
            <text:p>496</text:p>
          </table:table-cell>
          <table:table-cell table:style-name="ce11" office:value-type="float" office:value="16.53">
            <text:p>16.53</text:p>
          </table:table-cell>
        </table:table-row>
        <table:table-row>
          <table:table-cell/>
          <table:table-cell table:style-name="ce11" office:value-type="float" office:value="350">
            <text:p>350</text:p>
          </table:table-cell>
          <table:table-cell table:style-name="ce11" office:value-type="float" office:value="496">
            <text:p>496</text:p>
          </table:table-cell>
          <table:table-cell table:style-name="ce11" office:value-type="float" office:value="70.56">
            <text:p>70.56</text:p>
          </table:table-cell>
        </table:table-row>
        <table:table-row>
          <table:table-cell table:number-columns-repeated="4"/>
        </table:table-row>
        <table:table-row>
          <table:table-cell/>
          <table:table-cell table:style-name="ce11" office:value-type="float" office:value="4">
            <text:p>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50">
            <text:p>50</text:p>
          </table:table-cell>
        </table:table-row>
        <table:table-row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0">
            <text:p>0</text:p>
          </table:table-cell>
        </table:table-row>
        <table:table-row>
          <table:table-cell/>
          <table:table-cell table:style-name="ce11" office:value-type="float" office:value="4">
            <text:p>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50">
            <text:p>50</text:p>
          </table:table-cell>
        </table:table-row>
        <table:table-row>
          <table:table-cell/>
          <table:table-cell table:style-name="ce11" office:value-type="float" office:value="8">
            <text:p>8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8">
            <text:p>8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5">
            <text:p>5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62.5">
            <text:p>62.5</text:p>
          </table:table-cell>
        </table:table-row>
        <table:table-row>
          <table:table-cell/>
          <table:table-cell table:style-name="ce11" office:value-type="float" office:value="37">
            <text:p>37</text:p>
          </table:table-cell>
          <table:table-cell table:style-name="ce11" office:value-type="float" office:value="43">
            <text:p>43</text:p>
          </table:table-cell>
          <table:table-cell table:style-name="ce11" office:value-type="float" office:value="86.05">
            <text:p>86.05</text:p>
          </table:table-cell>
        </table:table-row>
        <table:table-row>
          <table:table-cell/>
          <table:table-cell table:style-name="ce11" office:value-type="float" office:value="24">
            <text:p>24</text:p>
          </table:table-cell>
          <table:table-cell table:style-name="ce11" office:value-type="float" office:value="43">
            <text:p>43</text:p>
          </table:table-cell>
          <table:table-cell table:style-name="ce11" office:value-type="float" office:value="55.81">
            <text:p>55.81</text:p>
          </table:table-cell>
        </table:table-row>
        <table:table-row>
          <table:table-cell/>
          <table:table-cell table:style-name="ce11" office:value-type="float" office:value="13">
            <text:p>13</text:p>
          </table:table-cell>
          <table:table-cell table:style-name="ce11" office:value-type="float" office:value="43">
            <text:p>43</text:p>
          </table:table-cell>
          <table:table-cell table:style-name="ce11" office:value-type="float" office:value="30.23">
            <text:p>30.23</text:p>
          </table:table-cell>
        </table:table-row>
        <table:table-row>
          <table:table-cell/>
          <table:table-cell table:style-name="ce11" office:value-type="float" office:value="43">
            <text:p>43</text:p>
          </table:table-cell>
          <table:table-cell table:style-name="ce11" office:value-type="float" office:value="43">
            <text:p>43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43">
            <text:p>43</text:p>
          </table:table-cell>
          <table:table-cell table:style-name="ce11" office:value-type="float" office:value="43">
            <text:p>43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39">
            <text:p>39</text:p>
          </table:table-cell>
          <table:table-cell table:style-name="ce11" office:value-type="float" office:value="43">
            <text:p>43</text:p>
          </table:table-cell>
          <table:table-cell table:style-name="ce11" office:value-type="float" office:value="90.7">
            <text:p>90.7</text:p>
          </table:table-cell>
        </table:table-row>
      </table:table>
      <table:table table:name="'file:///home/claudinei/Experimento/Sources/ClaudineiBJr/Programs%20results/Summary/findLast_summary_results.csv'#findLast_summary_results" table:print="false" table:style-name="ta_extref">
        <table:table-source xlink:type="simple" xlink:href="../findLast_summary_results.csv" table:table-name="findLast_summary_results" table:filter-name="Text - txt - csv (StarCalc)" table:filter-options="9/59,34,76,1,,0,false,false" table:mode="copy-results-only"/>
        <table:table-column table:number-columns-repeated="4"/>
        <table:table-row>
          <table:table-cell table:number-columns-repeated="4"/>
        </table:table-row>
        <table:table-row>
          <table:table-cell/>
          <table:table-cell table:style-name="ce11" office:value-type="float" office:value="32">
            <text:p>32</text:p>
          </table:table-cell>
          <table:table-cell table:style-name="ce11" office:value-type="float" office:value="198">
            <text:p>198</text:p>
          </table:table-cell>
          <table:table-cell table:style-name="ce11" office:value-type="float" office:value="16.16">
            <text:p>16.16</text:p>
          </table:table-cell>
        </table:table-row>
        <table:table-row>
          <table:table-cell/>
          <table:table-cell table:style-name="ce11" office:value-type="float" office:value="8">
            <text:p>8</text:p>
          </table:table-cell>
          <table:table-cell table:style-name="ce11" office:value-type="float" office:value="198">
            <text:p>198</text:p>
          </table:table-cell>
          <table:table-cell table:style-name="ce11" office:value-type="float" office:value="4.04">
            <text:p>4.04</text:p>
          </table:table-cell>
        </table:table-row>
        <table:table-row>
          <table:table-cell/>
          <table:table-cell table:style-name="ce11" office:value-type="float" office:value="133">
            <text:p>133</text:p>
          </table:table-cell>
          <table:table-cell table:style-name="ce11" office:value-type="float" office:value="198">
            <text:p>198</text:p>
          </table:table-cell>
          <table:table-cell table:style-name="ce11" office:value-type="float" office:value="67.17">
            <text:p>67.17</text:p>
          </table:table-cell>
        </table:table-row>
        <table:table-row>
          <table:table-cell/>
          <table:table-cell table:style-name="ce11" office:value-type="float" office:value="112">
            <text:p>112</text:p>
          </table:table-cell>
          <table:table-cell table:style-name="ce11" office:value-type="float" office:value="198">
            <text:p>198</text:p>
          </table:table-cell>
          <table:table-cell table:style-name="ce11" office:value-type="float" office:value="56.57">
            <text:p>56.57</text:p>
          </table:table-cell>
        </table:table-row>
        <table:table-row>
          <table:table-cell/>
          <table:table-cell table:style-name="ce11" office:value-type="float" office:value="21">
            <text:p>21</text:p>
          </table:table-cell>
          <table:table-cell table:style-name="ce11" office:value-type="float" office:value="198">
            <text:p>198</text:p>
          </table:table-cell>
          <table:table-cell table:style-name="ce11" office:value-type="float" office:value="10.61">
            <text:p>10.61</text:p>
          </table:table-cell>
        </table:table-row>
        <table:table-row>
          <table:table-cell table:number-columns-repeated="4"/>
        </table:table-row>
        <table:table-row>
          <table:table-cell/>
          <table:table-cell table:style-name="ce11" office:value-type="float" office:value="12">
            <text:p>12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37.5">
            <text:p>37.5</text:p>
          </table:table-cell>
        </table:table-row>
        <table:table-row>
          <table:table-cell/>
          <table:table-cell table:style-name="ce11" office:value-type="float" office:value="12">
            <text:p>12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37.5">
            <text:p>37.5</text:p>
          </table:table-cell>
        </table:table-row>
        <table:table-row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0">
            <text:p>0</text:p>
          </table:table-cell>
        </table:table-row>
        <table:table-row>
          <table:table-cell/>
          <table:table-cell table:style-name="ce11" office:value-type="float" office:value="32">
            <text:p>32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7">
            <text:p>7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21.88">
            <text:p>21.88</text:p>
          </table:table-cell>
        </table:table-row>
        <table:table-row>
          <table:table-cell/>
          <table:table-cell table:style-name="ce11" office:value-type="float" office:value="32">
            <text:p>32</text:p>
          </table:table-cell>
          <table:table-cell table:style-name="ce11" office:value-type="float" office:value="32">
            <text:p>32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4">
            <text:p>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50">
            <text:p>50</text:p>
          </table:table-cell>
        </table:table-row>
        <table:table-row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25">
            <text:p>25</text:p>
          </table:table-cell>
        </table:table-row>
        <table:table-row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25">
            <text:p>25</text:p>
          </table:table-cell>
        </table:table-row>
        <table:table-row>
          <table:table-cell/>
          <table:table-cell table:style-name="ce11" office:value-type="float" office:value="8">
            <text:p>8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4">
            <text:p>4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50">
            <text:p>50</text:p>
          </table:table-cell>
        </table:table-row>
        <table:table-row>
          <table:table-cell/>
          <table:table-cell table:style-name="ce11" office:value-type="float" office:value="6">
            <text:p>6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75">
            <text:p>75</text:p>
          </table:table-cell>
        </table:table-row>
      </table:table>
      <table:table table:name="'file:///home/claudinei/Experimento/Sources/ClaudineiBJr/Programs%20results/Summary/findVal_summary_results.csv'#findVal_summary_results" table:print="false" table:style-name="ta_extref">
        <table:table-source xlink:type="simple" xlink:href="../findVal_summary_results.csv" table:table-name="findVal_summary_results" table:filter-name="Text - txt - csv (StarCalc)" table:filter-options="9/59,34,76,1,,0,false,false" table:mode="copy-results-only"/>
        <table:table-column table:number-columns-repeated="4"/>
        <table:table-row>
          <table:table-cell table:number-columns-repeated="4"/>
        </table:table-row>
        <table:table-row>
          <table:table-cell/>
          <table:table-cell table:style-name="ce11" office:value-type="float" office:value="9">
            <text:p>9</text:p>
          </table:table-cell>
          <table:table-cell table:style-name="ce11" office:value-type="float" office:value="190">
            <text:p>190</text:p>
          </table:table-cell>
          <table:table-cell table:style-name="ce11" office:value-type="float" office:value="4.74">
            <text:p>4.74</text:p>
          </table:table-cell>
        </table:table-row>
        <table:table-row>
          <table:table-cell/>
          <table:table-cell table:style-name="ce11" office:value-type="float" office:value="10">
            <text:p>10</text:p>
          </table:table-cell>
          <table:table-cell table:style-name="ce11" office:value-type="float" office:value="190">
            <text:p>190</text:p>
          </table:table-cell>
          <table:table-cell table:style-name="ce11" office:value-type="float" office:value="5.26">
            <text:p>5.26</text:p>
          </table:table-cell>
        </table:table-row>
        <table:table-row>
          <table:table-cell/>
          <table:table-cell table:style-name="ce11" office:value-type="float" office:value="100">
            <text:p>100</text:p>
          </table:table-cell>
          <table:table-cell table:style-name="ce11" office:value-type="float" office:value="190">
            <text:p>190</text:p>
          </table:table-cell>
          <table:table-cell table:style-name="ce11" office:value-type="float" office:value="52.63">
            <text:p>52.63</text:p>
          </table:table-cell>
        </table:table-row>
        <table:table-row>
          <table:table-cell/>
          <table:table-cell table:style-name="ce11" office:value-type="float" office:value="70">
            <text:p>70</text:p>
          </table:table-cell>
          <table:table-cell table:style-name="ce11" office:value-type="float" office:value="190">
            <text:p>190</text:p>
          </table:table-cell>
          <table:table-cell table:style-name="ce11" office:value-type="float" office:value="36.84">
            <text:p>36.84</text:p>
          </table:table-cell>
        </table:table-row>
        <table:table-row>
          <table:table-cell/>
          <table:table-cell table:style-name="ce11" office:value-type="float" office:value="30">
            <text:p>30</text:p>
          </table:table-cell>
          <table:table-cell table:style-name="ce11" office:value-type="float" office:value="190">
            <text:p>190</text:p>
          </table:table-cell>
          <table:table-cell table:style-name="ce11" office:value-type="float" office:value="15.79">
            <text:p>15.79</text:p>
          </table:table-cell>
        </table:table-row>
        <table:table-row>
          <table:table-cell table:number-columns-repeated="4"/>
        </table:table-row>
        <table:table-row>
          <table:table-cell/>
          <table:table-cell table:style-name="ce11" office:value-type="float" office:value="4">
            <text:p>4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44.44">
            <text:p>44.44</text:p>
          </table:table-cell>
        </table:table-row>
        <table:table-row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3.33">
            <text:p>33.33</text:p>
          </table:table-cell>
        </table:table-row>
        <table:table-row>
          <table:table-cell/>
          <table:table-cell table:style-name="ce11" office:value-type="float" office:value="1">
            <text:p>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.11">
            <text:p>11.11</text:p>
          </table:table-cell>
        </table:table-row>
        <table:table-row>
          <table:table-cell/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8.89">
            <text:p>88.89</text:p>
          </table:table-cell>
        </table:table-row>
        <table:table-row>
          <table:table-cell/>
          <table:table-cell table:style-name="ce11" office:value-type="float" office:value="1">
            <text:p>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.11">
            <text:p>11.11</text:p>
          </table:table-cell>
        </table:table-row>
        <table:table-row>
          <table:table-cell/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8.89">
            <text:p>88.89</text:p>
          </table:table-cell>
        </table:table-row>
        <table:table-row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30">
            <text:p>30</text:p>
          </table:table-cell>
        </table:table-row>
        <table:table-row>
          <table:table-cell/>
          <table:table-cell table:style-name="ce11" office:value-type="float" office:value="1">
            <text:p>1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0">
            <text:p>10</text:p>
          </table:table-cell>
        </table:table-row>
        <table:table-row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</table:table-row>
        <table:table-row>
          <table:table-cell/>
          <table:table-cell table:style-name="ce11" office:value-type="float" office:value="8">
            <text:p>8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80">
            <text:p>80</text:p>
          </table:table-cell>
        </table:table-row>
        <table:table-row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20">
            <text:p>20</text:p>
          </table:table-cell>
        </table:table-row>
        <table:table-row>
          <table:table-cell/>
          <table:table-cell table:style-name="ce11" office:value-type="float" office:value="8">
            <text:p>8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80">
            <text:p>80</text:p>
          </table:table-cell>
        </table:table-row>
      </table:table>
      <table:table table:name="'file:///home/claudinei/Experimento/Sources/ClaudineiBJr/Programs%20results/Summary/lastZero_summary_results.csv'#lastZero_summary_results" table:print="false" table:style-name="ta_extref">
        <table:table-source xlink:type="simple" xlink:href="../lastZero_summary_results.csv" table:table-name="lastZero_summary_results" table:filter-name="Text - txt - csv (StarCalc)" table:filter-options="9/59,34,76,1,,0,false,false" table:mode="copy-results-only"/>
        <table:table-column table:number-columns-repeated="4"/>
        <table:table-row>
          <table:table-cell table:number-columns-repeated="4"/>
        </table:table-row>
        <table:table-row>
          <table:table-cell/>
          <table:table-cell table:style-name="ce11" office:value-type="float" office:value="9">
            <text:p>9</text:p>
          </table:table-cell>
          <table:table-cell table:style-name="ce11" office:value-type="float" office:value="173">
            <text:p>173</text:p>
          </table:table-cell>
          <table:table-cell table:style-name="ce11" office:value-type="float" office:value="5.2">
            <text:p>5.2</text:p>
          </table:table-cell>
        </table:table-row>
        <table:table-row>
          <table:table-cell/>
          <table:table-cell table:style-name="ce11" office:value-type="float" office:value="9">
            <text:p>9</text:p>
          </table:table-cell>
          <table:table-cell table:style-name="ce11" office:value-type="float" office:value="173">
            <text:p>173</text:p>
          </table:table-cell>
          <table:table-cell table:style-name="ce11" office:value-type="float" office:value="5.2">
            <text:p>5.2</text:p>
          </table:table-cell>
        </table:table-row>
        <table:table-row>
          <table:table-cell/>
          <table:table-cell table:style-name="ce11" office:value-type="float" office:value="88">
            <text:p>88</text:p>
          </table:table-cell>
          <table:table-cell table:style-name="ce11" office:value-type="float" office:value="173">
            <text:p>173</text:p>
          </table:table-cell>
          <table:table-cell table:style-name="ce11" office:value-type="float" office:value="50.87">
            <text:p>50.87</text:p>
          </table:table-cell>
        </table:table-row>
        <table:table-row>
          <table:table-cell/>
          <table:table-cell table:style-name="ce11" office:value-type="float" office:value="57">
            <text:p>57</text:p>
          </table:table-cell>
          <table:table-cell table:style-name="ce11" office:value-type="float" office:value="173">
            <text:p>173</text:p>
          </table:table-cell>
          <table:table-cell table:style-name="ce11" office:value-type="float" office:value="32.95">
            <text:p>32.95</text:p>
          </table:table-cell>
        </table:table-row>
        <table:table-row>
          <table:table-cell/>
          <table:table-cell table:style-name="ce11" office:value-type="float" office:value="31">
            <text:p>31</text:p>
          </table:table-cell>
          <table:table-cell table:style-name="ce11" office:value-type="float" office:value="173">
            <text:p>173</text:p>
          </table:table-cell>
          <table:table-cell table:style-name="ce11" office:value-type="float" office:value="17.92">
            <text:p>17.92</text:p>
          </table:table-cell>
        </table:table-row>
        <table:table-row>
          <table:table-cell table:number-columns-repeated="4"/>
        </table:table-row>
        <table:table-row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33.33">
            <text:p>33.33</text:p>
          </table:table-cell>
        </table:table-row>
        <table:table-row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2.22">
            <text:p>22.22</text:p>
          </table:table-cell>
        </table:table-row>
        <table:table-row>
          <table:table-cell/>
          <table:table-cell table:style-name="ce11" office:value-type="float" office:value="1">
            <text:p>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.11">
            <text:p>11.11</text:p>
          </table:table-cell>
        </table:table-row>
        <table:table-row>
          <table:table-cell/>
          <table:table-cell table:style-name="ce11" office:value-type="float" office:value="6">
            <text:p>6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66.67">
            <text:p>66.67</text:p>
          </table:table-cell>
        </table:table-row>
        <table:table-row>
          <table:table-cell/>
          <table:table-cell table:style-name="ce11" office:value-type="float" office:value="1">
            <text:p>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.11">
            <text:p>11.11</text:p>
          </table:table-cell>
        </table:table-row>
        <table:table-row>
          <table:table-cell/>
          <table:table-cell table:style-name="ce11" office:value-type="float" office:value="6">
            <text:p>6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66.67">
            <text:p>66.67</text:p>
          </table:table-cell>
        </table:table-row>
        <table:table-row>
          <table:table-cell/>
          <table:table-cell table:style-name="ce11" office:value-type="float" office:value="2">
            <text:p>2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22.22">
            <text:p>22.22</text:p>
          </table:table-cell>
        </table:table-row>
        <table:table-row>
          <table:table-cell/>
          <table:table-cell table:style-name="ce11" office:value-type="float" office:value="1">
            <text:p>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.11">
            <text:p>11.11</text:p>
          </table:table-cell>
        </table:table-row>
        <table:table-row>
          <table:table-cell/>
          <table:table-cell table:style-name="ce11" office:value-type="float" office:value="1">
            <text:p>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.11">
            <text:p>11.11</text:p>
          </table:table-cell>
        </table:table-row>
        <table:table-row>
          <table:table-cell/>
          <table:table-cell table:style-name="ce11" office:value-type="float" office:value="7">
            <text:p>7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77.78">
            <text:p>77.78</text:p>
          </table:table-cell>
        </table:table-row>
        <table:table-row>
          <table:table-cell/>
          <table:table-cell table:style-name="ce11" office:value-type="float" office:value="1">
            <text:p>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.11">
            <text:p>11.11</text:p>
          </table:table-cell>
        </table:table-row>
        <table:table-row>
          <table:table-cell/>
          <table:table-cell table:style-name="ce11" office:value-type="float" office:value="7">
            <text:p>7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77.78">
            <text:p>77.78</text:p>
          </table:table-cell>
        </table:table-row>
      </table:table>
      <table:table table:name="'file:///home/claudinei/Experimento/Sources/ClaudineiBJr/Programs%20results/Summary/pat_summary_results.csv'#pat_summary_results" table:print="false" table:style-name="ta_extref">
        <table:table-source xlink:type="simple" xlink:href="../pat_summary_results.csv" table:table-name="pat_summary_results" table:filter-name="Text - txt - csv (StarCalc)" table:filter-options="9/59,34,76,1,,0,false,false" table:mode="copy-results-only"/>
        <table:table-column table:number-columns-repeated="4"/>
        <table:table-row>
          <table:table-cell table:number-columns-repeated="4"/>
        </table:table-row>
        <table:table-row>
          <table:table-cell/>
          <table:table-cell table:style-name="ce11" office:value-type="float" office:value="54">
            <text:p>54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8.59">
            <text:p>8.59</text:p>
          </table:table-cell>
        </table:table-row>
        <table:table-row>
          <table:table-cell/>
          <table:table-cell table:style-name="ce11" office:value-type="float" office:value="57">
            <text:p>57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9.06">
            <text:p>9.06</text:p>
          </table:table-cell>
        </table:table-row>
        <table:table-row>
          <table:table-cell/>
          <table:table-cell table:style-name="ce11" office:value-type="float" office:value="524">
            <text:p>524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83.31">
            <text:p>83.31</text:p>
          </table:table-cell>
        </table:table-row>
        <table:table-row>
          <table:table-cell/>
          <table:table-cell table:style-name="ce11" office:value-type="float" office:value="286">
            <text:p>286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45.47">
            <text:p>45.47</text:p>
          </table:table-cell>
        </table:table-row>
        <table:table-row>
          <table:table-cell/>
          <table:table-cell table:style-name="ce11" office:value-type="float" office:value="238">
            <text:p>238</text:p>
          </table:table-cell>
          <table:table-cell table:style-name="ce11" office:value-type="float" office:value="629">
            <text:p>629</text:p>
          </table:table-cell>
          <table:table-cell table:style-name="ce11" office:value-type="float" office:value="37.84">
            <text:p>37.84</text:p>
          </table:table-cell>
        </table:table-row>
        <table:table-row>
          <table:table-cell table:number-columns-repeated="4"/>
        </table:table-row>
        <table:table-row>
          <table:table-cell/>
          <table:table-cell table:style-name="ce11" office:value-type="float" office:value="40">
            <text:p>40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74.07">
            <text:p>74.07</text:p>
          </table:table-cell>
        </table:table-row>
        <table:table-row>
          <table:table-cell/>
          <table:table-cell table:style-name="ce11" office:value-type="float" office:value="13">
            <text:p>13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24.07">
            <text:p>24.07</text:p>
          </table:table-cell>
        </table:table-row>
        <table:table-row>
          <table:table-cell/>
          <table:table-cell table:style-name="ce11" office:value-type="float" office:value="27">
            <text:p>27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50">
            <text:p>50</text:p>
          </table:table-cell>
        </table:table-row>
        <table:table-row>
          <table:table-cell/>
          <table:table-cell table:style-name="ce11" office:value-type="float" office:value="54">
            <text:p>54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47">
            <text:p>47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87.04">
            <text:p>87.04</text:p>
          </table:table-cell>
        </table:table-row>
        <table:table-row>
          <table:table-cell/>
          <table:table-cell table:style-name="ce11" office:value-type="float" office:value="52">
            <text:p>52</text:p>
          </table:table-cell>
          <table:table-cell table:style-name="ce11" office:value-type="float" office:value="54">
            <text:p>54</text:p>
          </table:table-cell>
          <table:table-cell table:style-name="ce11" office:value-type="float" office:value="96.3">
            <text:p>96.3</text:p>
          </table:table-cell>
        </table:table-row>
        <table:table-row>
          <table:table-cell/>
          <table:table-cell table:style-name="ce11" office:value-type="float" office:value="47">
            <text:p>47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82.46">
            <text:p>82.46</text:p>
          </table:table-cell>
        </table:table-row>
        <table:table-row>
          <table:table-cell/>
          <table:table-cell table:style-name="ce11" office:value-type="float" office:value="18">
            <text:p>18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31.58">
            <text:p>31.58</text:p>
          </table:table-cell>
        </table:table-row>
        <table:table-row>
          <table:table-cell/>
          <table:table-cell table:style-name="ce11" office:value-type="float" office:value="29">
            <text:p>29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50.88">
            <text:p>50.88</text:p>
          </table:table-cell>
        </table:table-row>
        <table:table-row>
          <table:table-cell/>
          <table:table-cell table:style-name="ce11" office:value-type="float" office:value="57">
            <text:p>57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54">
            <text:p>54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94.74">
            <text:p>94.74</text:p>
          </table:table-cell>
        </table:table-row>
        <table:table-row>
          <table:table-cell/>
          <table:table-cell table:style-name="ce11" office:value-type="float" office:value="56">
            <text:p>56</text:p>
          </table:table-cell>
          <table:table-cell table:style-name="ce11" office:value-type="float" office:value="57">
            <text:p>57</text:p>
          </table:table-cell>
          <table:table-cell table:style-name="ce11" office:value-type="float" office:value="98.25">
            <text:p>98.25</text:p>
          </table:table-cell>
        </table:table-row>
      </table:table>
      <table:table table:name="'file:///home/claudinei/Experimento/Sources/ClaudineiBJr/Programs%20results/Summary/invert_summary_results.csv'#invert_summary_results" table:print="false" table:style-name="ta_extref">
        <table:table-source xlink:type="simple" xlink:href="../invert_summary_results.csv" table:table-name="invert_summary_results" table:filter-name="Text - txt - csv (StarCalc)" table:filter-options="9/59,34,76,1,,0,false,false" table:mode="copy-results-only"/>
        <table:table-column table:number-columns-repeated="4"/>
        <table:table-row>
          <table:table-cell table:number-columns-repeated="4"/>
        </table:table-row>
        <table:table-row>
          <table:table-cell/>
          <table:table-cell table:style-name="ce11" office:value-type="float" office:value="38">
            <text:p>38</text:p>
          </table:table-cell>
          <table:table-cell table:style-name="ce11" office:value-type="float" office:value="576">
            <text:p>576</text:p>
          </table:table-cell>
          <table:table-cell table:style-name="ce11" office:value-type="float" office:value="6.6">
            <text:p>6.6</text:p>
          </table:table-cell>
        </table:table-row>
        <table:table-row>
          <table:table-cell/>
          <table:table-cell table:style-name="ce11" office:value-type="float" office:value="60">
            <text:p>60</text:p>
          </table:table-cell>
          <table:table-cell table:style-name="ce11" office:value-type="float" office:value="576">
            <text:p>576</text:p>
          </table:table-cell>
          <table:table-cell table:style-name="ce11" office:value-type="float" office:value="10.42">
            <text:p>10.42</text:p>
          </table:table-cell>
        </table:table-row>
        <table:table-row>
          <table:table-cell/>
          <table:table-cell table:style-name="ce11" office:value-type="float" office:value="485">
            <text:p>485</text:p>
          </table:table-cell>
          <table:table-cell table:style-name="ce11" office:value-type="float" office:value="576">
            <text:p>576</text:p>
          </table:table-cell>
          <table:table-cell table:style-name="ce11" office:value-type="float" office:value="84.2">
            <text:p>84.2</text:p>
          </table:table-cell>
        </table:table-row>
        <table:table-row>
          <table:table-cell/>
          <table:table-cell table:style-name="ce11" office:value-type="float" office:value="333">
            <text:p>333</text:p>
          </table:table-cell>
          <table:table-cell table:style-name="ce11" office:value-type="float" office:value="576">
            <text:p>576</text:p>
          </table:table-cell>
          <table:table-cell table:style-name="ce11" office:value-type="float" office:value="57.81">
            <text:p>57.81</text:p>
          </table:table-cell>
        </table:table-row>
        <table:table-row>
          <table:table-cell/>
          <table:table-cell table:style-name="ce11" office:value-type="float" office:value="170">
            <text:p>170</text:p>
          </table:table-cell>
          <table:table-cell table:style-name="ce11" office:value-type="float" office:value="576">
            <text:p>576</text:p>
          </table:table-cell>
          <table:table-cell table:style-name="ce11" office:value-type="float" office:value="29.51">
            <text:p>29.51</text:p>
          </table:table-cell>
        </table:table-row>
        <table:table-row>
          <table:table-cell table:number-columns-repeated="4"/>
        </table:table-row>
        <table:table-row>
          <table:table-cell/>
          <table:table-cell table:style-name="ce11" office:value-type="float" office:value="37">
            <text:p>37</text:p>
          </table:table-cell>
          <table:table-cell table:style-name="ce11" office:value-type="float" office:value="38">
            <text:p>38</text:p>
          </table:table-cell>
          <table:table-cell table:style-name="ce11" office:value-type="float" office:value="97.37">
            <text:p>97.37</text:p>
          </table:table-cell>
        </table:table-row>
        <table:table-row>
          <table:table-cell/>
          <table:table-cell table:style-name="ce11" office:value-type="float" office:value="21">
            <text:p>21</text:p>
          </table:table-cell>
          <table:table-cell table:style-name="ce11" office:value-type="float" office:value="38">
            <text:p>38</text:p>
          </table:table-cell>
          <table:table-cell table:style-name="ce11" office:value-type="float" office:value="55.26">
            <text:p>55.26</text:p>
          </table:table-cell>
        </table:table-row>
        <table:table-row>
          <table:table-cell/>
          <table:table-cell table:style-name="ce11" office:value-type="float" office:value="16">
            <text:p>16</text:p>
          </table:table-cell>
          <table:table-cell table:style-name="ce11" office:value-type="float" office:value="38">
            <text:p>38</text:p>
          </table:table-cell>
          <table:table-cell table:style-name="ce11" office:value-type="float" office:value="42.11">
            <text:p>42.11</text:p>
          </table:table-cell>
        </table:table-row>
        <table:table-row>
          <table:table-cell/>
          <table:table-cell table:style-name="ce11" office:value-type="float" office:value="38">
            <text:p>38</text:p>
          </table:table-cell>
          <table:table-cell table:style-name="ce11" office:value-type="float" office:value="38">
            <text:p>38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17">
            <text:p>17</text:p>
          </table:table-cell>
          <table:table-cell table:style-name="ce11" office:value-type="float" office:value="38">
            <text:p>38</text:p>
          </table:table-cell>
          <table:table-cell table:style-name="ce11" office:value-type="float" office:value="44.74">
            <text:p>44.74</text:p>
          </table:table-cell>
        </table:table-row>
        <table:table-row>
          <table:table-cell/>
          <table:table-cell table:style-name="ce11" office:value-type="float" office:value="36">
            <text:p>36</text:p>
          </table:table-cell>
          <table:table-cell table:style-name="ce11" office:value-type="float" office:value="38">
            <text:p>38</text:p>
          </table:table-cell>
          <table:table-cell table:style-name="ce11" office:value-type="float" office:value="94.74">
            <text:p>94.74</text:p>
          </table:table-cell>
        </table:table-row>
        <table:table-row>
          <table:table-cell/>
          <table:table-cell table:style-name="ce11" office:value-type="float" office:value="50">
            <text:p>5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83.33">
            <text:p>83.33</text:p>
          </table:table-cell>
        </table:table-row>
        <table:table-row>
          <table:table-cell/>
          <table:table-cell table:style-name="ce11" office:value-type="float" office:value="34">
            <text:p>34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56.67">
            <text:p>56.67</text:p>
          </table:table-cell>
        </table:table-row>
        <table:table-row>
          <table:table-cell/>
          <table:table-cell table:style-name="ce11" office:value-type="float" office:value="18">
            <text:p>18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30">
            <text:p>30</text:p>
          </table:table-cell>
        </table:table-row>
        <table:table-row>
          <table:table-cell/>
          <table:table-cell table:style-name="ce11" office:value-type="float" office:value="60">
            <text:p>60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23">
            <text:p>23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38.33">
            <text:p>38.33</text:p>
          </table:table-cell>
        </table:table-row>
        <table:table-row>
          <table:table-cell/>
          <table:table-cell table:style-name="ce11" office:value-type="float" office:value="49">
            <text:p>49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81.67">
            <text:p>81.67</text:p>
          </table:table-cell>
        </table:table-row>
      </table:table>
      <table:table table:name="'file:///home/claudinei/Experimento/Sources/ClaudineiBJr/Programs%20results/Summary/power_summary_results.csv'#power_summary_results" table:print="false" table:style-name="ta_extref">
        <table:table-source xlink:type="simple" xlink:href="../power_summary_results.csv" table:table-name="power_summary_results" table:filter-name="Text - txt - csv (StarCalc)" table:filter-options="9/59,34,76,1,,0,false,false" table:mode="copy-results-only"/>
        <table:table-column table:number-columns-repeated="4"/>
        <table:table-row>
          <table:table-cell table:number-columns-repeated="4"/>
        </table:table-row>
        <table:table-row>
          <table:table-cell/>
          <table:table-cell table:style-name="ce11" office:value-type="float" office:value="9">
            <text:p>9</text:p>
          </table:table-cell>
          <table:table-cell table:style-name="ce11" office:value-type="float" office:value="268">
            <text:p>268</text:p>
          </table:table-cell>
          <table:table-cell table:style-name="ce11" office:value-type="float" office:value="3.36">
            <text:p>3.36</text:p>
          </table:table-cell>
        </table:table-row>
        <table:table-row>
          <table:table-cell/>
          <table:table-cell table:style-name="ce11" office:value-type="float" office:value="6">
            <text:p>6</text:p>
          </table:table-cell>
          <table:table-cell table:style-name="ce11" office:value-type="float" office:value="268">
            <text:p>268</text:p>
          </table:table-cell>
          <table:table-cell table:style-name="ce11" office:value-type="float" office:value="2.24">
            <text:p>2.24</text:p>
          </table:table-cell>
        </table:table-row>
        <table:table-row>
          <table:table-cell/>
          <table:table-cell table:style-name="ce11" office:value-type="float" office:value="223">
            <text:p>223</text:p>
          </table:table-cell>
          <table:table-cell table:style-name="ce11" office:value-type="float" office:value="268">
            <text:p>268</text:p>
          </table:table-cell>
          <table:table-cell table:style-name="ce11" office:value-type="float" office:value="83.21">
            <text:p>83.21</text:p>
          </table:table-cell>
        </table:table-row>
        <table:table-row>
          <table:table-cell/>
          <table:table-cell table:style-name="ce11" office:value-type="float" office:value="133">
            <text:p>133</text:p>
          </table:table-cell>
          <table:table-cell table:style-name="ce11" office:value-type="float" office:value="268">
            <text:p>268</text:p>
          </table:table-cell>
          <table:table-cell table:style-name="ce11" office:value-type="float" office:value="49.63">
            <text:p>49.63</text:p>
          </table:table-cell>
        </table:table-row>
        <table:table-row>
          <table:table-cell/>
          <table:table-cell table:style-name="ce11" office:value-type="float" office:value="90">
            <text:p>90</text:p>
          </table:table-cell>
          <table:table-cell table:style-name="ce11" office:value-type="float" office:value="268">
            <text:p>268</text:p>
          </table:table-cell>
          <table:table-cell table:style-name="ce11" office:value-type="float" office:value="33.58">
            <text:p>33.58</text:p>
          </table:table-cell>
        </table:table-row>
        <table:table-row>
          <table:table-cell table:number-columns-repeated="4"/>
        </table:table-row>
        <table:table-row>
          <table:table-cell/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8.89">
            <text:p>88.89</text:p>
          </table:table-cell>
        </table:table-row>
        <table:table-row>
          <table:table-cell/>
          <table:table-cell table:style-name="ce11" office:value-type="float" office:value="1">
            <text:p>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.11">
            <text:p>11.11</text:p>
          </table:table-cell>
        </table:table-row>
        <table:table-row>
          <table:table-cell/>
          <table:table-cell table:style-name="ce11" office:value-type="float" office:value="7">
            <text:p>7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77.78">
            <text:p>77.78</text:p>
          </table:table-cell>
        </table:table-row>
        <table:table-row>
          <table:table-cell/>
          <table:table-cell table:style-name="ce11" office:value-type="float" office:value="9">
            <text:p>9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88.89">
            <text:p>88.89</text:p>
          </table:table-cell>
        </table:table-row>
        <table:table-row>
          <table:table-cell/>
          <table:table-cell table:style-name="ce11" office:value-type="float" office:value="1">
            <text:p>1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1.11">
            <text:p>11.11</text:p>
          </table:table-cell>
        </table:table-row>
        <table:table-row>
          <table:table-cell/>
          <table:table-cell table:style-name="ce11" office:value-type="float" office:value="6">
            <text:p>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6">
            <text:p>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0">
            <text:p>0</text:p>
          </table:table-cell>
        </table:table-row>
        <table:table-row>
          <table:table-cell/>
          <table:table-cell table:style-name="ce11" office:value-type="float" office:value="6">
            <text:p>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0">
            <text:p>0</text:p>
          </table:table-cell>
        </table:table-row>
        <table:table-row>
          <table:table-cell/>
          <table:table-cell table:style-name="ce11" office:value-type="float" office:value="6">
            <text:p>6</text:p>
          </table:table-cell>
          <table:table-cell table:style-name="ce11" office:value-type="float" office:value="6">
            <text:p>6</text:p>
          </table:table-cell>
          <table:table-cell table:style-name="ce11" office:value-type="float" office:value="100">
            <text:p>100</text:p>
          </table:table-cell>
        </table:table-row>
      </table:table>
      <table:table table:name="'file:///home/claudinei/Experimento/Sources/ClaudineiBJr/Programs%20results/Summary/quicksort_summary_results.csv'#quicksort_summary_results" table:print="false" table:style-name="ta_extref">
        <table:table-source xlink:type="simple" xlink:href="../quicksort_summary_results.csv" table:table-name="quicksort_summary_results" table:filter-name="Text - txt - csv (StarCalc)" table:filter-options="9/59,34,76,1,,0,false,false" table:mode="copy-results-only"/>
        <table:table-column table:number-columns-repeated="4"/>
        <table:table-row>
          <table:table-cell table:number-columns-repeated="4"/>
        </table:table-row>
        <table:table-row>
          <table:table-cell/>
          <table:table-cell table:style-name="ce11" office:value-type="float" office:value="12">
            <text:p>12</text:p>
          </table:table-cell>
          <table:table-cell table:style-name="ce11" office:value-type="float" office:value="1026">
            <text:p>1026</text:p>
          </table:table-cell>
          <table:table-cell table:style-name="ce11" office:value-type="float" office:value="1.17">
            <text:p>1.17</text:p>
          </table:table-cell>
        </table:table-row>
        <table:table-row>
          <table:table-cell/>
          <table:table-cell table:style-name="ce11" office:value-type="float" office:value="82">
            <text:p>82</text:p>
          </table:table-cell>
          <table:table-cell table:style-name="ce11" office:value-type="float" office:value="1026">
            <text:p>1026</text:p>
          </table:table-cell>
          <table:table-cell table:style-name="ce11" office:value-type="float" office:value="7.99">
            <text:p>7.99</text:p>
          </table:table-cell>
        </table:table-row>
        <table:table-row>
          <table:table-cell/>
          <table:table-cell table:style-name="ce11" office:value-type="float" office:value="680">
            <text:p>680</text:p>
          </table:table-cell>
          <table:table-cell table:style-name="ce11" office:value-type="float" office:value="1026">
            <text:p>1026</text:p>
          </table:table-cell>
          <table:table-cell table:style-name="ce11" office:value-type="float" office:value="66.28">
            <text:p>66.28</text:p>
          </table:table-cell>
        </table:table-row>
        <table:table-row>
          <table:table-cell/>
          <table:table-cell table:style-name="ce11" office:value-type="float" office:value="375">
            <text:p>375</text:p>
          </table:table-cell>
          <table:table-cell table:style-name="ce11" office:value-type="float" office:value="1026">
            <text:p>1026</text:p>
          </table:table-cell>
          <table:table-cell table:style-name="ce11" office:value-type="float" office:value="36.55">
            <text:p>36.55</text:p>
          </table:table-cell>
        </table:table-row>
        <table:table-row>
          <table:table-cell/>
          <table:table-cell table:style-name="ce11" office:value-type="float" office:value="367">
            <text:p>367</text:p>
          </table:table-cell>
          <table:table-cell table:style-name="ce11" office:value-type="float" office:value="1026">
            <text:p>1026</text:p>
          </table:table-cell>
          <table:table-cell table:style-name="ce11" office:value-type="float" office:value="35.77">
            <text:p>35.77</text:p>
          </table:table-cell>
        </table:table-row>
        <table:table-row>
          <table:table-cell table:number-columns-repeated="4"/>
        </table:table-row>
        <table:table-row>
          <table:table-cell/>
          <table:table-cell table:style-name="ce11" office:value-type="float" office:value="12">
            <text:p>1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4">
            <text:p>4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33.33">
            <text:p>33.33</text:p>
          </table:table-cell>
        </table:table-row>
        <table:table-row>
          <table:table-cell/>
          <table:table-cell table:style-name="ce11" office:value-type="float" office:value="8">
            <text:p>8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66.67">
            <text:p>66.67</text:p>
          </table:table-cell>
        </table:table-row>
        <table:table-row>
          <table:table-cell/>
          <table:table-cell table:style-name="ce11" office:value-type="float" office:value="12">
            <text:p>1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12">
            <text:p>12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9">
            <text:p>9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75">
            <text:p>75</text:p>
          </table:table-cell>
        </table:table-row>
        <table:table-row>
          <table:table-cell/>
          <table:table-cell table:style-name="ce11" office:value-type="float" office:value="60">
            <text:p>60</text:p>
          </table:table-cell>
          <table:table-cell table:style-name="ce11" office:value-type="float" office:value="82">
            <text:p>82</text:p>
          </table:table-cell>
          <table:table-cell table:style-name="ce11" office:value-type="float" office:value="73.17">
            <text:p>73.17</text:p>
          </table:table-cell>
        </table:table-row>
        <table:table-row>
          <table:table-cell/>
          <table:table-cell table:style-name="ce11" office:value-type="float" office:value="28">
            <text:p>28</text:p>
          </table:table-cell>
          <table:table-cell table:style-name="ce11" office:value-type="float" office:value="82">
            <text:p>82</text:p>
          </table:table-cell>
          <table:table-cell table:style-name="ce11" office:value-type="float" office:value="34.15">
            <text:p>34.15</text:p>
          </table:table-cell>
        </table:table-row>
        <table:table-row>
          <table:table-cell/>
          <table:table-cell table:style-name="ce11" office:value-type="float" office:value="36">
            <text:p>36</text:p>
          </table:table-cell>
          <table:table-cell table:style-name="ce11" office:value-type="float" office:value="82">
            <text:p>82</text:p>
          </table:table-cell>
          <table:table-cell table:style-name="ce11" office:value-type="float" office:value="43.9">
            <text:p>43.9</text:p>
          </table:table-cell>
        </table:table-row>
        <table:table-row>
          <table:table-cell/>
          <table:table-cell table:style-name="ce11" office:value-type="float" office:value="82">
            <text:p>82</text:p>
          </table:table-cell>
          <table:table-cell table:style-name="ce11" office:value-type="float" office:value="82">
            <text:p>82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59">
            <text:p>59</text:p>
          </table:table-cell>
          <table:table-cell table:style-name="ce11" office:value-type="float" office:value="82">
            <text:p>82</text:p>
          </table:table-cell>
          <table:table-cell table:style-name="ce11" office:value-type="float" office:value="71.95">
            <text:p>71.95</text:p>
          </table:table-cell>
        </table:table-row>
        <table:table-row>
          <table:table-cell/>
          <table:table-cell table:style-name="ce11" office:value-type="float" office:value="58">
            <text:p>58</text:p>
          </table:table-cell>
          <table:table-cell table:style-name="ce11" office:value-type="float" office:value="82">
            <text:p>82</text:p>
          </table:table-cell>
          <table:table-cell table:style-name="ce11" office:value-type="float" office:value="70.73">
            <text:p>70.73</text:p>
          </table:table-cell>
        </table:table-row>
      </table:table>
      <table:table table:name="'file:///home/claudinei/Experimento/Sources/ClaudineiBJr/Programs%20results/Summary/sort_summary_results.csv'#sort_summary_results" table:print="false" table:style-name="ta_extref">
        <table:table-source xlink:type="simple" xlink:href="../sort_summary_results.csv" table:table-name="sort_summary_results" table:filter-name="Text - txt - csv (StarCalc)" table:filter-options="9/59,34,76,1,,0,false,false" table:mode="copy-results-only"/>
        <table:table-column table:number-columns-repeated="4"/>
        <table:table-row>
          <table:table-cell table:number-columns-repeated="4"/>
        </table:table-row>
        <table:table-row>
          <table:table-cell/>
          <table:table-cell table:style-name="ce11" office:value-type="float" office:value="14">
            <text:p>14</text:p>
          </table:table-cell>
          <table:table-cell table:style-name="ce11" office:value-type="float" office:value="555">
            <text:p>555</text:p>
          </table:table-cell>
          <table:table-cell table:style-name="ce11" office:value-type="float" office:value="2.52">
            <text:p>2.52</text:p>
          </table:table-cell>
        </table:table-row>
        <table:table-row>
          <table:table-cell/>
          <table:table-cell table:style-name="ce11" office:value-type="float" office:value="35">
            <text:p>35</text:p>
          </table:table-cell>
          <table:table-cell table:style-name="ce11" office:value-type="float" office:value="555">
            <text:p>555</text:p>
          </table:table-cell>
          <table:table-cell table:style-name="ce11" office:value-type="float" office:value="6.31">
            <text:p>6.31</text:p>
          </table:table-cell>
        </table:table-row>
        <table:table-row>
          <table:table-cell/>
          <table:table-cell table:style-name="ce11" office:value-type="float" office:value="209">
            <text:p>209</text:p>
          </table:table-cell>
          <table:table-cell table:style-name="ce11" office:value-type="float" office:value="555">
            <text:p>555</text:p>
          </table:table-cell>
          <table:table-cell table:style-name="ce11" office:value-type="float" office:value="37.66">
            <text:p>37.66</text:p>
          </table:table-cell>
        </table:table-row>
        <table:table-row>
          <table:table-cell/>
          <table:table-cell table:style-name="ce11" office:value-type="float" office:value="131">
            <text:p>131</text:p>
          </table:table-cell>
          <table:table-cell table:style-name="ce11" office:value-type="float" office:value="555">
            <text:p>555</text:p>
          </table:table-cell>
          <table:table-cell table:style-name="ce11" office:value-type="float" office:value="23.6">
            <text:p>23.6</text:p>
          </table:table-cell>
        </table:table-row>
        <table:table-row>
          <table:table-cell/>
          <table:table-cell table:style-name="ce11" office:value-type="float" office:value="78">
            <text:p>78</text:p>
          </table:table-cell>
          <table:table-cell table:style-name="ce11" office:value-type="float" office:value="555">
            <text:p>555</text:p>
          </table:table-cell>
          <table:table-cell table:style-name="ce11" office:value-type="float" office:value="14.05">
            <text:p>14.05</text:p>
          </table:table-cell>
        </table:table-row>
        <table:table-row>
          <table:table-cell table:number-columns-repeated="4"/>
        </table:table-row>
        <table:table-row>
          <table:table-cell/>
          <table:table-cell table:style-name="ce11" office:value-type="float" office:value="9">
            <text:p>9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64.29">
            <text:p>64.29</text:p>
          </table:table-cell>
        </table:table-row>
        <table:table-row>
          <table:table-cell/>
          <table:table-cell table:style-name="ce11" office:value-type="float" office:value="8">
            <text:p>8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57.14">
            <text:p>57.14</text:p>
          </table:table-cell>
        </table:table-row>
        <table:table-row>
          <table:table-cell/>
          <table:table-cell table:style-name="ce11" office:value-type="float" office:value="1">
            <text:p>1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7.14">
            <text:p>7.14</text:p>
          </table:table-cell>
        </table:table-row>
        <table:table-row>
          <table:table-cell/>
          <table:table-cell table:style-name="ce11" office:value-type="float" office:value="14">
            <text:p>14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21.43">
            <text:p>21.43</text:p>
          </table:table-cell>
        </table:table-row>
        <table:table-row>
          <table:table-cell/>
          <table:table-cell table:style-name="ce11" office:value-type="float" office:value="12">
            <text:p>12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85.71">
            <text:p>85.71</text:p>
          </table:table-cell>
        </table:table-row>
        <table:table-row>
          <table:table-cell/>
          <table:table-cell table:style-name="ce11" office:value-type="float" office:value="13">
            <text:p>13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37.14">
            <text:p>37.14</text:p>
          </table:table-cell>
        </table:table-row>
        <table:table-row>
          <table:table-cell/>
          <table:table-cell table:style-name="ce11" office:value-type="float" office:value="9">
            <text:p>9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25.71">
            <text:p>25.71</text:p>
          </table:table-cell>
        </table:table-row>
        <table:table-row>
          <table:table-cell/>
          <table:table-cell table:style-name="ce11" office:value-type="float" office:value="4">
            <text:p>4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11.43">
            <text:p>11.43</text:p>
          </table:table-cell>
        </table:table-row>
        <table:table-row>
          <table:table-cell/>
          <table:table-cell table:style-name="ce11" office:value-type="float" office:value="35">
            <text:p>35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100">
            <text:p>100</text:p>
          </table:table-cell>
        </table:table-row>
        <table:table-row>
          <table:table-cell/>
          <table:table-cell table:style-name="ce11" office:value-type="float" office:value="16">
            <text:p>16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45.71">
            <text:p>45.71</text:p>
          </table:table-cell>
        </table:table-row>
        <table:table-row>
          <table:table-cell/>
          <table:table-cell table:style-name="ce11" office:value-type="float" office:value="23">
            <text:p>23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65.71">
            <text:p>65.71</text:p>
          </table:table-cell>
        </table:table-row>
      </table:table>
      <table:table table:name="'file:///home/claudinei/Experimento/Sources/ClaudineiBJr/Programs%20results/Summary/twoPred_summary_results.csv'#twoPred_summary_results" table:print="false" table:style-name="ta_extref">
        <table:table-source xlink:type="simple" xlink:href="../twoPred_summary_results.csv" table:table-name="twoPred_summary_results" table:filter-name="Text - txt - csv (StarCalc)" table:filter-options="9/59,34,76,1,,0,false,false" table:mode="copy-results-only"/>
        <table:table-column table:number-columns-repeated="4"/>
        <table:table-row>
          <table:table-cell table:number-columns-repeated="4"/>
        </table:table-row>
        <table:table-row>
          <table:table-cell/>
          <table:table-cell table:style-name="ce11" office:value-type="float" office:value="16">
            <text:p>16</text:p>
          </table:table-cell>
          <table:table-cell table:style-name="ce11" office:value-type="float" office:value="246">
            <text:p>246</text:p>
          </table:table-cell>
          <table:table-cell table:style-name="ce11" office:value-type="float" office:value="6.5">
            <text:p>6.5</text:p>
          </table:table-cell>
        </table:table-row>
        <table:table-row>
          <table:table-cell/>
          <table:table-cell table:style-name="ce11" office:value-type="float" office:value="24">
            <text:p>24</text:p>
          </table:table-cell>
          <table:table-cell table:style-name="ce11" office:value-type="float" office:value="246">
            <text:p>246</text:p>
          </table:table-cell>
          <table:table-cell table:style-name="ce11" office:value-type="float" office:value="9.76">
            <text:p>9.76</text:p>
          </table:table-cell>
        </table:table-row>
        <table:table-row>
          <table:table-cell/>
          <table:table-cell table:style-name="ce11" office:value-type="float" office:value="140">
            <text:p>140</text:p>
          </table:table-cell>
          <table:table-cell table:style-name="ce11" office:value-type="float" office:value="246">
            <text:p>246</text:p>
          </table:table-cell>
          <table:table-cell table:style-name="ce11" office:value-type="float" office:value="56.91">
            <text:p>56.91</text:p>
          </table:table-cell>
        </table:table-row>
        <table:table-row>
          <table:table-cell/>
          <table:table-cell table:style-name="ce11" office:value-type="float" office:value="126">
            <text:p>126</text:p>
          </table:table-cell>
          <table:table-cell table:style-name="ce11" office:value-type="float" office:value="246">
            <text:p>246</text:p>
          </table:table-cell>
          <table:table-cell table:style-name="ce11" office:value-type="float" office:value="51.22">
            <text:p>51.22</text:p>
          </table:table-cell>
        </table:table-row>
        <table:table-row>
          <table:table-cell/>
          <table:table-cell table:style-name="ce11" office:value-type="float" office:value="14">
            <text:p>14</text:p>
          </table:table-cell>
          <table:table-cell table:style-name="ce11" office:value-type="float" office:value="246">
            <text:p>246</text:p>
          </table:table-cell>
          <table:table-cell table:style-name="ce11" office:value-type="float" office:value="5.69">
            <text:p>5.69</text:p>
          </table:table-cell>
        </table:table-row>
        <table:table-row>
          <table:table-cell table:number-columns-repeated="4"/>
        </table:table-row>
        <table:table-row>
          <table:table-cell/>
          <table:table-cell table:style-name="ce11" office:value-type="float" office:value="5">
            <text:p>5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31.25">
            <text:p>31.25</text:p>
          </table:table-cell>
        </table:table-row>
        <table:table-row>
          <table:table-cell/>
          <table:table-cell table:style-name="ce11" office:value-type="float" office:value="5">
            <text:p>5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31.25">
            <text:p>31.25</text:p>
          </table:table-cell>
        </table:table-row>
        <table:table-row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0">
            <text:p>0</text:p>
          </table:table-cell>
        </table:table-row>
        <table:table-row>
          <table:table-cell/>
          <table:table-cell table:style-name="ce11" office:value-type="float" office:value="5">
            <text:p>5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31.25">
            <text:p>31.25</text:p>
          </table:table-cell>
        </table:table-row>
        <table:table-row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0">
            <text:p>0</text:p>
          </table:table-cell>
        </table:table-row>
        <table:table-row>
          <table:table-cell/>
          <table:table-cell table:style-name="ce11" office:value-type="float" office:value="5">
            <text:p>5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31.25">
            <text:p>31.25</text:p>
          </table:table-cell>
        </table:table-row>
        <table:table-row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12.5">
            <text:p>12.5</text:p>
          </table:table-cell>
        </table:table-row>
        <table:table-row>
          <table:table-cell/>
          <table:table-cell table:style-name="ce11" office:value-type="float" office:value="3">
            <text:p>3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12.5">
            <text:p>12.5</text:p>
          </table:table-cell>
        </table:table-row>
        <table:table-row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0">
            <text:p>0</text:p>
          </table:table-cell>
        </table:table-row>
        <table:table-row>
          <table:table-cell/>
          <table:table-cell table:style-name="ce11" office:value-type="float" office:value="22">
            <text:p>22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91.67">
            <text:p>91.67</text:p>
          </table:table-cell>
        </table:table-row>
        <table:table-row>
          <table:table-cell/>
          <table:table-cell table:style-name="ce11" office:value-type="float" office:value="0">
            <text:p>0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0">
            <text:p>0</text:p>
          </table:table-cell>
        </table:table-row>
        <table:table-row>
          <table:table-cell/>
          <table:table-cell table:style-name="ce11" office:value-type="float" office:value="22">
            <text:p>22</text:p>
          </table:table-cell>
          <table:table-cell table:style-name="ce11" office:value-type="float" office:value="24">
            <text:p>24</text:p>
          </table:table-cell>
          <table:table-cell table:style-name="ce11" office:value-type="float" office:value="91.67">
            <text:p>91.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loext:min-decimal-places="2" number:min-integer-digits="1" number:grouping="true"/>
      <number:text> </number:text>
    </number:number-style>
    <number:number-style style:name="N132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currency-style style:name="N134P0" style:volatile="true">
      <number:currency-symbol number:language="en" number:country="ZW">Z$</number:currency-symbol>
      <number:number number:decimal-places="0" loext:min-decimal-places="0" number:min-integer-digits="1" number:grouping="true"/>
    </number:currency-style>
    <number:currency-style style:name="N134">
      <number:text>-</number:text>
      <number:currency-symbol number:language="en" number:country="ZW">Z$</number:currency-symbol>
      <number:number number:decimal-places="0" loext:min-decimal-places="0" number:min-integer-digits="1" number:grouping="true"/>
      <style:map style:condition="value()&gt;=0" style:apply-style-name="N134P0"/>
    </number:currency-style>
    <number:currency-style style:name="N136P0" style:volatile="true">
      <number:currency-symbol number:language="en" number:country="ZW">Z$</number:currency-symbol>
      <number:number number:decimal-places="2" loext:min-decimal-places="2" number:min-integer-digits="1" number:grouping="true"/>
    </number:currency-style>
    <number:currency-style style:name="N136">
      <number:text>-</number:text>
      <number:currency-symbol number:language="en" number:country="ZW">Z$</number:currency-symbol>
      <number:number number:decimal-places="2" loext:min-decimal-places="2" number:min-integer-digits="1" number:grouping="true"/>
      <style:map style:condition="value()&gt;=0" style:apply-style-name="N136P0"/>
    </number:currency-style>
    <number:currency-style style:name="N137P0" style:volatile="true">
      <number:currency-symbol number:language="en" number:country="ZW">Z$</number:currency-symbol>
      <number:number number:decimal-places="0" loext:min-decimal-places="0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ZW">Z$</number:currency-symbol>
      <number:number number:decimal-places="0" loext:min-decimal-places="0" number:min-integer-digits="1" number:grouping="true"/>
      <style:map style:condition="value()&gt;=0" style:apply-style-name="N137P0"/>
    </number:currency-style>
    <number:currency-style style:name="N138P0" style:volatile="true">
      <number:currency-symbol number:language="en" number:country="ZW">Z$</number:currency-symbol>
      <number:number number:decimal-places="2" loext:min-decimal-places="2" number:min-integer-digits="1" number:grouping="true"/>
    </number:currency-style>
    <number:currency-style style:name="N138">
      <style:text-properties fo:color="#ff0000"/>
      <number:text>-</number:text>
      <number:currency-symbol number:language="en" number:country="ZW">Z$</number:currency-symbol>
      <number:number number:decimal-places="2" loext:min-decimal-places="2" number:min-integer-digits="1" number:grouping="true"/>
      <style:map style:condition="value()&gt;=0" style:apply-style-name="N138P0"/>
    </number:currency-style>
    <number:currency-style style:name="N140P0" style:volatile="true">
      <number:currency-symbol number:language="en" number:country="ZW">Z$</number:currency-symbol>
      <number:number number:decimal-places="2" loext:min-decimal-places="0" number:min-integer-digits="1" number:decimal-replacement="--" number:grouping="true"/>
    </number:currency-style>
    <number:currency-style style:name="N140">
      <style:text-properties fo:color="#ff0000"/>
      <number:text>-</number:text>
      <number:currency-symbol number:language="en" number:country="ZW">Z$</number:currency-symbol>
      <number:number number:decimal-places="2" loext:min-decimal-places="0" number:min-integer-digits="1" number:decimal-replacement="--" number:grouping="true"/>
      <style:map style:condition="value()&gt;=0" style:apply-style-name="N140P0"/>
    </number:currency-style>
    <number:currency-style style:name="N142P0" style:volatile="true">
      <number:currency-symbol number:language="en" number:country="ZW">Z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42">
      <number:text>-</number:text>
      <number:currency-symbol number:language="en" number:country="ZW">Z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42P0"/>
    </number:currency-style>
    <number:currency-style style:name="N144P0" style:volatile="true">
      <number:currency-symbol number:language="en" number:country="ZW">Z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44">
      <number:text>-</number:text>
      <number:currency-symbol number:language="en" number:country="ZW">Z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44P0"/>
    </number:currency-style>
    <number:currency-style style:name="N146P0" style:volatile="true">
      <number:number number:decimal-places="0" loext:min-decimal-places="0" number:min-integer-digits="1" number:grouping="true"/>
      <number:text> </number:text>
      <number:currency-symbol number:language="et" number:country="EE">kr</number:currency-symbol>
    </number:currency-style>
    <number:currency-style style:name="N146">
      <number:text>-</number:text>
      <number:number number:decimal-places="0" loext:min-decimal-places="0" number:min-integer-digits="1" number:grouping="true"/>
      <number:text> </number:text>
      <number:currency-symbol number:language="et" number:country="EE">kr</number:currency-symbol>
      <style:map style:condition="value()&gt;=0" style:apply-style-name="N146P0"/>
    </number:currency-style>
    <number:currency-style style:name="N148P0" style:volatile="true">
      <number:number number:decimal-places="2" loext:min-decimal-places="2" number:min-integer-digits="1" number:grouping="true"/>
      <number:text> </number:text>
      <number:currency-symbol number:language="et" number:country="EE">kr</number:currency-symbol>
    </number:currency-style>
    <number:currency-style style:name="N148">
      <number:text>-</number:text>
      <number:number number:decimal-places="2" loext:min-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48P0"/>
    </number:currency-style>
    <number:currency-style style:name="N149P0" style:volatile="true">
      <number:number number:decimal-places="0" loext:min-decimal-places="0" number:min-integer-digits="1" number:grouping="true"/>
      <number:text> </number:text>
      <number:currency-symbol number:language="et" number:country="EE">kr</number:currency-symbol>
    </number:currency-style>
    <number:currency-style style:name="N149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t" number:country="EE">kr</number:currency-symbol>
      <style:map style:condition="value()&gt;=0" style:apply-style-name="N149P0"/>
    </number:currency-style>
    <number:currency-style style:name="N150P0" style:volatile="true">
      <number:number number:decimal-places="2" loext:min-decimal-places="2" number:min-integer-digits="1" number:grouping="true"/>
      <number:text> </number:text>
      <number:currency-symbol number:language="et" number:country="EE">kr</number:currency-symbol>
    </number:currency-style>
    <number:currency-style style:name="N15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kr</number:currency-symbol>
      <style:map style:condition="value()&gt;=0" style:apply-style-name="N150P0"/>
    </number:currency-style>
    <number:currency-style style:name="N152P0" style:volatile="true">
      <number:number number:decimal-places="2" loext:min-decimal-places="0" number:min-integer-digits="1" number:decimal-replacement="--" number:grouping="true"/>
      <number:text> </number:text>
      <number:currency-symbol number:language="et" number:country="EE">kr</number:currency-symbol>
    </number:currency-style>
    <number:currency-style style:name="N152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et" number:country="EE">kr</number:currency-symbol>
      <style:map style:condition="value()&gt;=0" style:apply-style-name="N152P0"/>
    </number:currency-style>
    <number:number-style style:name="N153">
      <number:number number:decimal-places="3" loext:min-decimal-places="3" number:min-integer-digits="1" number:grouping="true"/>
    </number:number-style>
    <number:number-style style:name="N154">
      <number:number number:decimal-places="4" loext:min-decimal-places="4" number:min-integer-digits="1" number:grouping="true"/>
    </number:number-style>
    <number:number-style style:name="N155">
      <number:number number:decimal-places="5" loext:min-decimal-places="5" number:min-integer-digits="1" number:grouping="true"/>
    </number:number-style>
    <number:number-style style:name="N156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69pt" fo:page-height="595.45pt" style:num-format="1" style:print-orientation="landscape" fo:margin-top="43.2pt" fo:margin-bottom="43.2pt" fo:margin-left="28.8pt" fo:margin-right="28.8pt" style:shadow="none" style:scale-to="95%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 style:data-style-name="N2" text:time-value="13:39:51.692239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13:37:36.562911365</meta:creation-date>
    <dc:date>2019-06-14T13:40:13.967239658</dc:date>
    <meta:editing-duration>PT2H21M45S</meta:editing-duration>
    <meta:editing-cycles>49</meta:editing-cycles>
    <meta:generator>LibreOffice/6.0.7.3$Linux_X86_64 LibreOffice_project/00m0$Build-3</meta:generator>
    <meta:print-date>2019-06-12T15:30:21.497961752</meta:print-date>
    <meta:document-statistic meta:table-count="16" meta:cell-count="2229" meta:object-count="0"/>
  </office:meta>
</office:document-meta>
</file>